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477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1.85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2.178cm"/>
    </style:style>
    <style:style style:name="co27" style:family="table-column">
      <style:table-column-properties fo:break-before="auto" style:column-width="2.286cm"/>
    </style:style>
    <style:style style:name="co28" style:family="table-column">
      <style:table-column-properties fo:break-before="auto" style:column-width="2.341cm"/>
    </style:style>
    <style:style style:name="co29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15" style:family="table-cell" style:parent-style-name="Default" style:data-style-name="N108"/>
    <style:style style:name="ce16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19" style:family="table-cell" style:parent-style-name="Default" style:data-style-name="N107">
      <style:table-cell-properties fo:background-color="#dddddd"/>
    </style:style>
    <style:style style:name="ce20" style:family="table-cell" style:parent-style-name="Default" style:data-style-name="N107"/>
    <style:style style:name="ce21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107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09"/>
    <style:style style:name="ce26" style:family="table-cell" style:parent-style-name="Default" style:data-style-name="N109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00"/>
    </style:style>
    <style:style style:name="ce43" style:family="table-cell" style:parent-style-name="Default" style:data-style-name="N107">
      <style:table-cell-properties fo:background-color="#ffff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2"/>
    <style:style style:name="ce46" style:family="table-cell" style:parent-style-name="Default" style:data-style-name="N110"/>
    <style:style style:name="ce47" style:family="table-cell" style:parent-style-name="Default" style:data-style-name="N110">
      <style:text-properties fo:font-weight="bold" style:font-weight-asian="bold" style:font-weight-complex="bold"/>
    </style:style>
    <style:style style:name="ce48" style:family="table-cell" style:parent-style-name="Default" style:data-style-name="N110">
      <style:table-cell-properties fo:background-color="transparent"/>
    </style:style>
    <style:style style:name="ce4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7" table:default-cell-style-name="ce19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991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.00</text:p>
          </table:table-cell>
          <table:table-cell table:formula="of:=[.$C$1]*[.$C$1]*[.E3]" office:value-type="float" office:value="14400" calcext:value-type="float">
            <text:p>14,400.0</text:p>
          </table:table-cell>
          <table:table-cell office:value-type="float" office:value="0.4" calcext:value-type="float">
            <text:p>0.40</text:p>
          </table:table-cell>
          <table:table-cell table:formula="of:=[.$C$1]*[.G3]" office:value-type="float" office:value="24" calcext:value-type="float">
            <text:p>24.0</text:p>
          </table:table-cell>
          <table:table-cell office:value-type="float" office:value="0.6" calcext:value-type="float">
            <text:p>0.60</text:p>
          </table:table-cell>
          <table:table-cell table:formula="of:=[.$C$1]*[.I3]" office:value-type="float" office:value="36" calcext:value-type="float">
            <text:p>36.0</text:p>
          </table:table-cell>
          <table:table-cell office:value-type="float" office:value="110" calcext:value-type="float">
            <text:p>110.0</text:p>
          </table:table-cell>
          <table:table-cell table:formula="of:=[.$C$1]*[.K3]" office:value-type="float" office:value="6600" calcext:value-type="float">
            <text:p>6,600.0</text:p>
          </table:table-cell>
          <table:table-cell office:value-type="float" office:value="0.25" calcext:value-type="float">
            <text:p>0.25</text:p>
          </table:table-cell>
          <table:table-cell table:formula="of:=[.$C$1]*[.M3]" office:value-type="float" office:value="15" calcext:value-type="float">
            <text:p>15.0</text:p>
          </table:table-cell>
          <table:table-cell office:value-type="float" office:value="0.5" calcext:value-type="float">
            <text:p>0.50</text:p>
          </table:table-cell>
          <table:table-cell table:formula="of:=[.$C$1]*[.O3]" office:value-type="float" office:value="30" calcext:value-type="float">
            <text:p>30.0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6" calcext:value-type="float">
            <text:p>6.00</text:p>
          </table:table-cell>
          <table:table-cell table:formula="of:=[.$C$1]*[.$C$1]*[.E4]" office:value-type="float" office:value="21600" calcext:value-type="float">
            <text:p>21,600.0</text:p>
          </table:table-cell>
          <table:table-cell office:value-type="float" office:value="0.6" calcext:value-type="float">
            <text:p>0.60</text:p>
          </table:table-cell>
          <table:table-cell table:formula="of:=[.$C$1]*[.G4]" office:value-type="float" office:value="36" calcext:value-type="float">
            <text:p>36.0</text:p>
          </table:table-cell>
          <table:table-cell office:value-type="float" office:value="0.9" calcext:value-type="float">
            <text:p>0.90</text:p>
          </table:table-cell>
          <table:table-cell table:formula="of:=[.$C$1]*[.I4]" office:value-type="float" office:value="54" calcext:value-type="float">
            <text:p>54.0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1.5" calcext:value-type="float">
            <text:p>11.50</text:p>
          </table:table-cell>
          <table:table-cell table:formula="of:=[.$C$1]*[.$C$1]*[.E5]" office:value-type="float" office:value="41400" calcext:value-type="float">
            <text:p>41,400.0</text:p>
          </table:table-cell>
          <table:table-cell office:value-type="float" office:value="1.1" calcext:value-type="float">
            <text:p>1.10</text:p>
          </table:table-cell>
          <table:table-cell table:formula="of:=[.$C$1]*[.G5]" office:value-type="float" office:value="66" calcext:value-type="float">
            <text:p>66.0</text:p>
          </table:table-cell>
          <table:table-cell office:value-type="float" office:value="1.7" calcext:value-type="float">
            <text:p>1.70</text:p>
          </table:table-cell>
          <table:table-cell table:formula="of:=[.$C$1]*[.I5]" office:value-type="float" office:value="102" calcext:value-type="float">
            <text:p>102.0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2.1" calcext:value-type="float">
            <text:p>22.10</text:p>
          </table:table-cell>
          <table:table-cell table:formula="of:=[.$C$1]*[.$C$1]*[.E6]" office:value-type="float" office:value="79560" calcext:value-type="float">
            <text:p>79,560.0</text:p>
          </table:table-cell>
          <table:table-cell office:value-type="float" office:value="1.9" calcext:value-type="float">
            <text:p>1.90</text:p>
          </table:table-cell>
          <table:table-cell table:formula="of:=[.$C$1]*[.G6]" office:value-type="float" office:value="114" calcext:value-type="float">
            <text:p>114.0</text:p>
          </table:table-cell>
          <table:table-cell office:value-type="float" office:value="3.2" calcext:value-type="float">
            <text:p>3.20</text:p>
          </table:table-cell>
          <table:table-cell table:formula="of:=[.$C$1]*[.I6]" office:value-type="float" office:value="192" calcext:value-type="float">
            <text:p>192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2.5" calcext:value-type="float">
            <text:p>42.50</text:p>
          </table:table-cell>
          <table:table-cell table:formula="of:=[.$C$1]*[.$C$1]*[.E7]" office:value-type="float" office:value="153000" calcext:value-type="float">
            <text:p>153,000.0</text:p>
          </table:table-cell>
          <table:table-cell office:value-type="float" office:value="3.5" calcext:value-type="float">
            <text:p>3.50</text:p>
          </table:table-cell>
          <table:table-cell table:formula="of:=[.$C$1]*[.G7]" office:value-type="float" office:value="210" calcext:value-type="float">
            <text:p>210.0</text:p>
          </table:table-cell>
          <table:table-cell office:value-type="float" office:value="6.2" calcext:value-type="float">
            <text:p>6.20</text:p>
          </table:table-cell>
          <table:table-cell table:formula="of:=[.$C$1]*[.I7]" office:value-type="float" office:value="372" calcext:value-type="float">
            <text:p>372.0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5" calcext:value-type="float">
            <text:p>81.50</text:p>
          </table:table-cell>
          <table:table-cell table:formula="of:=[.$C$1]*[.$C$1]*[.E8]" office:value-type="float" office:value="293400" calcext:value-type="float">
            <text:p>293,400.0</text:p>
          </table:table-cell>
          <table:table-cell office:value-type="float" office:value="6.3" calcext:value-type="float">
            <text:p>6.30</text:p>
          </table:table-cell>
          <table:table-cell table:formula="of:=[.$C$1]*[.G8]" office:value-type="float" office:value="378" calcext:value-type="float">
            <text:p>378.0</text:p>
          </table:table-cell>
          <table:table-cell office:value-type="float" office:value="11.7" calcext:value-type="float">
            <text:p>11.70</text:p>
          </table:table-cell>
          <table:table-cell table:formula="of:=[.$C$1]*[.I8]" office:value-type="float" office:value="702" calcext:value-type="float">
            <text:p>702.0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60" calcext:value-type="float">
            <text:p>160.0</text:p>
          </table:table-cell>
          <table:table-cell table:formula="of:=[.$C$1]*[.K9]" office:value-type="float" office:value="9600" calcext:value-type="float">
            <text:p>9,600.0</text:p>
          </table:table-cell>
          <table:table-cell office:value-type="float" office:value="0.3" calcext:value-type="float">
            <text:p>0.30</text:p>
          </table:table-cell>
          <table:table-cell table:formula="of:=[.$C$1]*[.M9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formula="of:=[.$C$1]*[.O9]" office:value-type="float" office:value="36" calcext:value-type="float">
            <text:p>36.0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07" calcext:value-type="float">
            <text:p>307.0</text:p>
          </table:table-cell>
          <table:table-cell table:formula="of:=[.$C$1]*[.K10]" office:value-type="float" office:value="18420" calcext:value-type="float">
            <text:p>18,420.0</text:p>
          </table:table-cell>
          <table:table-cell office:value-type="float" office:value="0.6" calcext:value-type="float">
            <text:p>0.60</text:p>
          </table:table-cell>
          <table:table-cell table:formula="of:=[.$C$1]*[.M10]" office:value-type="float" office:value="36" calcext:value-type="float">
            <text:p>36.0</text:p>
          </table:table-cell>
          <table:table-cell office:value-type="float" office:value="1.1" calcext:value-type="float">
            <text:p>1.10</text:p>
          </table:table-cell>
          <table:table-cell table:formula="of:=[.$C$1]*[.O10]" office:value-type="float" office:value="66" calcext:value-type="float">
            <text:p>66.0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590" calcext:value-type="float">
            <text:p>590.0</text:p>
          </table:table-cell>
          <table:table-cell table:formula="of:=[.$C$1]*[.K11]" office:value-type="float" office:value="35400" calcext:value-type="float">
            <text:p>35,400.0</text:p>
          </table:table-cell>
          <table:table-cell office:value-type="float" office:value="1.1" calcext:value-type="float">
            <text:p>1.10</text:p>
          </table:table-cell>
          <table:table-cell table:formula="of:=[.$C$1]*[.M11]" office:value-type="float" office:value="66" calcext:value-type="float">
            <text:p>66.0</text:p>
          </table:table-cell>
          <table:table-cell office:value-type="float" office:value="2" calcext:value-type="float">
            <text:p>2.00</text:p>
          </table:table-cell>
          <table:table-cell table:formula="of:=[.$C$1]*[.O11]" office:value-type="float" office:value="120" calcext:value-type="float">
            <text:p>120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132" calcext:value-type="float">
            <text:p>1132.0</text:p>
          </table:table-cell>
          <table:table-cell table:formula="of:=[.$C$1]*[.K12]" office:value-type="float" office:value="67920" calcext:value-type="float">
            <text:p>67,920.0</text:p>
          </table:table-cell>
          <table:table-cell office:value-type="float" office:value="1.9" calcext:value-type="float">
            <text:p>1.90</text:p>
          </table:table-cell>
          <table:table-cell table:formula="of:=[.$C$1]*[.M12]" office:value-type="float" office:value="114" calcext:value-type="float">
            <text:p>114.0</text:p>
          </table:table-cell>
          <table:table-cell office:value-type="float" office:value="3.9" calcext:value-type="float">
            <text:p>3.90</text:p>
          </table:table-cell>
          <table:table-cell table:formula="of:=[.$C$1]*[.O12]" office:value-type="float" office:value="234" calcext:value-type="float">
            <text:p>234.0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174" calcext:value-type="float">
            <text:p>2174.0</text:p>
          </table:table-cell>
          <table:table-cell table:formula="of:=[.$C$1]*[.K13]" office:value-type="float" office:value="130440" calcext:value-type="float">
            <text:p>130,440.0</text:p>
          </table:table-cell>
          <table:table-cell office:value-type="float" office:value="3.5" calcext:value-type="float">
            <text:p>3.50</text:p>
          </table:table-cell>
          <table:table-cell table:formula="of:=[.$C$1]*[.M13]" office:value-type="float" office:value="210" calcext:value-type="float">
            <text:p>210.0</text:p>
          </table:table-cell>
          <table:table-cell office:value-type="float" office:value="7.3" calcext:value-type="float">
            <text:p>7.30</text:p>
          </table:table-cell>
          <table:table-cell table:formula="of:=[.$C$1]*[.O13]" office:value-type="float" office:value="438" calcext:value-type="float">
            <text:p>438.0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/>
          <table:table-cell office:value-type="string" calcext:value-type="string">
            <text:p>AfT=afterburn thrus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.6" calcext:value-type="float">
            <text:p>9.60</text:p>
          </table:table-cell>
          <table:table-cell table:formula="of:=[.$C$1]*[.$C$1]*[.E15]" office:value-type="float" office:value="34560" calcext:value-type="float">
            <text:p>34,560.0</text:p>
          </table:table-cell>
          <table:table-cell office:value-type="float" office:value="1" calcext:value-type="float">
            <text:p>1.00</text:p>
          </table:table-cell>
          <table:table-cell table:formula="of:=[.$C$1]*[.G15]" office:value-type="float" office:value="60" calcext:value-type="float">
            <text:p>60.0</text:p>
          </table:table-cell>
          <table:table-cell office:value-type="float" office:value="1.8" calcext:value-type="float">
            <text:p>1.80</text:p>
          </table:table-cell>
          <table:table-cell table:formula="of:=[.$C$1]*[.I15]" office:value-type="float" office:value="108" calcext:value-type="float">
            <text:p>108.0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8.4" calcext:value-type="float">
            <text:p>18.40</text:p>
          </table:table-cell>
          <table:table-cell table:formula="of:=[.$C$1]*[.$C$1]*[.E16]" office:value-type="float" office:value="66240" calcext:value-type="float">
            <text:p>66,240.0</text:p>
          </table:table-cell>
          <table:table-cell office:value-type="float" office:value="1.8" calcext:value-type="float">
            <text:p>1.80</text:p>
          </table:table-cell>
          <table:table-cell table:formula="of:=[.$C$1]*[.G16]" office:value-type="float" office:value="108" calcext:value-type="float">
            <text:p>108.0</text:p>
          </table:table-cell>
          <table:table-cell office:value-type="float" office:value="3.4" calcext:value-type="float">
            <text:p>3.40</text:p>
          </table:table-cell>
          <table:table-cell table:formula="of:=[.$C$1]*[.I16]" office:value-type="float" office:value="204" calcext:value-type="float">
            <text:p>20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35.4" calcext:value-type="float">
            <text:p>35.40</text:p>
          </table:table-cell>
          <table:table-cell table:formula="of:=[.$C$1]*[.$C$1]*[.E17]" office:value-type="float" office:value="127440" calcext:value-type="float">
            <text:p>127,440.0</text:p>
          </table:table-cell>
          <table:table-cell office:value-type="float" office:value="3.2" calcext:value-type="float">
            <text:p>3.20</text:p>
          </table:table-cell>
          <table:table-cell table:formula="of:=[.$C$1]*[.G17]" office:value-type="float" office:value="192" calcext:value-type="float">
            <text:p>192.0</text:p>
          </table:table-cell>
          <table:table-cell office:value-type="float" office:value="6.5" calcext:value-type="float">
            <text:p>6.50</text:p>
          </table:table-cell>
          <table:table-cell table:formula="of:=[.$C$1]*[.I1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67.9" calcext:value-type="float">
            <text:p>67.90</text:p>
          </table:table-cell>
          <table:table-cell table:formula="of:=[.$C$1]*[.$C$1]*[.E18]" office:value-type="float" office:value="244440" calcext:value-type="float">
            <text:p>244,440.0</text:p>
          </table:table-cell>
          <table:table-cell office:value-type="float" office:value="5.8" calcext:value-type="float">
            <text:p>5.80</text:p>
          </table:table-cell>
          <table:table-cell table:formula="of:=[.$C$1]*[.G18]" office:value-type="float" office:value="348" calcext:value-type="float">
            <text:p>348.0</text:p>
          </table:table-cell>
          <table:table-cell office:value-type="float" office:value="12.3" calcext:value-type="float">
            <text:p>12.30</text:p>
          </table:table-cell>
          <table:table-cell table:formula="of:=[.$C$1]*[.I18]" office:value-type="float" office:value="738" calcext:value-type="float">
            <text:p>73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0.5" calcext:value-type="float">
            <text:p>130.50</text:p>
          </table:table-cell>
          <table:table-cell table:formula="of:=[.$C$1]*[.$C$1]*[.E19]" office:value-type="float" office:value="469800" calcext:value-type="float">
            <text:p>469,800.0</text:p>
          </table:table-cell>
          <table:table-cell office:value-type="float" office:value="10.5" calcext:value-type="float">
            <text:p>10.50</text:p>
          </table:table-cell>
          <table:table-cell table:formula="of:=[.$C$1]*[.G19]" office:value-type="float" office:value="630" calcext:value-type="float">
            <text:p>630.0</text:p>
          </table:table-cell>
          <table:table-cell office:value-type="float" office:value="23.5" calcext:value-type="float">
            <text:p>23.50</text:p>
          </table:table-cell>
          <table:table-cell table:formula="of:=[.$C$1]*[.I19]" office:value-type="float" office:value="1410" calcext:value-type="float">
            <text:p>14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256" calcext:value-type="float">
            <text:p>256.0</text:p>
          </table:table-cell>
          <table:table-cell table:formula="of:=[.$C$1]*[.K20]" office:value-type="float" office:value="15360" calcext:value-type="float">
            <text:p>15,360.0</text:p>
          </table:table-cell>
          <table:table-cell office:value-type="float" office:value="0.5" calcext:value-type="float">
            <text:p>0.50</text:p>
          </table:table-cell>
          <table:table-cell table:formula="of:=[.$C$1]*[.M20]" office:value-type="float" office:value="30" calcext:value-type="float">
            <text:p>30.0</text:p>
          </table:table-cell>
          <table:table-cell office:value-type="float" office:value="1.1" calcext:value-type="float">
            <text:p>1.10</text:p>
          </table:table-cell>
          <table:table-cell table:formula="of:=[.$C$1]*[.O20]" office:value-type="float" office:value="66" calcext:value-type="float">
            <text:p>6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492" calcext:value-type="float">
            <text:p>492.0</text:p>
          </table:table-cell>
          <table:table-cell table:formula="of:=[.$C$1]*[.K21]" office:value-type="float" office:value="29520" calcext:value-type="float">
            <text:p>29,520.0</text:p>
          </table:table-cell>
          <table:table-cell office:value-type="float" office:value="0.9" calcext:value-type="float">
            <text:p>0.90</text:p>
          </table:table-cell>
          <table:table-cell table:formula="of:=[.$C$1]*[.M21]" office:value-type="float" office:value="54" calcext:value-type="float">
            <text:p>54.0</text:p>
          </table:table-cell>
          <table:table-cell office:value-type="float" office:value="2.1" calcext:value-type="float">
            <text:p>2.10</text:p>
          </table:table-cell>
          <table:table-cell table:formula="of:=[.$C$1]*[.O2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944" calcext:value-type="float">
            <text:p>944.0</text:p>
          </table:table-cell>
          <table:table-cell table:formula="of:=[.$C$1]*[.K22]" office:value-type="float" office:value="56640" calcext:value-type="float">
            <text:p>56,640.0</text:p>
          </table:table-cell>
          <table:table-cell office:value-type="float" office:value="1.6" calcext:value-type="float">
            <text:p>1.60</text:p>
          </table:table-cell>
          <table:table-cell table:formula="of:=[.$C$1]*[.M22]" office:value-type="float" office:value="96" calcext:value-type="float">
            <text:p>96.0</text:p>
          </table:table-cell>
          <table:table-cell office:value-type="float" office:value="4.1" calcext:value-type="float">
            <text:p>4.10</text:p>
          </table:table-cell>
          <table:table-cell table:formula="of:=[.$C$1]*[.O2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1812" calcext:value-type="float">
            <text:p>1812.0</text:p>
          </table:table-cell>
          <table:table-cell table:formula="of:=[.$C$1]*[.K23]" office:value-type="float" office:value="108720" calcext:value-type="float">
            <text:p>108,720.0</text:p>
          </table:table-cell>
          <table:table-cell office:value-type="float" office:value="2.9" calcext:value-type="float">
            <text:p>2.90</text:p>
          </table:table-cell>
          <table:table-cell table:formula="of:=[.$C$1]*[.M23]" office:value-type="float" office:value="174" calcext:value-type="float">
            <text:p>174.0</text:p>
          </table:table-cell>
          <table:table-cell office:value-type="float" office:value="7.7" calcext:value-type="float">
            <text:p>7.70</text:p>
          </table:table-cell>
          <table:table-cell table:formula="of:=[.$C$1]*[.O23]" office:value-type="float" office:value="462" calcext:value-type="float">
            <text:p>46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479" calcext:value-type="float">
            <text:p>3479.0</text:p>
          </table:table-cell>
          <table:table-cell table:formula="of:=[.$C$1]*[.K24]" office:value-type="float" office:value="208740" calcext:value-type="float">
            <text:p>208,740.0</text:p>
          </table:table-cell>
          <table:table-cell office:value-type="float" office:value="5.2" calcext:value-type="float">
            <text:p>5.20</text:p>
          </table:table-cell>
          <table:table-cell table:formula="of:=[.$C$1]*[.M24]" office:value-type="float" office:value="312" calcext:value-type="float">
            <text:p>312.0</text:p>
          </table:table-cell>
          <table:table-cell office:value-type="float" office:value="14.7" calcext:value-type="float">
            <text:p>14.70</text:p>
          </table:table-cell>
          <table:table-cell table:formula="of:=[.$C$1]*[.O24]" office:value-type="float" office:value="882" calcext:value-type="float">
            <text:p>8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.4" calcext:value-type="float">
            <text:p>15.40</text:p>
          </table:table-cell>
          <table:table-cell table:formula="of:=[.$C$1]*[.$C$1]*[.E2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G2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I26]" office:value-type="float" office:value="210" calcext:value-type="float">
            <text:p>21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7.3" calcext:value-type="float">
            <text:p>27.30</text:p>
          </table:table-cell>
          <table:table-cell table:formula="of:=[.$C$1]*[.$C$1]*[.E27]" office:value-type="float" office:value="98280" calcext:value-type="float">
            <text:p>98,280.0</text:p>
          </table:table-cell>
          <table:table-cell office:value-type="float" office:value="3.1" calcext:value-type="float">
            <text:p>3.10</text:p>
          </table:table-cell>
          <table:table-cell table:formula="of:=[.$C$1]*[.G27]" office:value-type="float" office:value="186" calcext:value-type="float">
            <text:p>186.0</text:p>
          </table:table-cell>
          <table:table-cell office:value-type="float" office:value="6.1" calcext:value-type="float">
            <text:p>6.10</text:p>
          </table:table-cell>
          <table:table-cell table:formula="of:=[.$C$1]*[.I27]" office:value-type="float" office:value="366" calcext:value-type="float">
            <text:p>36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6" calcext:value-type="float">
            <text:p>47.60</text:p>
          </table:table-cell>
          <table:table-cell table:formula="of:=[.$C$1]*[.$C$1]*[.E28]" office:value-type="float" office:value="171360" calcext:value-type="float">
            <text:p>171,360.0</text:p>
          </table:table-cell>
          <table:table-cell office:value-type="float" office:value="5.1" calcext:value-type="float">
            <text:p>5.10</text:p>
          </table:table-cell>
          <table:table-cell table:formula="of:=[.$C$1]*[.G28]" office:value-type="float" office:value="306" calcext:value-type="float">
            <text:p>306.0</text:p>
          </table:table-cell>
          <table:table-cell office:value-type="float" office:value="10.3" calcext:value-type="float">
            <text:p>10.30</text:p>
          </table:table-cell>
          <table:table-cell table:formula="of:=[.$C$1]*[.I28]" office:value-type="float" office:value="618" calcext:value-type="float">
            <text:p>61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1.9" calcext:value-type="float">
            <text:p>81.90</text:p>
          </table:table-cell>
          <table:table-cell table:formula="of:=[.$C$1]*[.$C$1]*[.E29]" office:value-type="float" office:value="294840" calcext:value-type="float">
            <text:p>294,840.0</text:p>
          </table:table-cell>
          <table:table-cell office:value-type="float" office:value="8.3" calcext:value-type="float">
            <text:p>8.30</text:p>
          </table:table-cell>
          <table:table-cell table:formula="of:=[.$C$1]*[.G29]" office:value-type="float" office:value="498" calcext:value-type="float">
            <text:p>498.0</text:p>
          </table:table-cell>
          <table:table-cell office:value-type="float" office:value="17.4" calcext:value-type="float">
            <text:p>17.40</text:p>
          </table:table-cell>
          <table:table-cell table:formula="of:=[.$C$1]*[.I29]" office:value-type="float" office:value="1044" calcext:value-type="float">
            <text:p>104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9.7" calcext:value-type="float">
            <text:p>139.70</text:p>
          </table:table-cell>
          <table:table-cell table:formula="of:=[.$C$1]*[.$C$1]*[.E30]" office:value-type="float" office:value="502920" calcext:value-type="float">
            <text:p>502,920.0</text:p>
          </table:table-cell>
          <table:table-cell office:value-type="float" office:value="13.3" calcext:value-type="float">
            <text:p>13.30</text:p>
          </table:table-cell>
          <table:table-cell table:formula="of:=[.$C$1]*[.G30]" office:value-type="float" office:value="798" calcext:value-type="float">
            <text:p>798.0</text:p>
          </table:table-cell>
          <table:table-cell office:value-type="float" office:value="29.1" calcext:value-type="float">
            <text:p>29.10</text:p>
          </table:table-cell>
          <table:table-cell table:formula="of:=[.$C$1]*[.I30]" office:value-type="float" office:value="1746" calcext:value-type="float">
            <text:p>174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392" calcext:value-type="float">
            <text:p>392.0</text:p>
          </table:table-cell>
          <table:table-cell table:formula="of:=[.$C$1]*[.K31]" office:value-type="float" office:value="23520" calcext:value-type="float">
            <text:p>23,520.0</text:p>
          </table:table-cell>
          <table:table-cell office:value-type="float" office:value="0.9" calcext:value-type="float">
            <text:p>0.90</text:p>
          </table:table-cell>
          <table:table-cell table:formula="of:=[.$C$1]*[.M31]" office:value-type="float" office:value="54" calcext:value-type="float">
            <text:p>54.0</text:p>
          </table:table-cell>
          <table:table-cell office:value-type="float" office:value="2.2" calcext:value-type="float">
            <text:p>2.20</text:p>
          </table:table-cell>
          <table:table-cell table:formula="of:=[.$C$1]*[.O31]" office:value-type="float" office:value="132" calcext:value-type="float">
            <text:p>13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687" calcext:value-type="float">
            <text:p>687.0</text:p>
          </table:table-cell>
          <table:table-cell table:formula="of:=[.$C$1]*[.K32]" office:value-type="float" office:value="41220" calcext:value-type="float">
            <text:p>41,220.0</text:p>
          </table:table-cell>
          <table:table-cell office:value-type="float" office:value="1.5" calcext:value-type="float">
            <text:p>1.50</text:p>
          </table:table-cell>
          <table:table-cell table:formula="of:=[.$C$1]*[.M32]" office:value-type="float" office:value="90" calcext:value-type="float">
            <text:p>90.0</text:p>
          </table:table-cell>
          <table:table-cell office:value-type="float" office:value="3.7" calcext:value-type="float">
            <text:p>3.70</text:p>
          </table:table-cell>
          <table:table-cell table:formula="of:=[.$C$1]*[.O32]" office:value-type="float" office:value="222" calcext:value-type="float">
            <text:p>22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192" calcext:value-type="float">
            <text:p>1192.0</text:p>
          </table:table-cell>
          <table:table-cell table:formula="of:=[.$C$1]*[.K33]" office:value-type="float" office:value="71520" calcext:value-type="float">
            <text:p>71,520.0</text:p>
          </table:table-cell>
          <table:table-cell office:value-type="float" office:value="2.5" calcext:value-type="float">
            <text:p>2.50</text:p>
          </table:table-cell>
          <table:table-cell table:formula="of:=[.$C$1]*[.M33]" office:value-type="float" office:value="150" calcext:value-type="float">
            <text:p>150.0</text:p>
          </table:table-cell>
          <table:table-cell office:value-type="float" office:value="6.3" calcext:value-type="float">
            <text:p>6.30</text:p>
          </table:table-cell>
          <table:table-cell table:formula="of:=[.$C$1]*[.O33]" office:value-type="float" office:value="378" calcext:value-type="float">
            <text:p>3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050" calcext:value-type="float">
            <text:p>2050.0</text:p>
          </table:table-cell>
          <table:table-cell table:formula="of:=[.$C$1]*[.K34]" office:value-type="float" office:value="123000" calcext:value-type="float">
            <text:p>123,000.0</text:p>
          </table:table-cell>
          <table:table-cell office:value-type="float" office:value="4.1" calcext:value-type="float">
            <text:p>4.10</text:p>
          </table:table-cell>
          <table:table-cell table:formula="of:=[.$C$1]*[.M34]" office:value-type="float" office:value="246" calcext:value-type="float">
            <text:p>246.0</text:p>
          </table:table-cell>
          <table:table-cell office:value-type="float" office:value="10.5" calcext:value-type="float">
            <text:p>10.50</text:p>
          </table:table-cell>
          <table:table-cell table:formula="of:=[.$C$1]*[.O34]" office:value-type="float" office:value="630" calcext:value-type="float">
            <text:p>6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509" calcext:value-type="float">
            <text:p>3509.0</text:p>
          </table:table-cell>
          <table:table-cell table:formula="of:=[.$C$1]*[.K35]" office:value-type="float" office:value="210540" calcext:value-type="float">
            <text:p>210,540.0</text:p>
          </table:table-cell>
          <table:table-cell office:value-type="float" office:value="6.6" calcext:value-type="float">
            <text:p>6.60</text:p>
          </table:table-cell>
          <table:table-cell table:formula="of:=[.$C$1]*[.M35]" office:value-type="float" office:value="396" calcext:value-type="float">
            <text:p>396.0</text:p>
          </table:table-cell>
          <table:table-cell office:value-type="float" office:value="17.5" calcext:value-type="float">
            <text:p>17.50</text:p>
          </table:table-cell>
          <table:table-cell table:formula="of:=[.$C$1]*[.O35]" office:value-type="float" office:value="1050" calcext:value-type="float">
            <text:p>10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5.4" calcext:value-type="float">
            <text:p>15.40</text:p>
          </table:table-cell>
          <table:table-cell table:formula="of:=[.$C$1]*[.$C$1]*[.Q36]" office:value-type="float" office:value="55440" calcext:value-type="float">
            <text:p>55,440.0</text:p>
          </table:table-cell>
          <table:table-cell office:value-type="float" office:value="1.8" calcext:value-type="float">
            <text:p>1.80</text:p>
          </table:table-cell>
          <table:table-cell table:formula="of:=[.$C$1]*[.S36]" office:value-type="float" office:value="108" calcext:value-type="float">
            <text:p>108.0</text:p>
          </table:table-cell>
          <table:table-cell office:value-type="float" office:value="3.5" calcext:value-type="float">
            <text:p>3.50</text:p>
          </table:table-cell>
          <table:table-cell table:formula="of:=[.$C$1]*[.U36]" office:value-type="float" office:value="210" calcext:value-type="float">
            <text:p>21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496" calcext:value-type="float">
            <text:p>2496.0</text:p>
          </table:table-cell>
          <table:table-cell table:formula="of:=[.$C$1]*[.K39]" office:value-type="float" office:value="149760" calcext:value-type="float">
            <text:p>149,760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7.7" calcext:value-type="float">
            <text:p>7.70</text:p>
          </table:table-cell>
          <table:table-cell table:formula="of:=[.$C$1]*[.$C$1]*[.E41]" office:value-type="float" office:value="27720" calcext:value-type="float">
            <text:p>27,720.0</text:p>
          </table:table-cell>
          <table:table-cell office:value-type="float" office:value="0.92" calcext:value-type="float">
            <text:p>0.92</text:p>
          </table:table-cell>
          <table:table-cell table:formula="of:=[.$C$1]*[.G41]" office:value-type="float" office:value="55.2" calcext:value-type="float">
            <text:p>55.2</text:p>
          </table:table-cell>
          <table:table-cell office:value-type="float" office:value="1.83" calcext:value-type="float">
            <text:p>1.83</text:p>
          </table:table-cell>
          <table:table-cell table:formula="of:=[.$C$1]*[.I41]" office:value-type="float" office:value="109.8" calcext:value-type="float">
            <text:p>109.8</text:p>
          </table:table-cell>
          <table:table-cell office:value-type="float" office:value="250" calcext:value-type="float">
            <text:p>250.0</text:p>
          </table:table-cell>
          <table:table-cell table:formula="of:=[.$C$1]*[.K41]" office:value-type="float" office:value="15000" calcext:value-type="float">
            <text:p>15,0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3.2" calcext:value-type="float">
            <text:p>13.20</text:p>
          </table:table-cell>
          <table:table-cell table:formula="of:=[.$C$1]*[.$C$1]*[.E42]" office:value-type="float" office:value="47520" calcext:value-type="float">
            <text:p>47,520.0</text:p>
          </table:table-cell>
          <table:table-cell office:value-type="float" office:value="1.5" calcext:value-type="float">
            <text:p>1.50</text:p>
          </table:table-cell>
          <table:table-cell table:formula="of:=[.$C$1]*[.G42]" office:value-type="float" office:value="90" calcext:value-type="float">
            <text:p>90.0</text:p>
          </table:table-cell>
          <table:table-cell office:value-type="float" office:value="2.9" calcext:value-type="float">
            <text:p>2.90</text:p>
          </table:table-cell>
          <table:table-cell table:formula="of:=[.$C$1]*[.I42]" office:value-type="float" office:value="174" calcext:value-type="float">
            <text:p>17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3.6" calcext:value-type="float">
            <text:p>23.60</text:p>
          </table:table-cell>
          <table:table-cell table:formula="of:=[.$C$1]*[.$C$1]*[.E43]" office:value-type="float" office:value="84960" calcext:value-type="float">
            <text:p>84,960.0</text:p>
          </table:table-cell>
          <table:table-cell office:value-type="float" office:value="2.6" calcext:value-type="float">
            <text:p>2.60</text:p>
          </table:table-cell>
          <table:table-cell table:formula="of:=[.$C$1]*[.G43]" office:value-type="float" office:value="156" calcext:value-type="float">
            <text:p>156.0</text:p>
          </table:table-cell>
          <table:table-cell office:value-type="float" office:value="5" calcext:value-type="float">
            <text:p>5.00</text:p>
          </table:table-cell>
          <table:table-cell table:formula="of:=[.$C$1]*[.I43]" office:value-type="float" office:value="300" calcext:value-type="float">
            <text:p>3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1.5" calcext:value-type="float">
            <text:p>41.50</text:p>
          </table:table-cell>
          <table:table-cell table:formula="of:=[.$C$1]*[.$C$1]*[.E44]" office:value-type="float" office:value="149400" calcext:value-type="float">
            <text:p>149,400.0</text:p>
          </table:table-cell>
          <table:table-cell office:value-type="float" office:value="4.2" calcext:value-type="float">
            <text:p>4.20</text:p>
          </table:table-cell>
          <table:table-cell table:formula="of:=[.$C$1]*[.G44]" office:value-type="float" office:value="252" calcext:value-type="float">
            <text:p>252.0</text:p>
          </table:table-cell>
          <table:table-cell office:value-type="float" office:value="8.6" calcext:value-type="float">
            <text:p>8.60</text:p>
          </table:table-cell>
          <table:table-cell table:formula="of:=[.$C$1]*[.I44]" office:value-type="float" office:value="516" calcext:value-type="float">
            <text:p>51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6.1" calcext:value-type="float">
            <text:p>66.10</text:p>
          </table:table-cell>
          <table:table-cell table:formula="of:=[.$C$1]*[.$C$1]*[.E45]" office:value-type="float" office:value="237960" calcext:value-type="float">
            <text:p>237,960.0</text:p>
          </table:table-cell>
          <table:table-cell office:value-type="float" office:value="6.4" calcext:value-type="float">
            <text:p>6.40</text:p>
          </table:table-cell>
          <table:table-cell table:formula="of:=[.$C$1]*[.G45]" office:value-type="float" office:value="384" calcext:value-type="float">
            <text:p>384.0</text:p>
          </table:table-cell>
          <table:table-cell office:value-type="float" office:value="13.4" calcext:value-type="float">
            <text:p>13.40</text:p>
          </table:table-cell>
          <table:table-cell table:formula="of:=[.$C$1]*[.I45]" office:value-type="float" office:value="804" calcext:value-type="float">
            <text:p>8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20.1" calcext:value-type="float">
            <text:p>120.10</text:p>
          </table:table-cell>
          <table:table-cell table:formula="of:=[.$C$1]*[.$C$1]*[.E46]" office:value-type="float" office:value="432360" calcext:value-type="float">
            <text:p>432,360.0</text:p>
          </table:table-cell>
          <table:table-cell office:value-type="float" office:value="10.9" calcext:value-type="float">
            <text:p>10.90</text:p>
          </table:table-cell>
          <table:table-cell table:formula="of:=[.$C$1]*[.G46]" office:value-type="float" office:value="654" calcext:value-type="float">
            <text:p>654.0</text:p>
          </table:table-cell>
          <table:table-cell office:value-type="float" office:value="23.8" calcext:value-type="float">
            <text:p>23.80</text:p>
          </table:table-cell>
          <table:table-cell table:formula="of:=[.$C$1]*[.I46]" office:value-type="float" office:value="1428" calcext:value-type="float">
            <text:p>1428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09" calcext:value-type="float">
            <text:p>309.0</text:p>
          </table:table-cell>
          <table:table-cell table:formula="of:=[.$C$1]*[.K47]" office:value-type="float" office:value="18540" calcext:value-type="float">
            <text:p>18,540.0</text:p>
          </table:table-cell>
          <table:table-cell office:value-type="float" office:value="0.7" calcext:value-type="float">
            <text:p>0.70</text:p>
          </table:table-cell>
          <table:table-cell table:formula="of:=[.$C$1]*[.M47]" office:value-type="float" office:value="42" calcext:value-type="float">
            <text:p>42.0</text:p>
          </table:table-cell>
          <table:table-cell office:value-type="float" office:value="1.6" calcext:value-type="float">
            <text:p>1.60</text:p>
          </table:table-cell>
          <table:table-cell table:formula="of:=[.$C$1]*[.O47]" office:value-type="float" office:value="96" calcext:value-type="float">
            <text:p>9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577" calcext:value-type="float">
            <text:p>577.0</text:p>
          </table:table-cell>
          <table:table-cell table:formula="of:=[.$C$1]*[.K48]" office:value-type="float" office:value="34620" calcext:value-type="float">
            <text:p>34,620.0</text:p>
          </table:table-cell>
          <table:table-cell office:value-type="float" office:value="1.1" calcext:value-type="float">
            <text:p>1.10</text:p>
          </table:table-cell>
          <table:table-cell table:formula="of:=[.$C$1]*[.M48]" office:value-type="float" office:value="66" calcext:value-type="float">
            <text:p>66.0</text:p>
          </table:table-cell>
          <table:table-cell office:value-type="float" office:value="2.8" calcext:value-type="float">
            <text:p>2.80</text:p>
          </table:table-cell>
          <table:table-cell table:formula="of:=[.$C$1]*[.O48]" office:value-type="float" office:value="168" calcext:value-type="float">
            <text:p>16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054" calcext:value-type="float">
            <text:p>1054.0</text:p>
          </table:table-cell>
          <table:table-cell table:formula="of:=[.$C$1]*[.K49]" office:value-type="float" office:value="63240" calcext:value-type="float">
            <text:p>63,240.0</text:p>
          </table:table-cell>
          <table:table-cell office:value-type="float" office:value="2" calcext:value-type="float">
            <text:p>2.00</text:p>
          </table:table-cell>
          <table:table-cell table:formula="of:=[.$C$1]*[.M49]" office:value-type="float" office:value="120" calcext:value-type="float">
            <text:p>120.0</text:p>
          </table:table-cell>
          <table:table-cell office:value-type="float" office:value="5.1" calcext:value-type="float">
            <text:p>5.10</text:p>
          </table:table-cell>
          <table:table-cell table:formula="of:=[.$C$1]*[.O49]" office:value-type="float" office:value="306" calcext:value-type="float">
            <text:p>30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758" calcext:value-type="float">
            <text:p>1758.0</text:p>
          </table:table-cell>
          <table:table-cell table:formula="of:=[.$C$1]*[.K50]" office:value-type="float" office:value="105480" calcext:value-type="float">
            <text:p>105,480.0</text:p>
          </table:table-cell>
          <table:table-cell office:value-type="float" office:value="3.2" calcext:value-type="float">
            <text:p>3.20</text:p>
          </table:table-cell>
          <table:table-cell table:formula="of:=[.$C$1]*[.M50]" office:value-type="float" office:value="192" calcext:value-type="float">
            <text:p>192.0</text:p>
          </table:table-cell>
          <table:table-cell office:value-type="float" office:value="8.2" calcext:value-type="float">
            <text:p>8.20</text:p>
          </table:table-cell>
          <table:table-cell table:formula="of:=[.$C$1]*[.O50]" office:value-type="float" office:value="492" calcext:value-type="float">
            <text:p>49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043" calcext:value-type="float">
            <text:p>3043.0</text:p>
          </table:table-cell>
          <table:table-cell table:formula="of:=[.$C$1]*[.K51]" office:value-type="float" office:value="182580" calcext:value-type="float">
            <text:p>182,580.0</text:p>
          </table:table-cell>
          <table:table-cell office:value-type="float" office:value="5.2" calcext:value-type="float">
            <text:p>5.20</text:p>
          </table:table-cell>
          <table:table-cell table:formula="of:=[.$C$1]*[.M51]" office:value-type="float" office:value="312" calcext:value-type="float">
            <text:p>312.0</text:p>
          </table:table-cell>
          <table:table-cell office:value-type="float" office:value="13.8" calcext:value-type="float">
            <text:p>13.80</text:p>
          </table:table-cell>
          <table:table-cell table:formula="of:=[.$C$1]*[.O51]" office:value-type="float" office:value="828" calcext:value-type="float">
            <text:p>828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.6" calcext:value-type="float">
            <text:p>6.60</text:p>
          </table:table-cell>
          <table:table-cell table:formula="of:=[.$C$1]*[.$C$1]*[.E53]" office:value-type="float" office:value="23760" calcext:value-type="float">
            <text:p>23,760.0</text:p>
          </table:table-cell>
          <table:table-cell office:value-type="float" office:value="0.46" calcext:value-type="float">
            <text:p>0.46</text:p>
          </table:table-cell>
          <table:table-cell table:formula="of:=[.$C$1]*[.G53]" office:value-type="float" office:value="27.6" calcext:value-type="float">
            <text:p>27.6</text:p>
          </table:table-cell>
          <table:table-cell office:value-type="float" office:value="3" calcext:value-type="float">
            <text:p>3.00</text:p>
          </table:table-cell>
          <table:table-cell table:formula="of:=[.$C$1]*[.I53]" office:value-type="float" office:value="180" calcext:value-type="float">
            <text:p>18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6.2" calcext:value-type="float">
            <text:p>26.20</text:p>
          </table:table-cell>
          <table:table-cell table:formula="of:=[.$C$1]*[.$C$1]*[.E54]" office:value-type="float" office:value="94320" calcext:value-type="float">
            <text:p>94,320.0</text:p>
          </table:table-cell>
          <table:table-cell office:value-type="float" office:value="1.7" calcext:value-type="float">
            <text:p>1.70</text:p>
          </table:table-cell>
          <table:table-cell table:formula="of:=[.$C$1]*[.G54]" office:value-type="float" office:value="102" calcext:value-type="float">
            <text:p>102.0</text:p>
          </table:table-cell>
          <table:table-cell office:value-type="float" office:value="11" calcext:value-type="float">
            <text:p>11.00</text:p>
          </table:table-cell>
          <table:table-cell table:formula="of:=[.$C$1]*[.I54]" office:value-type="float" office:value="660" calcext:value-type="float">
            <text:p>66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178.8" calcext:value-type="float">
            <text:p>178.8</text:p>
          </table:table-cell>
          <table:table-cell table:formula="of:=[.$C$1]*[.K55]" office:value-type="float" office:value="10728" calcext:value-type="float">
            <text:p>10,728.0</text:p>
          </table:table-cell>
          <table:table-cell office:value-type="float" office:value="0.26" calcext:value-type="float">
            <text:p>0.26</text:p>
          </table:table-cell>
          <table:table-cell table:formula="of:=[.$C$1]*[.M55]" office:value-type="float" office:value="15.6" calcext:value-type="float">
            <text:p>15.6</text:p>
          </table:table-cell>
          <table:table-cell office:value-type="float" office:value="1.8" calcext:value-type="float">
            <text:p>1.80</text:p>
          </table:table-cell>
          <table:table-cell table:formula="of:=[.$C$1]*[.O55]" office:value-type="float" office:value="108" calcext:value-type="float">
            <text:p>10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11.9" calcext:value-type="float">
            <text:p>711.9</text:p>
          </table:table-cell>
          <table:table-cell table:formula="of:=[.$C$1]*[.K56]" office:value-type="float" office:value="42714" calcext:value-type="float">
            <text:p>42,714.0</text:p>
          </table:table-cell>
          <table:table-cell office:value-type="float" office:value="1" calcext:value-type="float">
            <text:p>1.00</text:p>
          </table:table-cell>
          <table:table-cell table:formula="of:=[.$C$1]*[.M56]" office:value-type="float" office:value="60" calcext:value-type="float">
            <text:p>60.0</text:p>
          </table:table-cell>
          <table:table-cell office:value-type="float" office:value="6.5" calcext:value-type="float">
            <text:p>6.50</text:p>
          </table:table-cell>
          <table:table-cell table:formula="of:=[.$C$1]*[.O56]" office:value-type="float" office:value="390" calcext:value-type="float">
            <text:p>39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3.5" calcext:value-type="float">
            <text:p>13.50</text:p>
          </table:table-cell>
          <table:table-cell table:formula="of:=[.$C$1]*[.$C$1]*[.E58]" office:value-type="float" office:value="48600" calcext:value-type="float">
            <text:p>48,600.0</text:p>
          </table:table-cell>
          <table:table-cell office:value-type="float" office:value="2.05" calcext:value-type="float">
            <text:p>2.05</text:p>
          </table:table-cell>
          <table:table-cell table:style-name="ce15" table:formula="of:=[.$C$1]*[.G58]" office:value-type="float" office:value="123" calcext:value-type="float">
            <text:p>123.0</text:p>
          </table:table-cell>
          <table:table-cell office:value-type="float" office:value="1.95" calcext:value-type="float">
            <text:p>1.95</text:p>
          </table:table-cell>
          <table:table-cell table:style-name="ce15" table:formula="of:=[.$C$1]*[.I58]" office:value-type="float" office:value="117" calcext:value-type="float">
            <text:p>117.0</text:p>
          </table:table-cell>
          <table:table-cell office:value-type="float" office:value="369.6" calcext:value-type="float">
            <text:p>369.6</text:p>
          </table:table-cell>
          <table:table-cell table:formula="of:=[.$C$1]*[.K58]" office:value-type="float" office:value="22176" calcext:value-type="float">
            <text:p>22,176.0</text:p>
          </table:table-cell>
          <table:table-cell office:value-type="float" office:value="1.05" calcext:value-type="float">
            <text:p>1.05</text:p>
          </table:table-cell>
          <table:table-cell table:style-name="ce15" table:formula="of:=[.$C$1]*[.M58]" office:value-type="float" office:value="63" calcext:value-type="float">
            <text:p>63.0</text:p>
          </table:table-cell>
          <table:table-cell office:value-type="float" office:value="1.1" calcext:value-type="float">
            <text:p>1.10</text:p>
          </table:table-cell>
          <table:table-cell table:style-name="ce15" table:formula="of:=[.$C$1]*[.O58]" office:value-type="float" office:value="66" calcext:value-type="float">
            <text:p>66.0</text:p>
          </table:table-cell>
          <table:table-cell office:value-type="float" office:value="8.1" calcext:value-type="float">
            <text:p>8.10</text:p>
          </table:table-cell>
          <table:table-cell table:formula="of:=[.$C$1]*[.$C$1]*[.Q58]" office:value-type="float" office:value="29160" calcext:value-type="float">
            <text:p>29,160.0</text:p>
          </table:table-cell>
          <table:table-cell office:value-type="float" office:value="1.23" calcext:value-type="float">
            <text:p>1.23</text:p>
          </table:table-cell>
          <table:table-cell table:style-name="ce15" table:formula="of:=[.$C$1]*[.S58]" office:value-type="float" office:value="73.8" calcext:value-type="float">
            <text:p>73.8</text:p>
          </table:table-cell>
          <table:table-cell office:value-type="float" office:value="1.17" calcext:value-type="float">
            <text:p>1.17</text:p>
          </table:table-cell>
          <table:table-cell table:style-name="ce15" table:formula="of:=[.$C$1]*[.U58]" office:value-type="float" office:value="70.2" calcext:value-type="float">
            <text:p>70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.00</text:p>
          </table:table-cell>
          <table:table-cell table:formula="of:=[.$C$1]*[.$C$1]*[.E59]" office:value-type="float" office:value="64800" calcext:value-type="float">
            <text:p>64,800.0</text:p>
          </table:table-cell>
          <table:table-cell office:value-type="float" office:value="2.65" calcext:value-type="float">
            <text:p>2.65</text:p>
          </table:table-cell>
          <table:table-cell table:style-name="ce15" table:formula="of:=[.$C$1]*[.G59]" office:value-type="float" office:value="159" calcext:value-type="float">
            <text:p>159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59]" office:value-type="float" office:value="150" calcext:value-type="float">
            <text:p>15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0.8" calcext:value-type="float">
            <text:p>10.80</text:p>
          </table:table-cell>
          <table:table-cell table:formula="of:=[.$C$1]*[.$C$1]*[.Q59]" office:value-type="float" office:value="38880" calcext:value-type="float">
            <text:p>38,880.0</text:p>
          </table:table-cell>
          <table:table-cell office:value-type="float" office:value="1.59" calcext:value-type="float">
            <text:p>1.59</text:p>
          </table:table-cell>
          <table:table-cell table:style-name="ce15" table:formula="of:=[.$C$1]*[.S59]" office:value-type="float" office:value="95.4" calcext:value-type="float">
            <text:p>95.4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U59]" office:value-type="float" office:value="90" calcext:value-type="float">
            <text:p>9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.00</text:p>
          </table:table-cell>
          <table:table-cell table:formula="of:=[.$C$1]*[.$C$1]*[.E60]" office:value-type="float" office:value="133200" calcext:value-type="float">
            <text:p>133,200.0</text:p>
          </table:table-cell>
          <table:table-cell office:value-type="float" office:value="5.15" calcext:value-type="float">
            <text:p>5.15</text:p>
          </table:table-cell>
          <table:table-cell table:style-name="ce15" table:formula="of:=[.$C$1]*[.G60]" office:value-type="float" office:value="309" calcext:value-type="float">
            <text:p>309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I60]" office:value-type="float" office:value="300" calcext:value-type="float">
            <text:p>30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7.62" calcext:value-type="float">
            <text:p>27.62</text:p>
          </table:table-cell>
          <table:table-cell table:formula="of:=[.$C$1]*[.$C$1]*[.Q60]" office:value-type="float" office:value="99432" calcext:value-type="float">
            <text:p>99,432.0</text:p>
          </table:table-cell>
          <table:table-cell office:value-type="float" office:value="3.09" calcext:value-type="float">
            <text:p>3.09</text:p>
          </table:table-cell>
          <table:table-cell table:style-name="ce15" table:formula="of:=[.$C$1]*[.S60]" office:value-type="float" office:value="185.4" calcext:value-type="float">
            <text:p>185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U60]" office:value-type="float" office:value="180" calcext:value-type="float">
            <text:p>180.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6.8" calcext:value-type="float">
            <text:p>76.80</text:p>
          </table:table-cell>
          <table:table-cell table:formula="of:=[.$C$1]*[.$C$1]*[.E61]" office:value-type="float" office:value="276480" calcext:value-type="float">
            <text:p>276,480.0</text:p>
          </table:table-cell>
          <table:table-cell office:value-type="float" office:value="10.1" calcext:value-type="float">
            <text:p>10.10</text:p>
          </table:table-cell>
          <table:table-cell table:style-name="ce15" table:formula="of:=[.$C$1]*[.G61]" office:value-type="float" office:value="606" calcext:value-type="float">
            <text:p>606.0</text:p>
          </table:table-cell>
          <table:table-cell office:value-type="float" office:value="10.2" calcext:value-type="float">
            <text:p>10.20</text:p>
          </table:table-cell>
          <table:table-cell table:style-name="ce15" table:formula="of:=[.$C$1]*[.I61]" office:value-type="float" office:value="612" calcext:value-type="float">
            <text:p>612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46.08" calcext:value-type="float">
            <text:p>46.08</text:p>
          </table:table-cell>
          <table:table-cell table:formula="of:=[.$C$1]*[.$C$1]*[.Q61]" office:value-type="float" office:value="165888" calcext:value-type="float">
            <text:p>165,888.0</text:p>
          </table:table-cell>
          <table:table-cell office:value-type="float" office:value="6.06" calcext:value-type="float">
            <text:p>6.06</text:p>
          </table:table-cell>
          <table:table-cell table:style-name="ce15" table:formula="of:=[.$C$1]*[.S61]" office:value-type="float" office:value="363.6" calcext:value-type="float">
            <text:p>363.6</text:p>
          </table:table-cell>
          <table:table-cell office:value-type="float" office:value="6.12" calcext:value-type="float">
            <text:p>6.12</text:p>
          </table:table-cell>
          <table:table-cell table:style-name="ce15" table:formula="of:=[.$C$1]*[.U61]" office:value-type="float" office:value="367.2" calcext:value-type="float">
            <text:p>367.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492.8" calcext:value-type="float">
            <text:p>492.8</text:p>
          </table:table-cell>
          <table:table-cell table:formula="of:=[.$C$1]*[.K62]" office:value-type="float" office:value="29568" calcext:value-type="float">
            <text:p>29,568.0</text:p>
          </table:table-cell>
          <table:table-cell office:value-type="float" office:value="1.32" calcext:value-type="float">
            <text:p>1.32</text:p>
          </table:table-cell>
          <table:table-cell table:style-name="ce15" table:formula="of:=[.$C$1]*[.M62]" office:value-type="float" office:value="79.2" calcext:value-type="float">
            <text:p>79.2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O62]" office:value-type="float" office:value="84" calcext:value-type="float">
            <text:p>8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047.2" calcext:value-type="float">
            <text:p>1047.2</text:p>
          </table:table-cell>
          <table:table-cell table:formula="of:=[.$C$1]*[.K63]" office:value-type="float" office:value="62832" calcext:value-type="float">
            <text:p>62,832.0</text:p>
          </table:table-cell>
          <table:table-cell office:value-type="float" office:value="2.64" calcext:value-type="float">
            <text:p>2.64</text:p>
          </table:table-cell>
          <table:table-cell table:style-name="ce15" table:formula="of:=[.$C$1]*[.M63]" office:value-type="float" office:value="158.4" calcext:value-type="float">
            <text:p>158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O63]" office:value-type="float" office:value="180" calcext:value-type="float">
            <text:p>18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178" calcext:value-type="float">
            <text:p>2178.0</text:p>
          </table:table-cell>
          <table:table-cell table:formula="of:=[.$C$1]*[.K64]" office:value-type="float" office:value="130680" calcext:value-type="float">
            <text:p>130,680.0</text:p>
          </table:table-cell>
          <table:table-cell office:value-type="float" office:value="5.21" calcext:value-type="float">
            <text:p>5.21</text:p>
          </table:table-cell>
          <table:table-cell table:style-name="ce15" table:formula="of:=[.$C$1]*[.M64]" office:value-type="float" office:value="312.6" calcext:value-type="float">
            <text:p>312.6</text:p>
          </table:table-cell>
          <table:table-cell office:value-type="float" office:value="6.2" calcext:value-type="float">
            <text:p>6.20</text:p>
          </table:table-cell>
          <table:table-cell table:style-name="ce15" table:formula="of:=[.$C$1]*[.O64]" office:value-type="float" office:value="372" calcext:value-type="float">
            <text:p>37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2" calcext:value-type="float">
            <text:p>11.20</text:p>
          </table:table-cell>
          <table:table-cell table:formula="of:=[.$C$1]*[.$C$1]*[.E66]" office:value-type="float" office:value="40320" calcext:value-type="float">
            <text:p>40,320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G66]" office:value-type="float" office:value="90" calcext:value-type="float">
            <text:p>90.0</text:p>
          </table:table-cell>
          <table:table-cell office:value-type="float" office:value="3.4" calcext:value-type="float">
            <text:p>3.40</text:p>
          </table:table-cell>
          <table:table-cell table:style-name="ce15" table:formula="of:=[.$C$1]*[.I66]" office:value-type="float" office:value="204" calcext:value-type="float">
            <text:p>20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1.8" calcext:value-type="float">
            <text:p>21.80</text:p>
          </table:table-cell>
          <table:table-cell table:formula="of:=[.$C$1]*[.$C$1]*[.E67]" office:value-type="float" office:value="78480" calcext:value-type="float">
            <text:p>78,48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G67]" office:value-type="float" office:value="168" calcext:value-type="float">
            <text:p>168.0</text:p>
          </table:table-cell>
          <table:table-cell office:value-type="float" office:value="6.5" calcext:value-type="float">
            <text:p>6.50</text:p>
          </table:table-cell>
          <table:table-cell table:style-name="ce15" table:formula="of:=[.$C$1]*[.I67]" office:value-type="float" office:value="390" calcext:value-type="float">
            <text:p>39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.2" calcext:value-type="float">
            <text:p>41.20</text:p>
          </table:table-cell>
          <table:table-cell table:formula="of:=[.$C$1]*[.$C$1]*[.E68]" office:value-type="float" office:value="148320" calcext:value-type="float">
            <text:p>148,32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68]" office:value-type="float" office:value="294" calcext:value-type="float">
            <text:p>294.0</text:p>
          </table:table-cell>
          <table:table-cell office:value-type="float" office:value="11.9" calcext:value-type="float">
            <text:p>11.90</text:p>
          </table:table-cell>
          <table:table-cell table:style-name="ce15" table:formula="of:=[.$C$1]*[.I68]" office:value-type="float" office:value="714" calcext:value-type="float">
            <text:p>7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0" calcext:value-type="float">
            <text:p>80.00</text:p>
          </table:table-cell>
          <table:table-cell table:formula="of:=[.$C$1]*[.$C$1]*[.E69]" office:value-type="float" office:value="288000" calcext:value-type="float">
            <text:p>288,000.0</text:p>
          </table:table-cell>
          <table:table-cell office:value-type="float" office:value="8.9" calcext:value-type="float">
            <text:p>8.90</text:p>
          </table:table-cell>
          <table:table-cell table:style-name="ce15" table:formula="of:=[.$C$1]*[.G69]" office:value-type="float" office:value="534" calcext:value-type="float">
            <text:p>534.0</text:p>
          </table:table-cell>
          <table:table-cell office:value-type="float" office:value="22.7" calcext:value-type="float">
            <text:p>22.70</text:p>
          </table:table-cell>
          <table:table-cell table:style-name="ce15" table:formula="of:=[.$C$1]*[.I69]" office:value-type="float" office:value="1362" calcext:value-type="float">
            <text:p>1,362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3.4" calcext:value-type="float">
            <text:p>153.40</text:p>
          </table:table-cell>
          <table:table-cell table:formula="of:=[.$C$1]*[.$C$1]*[.E70]" office:value-type="float" office:value="552240" calcext:value-type="float">
            <text:p>552,240.0</text:p>
          </table:table-cell>
          <table:table-cell office:value-type="float" office:value="15.8" calcext:value-type="float">
            <text:p>15.80</text:p>
          </table:table-cell>
          <table:table-cell table:style-name="ce15" table:formula="of:=[.$C$1]*[.G70]" office:value-type="float" office:value="948" calcext:value-type="float">
            <text:p>948.0</text:p>
          </table:table-cell>
          <table:table-cell office:value-type="float" office:value="42.6" calcext:value-type="float">
            <text:p>42.60</text:p>
          </table:table-cell>
          <table:table-cell table:style-name="ce15" table:formula="of:=[.$C$1]*[.I70]" office:value-type="float" office:value="2556" calcext:value-type="float">
            <text:p>2,5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280" calcext:value-type="float">
            <text:p>280.0</text:p>
          </table:table-cell>
          <table:table-cell table:formula="of:=[.$C$1]*[.K71]" office:value-type="float" office:value="16800" calcext:value-type="float">
            <text:p>16,80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71]" office:value-type="float" office:value="42" calcext:value-type="float">
            <text:p>42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71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568.8" calcext:value-type="float">
            <text:p>568.8</text:p>
          </table:table-cell>
          <table:table-cell table:formula="of:=[.$C$1]*[.K72]" office:value-type="float" office:value="34128" calcext:value-type="float">
            <text:p>34,128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M72]" office:value-type="float" office:value="84" calcext:value-type="float">
            <text:p>84.0</text:p>
          </table:table-cell>
          <table:table-cell office:value-type="float" office:value="4.1" calcext:value-type="float">
            <text:p>4.10</text:p>
          </table:table-cell>
          <table:table-cell table:style-name="ce15" table:formula="of:=[.$C$1]*[.O72]" office:value-type="float" office:value="246" calcext:value-type="float">
            <text:p>24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056" calcext:value-type="float">
            <text:p>1056.0</text:p>
          </table:table-cell>
          <table:table-cell table:formula="of:=[.$C$1]*[.K73]" office:value-type="float" office:value="63360" calcext:value-type="float">
            <text:p>63,360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M73]" office:value-type="float" office:value="150" calcext:value-type="float">
            <text:p>150.0</text:p>
          </table:table-cell>
          <table:table-cell office:value-type="float" office:value="7.4" calcext:value-type="float">
            <text:p>7.40</text:p>
          </table:table-cell>
          <table:table-cell table:style-name="ce15" table:formula="of:=[.$C$1]*[.O73]" office:value-type="float" office:value="444" calcext:value-type="float">
            <text:p>44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069.6" calcext:value-type="float">
            <text:p>2069.6</text:p>
          </table:table-cell>
          <table:table-cell table:formula="of:=[.$C$1]*[.K74]" office:value-type="float" office:value="124176" calcext:value-type="float">
            <text:p>124,176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M74]" office:value-type="float" office:value="276" calcext:value-type="float">
            <text:p>276.0</text:p>
          </table:table-cell>
          <table:table-cell office:value-type="float" office:value="14.2" calcext:value-type="float">
            <text:p>14.20</text:p>
          </table:table-cell>
          <table:table-cell table:style-name="ce15" table:formula="of:=[.$C$1]*[.O74]" office:value-type="float" office:value="852" calcext:value-type="float">
            <text:p>852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005" calcext:value-type="float">
            <text:p>4005.0</text:p>
          </table:table-cell>
          <table:table-cell table:formula="of:=[.$C$1]*[.K75]" office:value-type="float" office:value="240300" calcext:value-type="float">
            <text:p>240,300.0</text:p>
          </table:table-cell>
          <table:table-cell office:value-type="float" office:value="8.2" calcext:value-type="float">
            <text:p>8.20</text:p>
          </table:table-cell>
          <table:table-cell table:style-name="ce15" table:formula="of:=[.$C$1]*[.M75]" office:value-type="float" office:value="492" calcext:value-type="float">
            <text:p>492.0</text:p>
          </table:table-cell>
          <table:table-cell office:value-type="float" office:value="26.7" calcext:value-type="float">
            <text:p>26.70</text:p>
          </table:table-cell>
          <table:table-cell table:style-name="ce15" table:formula="of:=[.$C$1]*[.O75]" office:value-type="float" office:value="1602" calcext:value-type="float">
            <text:p>1,60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993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.6" calcext:value-type="float">
            <text:p>6.60</text:p>
          </table:table-cell>
          <table:table-cell table:formula="of:=[.$C$1]*[.$C$1]*[.E83]" office:value-type="float" office:value="23760" calcext:value-type="float">
            <text:p>23,760.0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G83]" office:value-type="float" office:value="30" calcext:value-type="float">
            <text:p>30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I83]" office:value-type="float" office:value="54" calcext:value-type="float">
            <text:p>5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7.6" calcext:value-type="float">
            <text:p>17.60</text:p>
          </table:table-cell>
          <table:table-cell table:formula="of:=[.$C$1]*[.$C$1]*[.E84]" office:value-type="float" office:value="63360" calcext:value-type="float">
            <text:p>63,360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G84]" office:value-type="float" office:value="84" calcext:value-type="float">
            <text:p>84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84]" office:value-type="float" office:value="150" calcext:value-type="float">
            <text:p>15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.5" calcext:value-type="float">
            <text:p>31.50</text:p>
          </table:table-cell>
          <table:table-cell table:formula="of:=[.$C$1]*[.$C$1]*[.E85]" office:value-type="float" office:value="113400" calcext:value-type="float">
            <text:p>113,400.0</text:p>
          </table:table-cell>
          <table:table-cell office:value-type="float" office:value="2.3" calcext:value-type="float">
            <text:p>2.30</text:p>
          </table:table-cell>
          <table:table-cell table:style-name="ce15" table:formula="of:=[.$C$1]*[.G85]" office:value-type="float" office:value="138" calcext:value-type="float">
            <text:p>138.0</text:p>
          </table:table-cell>
          <table:table-cell office:value-type="float" office:value="4.4" calcext:value-type="float">
            <text:p>4.40</text:p>
          </table:table-cell>
          <table:table-cell table:style-name="ce15" table:formula="of:=[.$C$1]*[.I85]" office:value-type="float" office:value="264" calcext:value-type="float">
            <text:p>26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5.2" calcext:value-type="float">
            <text:p>55.20</text:p>
          </table:table-cell>
          <table:table-cell table:formula="of:=[.$C$1]*[.$C$1]*[.E86]" office:value-type="float" office:value="198720" calcext:value-type="float">
            <text:p>198,720.0</text:p>
          </table:table-cell>
          <table:table-cell office:value-type="float" office:value="3.7" calcext:value-type="float">
            <text:p>3.70</text:p>
          </table:table-cell>
          <table:table-cell table:style-name="ce15" table:formula="of:=[.$C$1]*[.G86]" office:value-type="float" office:value="222" calcext:value-type="float">
            <text:p>222.0</text:p>
          </table:table-cell>
          <table:table-cell office:value-type="float" office:value="7.6" calcext:value-type="float">
            <text:p>7.60</text:p>
          </table:table-cell>
          <table:table-cell table:style-name="ce15" table:formula="of:=[.$C$1]*[.I86]" office:value-type="float" office:value="456" calcext:value-type="float">
            <text:p>45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172.8" calcext:value-type="float">
            <text:p>172.8</text:p>
          </table:table-cell>
          <table:table-cell table:formula="of:=[.$C$1]*[.K87]" office:value-type="float" office:value="10368" calcext:value-type="float">
            <text:p>10,368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M87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O87]" office:value-type="float" office:value="36" calcext:value-type="float">
            <text:p>3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454" calcext:value-type="float">
            <text:p>454.0</text:p>
          </table:table-cell>
          <table:table-cell table:formula="of:=[.$C$1]*[.K88]" office:value-type="float" office:value="27240" calcext:value-type="float">
            <text:p>27,24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88]" office:value-type="float" office:value="42" calcext:value-type="float">
            <text:p>42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O88]" office:value-type="float" office:value="90" calcext:value-type="float">
            <text:p>9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786" calcext:value-type="float">
            <text:p>786.0</text:p>
          </table:table-cell>
          <table:table-cell table:formula="of:=[.$C$1]*[.K89]" office:value-type="float" office:value="47160" calcext:value-type="float">
            <text:p>47,160.0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M89]" office:value-type="float" office:value="72" calcext:value-type="float">
            <text:p>72.0</text:p>
          </table:table-cell>
          <table:table-cell office:value-type="float" office:value="2.6" calcext:value-type="float">
            <text:p>2.60</text:p>
          </table:table-cell>
          <table:table-cell table:style-name="ce15" table:formula="of:=[.$C$1]*[.O89]" office:value-type="float" office:value="156" calcext:value-type="float">
            <text:p>15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395.9" calcext:value-type="float">
            <text:p>1395.9</text:p>
          </table:table-cell>
          <table:table-cell table:formula="of:=[.$C$1]*[.K90]" office:value-type="float" office:value="83754" calcext:value-type="float">
            <text:p>83,754.0</text:p>
          </table:table-cell>
          <table:table-cell office:value-type="float" office:value="2" calcext:value-type="float">
            <text:p>2.00</text:p>
          </table:table-cell>
          <table:table-cell table:style-name="ce15" table:formula="of:=[.$C$1]*[.M90]" office:value-type="float" office:value="120" calcext:value-type="float">
            <text:p>120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O90]" office:value-type="float" office:value="270" calcext:value-type="float">
            <text:p>27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1600" calcext:value-type="float">
            <text:p>1600.0</text:p>
          </table:table-cell>
          <table:table-cell table:formula="of:=[.$C$1]*[.K93]" office:value-type="float" office:value="96000" calcext:value-type="float">
            <text:p>96,0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M93]" office:value-type="float" office:value="600" calcext:value-type="float">
            <text:p>600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O93]" office:value-type="float" office:value="300" calcext:value-type="float">
            <text:p>300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8" calcext:value-type="float">
            <text:p>28.00</text:p>
          </table:table-cell>
          <table:table-cell table:formula="of:=[.$C$1]*[.$C$1]*[.E95]" office:value-type="float" office:value="100800" calcext:value-type="float">
            <text:p>100,800.0</text:p>
          </table:table-cell>
          <table:table-cell office:value-type="float" office:value="2.2" calcext:value-type="float">
            <text:p>2.20</text:p>
          </table:table-cell>
          <table:table-cell table:style-name="ce15" table:formula="of:=[.$C$1]*[.G95]" office:value-type="float" office:value="132" calcext:value-type="float">
            <text:p>132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I95]" office:value-type="float" office:value="186" calcext:value-type="float">
            <text:p>18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.00</text:p>
          </table:table-cell>
          <table:table-cell table:formula="of:=[.$C$1]*[.$C$1]*[.E96]" office:value-type="float" office:value="158400" calcext:value-type="float">
            <text:p>158,400.0</text:p>
          </table:table-cell>
          <table:table-cell office:value-type="float" office:value="3.3" calcext:value-type="float">
            <text:p>3.30</text:p>
          </table:table-cell>
          <table:table-cell table:style-name="ce15" table:formula="of:=[.$C$1]*[.G96]" office:value-type="float" office:value="198" calcext:value-type="float">
            <text:p>198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I96]" office:value-type="float" office:value="276" calcext:value-type="float">
            <text:p>276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66" calcext:value-type="float">
            <text:p>66.00</text:p>
          </table:table-cell>
          <table:table-cell table:formula="of:=[.$C$1]*[.$C$1]*[.E97]" office:value-type="float" office:value="237600" calcext:value-type="float">
            <text:p>237,60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97]" office:value-type="float" office:value="294" calcext:value-type="float">
            <text:p>294.0</text:p>
          </table:table-cell>
          <table:table-cell office:value-type="float" office:value="6.9" calcext:value-type="float">
            <text:p>6.90</text:p>
          </table:table-cell>
          <table:table-cell table:style-name="ce15" table:formula="of:=[.$C$1]*[.I97]" office:value-type="float" office:value="414" calcext:value-type="float">
            <text:p>414.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750" calcext:value-type="float">
            <text:p>750.0</text:p>
          </table:table-cell>
          <table:table-cell table:formula="of:=[.$C$1]*[.K98]" office:value-type="float" office:value="45000" calcext:value-type="float">
            <text:p>45,000.0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M98]" office:value-type="float" office:value="78" calcext:value-type="float">
            <text:p>78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98]" office:value-type="float" office:value="126" calcext:value-type="float">
            <text:p>12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130" calcext:value-type="float">
            <text:p>1130.0</text:p>
          </table:table-cell>
          <table:table-cell table:formula="of:=[.$C$1]*[.K99]" office:value-type="float" office:value="67800" calcext:value-type="float">
            <text:p>67,800.0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M99]" office:value-type="float" office:value="114" calcext:value-type="float">
            <text:p>114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O99]" office:value-type="float" office:value="186" calcext:value-type="float">
            <text:p>186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700" calcext:value-type="float">
            <text:p>1700.0</text:p>
          </table:table-cell>
          <table:table-cell table:formula="of:=[.$C$1]*[.K100]" office:value-type="float" office:value="102000" calcext:value-type="float">
            <text:p>102,00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M100]" office:value-type="float" office:value="168" calcext:value-type="float">
            <text:p>168.0</text:p>
          </table:table-cell>
          <table:table-cell office:value-type="float" office:value="4.7" calcext:value-type="float">
            <text:p>4.70</text:p>
          </table:table-cell>
          <table:table-cell table:style-name="ce15" table:formula="of:=[.$C$1]*[.O100]" office:value-type="float" office:value="282" calcext:value-type="float">
            <text:p>282.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4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table:style-name="ce3" office:value-type="float" office:value="0.5" calcext:value-type="float">
            <text:p>0.5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table:style-name="ce3" office:value-type="float" office:value="0.1" calcext:value-type="float">
            <text:p>0.1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table:style-name="ce11"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01"/>
        </table:table-row>
        <table:table-row table:style-name="ro1" table:number-rows-repeated="104847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Van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17" table:default-cell-style-name="ce25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Vanilla.$E3]/[$Vanilla.$D3]" office:value-type="float" office:value="0.2" calcext:value-type="float">
            <text:p>0.2000</text:p>
          </table:table-cell>
          <table:table-cell table:formula="of:=[$Vanilla.$G3]/[$Vanilla.$D3]" office:value-type="float" office:value="0.02" calcext:value-type="float">
            <text:p>0.0200</text:p>
          </table:table-cell>
          <table:table-cell table:formula="of:=[$Vanilla.$I3]/[$Vanilla.$D3]" office:value-type="float" office:value="0.03" calcext:value-type="float">
            <text:p>0.0300</text:p>
          </table:table-cell>
          <table:table-cell table:formula="of:=[$Vanilla.$K3]/[$Vanilla.$D3]" office:value-type="float" office:value="5.5" calcext:value-type="float">
            <text:p>5.5000</text:p>
          </table:table-cell>
          <table:table-cell table:formula="of:=[$Vanilla.$M3]/[$Vanilla.$D3]" office:value-type="float" office:value="0.0125" calcext:value-type="float">
            <text:p>0.0125</text:p>
          </table:table-cell>
          <table:table-cell table:formula="of:=[$Vanilla.$O3]/[$Vanilla.$D3]" office:value-type="float" office:value="0.025" calcext:value-type="float">
            <text:p>0.0250</text:p>
          </table:table-cell>
          <table:table-cell table:number-columns-repeated="3"/>
          <table:table-cell table:formula="of:=[$Vanilla.E3]/[$Vanilla.G3]" office:value-type="float" office:value="10" calcext:value-type="float">
            <text:p>10.0000</text:p>
          </table:table-cell>
          <table:table-cell table:formula="of:=[$Vanilla.I3]/[$Vanilla.E3]" office:value-type="float" office:value="0.15" calcext:value-type="float">
            <text:p>0.1500</text:p>
          </table:table-cell>
          <table:table-cell table:formula="of:=[$Vanilla.K3]/[$Vanilla.M3]/60" office:value-type="float" office:value="7.33333333333333" calcext:value-type="float">
            <text:p>7.3333</text:p>
          </table:table-cell>
          <table:table-cell table:formula="of:=[$Vanilla.O3]/[$Vanilla.K3]*60" office:value-type="float" office:value="0.272727272727273" calcext:value-type="float">
            <text:p>0.2727</text:p>
          </table:table-cell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Vanilla.$E4]/[$Vanilla.$D4]" office:value-type="float" office:value="0.375" calcext:value-type="float">
            <text:p>0.3750</text:p>
          </table:table-cell>
          <table:table-cell table:formula="of:=[$Vanilla.$G4]/[$Vanilla.$D4]" office:value-type="float" office:value="0.0375" calcext:value-type="float">
            <text:p>0.0375</text:p>
          </table:table-cell>
          <table:table-cell table:formula="of:=[$Vanilla.$I4]/[$Vanilla.$D4]" office:value-type="float" office:value="0.05625" calcext:value-type="float">
            <text:p>0.0563</text:p>
          </table:table-cell>
          <table:table-cell table:number-columns-repeated="6"/>
          <table:table-cell table:formula="of:=[$Vanilla.E4]/[$Vanilla.G4]" office:value-type="float" office:value="10" calcext:value-type="float">
            <text:p>10.0000</text:p>
          </table:table-cell>
          <table:table-cell table:formula="of:=[$Vanilla.I4]/[$Vanilla.E4]" office:value-type="float" office:value="0.15" calcext:value-type="float">
            <text:p>0.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Vanilla.$E5]/[$Vanilla.$D5]" office:value-type="float" office:value="0.425925925925926" calcext:value-type="float">
            <text:p>0.4259</text:p>
          </table:table-cell>
          <table:table-cell table:formula="of:=[$Vanilla.$G5]/[$Vanilla.$D5]" office:value-type="float" office:value="0.0407407407407407" calcext:value-type="float">
            <text:p>0.0407</text:p>
          </table:table-cell>
          <table:table-cell table:formula="of:=[$Vanilla.$I5]/[$Vanilla.$D5]" office:value-type="float" office:value="0.062962962962963" calcext:value-type="float">
            <text:p>0.0630</text:p>
          </table:table-cell>
          <table:table-cell table:number-columns-repeated="6"/>
          <table:table-cell table:formula="of:=[$Vanilla.E5]/[$Vanilla.G5]" office:value-type="float" office:value="10.4545454545455" calcext:value-type="float">
            <text:p>10.4545</text:p>
          </table:table-cell>
          <table:table-cell table:formula="of:=[$Vanilla.I5]/[$Vanilla.E5]" office:value-type="float" office:value="0.147826086956522" calcext:value-type="float">
            <text:p>0.1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Vanilla.$E6]/[$Vanilla.$D6]" office:value-type="float" office:value="0.480434782608696" calcext:value-type="float">
            <text:p>0.4804</text:p>
          </table:table-cell>
          <table:table-cell table:formula="of:=[$Vanilla.$G6]/[$Vanilla.$D6]" office:value-type="float" office:value="0.041304347826087" calcext:value-type="float">
            <text:p>0.0413</text:p>
          </table:table-cell>
          <table:table-cell table:formula="of:=[$Vanilla.$I6]/[$Vanilla.$D6]" office:value-type="float" office:value="0.0695652173913043" calcext:value-type="float">
            <text:p>0.0696</text:p>
          </table:table-cell>
          <table:table-cell table:number-columns-repeated="6"/>
          <table:table-cell table:formula="of:=[$Vanilla.E6]/[$Vanilla.G6]" office:value-type="float" office:value="11.6315789473684" calcext:value-type="float">
            <text:p>11.6316</text:p>
          </table:table-cell>
          <table:table-cell table:formula="of:=[$Vanilla.I6]/[$Vanilla.E6]" office:value-type="float" office:value="0.144796380090498" calcext:value-type="float">
            <text:p>0.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Vanilla.$E7]/[$Vanilla.$D7]" office:value-type="float" office:value="0.537974683544304" calcext:value-type="float">
            <text:p>0.5380</text:p>
          </table:table-cell>
          <table:table-cell table:formula="of:=[$Vanilla.$G7]/[$Vanilla.$D7]" office:value-type="float" office:value="0.0443037974683544" calcext:value-type="float">
            <text:p>0.0443</text:p>
          </table:table-cell>
          <table:table-cell table:formula="of:=[$Vanilla.$I7]/[$Vanilla.$D7]" office:value-type="float" office:value="0.0784810126582279" calcext:value-type="float">
            <text:p>0.0785</text:p>
          </table:table-cell>
          <table:table-cell table:number-columns-repeated="6"/>
          <table:table-cell table:formula="of:=[$Vanilla.E7]/[$Vanilla.G7]" office:value-type="float" office:value="12.1428571428571" calcext:value-type="float">
            <text:p>12.1429</text:p>
          </table:table-cell>
          <table:table-cell table:formula="of:=[$Vanilla.I7]/[$Vanilla.E7]" office:value-type="float" office:value="0.145882352941176" calcext:value-type="float">
            <text:p>0.1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Vanilla.$E8]/[$Vanilla.$D8]" office:value-type="float" office:value="0.608208955223881" calcext:value-type="float">
            <text:p>0.6082</text:p>
          </table:table-cell>
          <table:table-cell table:formula="of:=[$Vanilla.$G8]/[$Vanilla.$D8]" office:value-type="float" office:value="0.0470149253731343" calcext:value-type="float">
            <text:p>0.0470</text:p>
          </table:table-cell>
          <table:table-cell table:formula="of:=[$Vanilla.$I8]/[$Vanilla.$D8]" office:value-type="float" office:value="0.0873134328358209" calcext:value-type="float">
            <text:p>0.0873</text:p>
          </table:table-cell>
          <table:table-cell table:number-columns-repeated="6"/>
          <table:table-cell table:formula="of:=[$Vanilla.E8]/[$Vanilla.G8]" office:value-type="float" office:value="12.9365079365079" calcext:value-type="float">
            <text:p>12.9365</text:p>
          </table:table-cell>
          <table:table-cell table:formula="of:=[$Vanilla.I8]/[$Vanilla.E8]" office:value-type="float" office:value="0.143558282208589" calcext:value-type="float">
            <text:p>0.1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Vanilla.$K9]/[$Vanilla.$D9]" office:value-type="float" office:value="13.3333333333333" calcext:value-type="float">
            <text:p>13.3333</text:p>
          </table:table-cell>
          <table:table-cell table:formula="of:=[$Vanilla.$M9]/[$Vanilla.$D9]" office:value-type="float" office:value="0.025" calcext:value-type="float">
            <text:p>0.0250</text:p>
          </table:table-cell>
          <table:table-cell table:formula="of:=[$Vanilla.$O9]/[$Vanilla.$D9]" office:value-type="float" office:value="0.05" calcext:value-type="float">
            <text:p>0.0500</text:p>
          </table:table-cell>
          <table:table-cell table:number-columns-repeated="5"/>
          <table:table-cell table:formula="of:=[$Vanilla.K9]/[$Vanilla.M9]/60" office:value-type="float" office:value="8.88888888888889" calcext:value-type="float">
            <text:p>8.8889</text:p>
          </table:table-cell>
          <table:table-cell table:formula="of:=[$Vanilla.O9]/[$Vanilla.K9]*60" office:value-type="float" office:value="0.225" calcext:value-type="float">
            <text:p>0.2250</text:p>
          </table:table-cell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Vanilla.$K10]/[$Vanilla.$D10]" office:value-type="float" office:value="15.35" calcext:value-type="float">
            <text:p>15.3500</text:p>
          </table:table-cell>
          <table:table-cell table:formula="of:=[$Vanilla.$M10]/[$Vanilla.$D10]" office:value-type="float" office:value="0.03" calcext:value-type="float">
            <text:p>0.0300</text:p>
          </table:table-cell>
          <table:table-cell table:formula="of:=[$Vanilla.$O10]/[$Vanilla.$D10]" office:value-type="float" office:value="0.055" calcext:value-type="float">
            <text:p>0.0550</text:p>
          </table:table-cell>
          <table:table-cell table:number-columns-repeated="5"/>
          <table:table-cell table:formula="of:=[$Vanilla.K10]/[$Vanilla.M10]/60" office:value-type="float" office:value="8.52777777777778" calcext:value-type="float">
            <text:p>8.5278</text:p>
          </table:table-cell>
          <table:table-cell table:formula="of:=[$Vanilla.O10]/[$Vanilla.K10]*60" office:value-type="float" office:value="0.214983713355049" calcext:value-type="float">
            <text:p>0.2150</text:p>
          </table:table-cell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Vanilla.$K11]/[$Vanilla.$D11]" office:value-type="float" office:value="16.8571428571429" calcext:value-type="float">
            <text:p>16.8571</text:p>
          </table:table-cell>
          <table:table-cell table:formula="of:=[$Vanilla.$M11]/[$Vanilla.$D11]" office:value-type="float" office:value="0.0314285714285714" calcext:value-type="float">
            <text:p>0.0314</text:p>
          </table:table-cell>
          <table:table-cell table:formula="of:=[$Vanilla.$O11]/[$Vanilla.$D11]" office:value-type="float" office:value="0.0571428571428571" calcext:value-type="float">
            <text:p>0.0571</text:p>
          </table:table-cell>
          <table:table-cell table:number-columns-repeated="5"/>
          <table:table-cell table:formula="of:=[$Vanilla.K11]/[$Vanilla.M11]/60" office:value-type="float" office:value="8.93939393939394" calcext:value-type="float">
            <text:p>8.9394</text:p>
          </table:table-cell>
          <table:table-cell table:formula="of:=[$Vanilla.O11]/[$Vanilla.K11]*60" office:value-type="float" office:value="0.203389830508475" calcext:value-type="float">
            <text:p>0.2034</text:p>
          </table:table-cell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Vanilla.$K12]/[$Vanilla.$D12]" office:value-type="float" office:value="19.1864406779661" calcext:value-type="float">
            <text:p>19.1864</text:p>
          </table:table-cell>
          <table:table-cell table:formula="of:=[$Vanilla.$M12]/[$Vanilla.$D12]" office:value-type="float" office:value="0.0322033898305085" calcext:value-type="float">
            <text:p>0.0322</text:p>
          </table:table-cell>
          <table:table-cell table:formula="of:=[$Vanilla.$O12]/[$Vanilla.$D12]" office:value-type="float" office:value="0.0661016949152542" calcext:value-type="float">
            <text:p>0.0661</text:p>
          </table:table-cell>
          <table:table-cell table:number-columns-repeated="5"/>
          <table:table-cell table:formula="of:=[$Vanilla.K12]/[$Vanilla.M12]/60" office:value-type="float" office:value="9.92982456140351" calcext:value-type="float">
            <text:p>9.9298</text:p>
          </table:table-cell>
          <table:table-cell table:formula="of:=[$Vanilla.O12]/[$Vanilla.K12]*60" office:value-type="float" office:value="0.206713780918728" calcext:value-type="float">
            <text:p>0.2067</text:p>
          </table:table-cell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Vanilla.$K13]/[$Vanilla.$D13]" office:value-type="float" office:value="21.74" calcext:value-type="float">
            <text:p>21.7400</text:p>
          </table:table-cell>
          <table:table-cell table:formula="of:=[$Vanilla.$M13]/[$Vanilla.$D13]" office:value-type="float" office:value="0.035" calcext:value-type="float">
            <text:p>0.0350</text:p>
          </table:table-cell>
          <table:table-cell table:formula="of:=[$Vanilla.$O13]/[$Vanilla.$D13]" office:value-type="float" office:value="0.073" calcext:value-type="float">
            <text:p>0.0730</text:p>
          </table:table-cell>
          <table:table-cell table:number-columns-repeated="5"/>
          <table:table-cell table:formula="of:=[$Vanilla.K13]/[$Vanilla.M13]/60" office:value-type="float" office:value="10.352380952381" calcext:value-type="float">
            <text:p>10.3524</text:p>
          </table:table-cell>
          <table:table-cell table:formula="of:=[$Vanilla.O13]/[$Vanilla.K13]*60" office:value-type="float" office:value="0.201471941122355" calcext:value-type="float">
            <text:p>0.2015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Vanilla.$E15]/[$Vanilla.$D15]" office:value-type="float" office:value="0.48" calcext:value-type="float">
            <text:p>0.4800</text:p>
          </table:table-cell>
          <table:table-cell table:formula="of:=[$Vanilla.$G15]/[$Vanilla.$D15]" office:value-type="float" office:value="0.05" calcext:value-type="float">
            <text:p>0.0500</text:p>
          </table:table-cell>
          <table:table-cell table:formula="of:=[$Vanilla.$I15]/[$Vanilla.$D15]" office:value-type="float" office:value="0.09" calcext:value-type="float">
            <text:p>0.0900</text:p>
          </table:table-cell>
          <table:table-cell table:number-columns-repeated="6"/>
          <table:table-cell table:formula="of:=[$Vanilla.E15]/[$Vanilla.G15]" office:value-type="float" office:value="9.6" calcext:value-type="float">
            <text:p>9.6000</text:p>
          </table:table-cell>
          <table:table-cell table:formula="of:=[$Vanilla.I15]/[$Vanilla.E15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Vanilla.$E16]/[$Vanilla.$D16]" office:value-type="float" office:value="0.541176470588235" calcext:value-type="float">
            <text:p>0.5412</text:p>
          </table:table-cell>
          <table:table-cell table:formula="of:=[$Vanilla.$G16]/[$Vanilla.$D16]" office:value-type="float" office:value="0.0529411764705882" calcext:value-type="float">
            <text:p>0.0529</text:p>
          </table:table-cell>
          <table:table-cell table:formula="of:=[$Vanilla.$I16]/[$Vanilla.$D16]" office:value-type="float" office:value="0.1" calcext:value-type="float">
            <text:p>0.1000</text:p>
          </table:table-cell>
          <table:table-cell table:number-columns-repeated="6"/>
          <table:table-cell table:formula="of:=[$Vanilla.E16]/[$Vanilla.G16]" office:value-type="float" office:value="10.2222222222222" calcext:value-type="float">
            <text:p>10.2222</text:p>
          </table:table-cell>
          <table:table-cell table:formula="of:=[$Vanilla.I16]/[$Vanilla.E16]" office:value-type="float" office:value="0.184782608695652" calcext:value-type="float">
            <text:p>0.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Vanilla.$E17]/[$Vanilla.$D17]" office:value-type="float" office:value="0.610344827586207" calcext:value-type="float">
            <text:p>0.6103</text:p>
          </table:table-cell>
          <table:table-cell table:formula="of:=[$Vanilla.$G17]/[$Vanilla.$D17]" office:value-type="float" office:value="0.0551724137931035" calcext:value-type="float">
            <text:p>0.0552</text:p>
          </table:table-cell>
          <table:table-cell table:formula="of:=[$Vanilla.$I17]/[$Vanilla.$D17]" office:value-type="float" office:value="0.112068965517241" calcext:value-type="float">
            <text:p>0.1121</text:p>
          </table:table-cell>
          <table:table-cell table:number-columns-repeated="6"/>
          <table:table-cell table:formula="of:=[$Vanilla.E17]/[$Vanilla.G17]" office:value-type="float" office:value="11.0625" calcext:value-type="float">
            <text:p>11.0625</text:p>
          </table:table-cell>
          <table:table-cell table:formula="of:=[$Vanilla.I17]/[$Vanilla.E17]" office:value-type="float" office:value="0.18361581920904" calcext:value-type="float">
            <text:p>0.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Vanilla.$E18]/[$Vanilla.$D18]" office:value-type="float" office:value="0.692857142857143" calcext:value-type="float">
            <text:p>0.6929</text:p>
          </table:table-cell>
          <table:table-cell table:formula="of:=[$Vanilla.$G18]/[$Vanilla.$D18]" office:value-type="float" office:value="0.0591836734693877" calcext:value-type="float">
            <text:p>0.0592</text:p>
          </table:table-cell>
          <table:table-cell table:formula="of:=[$Vanilla.$I18]/[$Vanilla.$D18]" office:value-type="float" office:value="0.125510204081633" calcext:value-type="float">
            <text:p>0.1255</text:p>
          </table:table-cell>
          <table:table-cell table:number-columns-repeated="6"/>
          <table:table-cell table:formula="of:=[$Vanilla.E18]/[$Vanilla.G18]" office:value-type="float" office:value="11.7068965517241" calcext:value-type="float">
            <text:p>11.7069</text:p>
          </table:table-cell>
          <table:table-cell table:formula="of:=[$Vanilla.I18]/[$Vanilla.E18]" office:value-type="float" office:value="0.181148748159057" calcext:value-type="float">
            <text:p>0.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Vanilla.$E19]/[$Vanilla.$D19]" office:value-type="float" office:value="0.781437125748503" calcext:value-type="float">
            <text:p>0.7814</text:p>
          </table:table-cell>
          <table:table-cell table:formula="of:=[$Vanilla.$G19]/[$Vanilla.$D19]" office:value-type="float" office:value="0.062874251497006" calcext:value-type="float">
            <text:p>0.0629</text:p>
          </table:table-cell>
          <table:table-cell table:formula="of:=[$Vanilla.$I19]/[$Vanilla.$D19]" office:value-type="float" office:value="0.140718562874251" calcext:value-type="float">
            <text:p>0.1407</text:p>
          </table:table-cell>
          <table:table-cell table:number-columns-repeated="6"/>
          <table:table-cell table:formula="of:=[$Vanilla.E19]/[$Vanilla.G19]" office:value-type="float" office:value="12.4285714285714" calcext:value-type="float">
            <text:p>12.4286</text:p>
          </table:table-cell>
          <table:table-cell table:formula="of:=[$Vanilla.I19]/[$Vanilla.E19]" office:value-type="float" office:value="0.18007662835249" calcext:value-type="float">
            <text:p>0.1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Vanilla.$K20]/[$Vanilla.$D20]" office:value-type="float" office:value="17.0666666666667" calcext:value-type="float">
            <text:p>17.0667</text:p>
          </table:table-cell>
          <table:table-cell table:formula="of:=[$Vanilla.$M20]/[$Vanilla.$D20]" office:value-type="float" office:value="0.0333333333333333" calcext:value-type="float">
            <text:p>0.0333</text:p>
          </table:table-cell>
          <table:table-cell table:formula="of:=[$Vanilla.$O20]/[$Vanilla.$D20]" office:value-type="float" office:value="0.0733333333333333" calcext:value-type="float">
            <text:p>0.0733</text:p>
          </table:table-cell>
          <table:table-cell table:number-columns-repeated="5"/>
          <table:table-cell table:formula="of:=[$Vanilla.K20]/[$Vanilla.M20]/60" office:value-type="float" office:value="8.53333333333333" calcext:value-type="float">
            <text:p>8.5333</text:p>
          </table:table-cell>
          <table:table-cell table:formula="of:=[$Vanilla.O20]/[$Vanilla.K20]*60" office:value-type="float" office:value="0.2578125" calcext:value-type="float">
            <text:p>0.2578</text:p>
          </table:table-cell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Vanilla.$K21]/[$Vanilla.$D21]" office:value-type="float" office:value="18.9230769230769" calcext:value-type="float">
            <text:p>18.9231</text:p>
          </table:table-cell>
          <table:table-cell table:formula="of:=[$Vanilla.$M21]/[$Vanilla.$D21]" office:value-type="float" office:value="0.0346153846153846" calcext:value-type="float">
            <text:p>0.0346</text:p>
          </table:table-cell>
          <table:table-cell table:formula="of:=[$Vanilla.$O21]/[$Vanilla.$D21]" office:value-type="float" office:value="0.0807692307692308" calcext:value-type="float">
            <text:p>0.0808</text:p>
          </table:table-cell>
          <table:table-cell table:number-columns-repeated="5"/>
          <table:table-cell table:formula="of:=[$Vanilla.K21]/[$Vanilla.M21]/60" office:value-type="float" office:value="9.11111111111111" calcext:value-type="float">
            <text:p>9.1111</text:p>
          </table:table-cell>
          <table:table-cell table:formula="of:=[$Vanilla.O21]/[$Vanilla.K21]*60" office:value-type="float" office:value="0.25609756097561" calcext:value-type="float">
            <text:p>0.2561</text:p>
          </table:table-cell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Vanilla.$K22]/[$Vanilla.$D22]" office:value-type="float" office:value="21.953488372093" calcext:value-type="float">
            <text:p>21.9535</text:p>
          </table:table-cell>
          <table:table-cell table:formula="of:=[$Vanilla.$M22]/[$Vanilla.$D22]" office:value-type="float" office:value="0.0372093023255814" calcext:value-type="float">
            <text:p>0.0372</text:p>
          </table:table-cell>
          <table:table-cell table:formula="of:=[$Vanilla.$O22]/[$Vanilla.$D22]" office:value-type="float" office:value="0.0953488372093023" calcext:value-type="float">
            <text:p>0.0953</text:p>
          </table:table-cell>
          <table:table-cell table:number-columns-repeated="5"/>
          <table:table-cell table:formula="of:=[$Vanilla.K22]/[$Vanilla.M22]/60" office:value-type="float" office:value="9.83333333333333" calcext:value-type="float">
            <text:p>9.8333</text:p>
          </table:table-cell>
          <table:table-cell table:formula="of:=[$Vanilla.O22]/[$Vanilla.K22]*60" office:value-type="float" office:value="0.260593220338983" calcext:value-type="float">
            <text:p>0.2606</text:p>
          </table:table-cell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Vanilla.$K23]/[$Vanilla.$D23]" office:value-type="float" office:value="24.4864864864865" calcext:value-type="float">
            <text:p>24.4865</text:p>
          </table:table-cell>
          <table:table-cell table:formula="of:=[$Vanilla.$M23]/[$Vanilla.$D23]" office:value-type="float" office:value="0.0391891891891892" calcext:value-type="float">
            <text:p>0.0392</text:p>
          </table:table-cell>
          <table:table-cell table:formula="of:=[$Vanilla.$O23]/[$Vanilla.$D23]" office:value-type="float" office:value="0.104054054054054" calcext:value-type="float">
            <text:p>0.1041</text:p>
          </table:table-cell>
          <table:table-cell table:number-columns-repeated="5"/>
          <table:table-cell table:formula="of:=[$Vanilla.K23]/[$Vanilla.M23]/60" office:value-type="float" office:value="10.4137931034483" calcext:value-type="float">
            <text:p>10.4138</text:p>
          </table:table-cell>
          <table:table-cell table:formula="of:=[$Vanilla.O23]/[$Vanilla.K23]*60" office:value-type="float" office:value="0.254966887417218" calcext:value-type="float">
            <text:p>0.2550</text:p>
          </table:table-cell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Vanilla.$K24]/[$Vanilla.$D24]" office:value-type="float" office:value="27.832" calcext:value-type="float">
            <text:p>27.8320</text:p>
          </table:table-cell>
          <table:table-cell table:formula="of:=[$Vanilla.$M24]/[$Vanilla.$D24]" office:value-type="float" office:value="0.0416" calcext:value-type="float">
            <text:p>0.0416</text:p>
          </table:table-cell>
          <table:table-cell table:formula="of:=[$Vanilla.$O24]/[$Vanilla.$D24]" office:value-type="float" office:value="0.1176" calcext:value-type="float">
            <text:p>0.1176</text:p>
          </table:table-cell>
          <table:table-cell table:number-columns-repeated="5"/>
          <table:table-cell table:formula="of:=[$Vanilla.K24]/[$Vanilla.M24]/60" office:value-type="float" office:value="11.150641025641" calcext:value-type="float">
            <text:p>11.1506</text:p>
          </table:table-cell>
          <table:table-cell table:formula="of:=[$Vanilla.O24]/[$Vanilla.K24]*60" office:value-type="float" office:value="0.253521126760563" calcext:value-type="float">
            <text:p>0.2535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Vanilla.$E26]/[$Vanilla.$D26]" office:value-type="float" office:value="0.7" calcext:value-type="float">
            <text:p>0.7000</text:p>
          </table:table-cell>
          <table:table-cell table:formula="of:=[$Vanilla.$G26]/[$Vanilla.$D26]" office:value-type="float" office:value="0.0818181818181818" calcext:value-type="float">
            <text:p>0.0818</text:p>
          </table:table-cell>
          <table:table-cell table:formula="of:=[$Vanilla.$I26]/[$Vanilla.$D26]" office:value-type="float" office:value="0.159090909090909" calcext:value-type="float">
            <text:p>0.1591</text:p>
          </table:table-cell>
          <table:table-cell table:number-columns-repeated="6"/>
          <table:table-cell table:formula="of:=[$Vanilla.E26]/[$Vanilla.G26]" office:value-type="float" office:value="8.55555555555556" calcext:value-type="float">
            <text:p>8.5556</text:p>
          </table:table-cell>
          <table:table-cell table:formula="of:=[$Vanilla.I26]/[$Vanilla.E26]" office:value-type="float" office:value="0.227272727272727" calcext:value-type="float">
            <text:p>0.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Vanilla.$E27]/[$Vanilla.$D27]" office:value-type="float" office:value="0.802941176470588" calcext:value-type="float">
            <text:p>0.8029</text:p>
          </table:table-cell>
          <table:table-cell table:formula="of:=[$Vanilla.$G27]/[$Vanilla.$D27]" office:value-type="float" office:value="0.0911764705882353" calcext:value-type="float">
            <text:p>0.0912</text:p>
          </table:table-cell>
          <table:table-cell table:formula="of:=[$Vanilla.$I27]/[$Vanilla.$D27]" office:value-type="float" office:value="0.179411764705882" calcext:value-type="float">
            <text:p>0.1794</text:p>
          </table:table-cell>
          <table:table-cell table:number-columns-repeated="6"/>
          <table:table-cell table:formula="of:=[$Vanilla.E27]/[$Vanilla.G27]" office:value-type="float" office:value="8.80645161290323" calcext:value-type="float">
            <text:p>8.8065</text:p>
          </table:table-cell>
          <table:table-cell table:formula="of:=[$Vanilla.I27]/[$Vanilla.E27]" office:value-type="float" office:value="0.223443223443223" calcext:value-type="float">
            <text:p>0.2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Vanilla.$E28]/[$Vanilla.$D28]" office:value-type="float" office:value="0.89811320754717" calcext:value-type="float">
            <text:p>0.8981</text:p>
          </table:table-cell>
          <table:table-cell table:formula="of:=[$Vanilla.$G28]/[$Vanilla.$D28]" office:value-type="float" office:value="0.0962264150943396" calcext:value-type="float">
            <text:p>0.0962</text:p>
          </table:table-cell>
          <table:table-cell table:formula="of:=[$Vanilla.$I28]/[$Vanilla.$D28]" office:value-type="float" office:value="0.194339622641509" calcext:value-type="float">
            <text:p>0.1943</text:p>
          </table:table-cell>
          <table:table-cell table:number-columns-repeated="6"/>
          <table:table-cell table:formula="of:=[$Vanilla.E28]/[$Vanilla.G28]" office:value-type="float" office:value="9.33333333333333" calcext:value-type="float">
            <text:p>9.3333</text:p>
          </table:table-cell>
          <table:table-cell table:formula="of:=[$Vanilla.I28]/[$Vanilla.E28]" office:value-type="float" office:value="0.216386554621849" calcext:value-type="float">
            <text:p>0.2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Vanilla.$E29]/[$Vanilla.$D29]" office:value-type="float" office:value="0.998780487804878" calcext:value-type="float">
            <text:p>0.9988</text:p>
          </table:table-cell>
          <table:table-cell table:formula="of:=[$Vanilla.$G29]/[$Vanilla.$D29]" office:value-type="float" office:value="0.101219512195122" calcext:value-type="float">
            <text:p>0.1012</text:p>
          </table:table-cell>
          <table:table-cell table:formula="of:=[$Vanilla.$I29]/[$Vanilla.$D29]" office:value-type="float" office:value="0.212195121951219" calcext:value-type="float">
            <text:p>0.2122</text:p>
          </table:table-cell>
          <table:table-cell table:number-columns-repeated="6"/>
          <table:table-cell table:formula="of:=[$Vanilla.E29]/[$Vanilla.G29]" office:value-type="float" office:value="9.86746987951807" calcext:value-type="float">
            <text:p>9.8675</text:p>
          </table:table-cell>
          <table:table-cell table:formula="of:=[$Vanilla.I29]/[$Vanilla.E29]" office:value-type="float" office:value="0.212454212454212" calcext:value-type="float">
            <text:p>0.2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Vanilla.$E30]/[$Vanilla.$D30]" office:value-type="float" office:value="1.1" calcext:value-type="float">
            <text:p>1.1000</text:p>
          </table:table-cell>
          <table:table-cell table:formula="of:=[$Vanilla.$G30]/[$Vanilla.$D30]" office:value-type="float" office:value="0.104724409448819" calcext:value-type="float">
            <text:p>0.1047</text:p>
          </table:table-cell>
          <table:table-cell table:formula="of:=[$Vanilla.$I30]/[$Vanilla.$D30]" office:value-type="float" office:value="0.229133858267717" calcext:value-type="float">
            <text:p>0.2291</text:p>
          </table:table-cell>
          <table:table-cell table:number-columns-repeated="6"/>
          <table:table-cell table:formula="of:=[$Vanilla.E30]/[$Vanilla.G30]" office:value-type="float" office:value="10.5037593984962" calcext:value-type="float">
            <text:p>10.5038</text:p>
          </table:table-cell>
          <table:table-cell table:formula="of:=[$Vanilla.I30]/[$Vanilla.E30]" office:value-type="float" office:value="0.208303507516106" calcext:value-type="float">
            <text:p>0.2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Vanilla.$K31]/[$Vanilla.$D31]" office:value-type="float" office:value="24.5" calcext:value-type="float">
            <text:p>24.5000</text:p>
          </table:table-cell>
          <table:table-cell table:formula="of:=[$Vanilla.$M31]/[$Vanilla.$D31]" office:value-type="float" office:value="0.05625" calcext:value-type="float">
            <text:p>0.0563</text:p>
          </table:table-cell>
          <table:table-cell table:formula="of:=[$Vanilla.$O31]/[$Vanilla.$D31]" office:value-type="float" office:value="0.1375" calcext:value-type="float">
            <text:p>0.1375</text:p>
          </table:table-cell>
          <table:table-cell table:number-columns-repeated="5"/>
          <table:table-cell table:formula="of:=[$Vanilla.K31]/[$Vanilla.M31]/60" office:value-type="float" office:value="7.25925925925926" calcext:value-type="float">
            <text:p>7.2593</text:p>
          </table:table-cell>
          <table:table-cell table:formula="of:=[$Vanilla.O31]/[$Vanilla.K31]*60" office:value-type="float" office:value="0.336734693877551" calcext:value-type="float">
            <text:p>0.3367</text:p>
          </table:table-cell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Vanilla.$K32]/[$Vanilla.$D32]" office:value-type="float" office:value="27.48" calcext:value-type="float">
            <text:p>27.4800</text:p>
          </table:table-cell>
          <table:table-cell table:formula="of:=[$Vanilla.$M32]/[$Vanilla.$D32]" office:value-type="float" office:value="0.06" calcext:value-type="float">
            <text:p>0.0600</text:p>
          </table:table-cell>
          <table:table-cell table:formula="of:=[$Vanilla.$O32]/[$Vanilla.$D32]" office:value-type="float" office:value="0.148" calcext:value-type="float">
            <text:p>0.1480</text:p>
          </table:table-cell>
          <table:table-cell table:number-columns-repeated="5"/>
          <table:table-cell table:formula="of:=[$Vanilla.K32]/[$Vanilla.M32]/60" office:value-type="float" office:value="7.63333333333333" calcext:value-type="float">
            <text:p>7.6333</text:p>
          </table:table-cell>
          <table:table-cell table:formula="of:=[$Vanilla.O32]/[$Vanilla.K32]*60" office:value-type="float" office:value="0.323144104803493" calcext:value-type="float">
            <text:p>0.3231</text:p>
          </table:table-cell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Vanilla.$K33]/[$Vanilla.$D33]" office:value-type="float" office:value="31.3684210526316" calcext:value-type="float">
            <text:p>31.3684</text:p>
          </table:table-cell>
          <table:table-cell table:formula="of:=[$Vanilla.$M33]/[$Vanilla.$D33]" office:value-type="float" office:value="0.0657894736842105" calcext:value-type="float">
            <text:p>0.0658</text:p>
          </table:table-cell>
          <table:table-cell table:formula="of:=[$Vanilla.$O33]/[$Vanilla.$D33]" office:value-type="float" office:value="0.165789473684211" calcext:value-type="float">
            <text:p>0.1658</text:p>
          </table:table-cell>
          <table:table-cell table:number-columns-repeated="5"/>
          <table:table-cell table:formula="of:=[$Vanilla.K33]/[$Vanilla.M33]/60" office:value-type="float" office:value="7.94666666666667" calcext:value-type="float">
            <text:p>7.9467</text:p>
          </table:table-cell>
          <table:table-cell table:formula="of:=[$Vanilla.O33]/[$Vanilla.K33]*60" office:value-type="float" office:value="0.317114093959731" calcext:value-type="float">
            <text:p>0.3171</text:p>
          </table:table-cell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Vanilla.$K34]/[$Vanilla.$D34]" office:value-type="float" office:value="34.1666666666667" calcext:value-type="float">
            <text:p>34.1667</text:p>
          </table:table-cell>
          <table:table-cell table:formula="of:=[$Vanilla.$M34]/[$Vanilla.$D34]" office:value-type="float" office:value="0.0683333333333333" calcext:value-type="float">
            <text:p>0.0683</text:p>
          </table:table-cell>
          <table:table-cell table:formula="of:=[$Vanilla.$O34]/[$Vanilla.$D34]" office:value-type="float" office:value="0.175" calcext:value-type="float">
            <text:p>0.1750</text:p>
          </table:table-cell>
          <table:table-cell table:number-columns-repeated="5"/>
          <table:table-cell table:formula="of:=[$Vanilla.K34]/[$Vanilla.M34]/60" office:value-type="float" office:value="8.33333333333333" calcext:value-type="float">
            <text:p>8.3333</text:p>
          </table:table-cell>
          <table:table-cell table:formula="of:=[$Vanilla.O34]/[$Vanilla.K34]*60" office:value-type="float" office:value="0.307317073170732" calcext:value-type="float">
            <text:p>0.3073</text:p>
          </table:table-cell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Vanilla.$K35]/[$Vanilla.$D35]" office:value-type="float" office:value="38.1413043478261" calcext:value-type="float">
            <text:p>38.1413</text:p>
          </table:table-cell>
          <table:table-cell table:formula="of:=[$Vanilla.$M35]/[$Vanilla.$D35]" office:value-type="float" office:value="0.0717391304347826" calcext:value-type="float">
            <text:p>0.0717</text:p>
          </table:table-cell>
          <table:table-cell table:formula="of:=[$Vanilla.$O35]/[$Vanilla.$D35]" office:value-type="float" office:value="0.190217391304348" calcext:value-type="float">
            <text:p>0.1902</text:p>
          </table:table-cell>
          <table:table-cell table:number-columns-repeated="5"/>
          <table:table-cell table:formula="of:=[$Vanilla.K35]/[$Vanilla.M35]/60" office:value-type="float" office:value="8.86111111111111" calcext:value-type="float">
            <text:p>8.8611</text:p>
          </table:table-cell>
          <table:table-cell table:formula="of:=[$Vanilla.O35]/[$Vanilla.K35]*60" office:value-type="float" office:value="0.299230550014249" calcext:value-type="float">
            <text:p>0.2992</text:p>
          </table:table-cell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Vanilla.$Q36]/[$Vanilla.$D36]" office:value-type="float" office:value="0.7" calcext:value-type="float">
            <text:p>0.7000</text:p>
          </table:table-cell>
          <table:table-cell table:formula="of:=[$Vanilla.$S36]/[$Vanilla.$D36]" office:value-type="float" office:value="0.0818181818181818" calcext:value-type="float">
            <text:p>0.0818</text:p>
          </table:table-cell>
          <table:table-cell table:formula="of:=[$Vanilla.$U36]/[$Vanilla.$D36]" office:value-type="float" office:value="0.159090909090909" calcext:value-type="float">
            <text:p>0.1591</text:p>
          </table:table-cell>
          <table:table-cell table:formula="of:=[$Vanilla.Q36]/[$Vanilla.S36]" office:value-type="float" office:value="8.55555555555556" calcext:value-type="float">
            <text:p>8.5556</text:p>
          </table:table-cell>
          <table:table-cell table:formula="of:=[$Vanilla.U36]/[$Vanilla.Q36]" office:value-type="float" office:value="0.227272727272727" calcext:value-type="float">
            <text:p>0.2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Vanilla.$E38]/[$Vanilla.$D38]" office:value-type="float" office:value="0.407105263157895" calcext:value-type="float">
            <text:p>0.4071</text:p>
          </table:table-cell>
          <table:table-cell table:formula="of:=[$Vanilla.$G38]/[$Vanilla.$D38]" office:value-type="float" office:value="0.0396842105263158" calcext:value-type="float">
            <text:p>0.0397</text:p>
          </table:table-cell>
          <table:table-cell table:formula="of:=[$Vanilla.$I38]/[$Vanilla.$D38]" office:value-type="float" office:value="0.0752631578947368" calcext:value-type="float">
            <text:p>0.0753</text:p>
          </table:table-cell>
          <table:table-cell table:formula="of:=[$Vanilla.$K38]/[$Vanilla.$D38]" office:value-type="float" office:value="8.41578947368421" calcext:value-type="float">
            <text:p>8.4158</text:p>
          </table:table-cell>
          <table:table-cell table:formula="of:=[$Vanilla.$M38]/[$Vanilla.$D38]" office:value-type="float" office:value="0.0153947368421053" calcext:value-type="float">
            <text:p>0.0154</text:p>
          </table:table-cell>
          <table:table-cell table:formula="of:=[$Vanilla.$O38]/[$Vanilla.$D38]" office:value-type="float" office:value="0.0359210526315789" calcext:value-type="float">
            <text:p>0.0359</text:p>
          </table:table-cell>
          <table:table-cell table:number-columns-repeated="3"/>
          <table:table-cell table:formula="of:=[$Vanilla.E38]/[$Vanilla.G38]" office:value-type="float" office:value="10.2586206896552" calcext:value-type="float">
            <text:p>10.2586</text:p>
          </table:table-cell>
          <table:table-cell table:formula="of:=[$Vanilla.I38]/[$Vanilla.E38]" office:value-type="float" office:value="0.184873949579832" calcext:value-type="float">
            <text:p>0.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Vanilla.$E39]/[$Vanilla.$D39]" office:value-type="float" office:value="0.826086956521739" calcext:value-type="float">
            <text:p>0.8261</text:p>
          </table:table-cell>
          <table:table-cell table:formula="of:=[$Vanilla.$G39]/[$Vanilla.$D39]" office:value-type="float" office:value="0.0478260869565217" calcext:value-type="float">
            <text:p>0.0478</text:p>
          </table:table-cell>
          <table:table-cell table:formula="of:=[$Vanilla.$I39]/[$Vanilla.$D39]" office:value-type="float" office:value="0.143478260869565" calcext:value-type="float">
            <text:p>0.1435</text:p>
          </table:table-cell>
          <table:table-cell table:formula="of:=[$Vanilla.$K39]/[$Vanilla.$D39]" office:value-type="float" office:value="10.8521739130435" calcext:value-type="float">
            <text:p>10.8522</text:p>
          </table:table-cell>
          <table:table-cell table:formula="of:=[$Vanilla.$M39]/[$Vanilla.$D39]" office:value-type="float" office:value="0.0197826086956522" calcext:value-type="float">
            <text:p>0.0198</text:p>
          </table:table-cell>
          <table:table-cell table:formula="of:=[$Vanilla.$O39]/[$Vanilla.$D39]" office:value-type="float" office:value="0.053695652173913" calcext:value-type="float">
            <text:p>0.0537</text:p>
          </table:table-cell>
          <table:table-cell table:formula="of:=[$Vanilla.$Q39]/[$Vanilla.$D39]" office:value-type="float" office:value="0.194782608695652" calcext:value-type="float">
            <text:p>0.1948</text:p>
          </table:table-cell>
          <table:table-cell table:formula="of:=[$Vanilla.$S39]/[$Vanilla.$D39]" office:value-type="float" office:value="0.021304347826087" calcext:value-type="float">
            <text:p>0.0213</text:p>
          </table:table-cell>
          <table:table-cell table:formula="of:=[$Vanilla.$U39]/[$Vanilla.$D39]" office:value-type="float" office:value="0.0578260869565217" calcext:value-type="float">
            <text:p>0.0578</text:p>
          </table:table-cell>
          <table:table-cell table:formula="of:=[$Vanilla.E39]/[$Vanilla.G39]" office:value-type="float" office:value="17.2727272727273" calcext:value-type="float">
            <text:p>17.2727</text:p>
          </table:table-cell>
          <table:table-cell table:formula="of:=[$Vanilla.I39]/[$Vanilla.E39]" office:value-type="float" office:value="0.173684210526316" calcext:value-type="float">
            <text:p>0.1737</text:p>
          </table:table-cell>
          <table:table-cell table:formula="of:=[$Vanilla.K39]/[$Vanilla.M39]/60" office:value-type="float" office:value="9.14285714285714" calcext:value-type="float">
            <text:p>9.1429</text:p>
          </table:table-cell>
          <table:table-cell table:formula="of:=[$Vanilla.O39]/[$Vanilla.K39]*60" office:value-type="float" office:value="0.296875" calcext:value-type="float">
            <text:p>0.2969</text:p>
          </table:table-cell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Vanilla.$E41]/[$Vanilla.$D41]" office:value-type="float" office:value="0.35" calcext:value-type="float">
            <text:p>0.3500</text:p>
          </table:table-cell>
          <table:table-cell table:formula="of:=[$Vanilla.$G41]/[$Vanilla.$D41]" office:value-type="float" office:value="0.0418181818181818" calcext:value-type="float">
            <text:p>0.0418</text:p>
          </table:table-cell>
          <table:table-cell table:formula="of:=[$Vanilla.$I41]/[$Vanilla.$D41]" office:value-type="float" office:value="0.0831818181818182" calcext:value-type="float">
            <text:p>0.0832</text:p>
          </table:table-cell>
          <table:table-cell table:formula="of:=[$Vanilla.$K41]/[$Vanilla.$D41]" office:value-type="float" office:value="11.3636363636364" calcext:value-type="float">
            <text:p>11.3636</text:p>
          </table:table-cell>
          <table:table-cell table:formula="of:=[$Vanilla.$M41]/[$Vanilla.$D41]" office:value-type="float" office:value="0.0290909090909091" calcext:value-type="float">
            <text:p>0.0291</text:p>
          </table:table-cell>
          <table:table-cell table:formula="of:=[$Vanilla.$O41]/[$Vanilla.$D41]" office:value-type="float" office:value="0.0581818181818182" calcext:value-type="float">
            <text:p>0.0582</text:p>
          </table:table-cell>
          <table:table-cell table:number-columns-repeated="3"/>
          <table:table-cell table:formula="of:=[$Vanilla.E41]/[$Vanilla.G41]" office:value-type="float" office:value="8.3695652173913" calcext:value-type="float">
            <text:p>8.3696</text:p>
          </table:table-cell>
          <table:table-cell table:formula="of:=[$Vanilla.I41]/[$Vanilla.E41]" office:value-type="float" office:value="0.237662337662338" calcext:value-type="float">
            <text:p>0.2377</text:p>
          </table:table-cell>
          <table:table-cell table:formula="of:=[$Vanilla.K41]/[$Vanilla.M41]/60" office:value-type="float" office:value="6.51041666666667" calcext:value-type="float">
            <text:p>6.5104</text:p>
          </table:table-cell>
          <table:table-cell table:formula="of:=[$Vanilla.O41]/[$Vanilla.K41]*60" office:value-type="float" office:value="0.3072" calcext:value-type="float">
            <text:p>0.3072</text:p>
          </table:table-cell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Vanilla.$E42]/[$Vanilla.$D42]" office:value-type="float" office:value="0.733333333333333" calcext:value-type="float">
            <text:p>0.7333</text:p>
          </table:table-cell>
          <table:table-cell table:formula="of:=[$Vanilla.$G42]/[$Vanilla.$D42]" office:value-type="float" office:value="0.0833333333333333" calcext:value-type="float">
            <text:p>0.0833</text:p>
          </table:table-cell>
          <table:table-cell table:formula="of:=[$Vanilla.$I42]/[$Vanilla.$D42]" office:value-type="float" office:value="0.161111111111111" calcext:value-type="float">
            <text:p>0.1611</text:p>
          </table:table-cell>
          <table:table-cell table:number-columns-repeated="6"/>
          <table:table-cell table:formula="of:=[$Vanilla.E42]/[$Vanilla.G42]" office:value-type="float" office:value="8.8" calcext:value-type="float">
            <text:p>8.8000</text:p>
          </table:table-cell>
          <table:table-cell table:formula="of:=[$Vanilla.I42]/[$Vanilla.E42]" office:value-type="float" office:value="0.21969696969697" calcext:value-type="float">
            <text:p>0.2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Vanilla.$E43]/[$Vanilla.$D43]" office:value-type="float" office:value="0.842857142857143" calcext:value-type="float">
            <text:p>0.8429</text:p>
          </table:table-cell>
          <table:table-cell table:formula="of:=[$Vanilla.$G43]/[$Vanilla.$D43]" office:value-type="float" office:value="0.0928571428571429" calcext:value-type="float">
            <text:p>0.0929</text:p>
          </table:table-cell>
          <table:table-cell table:formula="of:=[$Vanilla.$I43]/[$Vanilla.$D43]" office:value-type="float" office:value="0.178571428571429" calcext:value-type="float">
            <text:p>0.1786</text:p>
          </table:table-cell>
          <table:table-cell table:number-columns-repeated="6"/>
          <table:table-cell table:formula="of:=[$Vanilla.E43]/[$Vanilla.G43]" office:value-type="float" office:value="9.07692307692308" calcext:value-type="float">
            <text:p>9.0769</text:p>
          </table:table-cell>
          <table:table-cell table:formula="of:=[$Vanilla.I43]/[$Vanilla.E43]" office:value-type="float" office:value="0.211864406779661" calcext:value-type="float">
            <text:p>0.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Vanilla.$E44]/[$Vanilla.$D44]" office:value-type="float" office:value="0.943181818181818" calcext:value-type="float">
            <text:p>0.9432</text:p>
          </table:table-cell>
          <table:table-cell table:formula="of:=[$Vanilla.$G44]/[$Vanilla.$D44]" office:value-type="float" office:value="0.0954545454545455" calcext:value-type="float">
            <text:p>0.0955</text:p>
          </table:table-cell>
          <table:table-cell table:formula="of:=[$Vanilla.$I44]/[$Vanilla.$D44]" office:value-type="float" office:value="0.195454545454545" calcext:value-type="float">
            <text:p>0.1955</text:p>
          </table:table-cell>
          <table:table-cell table:number-columns-repeated="6"/>
          <table:table-cell table:formula="of:=[$Vanilla.E44]/[$Vanilla.G44]" office:value-type="float" office:value="9.88095238095238" calcext:value-type="float">
            <text:p>9.8810</text:p>
          </table:table-cell>
          <table:table-cell table:formula="of:=[$Vanilla.I44]/[$Vanilla.E44]" office:value-type="float" office:value="0.207228915662651" calcext:value-type="float">
            <text:p>0.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Vanilla.$E45]/[$Vanilla.$D45]" office:value-type="float" office:value="1.04920634920635" calcext:value-type="float">
            <text:p>1.0492</text:p>
          </table:table-cell>
          <table:table-cell table:formula="of:=[$Vanilla.$G45]/[$Vanilla.$D45]" office:value-type="float" office:value="0.101587301587302" calcext:value-type="float">
            <text:p>0.1016</text:p>
          </table:table-cell>
          <table:table-cell table:formula="of:=[$Vanilla.$I45]/[$Vanilla.$D45]" office:value-type="float" office:value="0.212698412698413" calcext:value-type="float">
            <text:p>0.2127</text:p>
          </table:table-cell>
          <table:table-cell table:number-columns-repeated="6"/>
          <table:table-cell table:formula="of:=[$Vanilla.E45]/[$Vanilla.G45]" office:value-type="float" office:value="10.328125" calcext:value-type="float">
            <text:p>10.3281</text:p>
          </table:table-cell>
          <table:table-cell table:formula="of:=[$Vanilla.I45]/[$Vanilla.E45]" office:value-type="float" office:value="0.202723146747352" calcext:value-type="float">
            <text:p>0.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Vanilla.$E46]/[$Vanilla.$D46]" office:value-type="float" office:value="1.15480769230769" calcext:value-type="float">
            <text:p>1.1548</text:p>
          </table:table-cell>
          <table:table-cell table:formula="of:=[$Vanilla.$G46]/[$Vanilla.$D46]" office:value-type="float" office:value="0.104807692307692" calcext:value-type="float">
            <text:p>0.1048</text:p>
          </table:table-cell>
          <table:table-cell table:formula="of:=[$Vanilla.$I46]/[$Vanilla.$D46]" office:value-type="float" office:value="0.228846153846154" calcext:value-type="float">
            <text:p>0.2288</text:p>
          </table:table-cell>
          <table:table-cell table:number-columns-repeated="6"/>
          <table:table-cell table:formula="of:=[$Vanilla.E46]/[$Vanilla.G46]" office:value-type="float" office:value="11.0183486238532" calcext:value-type="float">
            <text:p>11.0183</text:p>
          </table:table-cell>
          <table:table-cell table:formula="of:=[$Vanilla.I46]/[$Vanilla.E46]" office:value-type="float" office:value="0.198168193172356" calcext:value-type="float">
            <text:p>0.1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Vanilla.$K47]/[$Vanilla.$D47]" office:value-type="float" office:value="25.75" calcext:value-type="float">
            <text:p>25.7500</text:p>
          </table:table-cell>
          <table:table-cell table:formula="of:=[$Vanilla.$M47]/[$Vanilla.$D47]" office:value-type="float" office:value="0.0583333333333333" calcext:value-type="float">
            <text:p>0.0583</text:p>
          </table:table-cell>
          <table:table-cell table:formula="of:=[$Vanilla.$O47]/[$Vanilla.$D47]" office:value-type="float" office:value="0.133333333333333" calcext:value-type="float">
            <text:p>0.1333</text:p>
          </table:table-cell>
          <table:table-cell table:number-columns-repeated="5"/>
          <table:table-cell table:formula="of:=[$Vanilla.K47]/[$Vanilla.M47]/60" office:value-type="float" office:value="7.35714285714286" calcext:value-type="float">
            <text:p>7.3571</text:p>
          </table:table-cell>
          <table:table-cell table:formula="of:=[$Vanilla.O47]/[$Vanilla.K47]*60" office:value-type="float" office:value="0.310679611650485" calcext:value-type="float">
            <text:p>0.3107</text:p>
          </table:table-cell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Vanilla.$K48]/[$Vanilla.$D48]" office:value-type="float" office:value="28.85" calcext:value-type="float">
            <text:p>28.8500</text:p>
          </table:table-cell>
          <table:table-cell table:formula="of:=[$Vanilla.$M48]/[$Vanilla.$D48]" office:value-type="float" office:value="0.055" calcext:value-type="float">
            <text:p>0.0550</text:p>
          </table:table-cell>
          <table:table-cell table:formula="of:=[$Vanilla.$O48]/[$Vanilla.$D48]" office:value-type="float" office:value="0.14" calcext:value-type="float">
            <text:p>0.1400</text:p>
          </table:table-cell>
          <table:table-cell table:number-columns-repeated="5"/>
          <table:table-cell table:formula="of:=[$Vanilla.K48]/[$Vanilla.M48]/60" office:value-type="float" office:value="8.74242424242424" calcext:value-type="float">
            <text:p>8.7424</text:p>
          </table:table-cell>
          <table:table-cell table:formula="of:=[$Vanilla.O48]/[$Vanilla.K48]*60" office:value-type="float" office:value="0.291161178509532" calcext:value-type="float">
            <text:p>0.2912</text:p>
          </table:table-cell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Vanilla.$K49]/[$Vanilla.$D49]" office:value-type="float" office:value="32.9375" calcext:value-type="float">
            <text:p>32.9375</text:p>
          </table:table-cell>
          <table:table-cell table:formula="of:=[$Vanilla.$M49]/[$Vanilla.$D49]" office:value-type="float" office:value="0.0625" calcext:value-type="float">
            <text:p>0.0625</text:p>
          </table:table-cell>
          <table:table-cell table:formula="of:=[$Vanilla.$O49]/[$Vanilla.$D49]" office:value-type="float" office:value="0.159375" calcext:value-type="float">
            <text:p>0.1594</text:p>
          </table:table-cell>
          <table:table-cell table:number-columns-repeated="5"/>
          <table:table-cell table:formula="of:=[$Vanilla.K49]/[$Vanilla.M49]/60" office:value-type="float" office:value="8.78333333333333" calcext:value-type="float">
            <text:p>8.7833</text:p>
          </table:table-cell>
          <table:table-cell table:formula="of:=[$Vanilla.O49]/[$Vanilla.K49]*60" office:value-type="float" office:value="0.290322580645161" calcext:value-type="float">
            <text:p>0.2903</text:p>
          </table:table-cell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Vanilla.$K50]/[$Vanilla.$D50]" office:value-type="float" office:value="35.8775510204082" calcext:value-type="float">
            <text:p>35.8776</text:p>
          </table:table-cell>
          <table:table-cell table:formula="of:=[$Vanilla.$M50]/[$Vanilla.$D50]" office:value-type="float" office:value="0.0653061224489796" calcext:value-type="float">
            <text:p>0.0653</text:p>
          </table:table-cell>
          <table:table-cell table:formula="of:=[$Vanilla.$O50]/[$Vanilla.$D50]" office:value-type="float" office:value="0.16734693877551" calcext:value-type="float">
            <text:p>0.1673</text:p>
          </table:table-cell>
          <table:table-cell table:number-columns-repeated="5"/>
          <table:table-cell table:formula="of:=[$Vanilla.K50]/[$Vanilla.M50]/60" office:value-type="float" office:value="9.15625" calcext:value-type="float">
            <text:p>9.1563</text:p>
          </table:table-cell>
          <table:table-cell table:formula="of:=[$Vanilla.O50]/[$Vanilla.K50]*60" office:value-type="float" office:value="0.279863481228669" calcext:value-type="float">
            <text:p>0.2799</text:p>
          </table:table-cell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Vanilla.$K51]/[$Vanilla.$D51]" office:value-type="float" office:value="40.0394736842105" calcext:value-type="float">
            <text:p>40.0395</text:p>
          </table:table-cell>
          <table:table-cell table:formula="of:=[$Vanilla.$M51]/[$Vanilla.$D51]" office:value-type="float" office:value="0.068421052631579" calcext:value-type="float">
            <text:p>0.0684</text:p>
          </table:table-cell>
          <table:table-cell table:formula="of:=[$Vanilla.$O51]/[$Vanilla.$D51]" office:value-type="float" office:value="0.181578947368421" calcext:value-type="float">
            <text:p>0.1816</text:p>
          </table:table-cell>
          <table:table-cell table:number-columns-repeated="5"/>
          <table:table-cell table:formula="of:=[$Vanilla.K51]/[$Vanilla.M51]/60" office:value-type="float" office:value="9.75320512820513" calcext:value-type="float">
            <text:p>9.7532</text:p>
          </table:table-cell>
          <table:table-cell table:formula="of:=[$Vanilla.O51]/[$Vanilla.K51]*60" office:value-type="float" office:value="0.272099901413079" calcext:value-type="float">
            <text:p>0.2721</text:p>
          </table:table-cell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Vanilla.$E53]/[$Vanilla.$D53]" office:value-type="float" office:value="0.733333333333333" calcext:value-type="float">
            <text:p>0.7333</text:p>
          </table:table-cell>
          <table:table-cell table:formula="of:=[$Vanilla.$G53]/[$Vanilla.$D53]" office:value-type="float" office:value="0.0511111111111111" calcext:value-type="float">
            <text:p>0.0511</text:p>
          </table:table-cell>
          <table:table-cell table:formula="of:=[$Vanilla.$I53]/[$Vanilla.$D53]" office:value-type="float" office:value="0.333333333333333" calcext:value-type="float">
            <text:p>0.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Vanilla.$E54]/[$Vanilla.$D54]" office:value-type="float" office:value="0.81875" calcext:value-type="float">
            <text:p>0.8188</text:p>
          </table:table-cell>
          <table:table-cell table:formula="of:=[$Vanilla.$G54]/[$Vanilla.$D54]" office:value-type="float" office:value="0.053125" calcext:value-type="float">
            <text:p>0.0531</text:p>
          </table:table-cell>
          <table:table-cell table:formula="of:=[$Vanilla.$I54]/[$Vanilla.$D54]" office:value-type="float" office:value="0.34375" calcext:value-type="float">
            <text:p>0.3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Vanilla.$K55]/[$Vanilla.$D55]" office:value-type="float" office:value="25.5428571428571" calcext:value-type="float">
            <text:p>25.5429</text:p>
          </table:table-cell>
          <table:table-cell table:formula="of:=[$Vanilla.$M55]/[$Vanilla.$D55]" office:value-type="float" office:value="0.0371428571428571" calcext:value-type="float">
            <text:p>0.0371</text:p>
          </table:table-cell>
          <table:table-cell table:formula="of:=[$Vanilla.$O55]/[$Vanilla.$D55]" office:value-type="float" office:value="0.257142857142857" calcext:value-type="float">
            <text:p>0.2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Vanilla.$K56]/[$Vanilla.$D56]" office:value-type="float" office:value="28.476" calcext:value-type="float">
            <text:p>28.4760</text:p>
          </table:table-cell>
          <table:table-cell table:formula="of:=[$Vanilla.$M56]/[$Vanilla.$D56]" office:value-type="float" office:value="0.04" calcext:value-type="float">
            <text:p>0.0400</text:p>
          </table:table-cell>
          <table:table-cell table:formula="of:=[$Vanilla.$O56]/[$Vanilla.$D56]" office:value-type="float" office:value="0.26" calcext:value-type="float">
            <text:p>0.26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Vanilla.$E58]/[$Vanilla.$D58]" office:value-type="float" office:value="0.519230769230769" calcext:value-type="float">
            <text:p>0.5192</text:p>
          </table:table-cell>
          <table:table-cell table:formula="of:=[$Vanilla.$G58]/[$Vanilla.$D58]" office:value-type="float" office:value="0.0788461538461538" calcext:value-type="float">
            <text:p>0.0788</text:p>
          </table:table-cell>
          <table:table-cell table:formula="of:=[$Vanilla.$I58]/[$Vanilla.$D58]" office:value-type="float" office:value="0.075" calcext:value-type="float">
            <text:p>0.0750</text:p>
          </table:table-cell>
          <table:table-cell table:formula="of:=[$Vanilla.$K58]/[$Vanilla.$D58]" office:value-type="float" office:value="14.2153846153846" calcext:value-type="float">
            <text:p>14.2154</text:p>
          </table:table-cell>
          <table:table-cell table:formula="of:=[$Vanilla.$M58]/[$Vanilla.$D58]" office:value-type="float" office:value="0.0403846153846154" calcext:value-type="float">
            <text:p>0.0404</text:p>
          </table:table-cell>
          <table:table-cell table:formula="of:=[$Vanilla.$O58]/[$Vanilla.$D58]" office:value-type="float" office:value="0.0423076923076923" calcext:value-type="float">
            <text:p>0.0423</text:p>
          </table:table-cell>
          <table:table-cell table:formula="of:=[$Vanilla.$Q58]/[$Vanilla.$D58]" office:value-type="float" office:value="0.311538461538462" calcext:value-type="float">
            <text:p>0.3115</text:p>
          </table:table-cell>
          <table:table-cell table:formula="of:=[$Vanilla.$S58]/[$Vanilla.$D58]" office:value-type="float" office:value="0.0473076923076923" calcext:value-type="float">
            <text:p>0.0473</text:p>
          </table:table-cell>
          <table:table-cell table:formula="of:=[$Vanilla.$U58]/[$Vanilla.$D58]" office:value-type="float" office:value="0.045" calcext:value-type="float">
            <text:p>0.0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Vanilla.$E59]/[$Vanilla.$D59]" office:value-type="float" office:value="0.9" calcext:value-type="float">
            <text:p>0.9000</text:p>
          </table:table-cell>
          <table:table-cell table:formula="of:=[$Vanilla.$G59]/[$Vanilla.$D59]" office:value-type="float" office:value="0.1325" calcext:value-type="float">
            <text:p>0.1325</text:p>
          </table:table-cell>
          <table:table-cell table:formula="of:=[$Vanilla.$I59]/[$Vanilla.$D59]" office:value-type="float" office:value="0.125" calcext:value-type="float">
            <text:p>0.1250</text:p>
          </table:table-cell>
          <table:table-cell table:number-columns-repeated="3"/>
          <table:table-cell table:formula="of:=[$Vanilla.$Q59]/[$Vanilla.$D59]" office:value-type="float" office:value="0.54" calcext:value-type="float">
            <text:p>0.5400</text:p>
          </table:table-cell>
          <table:table-cell table:formula="of:=[$Vanilla.$S59]/[$Vanilla.$D59]" office:value-type="float" office:value="0.0795" calcext:value-type="float">
            <text:p>0.0795</text:p>
          </table:table-cell>
          <table:table-cell table:formula="of:=[$Vanilla.$U59]/[$Vanilla.$D59]" office:value-type="float" office:value="0.075" calcext:value-type="float">
            <text:p>0.0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Vanilla.$E60]/[$Vanilla.$D60]" office:value-type="float" office:value="0.948717948717949" calcext:value-type="float">
            <text:p>0.9487</text:p>
          </table:table-cell>
          <table:table-cell table:formula="of:=[$Vanilla.$G60]/[$Vanilla.$D60]" office:value-type="float" office:value="0.132051282051282" calcext:value-type="float">
            <text:p>0.1321</text:p>
          </table:table-cell>
          <table:table-cell table:formula="of:=[$Vanilla.$I60]/[$Vanilla.$D60]" office:value-type="float" office:value="0.128205128205128" calcext:value-type="float">
            <text:p>0.1282</text:p>
          </table:table-cell>
          <table:table-cell table:number-columns-repeated="3"/>
          <table:table-cell table:formula="of:=[$Vanilla.$Q60]/[$Vanilla.$D60]" office:value-type="float" office:value="0.708205128205128" calcext:value-type="float">
            <text:p>0.7082</text:p>
          </table:table-cell>
          <table:table-cell table:formula="of:=[$Vanilla.$S60]/[$Vanilla.$D60]" office:value-type="float" office:value="0.0792307692307692" calcext:value-type="float">
            <text:p>0.0792</text:p>
          </table:table-cell>
          <table:table-cell table:formula="of:=[$Vanilla.$U60]/[$Vanilla.$D60]" office:value-type="float" office:value="0.0769230769230769" calcext:value-type="float">
            <text:p>0.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Vanilla.$E61]/[$Vanilla.$D61]" office:value-type="float" office:value="1.01052631578947" calcext:value-type="float">
            <text:p>1.0105</text:p>
          </table:table-cell>
          <table:table-cell table:formula="of:=[$Vanilla.$G61]/[$Vanilla.$D61]" office:value-type="float" office:value="0.132894736842105" calcext:value-type="float">
            <text:p>0.1329</text:p>
          </table:table-cell>
          <table:table-cell table:formula="of:=[$Vanilla.$I61]/[$Vanilla.$D61]" office:value-type="float" office:value="0.134210526315789" calcext:value-type="float">
            <text:p>0.1342</text:p>
          </table:table-cell>
          <table:table-cell table:number-columns-repeated="3"/>
          <table:table-cell table:formula="of:=[$Vanilla.$Q61]/[$Vanilla.$D61]" office:value-type="float" office:value="0.606315789473684" calcext:value-type="float">
            <text:p>0.6063</text:p>
          </table:table-cell>
          <table:table-cell table:formula="of:=[$Vanilla.$S61]/[$Vanilla.$D61]" office:value-type="float" office:value="0.0797368421052632" calcext:value-type="float">
            <text:p>0.0797</text:p>
          </table:table-cell>
          <table:table-cell table:formula="of:=[$Vanilla.$U61]/[$Vanilla.$D61]" office:value-type="float" office:value="0.0805263157894737" calcext:value-type="float">
            <text:p>0.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Vanilla.$K62]/[$Vanilla.$D62]" office:value-type="float" office:value="35.2" calcext:value-type="float">
            <text:p>35.2000</text:p>
          </table:table-cell>
          <table:table-cell table:formula="of:=[$Vanilla.$M62]/[$Vanilla.$D62]" office:value-type="float" office:value="0.0942857142857143" calcext:value-type="float">
            <text:p>0.0943</text:p>
          </table:table-cell>
          <table:table-cell table:formula="of:=[$Vanilla.$O62]/[$Vanilla.$D62]" office:value-type="float" office:value="0.1" calcext:value-type="float">
            <text:p>0.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Vanilla.$K63]/[$Vanilla.$D63]" office:value-type="float" office:value="37.4" calcext:value-type="float">
            <text:p>37.4000</text:p>
          </table:table-cell>
          <table:table-cell table:formula="of:=[$Vanilla.$M63]/[$Vanilla.$D63]" office:value-type="float" office:value="0.0942857142857143" calcext:value-type="float">
            <text:p>0.0943</text:p>
          </table:table-cell>
          <table:table-cell table:formula="of:=[$Vanilla.$O63]/[$Vanilla.$D63]" office:value-type="float" office:value="0.107142857142857" calcext:value-type="float">
            <text:p>0.1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Vanilla.$K64]/[$Vanilla.$D64]" office:value-type="float" office:value="39.6" calcext:value-type="float">
            <text:p>39.6000</text:p>
          </table:table-cell>
          <table:table-cell table:formula="of:=[$Vanilla.$M64]/[$Vanilla.$D64]" office:value-type="float" office:value="0.0947272727272727" calcext:value-type="float">
            <text:p>0.0947</text:p>
          </table:table-cell>
          <table:table-cell table:formula="of:=[$Vanilla.$O64]/[$Vanilla.$D64]" office:value-type="float" office:value="0.112727272727273" calcext:value-type="float">
            <text:p>0.11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Vanilla.$E66]/[$Vanilla.$D66]" office:value-type="float" office:value="0.8" calcext:value-type="float">
            <text:p>0.8000</text:p>
          </table:table-cell>
          <table:table-cell table:formula="of:=[$Vanilla.$G66]/[$Vanilla.$D66]" office:value-type="float" office:value="0.107142857142857" calcext:value-type="float">
            <text:p>0.1071</text:p>
          </table:table-cell>
          <table:table-cell table:formula="of:=[$Vanilla.$I66]/[$Vanilla.$D66]" office:value-type="float" office:value="0.242857142857143" calcext:value-type="float">
            <text:p>0.2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Vanilla.$E67]/[$Vanilla.$D67]" office:value-type="float" office:value="0.908333333333333" calcext:value-type="float">
            <text:p>0.9083</text:p>
          </table:table-cell>
          <table:table-cell table:formula="of:=[$Vanilla.$G67]/[$Vanilla.$D67]" office:value-type="float" office:value="0.116666666666667" calcext:value-type="float">
            <text:p>0.1167</text:p>
          </table:table-cell>
          <table:table-cell table:formula="of:=[$Vanilla.$I67]/[$Vanilla.$D67]" office:value-type="float" office:value="0.270833333333333" calcext:value-type="float">
            <text:p>0.2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Vanilla.$E68]/[$Vanilla.$D68]" office:value-type="float" office:value="1.03" calcext:value-type="float">
            <text:p>1.0300</text:p>
          </table:table-cell>
          <table:table-cell table:formula="of:=[$Vanilla.$G68]/[$Vanilla.$D68]" office:value-type="float" office:value="0.1225" calcext:value-type="float">
            <text:p>0.1225</text:p>
          </table:table-cell>
          <table:table-cell table:formula="of:=[$Vanilla.$I68]/[$Vanilla.$D68]" office:value-type="float" office:value="0.2975" calcext:value-type="float">
            <text:p>0.2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Vanilla.$E69]/[$Vanilla.$D69]" office:value-type="float" office:value="1.15942028985507" calcext:value-type="float">
            <text:p>1.1594</text:p>
          </table:table-cell>
          <table:table-cell table:formula="of:=[$Vanilla.$G69]/[$Vanilla.$D69]" office:value-type="float" office:value="0.128985507246377" calcext:value-type="float">
            <text:p>0.1290</text:p>
          </table:table-cell>
          <table:table-cell table:formula="of:=[$Vanilla.$I69]/[$Vanilla.$D69]" office:value-type="float" office:value="0.328985507246377" calcext:value-type="float">
            <text:p>0.3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Vanilla.$E70]/[$Vanilla.$D70]" office:value-type="float" office:value="1.3" calcext:value-type="float">
            <text:p>1.3000</text:p>
          </table:table-cell>
          <table:table-cell table:formula="of:=[$Vanilla.$G70]/[$Vanilla.$D70]" office:value-type="float" office:value="0.133898305084746" calcext:value-type="float">
            <text:p>0.1339</text:p>
          </table:table-cell>
          <table:table-cell table:formula="of:=[$Vanilla.$I70]/[$Vanilla.$D70]" office:value-type="float" office:value="0.361016949152542" calcext:value-type="float">
            <text:p>0.3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Vanilla.$K71]/[$Vanilla.$D71]" office:value-type="float" office:value="28" calcext:value-type="float">
            <text:p>28.0000</text:p>
          </table:table-cell>
          <table:table-cell table:formula="of:=[$Vanilla.$M71]/[$Vanilla.$D71]" office:value-type="float" office:value="0.07" calcext:value-type="float">
            <text:p>0.0700</text:p>
          </table:table-cell>
          <table:table-cell table:formula="of:=[$Vanilla.$O71]/[$Vanilla.$D71]" office:value-type="float" office:value="0.21" calcext:value-type="float">
            <text:p>0.2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Vanilla.$K72]/[$Vanilla.$D72]" office:value-type="float" office:value="31.6" calcext:value-type="float">
            <text:p>31.6000</text:p>
          </table:table-cell>
          <table:table-cell table:formula="of:=[$Vanilla.$M72]/[$Vanilla.$D72]" office:value-type="float" office:value="0.0777777777777778" calcext:value-type="float">
            <text:p>0.0778</text:p>
          </table:table-cell>
          <table:table-cell table:formula="of:=[$Vanilla.$O72]/[$Vanilla.$D72]" office:value-type="float" office:value="0.227777777777778" calcext:value-type="float">
            <text:p>0.2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Vanilla.$K73]/[$Vanilla.$D73]" office:value-type="float" office:value="35.2" calcext:value-type="float">
            <text:p>35.2000</text:p>
          </table:table-cell>
          <table:table-cell table:formula="of:=[$Vanilla.$M73]/[$Vanilla.$D73]" office:value-type="float" office:value="0.0833333333333333" calcext:value-type="float">
            <text:p>0.0833</text:p>
          </table:table-cell>
          <table:table-cell table:formula="of:=[$Vanilla.$O73]/[$Vanilla.$D73]" office:value-type="float" office:value="0.246666666666667" calcext:value-type="float">
            <text:p>0.2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Vanilla.$K74]/[$Vanilla.$D74]" office:value-type="float" office:value="39.8" calcext:value-type="float">
            <text:p>39.8000</text:p>
          </table:table-cell>
          <table:table-cell table:formula="of:=[$Vanilla.$M74]/[$Vanilla.$D74]" office:value-type="float" office:value="0.0884615384615385" calcext:value-type="float">
            <text:p>0.0885</text:p>
          </table:table-cell>
          <table:table-cell table:formula="of:=[$Vanilla.$O74]/[$Vanilla.$D74]" office:value-type="float" office:value="0.273076923076923" calcext:value-type="float">
            <text:p>0.2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Vanilla.$K75]/[$Vanilla.$D75]" office:value-type="float" office:value="45" calcext:value-type="float">
            <text:p>45.0000</text:p>
          </table:table-cell>
          <table:table-cell table:formula="of:=[$Vanilla.$M75]/[$Vanilla.$D75]" office:value-type="float" office:value="0.0921348314606741" calcext:value-type="float">
            <text:p>0.0921</text:p>
          </table:table-cell>
          <table:table-cell table:formula="of:=[$Vanilla.$O75]/[$Vanilla.$D75]" office:value-type="float" office:value="0.3" calcext:value-type="float">
            <text:p>0.3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Vanilla.$E77]/[$Vanilla.$D77]" office:value-type="float" office:value="0.533333333333333" calcext:value-type="float">
            <text:p>0.5333</text:p>
          </table:table-cell>
          <table:table-cell table:formula="of:=[$Vanilla.$G77]/[$Vanilla.$D77]" office:value-type="float" office:value="0.103809523809524" calcext:value-type="float">
            <text:p>0.1038</text:p>
          </table:table-cell>
          <table:table-cell table:formula="of:=[$Vanilla.$I77]/[$Vanilla.$D77]" office:value-type="float" office:value="0.0571428571428571" calcext:value-type="float">
            <text:p>0.0571</text:p>
          </table:table-cell>
          <table:table-cell table:formula="of:=[$Vanilla.$K77]/[$Vanilla.$D77]" office:value-type="float" office:value="11.1619047619048" calcext:value-type="float">
            <text:p>11.1619</text:p>
          </table:table-cell>
          <table:table-cell table:formula="of:=[$Vanilla.$M77]/[$Vanilla.$D77]" office:value-type="float" office:value="0.0428571428571429" calcext:value-type="float">
            <text:p>0.0429</text:p>
          </table:table-cell>
          <table:table-cell table:formula="of:=[$Vanilla.$O77]/[$Vanilla.$D77]" office:value-type="float" office:value="0.0142857142857143" calcext:value-type="float">
            <text:p>0.0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Vanilla.$E78]/[$Vanilla.$D78]" office:value-type="float" office:value="0.559259259259259" calcext:value-type="float">
            <text:p>0.5593</text:p>
          </table:table-cell>
          <table:table-cell table:formula="of:=[$Vanilla.$G78]/[$Vanilla.$D78]" office:value-type="float" office:value="0.0922222222222222" calcext:value-type="float">
            <text:p>0.0922</text:p>
          </table:table-cell>
          <table:table-cell table:formula="of:=[$Vanilla.$I78]/[$Vanilla.$D78]" office:value-type="float" office:value="0.037037037037037" calcext:value-type="float">
            <text:p>0.0370</text:p>
          </table:table-cell>
          <table:table-cell table:formula="of:=[$Vanilla.$K78]/[$Vanilla.$D78]" office:value-type="float" office:value="16.0037037037037" calcext:value-type="float">
            <text:p>16.0037</text:p>
          </table:table-cell>
          <table:table-cell table:formula="of:=[$Vanilla.$M78]/[$Vanilla.$D78]" office:value-type="float" office:value="0.0922222222222222" calcext:value-type="float">
            <text:p>0.0922</text:p>
          </table:table-cell>
          <table:table-cell table:formula="of:=[$Vanilla.$O78]/[$Vanilla.$D78]" office:value-type="float" office:value="0.0185185185185185" calcext:value-type="float">
            <text:p>0.0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Vanilla.$E79]/[$Vanilla.$D79]" office:value-type="float" office:value="0.628813559322034" calcext:value-type="float">
            <text:p>0.6288</text:p>
          </table:table-cell>
          <table:table-cell table:formula="of:=[$Vanilla.$G79]/[$Vanilla.$D79]" office:value-type="float" office:value="0.0849152542372881" calcext:value-type="float">
            <text:p>0.0849</text:p>
          </table:table-cell>
          <table:table-cell table:formula="of:=[$Vanilla.$I79]/[$Vanilla.$D79]" office:value-type="float" office:value="0.0474576271186441" calcext:value-type="float">
            <text:p>0.0475</text:p>
          </table:table-cell>
          <table:table-cell table:formula="of:=[$Vanilla.$K79]/[$Vanilla.$D79]" office:value-type="float" office:value="15.7864406779661" calcext:value-type="float">
            <text:p>15.7864</text:p>
          </table:table-cell>
          <table:table-cell table:formula="of:=[$Vanilla.$M79]/[$Vanilla.$D79]" office:value-type="float" office:value="0.0849152542372881" calcext:value-type="float">
            <text:p>0.0849</text:p>
          </table:table-cell>
          <table:table-cell table:formula="of:=[$Vanilla.$O79]/[$Vanilla.$D79]" office:value-type="float" office:value="0.0220338983050847" calcext:value-type="float">
            <text:p>0.0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Vanilla.$E80]/[$Vanilla.$D80]" office:value-type="float" office:value="0.683950617283951" calcext:value-type="float">
            <text:p>0.6840</text:p>
          </table:table-cell>
          <table:table-cell table:formula="of:=[$Vanilla.$G80]/[$Vanilla.$D80]" office:value-type="float" office:value="0.0840740740740741" calcext:value-type="float">
            <text:p>0.0841</text:p>
          </table:table-cell>
          <table:table-cell table:formula="of:=[$Vanilla.$I80]/[$Vanilla.$D80]" office:value-type="float" office:value="0.0432098765432099" calcext:value-type="float">
            <text:p>0.0432</text:p>
          </table:table-cell>
          <table:table-cell table:formula="of:=[$Vanilla.$K80]/[$Vanilla.$D80]" office:value-type="float" office:value="17.0271604938272" calcext:value-type="float">
            <text:p>17.0272</text:p>
          </table:table-cell>
          <table:table-cell table:formula="of:=[$Vanilla.$M80]/[$Vanilla.$D80]" office:value-type="float" office:value="0.0840740740740741" calcext:value-type="float">
            <text:p>0.0841</text:p>
          </table:table-cell>
          <table:table-cell table:formula="of:=[$Vanilla.$O80]/[$Vanilla.$D80]" office:value-type="float" office:value="0.0234567901234568" calcext:value-type="float">
            <text:p>0.0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Vanilla.$E81]/[$Vanilla.$D81]" office:value-type="float" office:value="0.685401459854015" calcext:value-type="float">
            <text:p>0.6854</text:p>
          </table:table-cell>
          <table:table-cell table:formula="of:=[$Vanilla.$G81]/[$Vanilla.$D81]" office:value-type="float" office:value="0.0795620437956204" calcext:value-type="float">
            <text:p>0.0796</text:p>
          </table:table-cell>
          <table:table-cell table:formula="of:=[$Vanilla.$I81]/[$Vanilla.$D81]" office:value-type="float" office:value="0.0489051094890511" calcext:value-type="float">
            <text:p>0.0489</text:p>
          </table:table-cell>
          <table:table-cell table:formula="of:=[$Vanilla.$K81]/[$Vanilla.$D81]" office:value-type="float" office:value="17.0357664233577" calcext:value-type="float">
            <text:p>17.0358</text:p>
          </table:table-cell>
          <table:table-cell table:formula="of:=[$Vanilla.$M81]/[$Vanilla.$D81]" office:value-type="float" office:value="0.0795620437956204" calcext:value-type="float">
            <text:p>0.0796</text:p>
          </table:table-cell>
          <table:table-cell table:formula="of:=[$Vanilla.$O81]/[$Vanilla.$D81]" office:value-type="float" office:value="0.0242335766423358" calcext:value-type="float">
            <text:p>0.0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Vanilla.$E83]/[$Vanilla.$D83]" office:value-type="float" office:value="0.55" calcext:value-type="float">
            <text:p>0.5500</text:p>
          </table:table-cell>
          <table:table-cell table:formula="of:=[$Vanilla.$G83]/[$Vanilla.$D83]" office:value-type="float" office:value="0.0416666666666667" calcext:value-type="float">
            <text:p>0.0417</text:p>
          </table:table-cell>
          <table:table-cell table:formula="of:=[$Vanilla.$I83]/[$Vanilla.$D83]" office:value-type="float" office:value="0.075" calcext:value-type="float">
            <text:p>0.0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2</text:p>
          </table:table-cell>
          <table:table-cell table:formula="of:=[$Vanilla.$E84]/[$Vanilla.$D84]" office:value-type="float" office:value="0.651851851851852" calcext:value-type="float">
            <text:p>0.6519</text:p>
          </table:table-cell>
          <table:table-cell table:formula="of:=[$Vanilla.$G84]/[$Vanilla.$D84]" office:value-type="float" office:value="0.0518518518518519" calcext:value-type="float">
            <text:p>0.0519</text:p>
          </table:table-cell>
          <table:table-cell table:formula="of:=[$Vanilla.$I84]/[$Vanilla.$D84]" office:value-type="float" office:value="0.0925925925925926" calcext:value-type="float">
            <text:p>0.09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3</text:p>
          </table:table-cell>
          <table:table-cell table:formula="of:=[$Vanilla.$E85]/[$Vanilla.$D85]" office:value-type="float" office:value="0.75" calcext:value-type="float">
            <text:p>0.7500</text:p>
          </table:table-cell>
          <table:table-cell table:formula="of:=[$Vanilla.$G85]/[$Vanilla.$D85]" office:value-type="float" office:value="0.0547619047619048" calcext:value-type="float">
            <text:p>0.0548</text:p>
          </table:table-cell>
          <table:table-cell table:formula="of:=[$Vanilla.$I85]/[$Vanilla.$D85]" office:value-type="float" office:value="0.104761904761905" calcext:value-type="float">
            <text:p>0.1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4</text:p>
          </table:table-cell>
          <table:table-cell table:formula="of:=[$Vanilla.$E86]/[$Vanilla.$D86]" office:value-type="float" office:value="0.849230769230769" calcext:value-type="float">
            <text:p>0.8492</text:p>
          </table:table-cell>
          <table:table-cell table:formula="of:=[$Vanilla.$G86]/[$Vanilla.$D86]" office:value-type="float" office:value="0.0569230769230769" calcext:value-type="float">
            <text:p>0.0569</text:p>
          </table:table-cell>
          <table:table-cell table:formula="of:=[$Vanilla.$I86]/[$Vanilla.$D86]" office:value-type="float" office:value="0.116923076923077" calcext:value-type="float">
            <text:p>0.1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Vanilla.$K87]/[$Vanilla.$D87]" office:value-type="float" office:value="19.2" calcext:value-type="float">
            <text:p>19.2000</text:p>
          </table:table-cell>
          <table:table-cell table:formula="of:=[$Vanilla.$M87]/[$Vanilla.$D87]" office:value-type="float" office:value="0.0333333333333333" calcext:value-type="float">
            <text:p>0.0333</text:p>
          </table:table-cell>
          <table:table-cell table:formula="of:=[$Vanilla.$O87]/[$Vanilla.$D87]" office:value-type="float" office:value="0.0666666666666667" calcext:value-type="float">
            <text:p>0.0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Vanilla.$K88]/[$Vanilla.$D88]" office:value-type="float" office:value="22.7" calcext:value-type="float">
            <text:p>22.7000</text:p>
          </table:table-cell>
          <table:table-cell table:formula="of:=[$Vanilla.$M88]/[$Vanilla.$D88]" office:value-type="float" office:value="0.035" calcext:value-type="float">
            <text:p>0.0350</text:p>
          </table:table-cell>
          <table:table-cell table:formula="of:=[$Vanilla.$O88]/[$Vanilla.$D88]" office:value-type="float" office:value="0.075" calcext:value-type="float">
            <text:p>0.0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Vanilla.$K89]/[$Vanilla.$D89]" office:value-type="float" office:value="26.2" calcext:value-type="float">
            <text:p>26.2000</text:p>
          </table:table-cell>
          <table:table-cell table:formula="of:=[$Vanilla.$M89]/[$Vanilla.$D89]" office:value-type="float" office:value="0.04" calcext:value-type="float">
            <text:p>0.0400</text:p>
          </table:table-cell>
          <table:table-cell table:formula="of:=[$Vanilla.$O89]/[$Vanilla.$D89]" office:value-type="float" office:value="0.0866666666666667" calcext:value-type="float">
            <text:p>0.0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Vanilla.$K90]/[$Vanilla.$D90]" office:value-type="float" office:value="29.7" calcext:value-type="float">
            <text:p>29.7000</text:p>
          </table:table-cell>
          <table:table-cell table:formula="of:=[$Vanilla.$M90]/[$Vanilla.$D90]" office:value-type="float" office:value="0.0425531914893617" calcext:value-type="float">
            <text:p>0.0426</text:p>
          </table:table-cell>
          <table:table-cell table:formula="of:=[$Vanilla.$O90]/[$Vanilla.$D90]" office:value-type="float" office:value="0.0957446808510638" calcext:value-type="float">
            <text:p>0.09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Vanilla.$E92]/[$Vanilla.$D92]" office:value-type="float" office:value="1.14285714285714" calcext:value-type="float">
            <text:p>1.1429</text:p>
          </table:table-cell>
          <table:table-cell table:formula="of:=[$Vanilla.$G92]/[$Vanilla.$D92]" office:value-type="float" office:value="0.285714285714286" calcext:value-type="float">
            <text:p>0.2857</text:p>
          </table:table-cell>
          <table:table-cell table:formula="of:=[$Vanilla.$I92]/[$Vanilla.$D92]" office:value-type="float" office:value="0.142857142857143" calcext:value-type="float">
            <text:p>0.1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Vanilla.$K93]/[$Vanilla.$D93]" office:value-type="float" office:value="32" calcext:value-type="float">
            <text:p>32.0000</text:p>
          </table:table-cell>
          <table:table-cell table:formula="of:=[$Vanilla.$M93]/[$Vanilla.$D93]" office:value-type="float" office:value="0.2" calcext:value-type="float">
            <text:p>0.2000</text:p>
          </table:table-cell>
          <table:table-cell table:formula="of:=[$Vanilla.$O93]/[$Vanilla.$D93]" office:value-type="float" office:value="0.1" calcext:value-type="float">
            <text:p>0.1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Vanilla.$E95]/[$Vanilla.$D95]" office:value-type="float" office:value="0.651162790697674" calcext:value-type="float">
            <text:p>0.6512</text:p>
          </table:table-cell>
          <table:table-cell table:formula="of:=[$Vanilla.$G95]/[$Vanilla.$D95]" office:value-type="float" office:value="0.0511627906976744" calcext:value-type="float">
            <text:p>0.0512</text:p>
          </table:table-cell>
          <table:table-cell table:formula="of:=[$Vanilla.$I95]/[$Vanilla.$D95]" office:value-type="float" office:value="0.072093023255814" calcext:value-type="float">
            <text:p>0.07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Vanilla.$E96]/[$Vanilla.$D96]" office:value-type="float" office:value="0.733333333333333" calcext:value-type="float">
            <text:p>0.7333</text:p>
          </table:table-cell>
          <table:table-cell table:formula="of:=[$Vanilla.$G96]/[$Vanilla.$D96]" office:value-type="float" office:value="0.055" calcext:value-type="float">
            <text:p>0.0550</text:p>
          </table:table-cell>
          <table:table-cell table:formula="of:=[$Vanilla.$I96]/[$Vanilla.$D96]" office:value-type="float" office:value="0.0766666666666667" calcext:value-type="float">
            <text:p>0.0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Vanilla.$E97]/[$Vanilla.$D97]" office:value-type="float" office:value="0.785714285714286" calcext:value-type="float">
            <text:p>0.7857</text:p>
          </table:table-cell>
          <table:table-cell table:formula="of:=[$Vanilla.$G97]/[$Vanilla.$D97]" office:value-type="float" office:value="0.0583333333333333" calcext:value-type="float">
            <text:p>0.0583</text:p>
          </table:table-cell>
          <table:table-cell table:formula="of:=[$Vanilla.$I97]/[$Vanilla.$D97]" office:value-type="float" office:value="0.0821428571428571" calcext:value-type="float">
            <text:p>0.0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Vanilla.$K98]/[$Vanilla.$D98]" office:value-type="float" office:value="22.7272727272727" calcext:value-type="float">
            <text:p>22.7273</text:p>
          </table:table-cell>
          <table:table-cell table:formula="of:=[$Vanilla.$M98]/[$Vanilla.$D98]" office:value-type="float" office:value="0.0393939393939394" calcext:value-type="float">
            <text:p>0.0394</text:p>
          </table:table-cell>
          <table:table-cell table:formula="of:=[$Vanilla.$O98]/[$Vanilla.$D98]" office:value-type="float" office:value="0.0636363636363636" calcext:value-type="float">
            <text:p>0.0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Vanilla.$K99]/[$Vanilla.$D99]" office:value-type="float" office:value="24.5652173913043" calcext:value-type="float">
            <text:p>24.5652</text:p>
          </table:table-cell>
          <table:table-cell table:formula="of:=[$Vanilla.$M99]/[$Vanilla.$D99]" office:value-type="float" office:value="0.041304347826087" calcext:value-type="float">
            <text:p>0.0413</text:p>
          </table:table-cell>
          <table:table-cell table:formula="of:=[$Vanilla.$O99]/[$Vanilla.$D99]" office:value-type="float" office:value="0.0673913043478261" calcext:value-type="float">
            <text:p>0.0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Vanilla.$K100]/[$Vanilla.$D100]" office:value-type="float" office:value="26.5625" calcext:value-type="float">
            <text:p>26.5625</text:p>
          </table:table-cell>
          <table:table-cell table:formula="of:=[$Vanilla.$M100]/[$Vanilla.$D100]" office:value-type="float" office:value="0.04375" calcext:value-type="float">
            <text:p>0.0438</text:p>
          </table:table-cell>
          <table:table-cell table:formula="of:=[$Vanilla.$O100]/[$Vanilla.$D100]" office:value-type="float" office:value="0.0734375" calcext:value-type="float">
            <text:p>0.07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5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Vanilla.$E102]/[$Vanilla.$D102]" office:value-type="float" office:value="1.66666666666667" calcext:value-type="float">
            <text:p>1.6667</text:p>
          </table:table-cell>
          <table:table-cell table:formula="of:=[$Vanilla.$G102]/[$Vanilla.$D102]" office:value-type="float" office:value="0" calcext:value-type="float">
            <text:p>0.0000</text:p>
          </table:table-cell>
          <table:table-cell table:formula="of:=[$Vanilla.$I102]/[$Vanilla.$D102]" office:value-type="float" office:value="0.666666666666667" calcext:value-type="float">
            <text:p>0.6667</text:p>
          </table:table-cell>
          <table:table-cell table:formula="of:=[$Vanilla.$K102]/[$Vanilla.$D102]" office:value-type="float" office:value="0.0333333333333333" calcext:value-type="float">
            <text:p>0.0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Vanilla.$K103]/[$Vanilla.$D103]" office:value-type="float" office:value="0.00416666666666667" calcext:value-type="float">
            <text:p>0.0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Vanilla.$K104]/[$Vanilla.$D104]" office:value-type="float" office:value="0.181818181818182" calcext:value-type="float">
            <text:p>0.1818</text:p>
          </table:table-cell>
          <table:table-cell table:number-columns-repeated="9"/>
        </table:table-row>
        <table:table-row table:style-name="ro1" table:number-rows-repeated="10484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odd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5" table:default-cell-style-name="ce20"/>
        <table:table-column table:style-name="co3" table:default-cell-style-name="ce11"/>
        <table:table-column table:style-name="co6" table:default-cell-style-name="ce20"/>
        <table:table-column table:style-name="co18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6" table:default-cell-style-name="ce20"/>
        <table:table-column table:style-name="co3" table:default-cell-style-name="ce11"/>
        <table:table-column table:style-name="co4" table:default-cell-style-name="ce15"/>
        <table:table-column table:style-name="co3" table:default-cell-style-name="ce11"/>
        <table:table-column table:style-name="co3" table:default-cell-style-name="ce20"/>
        <table:table-column table:style-name="co3" table:default-cell-style-name="ce11"/>
        <table:table-column table:style-name="co3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00" table:default-cell-style-name="Default"/>
        <table:table-row table:style-name="ro1">
          <table:table-cell office:value-type="string" calcext:value-type="string">
            <text:p>Name/Race</text:p>
          </table:table-cell>
          <table:table-cell table:style-name="ce2"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20"/>
          <table:table-cell table:style-name="ce1" office:value-type="string" calcext:value-type="string">
            <text:p>Legend: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M=mass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" calcext:value-type="float">
            <text:p>5.00</text:p>
          </table:table-cell>
          <table:table-cell table:formula="of:=[.$C$1]*[.$C$1]*[.E3]" office:value-type="float" office:value="18000" calcext:value-type="float">
            <text:p>18,000.0</text:p>
          </table:table-cell>
          <table:table-cell office:value-type="float" office:value="0.41" calcext:value-type="float">
            <text:p>0.41</text:p>
          </table:table-cell>
          <table:table-cell table:formula="of:=[.$C$1]*[.G3]" office:value-type="float" office:value="24.6" calcext:value-type="float">
            <text:p>24.6</text:p>
          </table:table-cell>
          <table:table-cell office:value-type="float" office:value="0.76" calcext:value-type="float">
            <text:p>0.76</text:p>
          </table:table-cell>
          <table:table-cell table:formula="of:=[.$C$1]*[.I3]" office:value-type="float" office:value="45.6" calcext:value-type="float">
            <text:p>45.6</text:p>
          </table:table-cell>
          <table:table-cell office:value-type="float" office:value="137.5" calcext:value-type="float">
            <text:p>137.50</text:p>
          </table:table-cell>
          <table:table-cell table:formula="of:=[.$C$1]*[.K3]" office:value-type="float" office:value="8250" calcext:value-type="float">
            <text:p>8,250.0</text:p>
          </table:table-cell>
          <table:table-cell office:value-type="float" office:value="0.187" calcext:value-type="float">
            <text:p>0.19</text:p>
          </table:table-cell>
          <table:table-cell table:formula="of:=[.$C$1]*[.M3]" office:value-type="float" office:value="11.22" calcext:value-type="float">
            <text:p>11.2</text:p>
          </table:table-cell>
          <table:table-cell office:value-type="float" office:value="0.346" calcext:value-type="float">
            <text:p>0.35</text:p>
          </table:table-cell>
          <table:table-cell table:formula="of:=[.$C$1]*[.O3]" office:value-type="float" office:value="20.76" calcext:value-type="float">
            <text:p>20.8</text:p>
          </table:table-cell>
          <table:table-cell table:number-columns-repeated="7"/>
          <table:table-cell office:value-type="string" calcext:value-type="string">
            <text:p>O=outfi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.2" calcext:value-type="float">
            <text:p>7.20</text:p>
          </table:table-cell>
          <table:table-cell table:formula="of:=[.$C$1]*[.$C$1]*[.E4]" office:value-type="float" office:value="25920" calcext:value-type="float">
            <text:p>25,920.0</text:p>
          </table:table-cell>
          <table:table-cell office:value-type="float" office:value="0.58" calcext:value-type="float">
            <text:p>0.58</text:p>
          </table:table-cell>
          <table:table-cell table:formula="of:=[.$C$1]*[.G4]" office:value-type="float" office:value="34.8" calcext:value-type="float">
            <text:p>34.8</text:p>
          </table:table-cell>
          <table:table-cell office:value-type="float" office:value="1.08" calcext:value-type="float">
            <text:p>1.08</text:p>
          </table:table-cell>
          <table:table-cell table:formula="of:=[.$C$1]*[.I4]" office:value-type="float" office:value="64.8" calcext:value-type="float">
            <text:p>64.8</text:p>
          </table:table-cell>
          <table:table-cell table:number-columns-repeated="13"/>
          <table:table-cell office:value-type="string" calcext:value-type="string">
            <text:p>EC=engine capacit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3.37" calcext:value-type="float">
            <text:p>13.37</text:p>
          </table:table-cell>
          <table:table-cell table:formula="of:=[.$C$1]*[.$C$1]*[.E5]" office:value-type="float" office:value="48132" calcext:value-type="float">
            <text:p>48,132.0</text:p>
          </table:table-cell>
          <table:table-cell office:value-type="float" office:value="1.05" calcext:value-type="float">
            <text:p>1.05</text:p>
          </table:table-cell>
          <table:table-cell table:formula="of:=[.$C$1]*[.G5]" office:value-type="float" office:value="63" calcext:value-type="float">
            <text:p>63.0</text:p>
          </table:table-cell>
          <table:table-cell office:value-type="float" office:value="1.98" calcext:value-type="float">
            <text:p>1.98</text:p>
          </table:table-cell>
          <table:table-cell table:formula="of:=[.$C$1]*[.I5]" office:value-type="float" office:value="118.8" calcext:value-type="float">
            <text:p>118.8</text:p>
          </table:table-cell>
          <table:table-cell table:number-columns-repeated="13"/>
          <table:table-cell office:value-type="string" calcext:value-type="string">
            <text:p>Th=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4.59" calcext:value-type="float">
            <text:p>24.59</text:p>
          </table:table-cell>
          <table:table-cell table:formula="of:=[.$C$1]*[.$C$1]*[.E6]" office:value-type="float" office:value="88524" calcext:value-type="float">
            <text:p>88,524.0</text:p>
          </table:table-cell>
          <table:table-cell office:value-type="float" office:value="1.92" calcext:value-type="float">
            <text:p>1.92</text:p>
          </table:table-cell>
          <table:table-cell table:formula="of:=[.$C$1]*[.G6]" office:value-type="float" office:value="115.2" calcext:value-type="float">
            <text:p>115.2</text:p>
          </table:table-cell>
          <table:table-cell office:value-type="float" office:value="3.6" calcext:value-type="float">
            <text:p>3.60</text:p>
          </table:table-cell>
          <table:table-cell table:formula="of:=[.$C$1]*[.I6]" office:value-type="float" office:value="216" calcext:value-type="float">
            <text:p>216.0</text:p>
          </table:table-cell>
          <table:table-cell table:number-columns-repeated="13"/>
          <table:table-cell office:value-type="string" calcext:value-type="string">
            <text:p>ThE=thrust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45.19" calcext:value-type="float">
            <text:p>45.19</text:p>
          </table:table-cell>
          <table:table-cell table:formula="of:=[.$C$1]*[.$C$1]*[.E7]" office:value-type="float" office:value="162684" calcext:value-type="float">
            <text:p>162,684.0</text:p>
          </table:table-cell>
          <table:table-cell office:value-type="float" office:value="3.49" calcext:value-type="float">
            <text:p>3.49</text:p>
          </table:table-cell>
          <table:table-cell table:formula="of:=[.$C$1]*[.G7]" office:value-type="float" office:value="209.4" calcext:value-type="float">
            <text:p>209.4</text:p>
          </table:table-cell>
          <table:table-cell office:value-type="float" office:value="6.58" calcext:value-type="float">
            <text:p>6.58</text:p>
          </table:table-cell>
          <table:table-cell table:formula="of:=[.$C$1]*[.I7]" office:value-type="float" office:value="394.8" calcext:value-type="float">
            <text:p>394.8</text:p>
          </table:table-cell>
          <table:table-cell table:number-columns-repeated="13"/>
          <table:table-cell office:value-type="string" calcext:value-type="string">
            <text:p>ThH=thrust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81.63" calcext:value-type="float">
            <text:p>81.63</text:p>
          </table:table-cell>
          <table:table-cell table:formula="of:=[.$C$1]*[.$C$1]*[.E8]" office:value-type="float" office:value="293868" calcext:value-type="float">
            <text:p>293,868.0</text:p>
          </table:table-cell>
          <table:table-cell office:value-type="float" office:value="6.26" calcext:value-type="float">
            <text:p>6.26</text:p>
          </table:table-cell>
          <table:table-cell table:formula="of:=[.$C$1]*[.G8]" office:value-type="float" office:value="375.6" calcext:value-type="float">
            <text:p>375.6</text:p>
          </table:table-cell>
          <table:table-cell office:value-type="float" office:value="11.84" calcext:value-type="float">
            <text:p>11.84</text:p>
          </table:table-cell>
          <table:table-cell table:formula="of:=[.$C$1]*[.I8]" office:value-type="float" office:value="710.4" calcext:value-type="float">
            <text:p>710.4</text:p>
          </table:table-cell>
          <table:table-cell table:number-columns-repeated="13"/>
          <table:table-cell office:value-type="string" calcext:value-type="string">
            <text:p>Tu=tur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192" calcext:value-type="float">
            <text:p>192.00</text:p>
          </table:table-cell>
          <table:table-cell table:formula="of:=[.$C$1]*[.K9]" office:value-type="float" office:value="11520" calcext:value-type="float">
            <text:p>11,520.0</text:p>
          </table:table-cell>
          <table:table-cell office:value-type="float" office:value="0.26" calcext:value-type="float">
            <text:p>0.26</text:p>
          </table:table-cell>
          <table:table-cell table:formula="of:=[.$C$1]*[.M9]" office:value-type="float" office:value="15.6" calcext:value-type="float">
            <text:p>15.6</text:p>
          </table:table-cell>
          <table:table-cell office:value-type="float" office:value="0.48" calcext:value-type="float">
            <text:p>0.48</text:p>
          </table:table-cell>
          <table:table-cell table:formula="of:=[.$C$1]*[.O9]" office:value-type="float" office:value="28.8" calcext:value-type="float">
            <text:p>28.8</text:p>
          </table:table-cell>
          <table:table-cell table:number-columns-repeated="7"/>
          <table:table-cell office:value-type="string" calcext:value-type="string">
            <text:p>TuE=turn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368" calcext:value-type="float">
            <text:p>368.00</text:p>
          </table:table-cell>
          <table:table-cell table:formula="of:=[.$C$1]*[.K10]" office:value-type="float" office:value="22080" calcext:value-type="float">
            <text:p>22,080.0</text:p>
          </table:table-cell>
          <table:table-cell office:value-type="float" office:value="0.48" calcext:value-type="float">
            <text:p>0.48</text:p>
          </table:table-cell>
          <table:table-cell table:formula="of:=[.$C$1]*[.M10]" office:value-type="float" office:value="28.8" calcext:value-type="float">
            <text:p>28.8</text:p>
          </table:table-cell>
          <table:table-cell office:value-type="float" office:value="0.91" calcext:value-type="float">
            <text:p>0.91</text:p>
          </table:table-cell>
          <table:table-cell table:formula="of:=[.$C$1]*[.O10]" office:value-type="float" office:value="54.6" calcext:value-type="float">
            <text:p>54.6</text:p>
          </table:table-cell>
          <table:table-cell table:number-columns-repeated="7"/>
          <table:table-cell office:value-type="string" calcext:value-type="string">
            <text:p>TuH=t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/>
          <table:table-cell office:value-type="float" office:value="714.84" calcext:value-type="float">
            <text:p>714.84</text:p>
          </table:table-cell>
          <table:table-cell table:formula="of:=[.$C$1]*[.K11]" office:value-type="float" office:value="42890.4" calcext:value-type="float">
            <text:p>42,890.4</text:p>
          </table:table-cell>
          <table:table-cell office:value-type="float" office:value="0.93" calcext:value-type="float">
            <text:p>0.93</text:p>
          </table:table-cell>
          <table:table-cell table:formula="of:=[.$C$1]*[.M11]" office:value-type="float" office:value="55.8" calcext:value-type="float">
            <text:p>55.8</text:p>
          </table:table-cell>
          <table:table-cell office:value-type="float" office:value="1.75" calcext:value-type="float">
            <text:p>1.75</text:p>
          </table:table-cell>
          <table:table-cell table:formula="of:=[.$C$1]*[.O11]" office:value-type="float" office:value="105" calcext:value-type="float">
            <text:p>105.0</text:p>
          </table:table-cell>
          <table:table-cell table:number-columns-repeated="7"/>
          <table:table-cell office:value-type="string" calcext:value-type="string">
            <text:p>Rth=reverse thru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/>
          <table:table-cell office:value-type="float" office:value="1313.47" calcext:value-type="float">
            <text:p>1313.47</text:p>
          </table:table-cell>
          <table:table-cell table:formula="of:=[.$C$1]*[.K12]" office:value-type="float" office:value="78808.2" calcext:value-type="float">
            <text:p>78,808.2</text:p>
          </table:table-cell>
          <table:table-cell office:value-type="float" office:value="1.69" calcext:value-type="float">
            <text:p>1.69</text:p>
          </table:table-cell>
          <table:table-cell table:formula="of:=[.$C$1]*[.M12]" office:value-type="float" office:value="101.4" calcext:value-type="float">
            <text:p>101.4</text:p>
          </table:table-cell>
          <table:table-cell office:value-type="float" office:value="3.19" calcext:value-type="float">
            <text:p>3.19</text:p>
          </table:table-cell>
          <table:table-cell table:formula="of:=[.$C$1]*[.O12]" office:value-type="float" office:value="191.4" calcext:value-type="float">
            <text:p>191.4</text:p>
          </table:table-cell>
          <table:table-cell table:number-columns-repeated="7"/>
          <table:table-cell office:value-type="string" calcext:value-type="string">
            <text:p>RthE=reverse energ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/>
          <table:table-cell office:value-type="float" office:value="2404.31" calcext:value-type="float">
            <text:p>2404.31</text:p>
          </table:table-cell>
          <table:table-cell table:formula="of:=[.$C$1]*[.K13]" office:value-type="float" office:value="144258.6" calcext:value-type="float">
            <text:p>144,258.6</text:p>
          </table:table-cell>
          <table:table-cell office:value-type="float" office:value="3.07" calcext:value-type="float">
            <text:p>3.07</text:p>
          </table:table-cell>
          <table:table-cell table:formula="of:=[.$C$1]*[.M13]" office:value-type="float" office:value="184.2" calcext:value-type="float">
            <text:p>184.2</text:p>
          </table:table-cell>
          <table:table-cell office:value-type="float" office:value="5.81" calcext:value-type="float">
            <text:p>5.81</text:p>
          </table:table-cell>
          <table:table-cell table:formula="of:=[.$C$1]*[.O13]" office:value-type="float" office:value="348.6" calcext:value-type="float">
            <text:p>348.6</text:p>
          </table:table-cell>
          <table:table-cell table:number-columns-repeated="7"/>
          <table:table-cell office:value-type="string" calcext:value-type="string">
            <text:p>RthH=reverse hea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/>
          <table:table-cell table:style-name="ce8" office:value-type="string" calcext:value-type="string">
            <text:p>AfT=afterburn thrust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table:formula="of:=[.$C$1]*[.$C$1]*[.E15]" office:value-type="float" office:value="42120" calcext:value-type="float">
            <text:p>42,120.0</text:p>
          </table:table-cell>
          <table:table-cell office:value-type="float" office:value="1.22" calcext:value-type="float">
            <text:p>1.22</text:p>
          </table:table-cell>
          <table:table-cell table:formula="of:=[.$C$1]*[.G15]" office:value-type="float" office:value="73.2" calcext:value-type="float">
            <text:p>73.2</text:p>
          </table:table-cell>
          <table:table-cell office:value-type="float" office:value="2.38" calcext:value-type="float">
            <text:p>2.38</text:p>
          </table:table-cell>
          <table:table-cell table:formula="of:=[.$C$1]*[.I15]" office:value-type="float" office:value="142.8" calcext:value-type="float">
            <text:p>142.8</text:p>
          </table:table-cell>
          <table:table-cell table:number-columns-repeated="13"/>
          <table:table-cell office:value-type="string" calcext:value-type="string">
            <text:p>AfF=afterburn fue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1.88" calcext:value-type="float">
            <text:p>21.88</text:p>
          </table:table-cell>
          <table:table-cell table:formula="of:=[.$C$1]*[.$C$1]*[.E16]" office:value-type="float" office:value="78768" calcext:value-type="float">
            <text:p>78,768.0</text:p>
          </table:table-cell>
          <table:table-cell office:value-type="float" office:value="2.24" calcext:value-type="float">
            <text:p>2.24</text:p>
          </table:table-cell>
          <table:table-cell table:formula="of:=[.$C$1]*[.G16]" office:value-type="float" office:value="134.4" calcext:value-type="float">
            <text:p>134.4</text:p>
          </table:table-cell>
          <table:table-cell office:value-type="float" office:value="4.4" calcext:value-type="float">
            <text:p>4.40</text:p>
          </table:table-cell>
          <table:table-cell table:formula="of:=[.$C$1]*[.I16]" office:value-type="float" office:value="264" calcext:value-type="float">
            <text:p>264.0</text:p>
          </table:table-cell>
          <table:table-cell table:number-columns-repeated="13"/>
          <table:table-cell office:value-type="string" calcext:value-type="string">
            <text:p>AfH=afterburn hea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40.31" calcext:value-type="float">
            <text:p>40.31</text:p>
          </table:table-cell>
          <table:table-cell table:formula="of:=[.$C$1]*[.$C$1]*[.E17]" office:value-type="float" office:value="145116" calcext:value-type="float">
            <text:p>145,116.0</text:p>
          </table:table-cell>
          <table:table-cell office:value-type="float" office:value="4.08" calcext:value-type="float">
            <text:p>4.08</text:p>
          </table:table-cell>
          <table:table-cell table:formula="of:=[.$C$1]*[.G17]" office:value-type="float" office:value="244.8" calcext:value-type="float">
            <text:p>244.8</text:p>
          </table:table-cell>
          <table:table-cell office:value-type="float" office:value="8.04" calcext:value-type="float">
            <text:p>8.04</text:p>
          </table:table-cell>
          <table:table-cell table:formula="of:=[.$C$1]*[.I17]" office:value-type="float" office:value="482.4" calcext:value-type="float">
            <text:p>48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.88" calcext:value-type="float">
            <text:p>72.88</text:p>
          </table:table-cell>
          <table:table-cell table:formula="of:=[.$C$1]*[.$C$1]*[.E18]" office:value-type="float" office:value="262368" calcext:value-type="float">
            <text:p>262,368.0</text:p>
          </table:table-cell>
          <table:table-cell office:value-type="float" office:value="7.32" calcext:value-type="float">
            <text:p>7.32</text:p>
          </table:table-cell>
          <table:table-cell table:formula="of:=[.$C$1]*[.G18]" office:value-type="float" office:value="439.2" calcext:value-type="float">
            <text:p>439.2</text:p>
          </table:table-cell>
          <table:table-cell office:value-type="float" office:value="14.47" calcext:value-type="float">
            <text:p>14.47</text:p>
          </table:table-cell>
          <table:table-cell table:formula="of:=[.$C$1]*[.I18]" office:value-type="float" office:value="868.2" calcext:value-type="float">
            <text:p>86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32.26" calcext:value-type="float">
            <text:p>132.26</text:p>
          </table:table-cell>
          <table:table-cell table:formula="of:=[.$C$1]*[.$C$1]*[.E19]" office:value-type="float" office:value="476136" calcext:value-type="float">
            <text:p>476,136.0</text:p>
          </table:table-cell>
          <table:table-cell office:value-type="float" office:value="13.17" calcext:value-type="float">
            <text:p>13.17</text:p>
          </table:table-cell>
          <table:table-cell table:formula="of:=[.$C$1]*[.G19]" office:value-type="float" office:value="790.2" calcext:value-type="float">
            <text:p>790.2</text:p>
          </table:table-cell>
          <table:table-cell office:value-type="float" office:value="26.19" calcext:value-type="float">
            <text:p>26.19</text:p>
          </table:table-cell>
          <table:table-cell table:formula="of:=[.$C$1]*[.I19]" office:value-type="float" office:value="1571.4" calcext:value-type="float">
            <text:p>157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/>
          <table:table-cell office:value-type="float" office:value="312" calcext:value-type="float">
            <text:p>312.00</text:p>
          </table:table-cell>
          <table:table-cell table:formula="of:=[.$C$1]*[.K20]" office:value-type="float" office:value="18720" calcext:value-type="float">
            <text:p>18,720.0</text:p>
          </table:table-cell>
          <table:table-cell office:value-type="float" office:value="0.54" calcext:value-type="float">
            <text:p>0.54</text:p>
          </table:table-cell>
          <table:table-cell table:formula="of:=[.$C$1]*[.M20]" office:value-type="float" office:value="32.4" calcext:value-type="float">
            <text:p>32.4</text:p>
          </table:table-cell>
          <table:table-cell office:value-type="float" office:value="1.06" calcext:value-type="float">
            <text:p>1.06</text:p>
          </table:table-cell>
          <table:table-cell table:formula="of:=[.$C$1]*[.O20]" office:value-type="float" office:value="63.6" calcext:value-type="float">
            <text:p>6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6"/>
          <table:table-cell office:value-type="float" office:value="621.92" calcext:value-type="float">
            <text:p>621.92</text:p>
          </table:table-cell>
          <table:table-cell table:formula="of:=[.$C$1]*[.K21]" office:value-type="float" office:value="37315.2" calcext:value-type="float">
            <text:p>37,315.2</text:p>
          </table:table-cell>
          <table:table-cell office:value-type="float" office:value="1.06" calcext:value-type="float">
            <text:p>1.06</text:p>
          </table:table-cell>
          <table:table-cell table:formula="of:=[.$C$1]*[.M21]" office:value-type="float" office:value="63.6" calcext:value-type="float">
            <text:p>63.6</text:p>
          </table:table-cell>
          <table:table-cell office:value-type="float" office:value="2.08" calcext:value-type="float">
            <text:p>2.08</text:p>
          </table:table-cell>
          <table:table-cell table:formula="of:=[.$C$1]*[.O21]" office:value-type="float" office:value="124.8" calcext:value-type="float">
            <text:p>124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6"/>
          <table:table-cell office:value-type="float" office:value="1141.7" calcext:value-type="float">
            <text:p>1141.70</text:p>
          </table:table-cell>
          <table:table-cell table:formula="of:=[.$C$1]*[.K22]" office:value-type="float" office:value="68502" calcext:value-type="float">
            <text:p>68,502.0</text:p>
          </table:table-cell>
          <table:table-cell office:value-type="float" office:value="1.93" calcext:value-type="float">
            <text:p>1.93</text:p>
          </table:table-cell>
          <table:table-cell table:formula="of:=[.$C$1]*[.M22]" office:value-type="float" office:value="115.8" calcext:value-type="float">
            <text:p>115.8</text:p>
          </table:table-cell>
          <table:table-cell office:value-type="float" office:value="3.8" calcext:value-type="float">
            <text:p>3.80</text:p>
          </table:table-cell>
          <table:table-cell table:formula="of:=[.$C$1]*[.O22]" office:value-type="float" office:value="228" calcext:value-type="float">
            <text:p>22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6"/>
          <table:table-cell office:value-type="float" office:value="2141.62" calcext:value-type="float">
            <text:p>2141.62</text:p>
          </table:table-cell>
          <table:table-cell table:formula="of:=[.$C$1]*[.K23]" office:value-type="float" office:value="128497.2" calcext:value-type="float">
            <text:p>128,497.2</text:p>
          </table:table-cell>
          <table:table-cell office:value-type="float" office:value="3.58" calcext:value-type="float">
            <text:p>3.58</text:p>
          </table:table-cell>
          <table:table-cell table:formula="of:=[.$C$1]*[.M23]" office:value-type="float" office:value="214.8" calcext:value-type="float">
            <text:p>214.8</text:p>
          </table:table-cell>
          <table:table-cell office:value-type="float" office:value="7.09" calcext:value-type="float">
            <text:p>7.09</text:p>
          </table:table-cell>
          <table:table-cell table:formula="of:=[.$C$1]*[.O23]" office:value-type="float" office:value="425.4" calcext:value-type="float">
            <text:p>425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6"/>
          <table:table-cell office:value-type="float" office:value="3907.01" calcext:value-type="float">
            <text:p>3907.01</text:p>
          </table:table-cell>
          <table:table-cell table:formula="of:=[.$C$1]*[.K24]" office:value-type="float" office:value="234420.6" calcext:value-type="float">
            <text:p>234,420.6</text:p>
          </table:table-cell>
          <table:table-cell office:value-type="float" office:value="6.49" calcext:value-type="float">
            <text:p>6.49</text:p>
          </table:table-cell>
          <table:table-cell table:formula="of:=[.$C$1]*[.M24]" office:value-type="float" office:value="389.4" calcext:value-type="float">
            <text:p>389.4</text:p>
          </table:table-cell>
          <table:table-cell office:value-type="float" office:value="12.89" calcext:value-type="float">
            <text:p>12.89</text:p>
          </table:table-cell>
          <table:table-cell table:formula="of:=[.$C$1]*[.O24]" office:value-type="float" office:value="773.4" calcext:value-type="float">
            <text:p>77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.73" calcext:value-type="float">
            <text:p>16.73</text:p>
          </table:table-cell>
          <table:table-cell table:formula="of:=[.$C$1]*[.$C$1]*[.E2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G2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I26]" office:value-type="float" office:value="274.2" calcext:value-type="float">
            <text:p>274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8.44" calcext:value-type="float">
            <text:p>28.44</text:p>
          </table:table-cell>
          <table:table-cell table:formula="of:=[.$C$1]*[.$C$1]*[.E27]" office:value-type="float" office:value="102384" calcext:value-type="float">
            <text:p>102,384.0</text:p>
          </table:table-cell>
          <table:table-cell office:value-type="float" office:value="3.79" calcext:value-type="float">
            <text:p>3.79</text:p>
          </table:table-cell>
          <table:table-cell table:formula="of:=[.$C$1]*[.G27]" office:value-type="float" office:value="227.4" calcext:value-type="float">
            <text:p>227.4</text:p>
          </table:table-cell>
          <table:table-cell office:value-type="float" office:value="7.71" calcext:value-type="float">
            <text:p>7.71</text:p>
          </table:table-cell>
          <table:table-cell table:formula="of:=[.$C$1]*[.I27]" office:value-type="float" office:value="462.6" calcext:value-type="float">
            <text:p>462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7.88" calcext:value-type="float">
            <text:p>47.88</text:p>
          </table:table-cell>
          <table:table-cell table:formula="of:=[.$C$1]*[.$C$1]*[.E28]" office:value-type="float" office:value="172368" calcext:value-type="float">
            <text:p>172,368.0</text:p>
          </table:table-cell>
          <table:table-cell office:value-type="float" office:value="6.31" calcext:value-type="float">
            <text:p>6.31</text:p>
          </table:table-cell>
          <table:table-cell table:formula="of:=[.$C$1]*[.G28]" office:value-type="float" office:value="378.6" calcext:value-type="float">
            <text:p>378.6</text:p>
          </table:table-cell>
          <table:table-cell office:value-type="float" office:value="12.9" calcext:value-type="float">
            <text:p>12.90</text:p>
          </table:table-cell>
          <table:table-cell table:formula="of:=[.$C$1]*[.I28]" office:value-type="float" office:value="774" calcext:value-type="float">
            <text:p>77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79.27" calcext:value-type="float">
            <text:p>79.27</text:p>
          </table:table-cell>
          <table:table-cell table:formula="of:=[.$C$1]*[.$C$1]*[.E29]" office:value-type="float" office:value="285372" calcext:value-type="float">
            <text:p>285,372.0</text:p>
          </table:table-cell>
          <table:table-cell office:value-type="float" office:value="10.35" calcext:value-type="float">
            <text:p>10.35</text:p>
          </table:table-cell>
          <table:table-cell table:formula="of:=[.$C$1]*[.G29]" office:value-type="float" office:value="621" calcext:value-type="float">
            <text:p>621.0</text:p>
          </table:table-cell>
          <table:table-cell office:value-type="float" office:value="21.28" calcext:value-type="float">
            <text:p>21.28</text:p>
          </table:table-cell>
          <table:table-cell table:formula="of:=[.$C$1]*[.I29]" office:value-type="float" office:value="1276.8" calcext:value-type="float">
            <text:p>1276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0.75" calcext:value-type="float">
            <text:p>130.75</text:p>
          </table:table-cell>
          <table:table-cell table:formula="of:=[.$C$1]*[.$C$1]*[.E30]" office:value-type="float" office:value="470700" calcext:value-type="float">
            <text:p>470,700.0</text:p>
          </table:table-cell>
          <table:table-cell office:value-type="float" office:value="16.93" calcext:value-type="float">
            <text:p>16.93</text:p>
          </table:table-cell>
          <table:table-cell table:formula="of:=[.$C$1]*[.G30]" office:value-type="float" office:value="1015.8" calcext:value-type="float">
            <text:p>1015.8</text:p>
          </table:table-cell>
          <table:table-cell office:value-type="float" office:value="35.04" calcext:value-type="float">
            <text:p>35.04</text:p>
          </table:table-cell>
          <table:table-cell table:formula="of:=[.$C$1]*[.I30]" office:value-type="float" office:value="2102.4" calcext:value-type="float">
            <text:p>210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6"/>
          <table:table-cell office:value-type="float" office:value="432.64" calcext:value-type="float">
            <text:p>432.64</text:p>
          </table:table-cell>
          <table:table-cell table:formula="of:=[.$C$1]*[.K31]" office:value-type="float" office:value="25958.4" calcext:value-type="float">
            <text:p>25,958.4</text:p>
          </table:table-cell>
          <table:table-cell office:value-type="float" office:value="0.97" calcext:value-type="float">
            <text:p>0.97</text:p>
          </table:table-cell>
          <table:table-cell table:formula="of:=[.$C$1]*[.M31]" office:value-type="float" office:value="58.2" calcext:value-type="float">
            <text:p>58.2</text:p>
          </table:table-cell>
          <table:table-cell office:value-type="float" office:value="1.97" calcext:value-type="float">
            <text:p>1.97</text:p>
          </table:table-cell>
          <table:table-cell table:formula="of:=[.$C$1]*[.O31]" office:value-type="float" office:value="118.2" calcext:value-type="float">
            <text:p>118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77.4" calcext:value-type="float">
            <text:p>777.40</text:p>
          </table:table-cell>
          <table:table-cell table:formula="of:=[.$C$1]*[.K32]" office:value-type="float" office:value="46644" calcext:value-type="float">
            <text:p>46,644.0</text:p>
          </table:table-cell>
          <table:table-cell office:value-type="float" office:value="1.73" calcext:value-type="float">
            <text:p>1.73</text:p>
          </table:table-cell>
          <table:table-cell table:formula="of:=[.$C$1]*[.M32]" office:value-type="float" office:value="103.8" calcext:value-type="float">
            <text:p>103.8</text:p>
          </table:table-cell>
          <table:table-cell office:value-type="float" office:value="3.51" calcext:value-type="float">
            <text:p>3.51</text:p>
          </table:table-cell>
          <table:table-cell table:formula="of:=[.$C$1]*[.O32]" office:value-type="float" office:value="210.6" calcext:value-type="float">
            <text:p>210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office:value-type="float" office:value="1311.63" calcext:value-type="float">
            <text:p>1311.63</text:p>
          </table:table-cell>
          <table:table-cell table:formula="of:=[.$C$1]*[.K33]" office:value-type="float" office:value="78697.8" calcext:value-type="float">
            <text:p>78,697.8</text:p>
          </table:table-cell>
          <table:table-cell office:value-type="float" office:value="2.88" calcext:value-type="float">
            <text:p>2.88</text:p>
          </table:table-cell>
          <table:table-cell table:formula="of:=[.$C$1]*[.M33]" office:value-type="float" office:value="172.8" calcext:value-type="float">
            <text:p>172.8</text:p>
          </table:table-cell>
          <table:table-cell office:value-type="float" office:value="5.89" calcext:value-type="float">
            <text:p>5.89</text:p>
          </table:table-cell>
          <table:table-cell table:formula="of:=[.$C$1]*[.O33]" office:value-type="float" office:value="353.4" calcext:value-type="float">
            <text:p>353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/>
          <table:table-cell office:value-type="float" office:value="2257.38" calcext:value-type="float">
            <text:p>2257.38</text:p>
          </table:table-cell>
          <table:table-cell table:formula="of:=[.$C$1]*[.K34]" office:value-type="float" office:value="135442.8" calcext:value-type="float">
            <text:p>135,442.8</text:p>
          </table:table-cell>
          <table:table-cell office:value-type="float" office:value="4.91" calcext:value-type="float">
            <text:p>4.91</text:p>
          </table:table-cell>
          <table:table-cell table:formula="of:=[.$C$1]*[.M34]" office:value-type="float" office:value="294.6" calcext:value-type="float">
            <text:p>294.6</text:p>
          </table:table-cell>
          <table:table-cell office:value-type="float" office:value="10.1" calcext:value-type="float">
            <text:p>10.10</text:p>
          </table:table-cell>
          <table:table-cell table:formula="of:=[.$C$1]*[.O34]" office:value-type="float" office:value="606" calcext:value-type="float">
            <text:p>60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6"/>
          <table:table-cell office:value-type="float" office:value="3738.23" calcext:value-type="float">
            <text:p>3738.23</text:p>
          </table:table-cell>
          <table:table-cell table:formula="of:=[.$C$1]*[.K35]" office:value-type="float" office:value="224293.8" calcext:value-type="float">
            <text:p>224,293.8</text:p>
          </table:table-cell>
          <table:table-cell office:value-type="float" office:value="8.07" calcext:value-type="float">
            <text:p>8.07</text:p>
          </table:table-cell>
          <table:table-cell table:formula="of:=[.$C$1]*[.M35]" office:value-type="float" office:value="484.2" calcext:value-type="float">
            <text:p>484.2</text:p>
          </table:table-cell>
          <table:table-cell office:value-type="float" office:value="16.7" calcext:value-type="float">
            <text:p>16.70</text:p>
          </table:table-cell>
          <table:table-cell table:formula="of:=[.$C$1]*[.O35]" office:value-type="float" office:value="1002" calcext:value-type="float">
            <text:p>100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2"/>
          <table:table-cell office:value-type="float" office:value="16.73" calcext:value-type="float">
            <text:p>16.73</text:p>
          </table:table-cell>
          <table:table-cell table:formula="of:=[.$C$1]*[.$C$1]*[.Q36]" office:value-type="float" office:value="60228" calcext:value-type="float">
            <text:p>60,228.0</text:p>
          </table:table-cell>
          <table:table-cell office:value-type="float" office:value="2.26" calcext:value-type="float">
            <text:p>2.26</text:p>
          </table:table-cell>
          <table:table-cell table:formula="of:=[.$C$1]*[.S36]" office:value-type="float" office:value="135.6" calcext:value-type="float">
            <text:p>135.6</text:p>
          </table:table-cell>
          <table:table-cell office:value-type="float" office:value="4.57" calcext:value-type="float">
            <text:p>4.57</text:p>
          </table:table-cell>
          <table:table-cell table:formula="of:=[.$C$1]*[.U36]" office:value-type="float" office:value="274.2" calcext:value-type="float">
            <text:p>274.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Fission Driv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5.47" calcext:value-type="float">
            <text:p>15.47</text:p>
          </table:table-cell>
          <table:table-cell table:formula="of:=[.$C$1]*[.$C$1]*[.E38]" office:value-type="float" office:value="55692" calcext:value-type="float">
            <text:p>55,692.0</text:p>
          </table:table-cell>
          <table:table-cell office:value-type="float" office:value="1.508" calcext:value-type="float">
            <text:p>1.51</text:p>
          </table:table-cell>
          <table:table-cell table:formula="of:=[.$C$1]*[.G38]" office:value-type="float" office:value="90.48" calcext:value-type="float">
            <text:p>90.5</text:p>
          </table:table-cell>
          <table:table-cell office:value-type="float" office:value="2.86" calcext:value-type="float">
            <text:p>2.86</text:p>
          </table:table-cell>
          <table:table-cell table:formula="of:=[.$C$1]*[.I38]" office:value-type="float" office:value="171.6" calcext:value-type="float">
            <text:p>171.6</text:p>
          </table:table-cell>
          <table:table-cell office:value-type="float" office:value="319.8" calcext:value-type="float">
            <text:p>319.80</text:p>
          </table:table-cell>
          <table:table-cell table:formula="of:=[.$C$1]*[.K38]" office:value-type="float" office:value="19188" calcext:value-type="float">
            <text:p>19,188.0</text:p>
          </table:table-cell>
          <table:table-cell office:value-type="float" office:value="0.585" calcext:value-type="float">
            <text:p>0.59</text:p>
          </table:table-cell>
          <table:table-cell table:formula="of:=[.$C$1]*[.M38]" office:value-type="float" office:value="35.1" calcext:value-type="float">
            <text:p>35.1</text:p>
          </table:table-cell>
          <table:table-cell office:value-type="float" office:value="1.365" calcext:value-type="float">
            <text:p>1.37</text:p>
          </table:table-cell>
          <table:table-cell table:formula="of:=[.$C$1]*[.O38]" office:value-type="float" office:value="81.9" calcext:value-type="float">
            <text:p>81.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sion Driv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.00</text:p>
          </table:table-cell>
          <table:table-cell table:formula="of:=[.$C$1]*[.$C$1]*[.E39]" office:value-type="float" office:value="684000" calcext:value-type="float">
            <text:p>684,000.0</text:p>
          </table:table-cell>
          <table:table-cell office:value-type="float" office:value="11" calcext:value-type="float">
            <text:p>11.00</text:p>
          </table:table-cell>
          <table:table-cell table:formula="of:=[.$C$1]*[.G39]" office:value-type="float" office:value="660" calcext:value-type="float">
            <text:p>660.0</text:p>
          </table:table-cell>
          <table:table-cell office:value-type="float" office:value="33" calcext:value-type="float">
            <text:p>33.00</text:p>
          </table:table-cell>
          <table:table-cell table:formula="of:=[.$C$1]*[.I39]" office:value-type="float" office:value="1980" calcext:value-type="float">
            <text:p>1980.0</text:p>
          </table:table-cell>
          <table:table-cell office:value-type="float" office:value="2496" calcext:value-type="float">
            <text:p>2496.00</text:p>
          </table:table-cell>
          <table:table-cell table:formula="of:=[.$C$1]*[.K39]" office:value-type="float" office:value="149760" calcext:value-type="float">
            <text:p>149,760.0</text:p>
          </table:table-cell>
          <table:table-cell office:value-type="float" office:value="4.55" calcext:value-type="float">
            <text:p>4.55</text:p>
          </table:table-cell>
          <table:table-cell table:formula="of:=[.$C$1]*[.M39]" office:value-type="float" office:value="273" calcext:value-type="float">
            <text:p>273.0</text:p>
          </table:table-cell>
          <table:table-cell office:value-type="float" office:value="12.35" calcext:value-type="float">
            <text:p>12.35</text:p>
          </table:table-cell>
          <table:table-cell table:formula="of:=[.$C$1]*[.O39]" office:value-type="float" office:value="741" calcext:value-type="float">
            <text:p>741.0</text:p>
          </table:table-cell>
          <table:table-cell office:value-type="float" office:value="44.8" calcext:value-type="float">
            <text:p>44.80</text:p>
          </table:table-cell>
          <table:table-cell table:formula="of:=[.$C$1]*[.$C$1]*[.Q39]" office:value-type="float" office:value="161280" calcext:value-type="float">
            <text:p>161,280.0</text:p>
          </table:table-cell>
          <table:table-cell office:value-type="float" office:value="4.9" calcext:value-type="float">
            <text:p>4.90</text:p>
          </table:table-cell>
          <table:table-cell table:formula="of:=[.$C$1]*[.S39]" office:value-type="float" office:value="294" calcext:value-type="float">
            <text:p>294.0</text:p>
          </table:table-cell>
          <table:table-cell office:value-type="float" office:value="13.3" calcext:value-type="float">
            <text:p>13.30</text:p>
          </table:table-cell>
          <table:table-cell table:formula="of:=[.$C$1]*[.U39]" office:value-type="float" office:value="798" calcext:value-type="float">
            <text:p>798.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0.06" calcext:value-type="float">
            <text:p>10.06</text:p>
          </table:table-cell>
          <table:table-cell table:formula="of:=[.$C$1]*[.$C$1]*[.E41]" office:value-type="float" office:value="36216" calcext:value-type="float">
            <text:p>36,216.0</text:p>
          </table:table-cell>
          <table:table-cell office:value-type="float" office:value="1.18" calcext:value-type="float">
            <text:p>1.18</text:p>
          </table:table-cell>
          <table:table-cell table:formula="of:=[.$C$1]*[.G41]" office:value-type="float" office:value="70.8" calcext:value-type="float">
            <text:p>70.8</text:p>
          </table:table-cell>
          <table:table-cell office:value-type="float" office:value="2.37" calcext:value-type="float">
            <text:p>2.37</text:p>
          </table:table-cell>
          <table:table-cell table:formula="of:=[.$C$1]*[.I41]" office:value-type="float" office:value="142.2" calcext:value-type="float">
            <text:p>142.2</text:p>
          </table:table-cell>
          <table:table-cell office:value-type="float" office:value="325" calcext:value-type="float">
            <text:p>325.00</text:p>
          </table:table-cell>
          <table:table-cell table:formula="of:=[.$C$1]*[.K41]" office:value-type="float" office:value="19500" calcext:value-type="float">
            <text:p>19,500.0</text:p>
          </table:table-cell>
          <table:table-cell office:value-type="float" office:value="0.64" calcext:value-type="float">
            <text:p>0.64</text:p>
          </table:table-cell>
          <table:table-cell table:formula="of:=[.$C$1]*[.M41]" office:value-type="float" office:value="38.4" calcext:value-type="float">
            <text:p>38.4</text:p>
          </table:table-cell>
          <table:table-cell office:value-type="float" office:value="1.28" calcext:value-type="float">
            <text:p>1.28</text:p>
          </table:table-cell>
          <table:table-cell table:formula="of:=[.$C$1]*[.O41]" office:value-type="float" office:value="76.8" calcext:value-type="float">
            <text:p>76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4.83" calcext:value-type="float">
            <text:p>14.83</text:p>
          </table:table-cell>
          <table:table-cell table:formula="of:=[.$C$1]*[.$C$1]*[.E42]" office:value-type="float" office:value="53388" calcext:value-type="float">
            <text:p>53,388.0</text:p>
          </table:table-cell>
          <table:table-cell office:value-type="float" office:value="1.72" calcext:value-type="float">
            <text:p>1.72</text:p>
          </table:table-cell>
          <table:table-cell table:formula="of:=[.$C$1]*[.G42]" office:value-type="float" office:value="103.2" calcext:value-type="float">
            <text:p>103.2</text:p>
          </table:table-cell>
          <table:table-cell office:value-type="float" office:value="3.47" calcext:value-type="float">
            <text:p>3.47</text:p>
          </table:table-cell>
          <table:table-cell table:formula="of:=[.$C$1]*[.I42]" office:value-type="float" office:value="208.2" calcext:value-type="float">
            <text:p>208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.38" calcext:value-type="float">
            <text:p>25.38</text:p>
          </table:table-cell>
          <table:table-cell table:formula="of:=[.$C$1]*[.$C$1]*[.E43]" office:value-type="float" office:value="91368" calcext:value-type="float">
            <text:p>91,368.0</text:p>
          </table:table-cell>
          <table:table-cell office:value-type="float" office:value="2.9" calcext:value-type="float">
            <text:p>2.90</text:p>
          </table:table-cell>
          <table:table-cell table:formula="of:=[.$C$1]*[.G43]" office:value-type="float" office:value="174" calcext:value-type="float">
            <text:p>174.0</text:p>
          </table:table-cell>
          <table:table-cell office:value-type="float" office:value="5.89" calcext:value-type="float">
            <text:p>5.89</text:p>
          </table:table-cell>
          <table:table-cell table:formula="of:=[.$C$1]*[.I43]" office:value-type="float" office:value="353.4" calcext:value-type="float">
            <text:p>353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.07" calcext:value-type="float">
            <text:p>43.07</text:p>
          </table:table-cell>
          <table:table-cell table:formula="of:=[.$C$1]*[.$C$1]*[.E44]" office:value-type="float" office:value="155052" calcext:value-type="float">
            <text:p>155,052.0</text:p>
          </table:table-cell>
          <table:table-cell office:value-type="float" office:value="4.86" calcext:value-type="float">
            <text:p>4.86</text:p>
          </table:table-cell>
          <table:table-cell table:formula="of:=[.$C$1]*[.G44]" office:value-type="float" office:value="291.6" calcext:value-type="float">
            <text:p>291.6</text:p>
          </table:table-cell>
          <table:table-cell office:value-type="float" office:value="9.93" calcext:value-type="float">
            <text:p>9.93</text:p>
          </table:table-cell>
          <table:table-cell table:formula="of:=[.$C$1]*[.I44]" office:value-type="float" office:value="595.8" calcext:value-type="float">
            <text:p>59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5.98" calcext:value-type="float">
            <text:p>65.98</text:p>
          </table:table-cell>
          <table:table-cell table:formula="of:=[.$C$1]*[.$C$1]*[.E45]" office:value-type="float" office:value="237528" calcext:value-type="float">
            <text:p>237,528.0</text:p>
          </table:table-cell>
          <table:table-cell office:value-type="float" office:value="7.38" calcext:value-type="float">
            <text:p>7.38</text:p>
          </table:table-cell>
          <table:table-cell table:formula="of:=[.$C$1]*[.G45]" office:value-type="float" office:value="442.8" calcext:value-type="float">
            <text:p>442.8</text:p>
          </table:table-cell>
          <table:table-cell office:value-type="float" office:value="15.14" calcext:value-type="float">
            <text:p>15.14</text:p>
          </table:table-cell>
          <table:table-cell table:formula="of:=[.$C$1]*[.I45]" office:value-type="float" office:value="908.4" calcext:value-type="float">
            <text:p>908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6" calcext:value-type="float">
            <text:p>116.00</text:p>
          </table:table-cell>
          <table:table-cell table:formula="of:=[.$C$1]*[.$C$1]*[.E46]" office:value-type="float" office:value="417600" calcext:value-type="float">
            <text:p>417,600.0</text:p>
          </table:table-cell>
          <table:table-cell office:value-type="float" office:value="12.88" calcext:value-type="float">
            <text:p>12.88</text:p>
          </table:table-cell>
          <table:table-cell table:formula="of:=[.$C$1]*[.G46]" office:value-type="float" office:value="772.8" calcext:value-type="float">
            <text:p>772.8</text:p>
          </table:table-cell>
          <table:table-cell office:value-type="float" office:value="26.56" calcext:value-type="float">
            <text:p>26.56</text:p>
          </table:table-cell>
          <table:table-cell table:formula="of:=[.$C$1]*[.I46]" office:value-type="float" office:value="1593.6" calcext:value-type="float">
            <text:p>159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/>
          <table:table-cell office:value-type="float" office:value="351.51" calcext:value-type="float">
            <text:p>351.51</text:p>
          </table:table-cell>
          <table:table-cell table:formula="of:=[.$C$1]*[.K47]" office:value-type="float" office:value="21090.6" calcext:value-type="float">
            <text:p>21,090.6</text:p>
          </table:table-cell>
          <table:table-cell office:value-type="float" office:value="0.68" calcext:value-type="float">
            <text:p>0.68</text:p>
          </table:table-cell>
          <table:table-cell table:formula="of:=[.$C$1]*[.M47]" office:value-type="float" office:value="40.8" calcext:value-type="float">
            <text:p>40.8</text:p>
          </table:table-cell>
          <table:table-cell office:value-type="float" office:value="1.37" calcext:value-type="float">
            <text:p>1.37</text:p>
          </table:table-cell>
          <table:table-cell table:formula="of:=[.$C$1]*[.O47]" office:value-type="float" office:value="82.2" calcext:value-type="float">
            <text:p>82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673.73" calcext:value-type="float">
            <text:p>673.73</text:p>
          </table:table-cell>
          <table:table-cell table:formula="of:=[.$C$1]*[.K48]" office:value-type="float" office:value="40423.8" calcext:value-type="float">
            <text:p>40,423.8</text:p>
          </table:table-cell>
          <table:table-cell office:value-type="float" office:value="1.28" calcext:value-type="float">
            <text:p>1.28</text:p>
          </table:table-cell>
          <table:table-cell table:formula="of:=[.$C$1]*[.M48]" office:value-type="float" office:value="76.8" calcext:value-type="float">
            <text:p>76.8</text:p>
          </table:table-cell>
          <table:table-cell office:value-type="float" office:value="2.61" calcext:value-type="float">
            <text:p>2.61</text:p>
          </table:table-cell>
          <table:table-cell table:formula="of:=[.$C$1]*[.O48]" office:value-type="float" office:value="156.6" calcext:value-type="float">
            <text:p>156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6"/>
          <table:table-cell office:value-type="float" office:value="1196.54" calcext:value-type="float">
            <text:p>1196.54</text:p>
          </table:table-cell>
          <table:table-cell table:formula="of:=[.$C$1]*[.K49]" office:value-type="float" office:value="71792.4" calcext:value-type="float">
            <text:p>71,792.4</text:p>
          </table:table-cell>
          <table:table-cell office:value-type="float" office:value="2.25" calcext:value-type="float">
            <text:p>2.25</text:p>
          </table:table-cell>
          <table:table-cell table:formula="of:=[.$C$1]*[.M49]" office:value-type="float" office:value="135" calcext:value-type="float">
            <text:p>135.0</text:p>
          </table:table-cell>
          <table:table-cell office:value-type="float" office:value="4.6" calcext:value-type="float">
            <text:p>4.60</text:p>
          </table:table-cell>
          <table:table-cell table:formula="of:=[.$C$1]*[.O49]" office:value-type="float" office:value="276" calcext:value-type="float">
            <text:p>27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6"/>
          <table:table-cell office:value-type="float" office:value="1997.1" calcext:value-type="float">
            <text:p>1997.10</text:p>
          </table:table-cell>
          <table:table-cell table:formula="of:=[.$C$1]*[.K50]" office:value-type="float" office:value="119826" calcext:value-type="float">
            <text:p>119,826.0</text:p>
          </table:table-cell>
          <table:table-cell office:value-type="float" office:value="3.73" calcext:value-type="float">
            <text:p>3.73</text:p>
          </table:table-cell>
          <table:table-cell table:formula="of:=[.$C$1]*[.M50]" office:value-type="float" office:value="223.8" calcext:value-type="float">
            <text:p>223.8</text:p>
          </table:table-cell>
          <table:table-cell office:value-type="float" office:value="7.64" calcext:value-type="float">
            <text:p>7.64</text:p>
          </table:table-cell>
          <table:table-cell table:formula="of:=[.$C$1]*[.O50]" office:value-type="float" office:value="458.4" calcext:value-type="float">
            <text:p>45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  <table:table-cell office:value-type="float" office:value="3345.35" calcext:value-type="float">
            <text:p>3345.35</text:p>
          </table:table-cell>
          <table:table-cell table:formula="of:=[.$C$1]*[.K51]" office:value-type="float" office:value="200721" calcext:value-type="float">
            <text:p>200,721.0</text:p>
          </table:table-cell>
          <table:table-cell office:value-type="float" office:value="6.19" calcext:value-type="float">
            <text:p>6.19</text:p>
          </table:table-cell>
          <table:table-cell table:formula="of:=[.$C$1]*[.M51]" office:value-type="float" office:value="371.4" calcext:value-type="float">
            <text:p>371.4</text:p>
          </table:table-cell>
          <table:table-cell office:value-type="float" office:value="12.77" calcext:value-type="float">
            <text:p>12.77</text:p>
          </table:table-cell>
          <table:table-cell table:formula="of:=[.$C$1]*[.O51]" office:value-type="float" office:value="766.2" calcext:value-type="float">
            <text:p>76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Small Thrust Modul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.6" calcext:value-type="float">
            <text:p>6.60</text:p>
          </table:table-cell>
          <table:table-cell table:formula="of:=[.$C$1]*[.$C$1]*[.E53]" office:value-type="float" office:value="23760" calcext:value-type="float">
            <text:p>23,760.0</text:p>
          </table:table-cell>
          <table:table-cell office:value-type="float" office:value="0.46" calcext:value-type="float">
            <text:p>0.46</text:p>
          </table:table-cell>
          <table:table-cell table:formula="of:=[.$C$1]*[.G53]" office:value-type="float" office:value="27.6" calcext:value-type="float">
            <text:p>27.6</text:p>
          </table:table-cell>
          <table:table-cell office:value-type="float" office:value="3" calcext:value-type="float">
            <text:p>3.00</text:p>
          </table:table-cell>
          <table:table-cell table:formula="of:=[.$C$1]*[.I53]" office:value-type="float" office:value="180" calcext:value-type="float">
            <text:p>18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 Thrust Module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6.2" calcext:value-type="float">
            <text:p>26.20</text:p>
          </table:table-cell>
          <table:table-cell table:formula="of:=[.$C$1]*[.$C$1]*[.E54]" office:value-type="float" office:value="94320" calcext:value-type="float">
            <text:p>94,320.0</text:p>
          </table:table-cell>
          <table:table-cell office:value-type="float" office:value="1.7" calcext:value-type="float">
            <text:p>1.70</text:p>
          </table:table-cell>
          <table:table-cell table:formula="of:=[.$C$1]*[.G54]" office:value-type="float" office:value="102" calcext:value-type="float">
            <text:p>102.0</text:p>
          </table:table-cell>
          <table:table-cell office:value-type="float" office:value="11" calcext:value-type="float">
            <text:p>11.00</text:p>
          </table:table-cell>
          <table:table-cell table:formula="of:=[.$C$1]*[.I54]" office:value-type="float" office:value="660" calcext:value-type="float">
            <text:p>66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178.8" calcext:value-type="float">
            <text:p>178.80</text:p>
          </table:table-cell>
          <table:table-cell table:formula="of:=[.$C$1]*[.K55]" office:value-type="float" office:value="10728" calcext:value-type="float">
            <text:p>10,728.0</text:p>
          </table:table-cell>
          <table:table-cell office:value-type="float" office:value="0.26" calcext:value-type="float">
            <text:p>0.26</text:p>
          </table:table-cell>
          <table:table-cell table:formula="of:=[.$C$1]*[.M55]" office:value-type="float" office:value="15.6" calcext:value-type="float">
            <text:p>15.6</text:p>
          </table:table-cell>
          <table:table-cell office:value-type="float" office:value="1.8" calcext:value-type="float">
            <text:p>1.80</text:p>
          </table:table-cell>
          <table:table-cell table:formula="of:=[.$C$1]*[.O55]" office:value-type="float" office:value="108" calcext:value-type="float">
            <text:p>10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office:value-type="float" office:value="711.9" calcext:value-type="float">
            <text:p>711.90</text:p>
          </table:table-cell>
          <table:table-cell table:formula="of:=[.$C$1]*[.K56]" office:value-type="float" office:value="42714" calcext:value-type="float">
            <text:p>42,714.0</text:p>
          </table:table-cell>
          <table:table-cell office:value-type="float" office:value="1" calcext:value-type="float">
            <text:p>1.00</text:p>
          </table:table-cell>
          <table:table-cell table:formula="of:=[.$C$1]*[.M56]" office:value-type="float" office:value="60" calcext:value-type="float">
            <text:p>60.0</text:p>
          </table:table-cell>
          <table:table-cell office:value-type="float" office:value="6.5" calcext:value-type="float">
            <text:p>6.50</text:p>
          </table:table-cell>
          <table:table-cell table:formula="of:=[.$C$1]*[.O56]" office:value-type="float" office:value="390" calcext:value-type="float">
            <text:p>390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Anvil-Class Engine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3.5" calcext:value-type="float">
            <text:p>13.50</text:p>
          </table:table-cell>
          <table:table-cell table:formula="of:=[.$C$1]*[.$C$1]*[.E58]" office:value-type="float" office:value="48600" calcext:value-type="float">
            <text:p>48,600.0</text:p>
          </table:table-cell>
          <table:table-cell office:value-type="float" office:value="2.05" calcext:value-type="float">
            <text:p>2.05</text:p>
          </table:table-cell>
          <table:table-cell table:style-name="ce15" table:formula="of:=[.$C$1]*[.G58]" office:value-type="float" office:value="123" calcext:value-type="float">
            <text:p>123.0</text:p>
          </table:table-cell>
          <table:table-cell office:value-type="float" office:value="1.95" calcext:value-type="float">
            <text:p>1.95</text:p>
          </table:table-cell>
          <table:table-cell table:style-name="ce15" table:formula="of:=[.$C$1]*[.I58]" office:value-type="float" office:value="117" calcext:value-type="float">
            <text:p>117.0</text:p>
          </table:table-cell>
          <table:table-cell office:value-type="float" office:value="369.6" calcext:value-type="float">
            <text:p>369.60</text:p>
          </table:table-cell>
          <table:table-cell table:formula="of:=[.$C$1]*[.K58]" office:value-type="float" office:value="22176" calcext:value-type="float">
            <text:p>22,176.0</text:p>
          </table:table-cell>
          <table:table-cell office:value-type="float" office:value="1.05" calcext:value-type="float">
            <text:p>1.05</text:p>
          </table:table-cell>
          <table:table-cell table:style-name="ce15" table:formula="of:=[.$C$1]*[.M58]" office:value-type="float" office:value="63" calcext:value-type="float">
            <text:p>63.0</text:p>
          </table:table-cell>
          <table:table-cell office:value-type="float" office:value="1.1" calcext:value-type="float">
            <text:p>1.10</text:p>
          </table:table-cell>
          <table:table-cell table:style-name="ce15" table:formula="of:=[.$C$1]*[.O58]" office:value-type="float" office:value="66" calcext:value-type="float">
            <text:p>66.0</text:p>
          </table:table-cell>
          <table:table-cell office:value-type="float" office:value="8.1" calcext:value-type="float">
            <text:p>8.10</text:p>
          </table:table-cell>
          <table:table-cell table:formula="of:=[.$C$1]*[.$C$1]*[.Q58]" office:value-type="float" office:value="29160" calcext:value-type="float">
            <text:p>29,160.0</text:p>
          </table:table-cell>
          <table:table-cell office:value-type="float" office:value="1.23" calcext:value-type="float">
            <text:p>1.23</text:p>
          </table:table-cell>
          <table:table-cell table:style-name="ce15" table:formula="of:=[.$C$1]*[.S58]" office:value-type="float" office:value="73.8" calcext:value-type="float">
            <text:p>73.8</text:p>
          </table:table-cell>
          <table:table-cell office:value-type="float" office:value="1.17" calcext:value-type="float">
            <text:p>1.17</text:p>
          </table:table-cell>
          <table:table-cell table:style-name="ce15" table:formula="of:=[.$C$1]*[.U58]" office:value-type="float" office:value="70.2" calcext:value-type="float">
            <text:p>70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.00</text:p>
          </table:table-cell>
          <table:table-cell table:formula="of:=[.$C$1]*[.$C$1]*[.E59]" office:value-type="float" office:value="64800" calcext:value-type="float">
            <text:p>64,800.0</text:p>
          </table:table-cell>
          <table:table-cell office:value-type="float" office:value="2.65" calcext:value-type="float">
            <text:p>2.65</text:p>
          </table:table-cell>
          <table:table-cell table:style-name="ce15" table:formula="of:=[.$C$1]*[.G59]" office:value-type="float" office:value="159" calcext:value-type="float">
            <text:p>159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59]" office:value-type="float" office:value="150" calcext:value-type="float">
            <text:p>15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10.8" calcext:value-type="float">
            <text:p>10.80</text:p>
          </table:table-cell>
          <table:table-cell table:formula="of:=[.$C$1]*[.$C$1]*[.Q59]" office:value-type="float" office:value="38880" calcext:value-type="float">
            <text:p>38,880.0</text:p>
          </table:table-cell>
          <table:table-cell office:value-type="float" office:value="1.59" calcext:value-type="float">
            <text:p>1.59</text:p>
          </table:table-cell>
          <table:table-cell table:style-name="ce15" table:formula="of:=[.$C$1]*[.S59]" office:value-type="float" office:value="95.4" calcext:value-type="float">
            <text:p>95.4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U59]" office:value-type="float" office:value="90" calcext:value-type="float">
            <text:p>90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orge-Class Thruster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.00</text:p>
          </table:table-cell>
          <table:table-cell table:formula="of:=[.$C$1]*[.$C$1]*[.E60]" office:value-type="float" office:value="133200" calcext:value-type="float">
            <text:p>133,200.0</text:p>
          </table:table-cell>
          <table:table-cell office:value-type="float" office:value="5.15" calcext:value-type="float">
            <text:p>5.15</text:p>
          </table:table-cell>
          <table:table-cell table:style-name="ce15" table:formula="of:=[.$C$1]*[.G60]" office:value-type="float" office:value="309" calcext:value-type="float">
            <text:p>309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I60]" office:value-type="float" office:value="300" calcext:value-type="float">
            <text:p>300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27.62" calcext:value-type="float">
            <text:p>27.62</text:p>
          </table:table-cell>
          <table:table-cell table:formula="of:=[.$C$1]*[.$C$1]*[.Q60]" office:value-type="float" office:value="99432" calcext:value-type="float">
            <text:p>99,432.0</text:p>
          </table:table-cell>
          <table:table-cell office:value-type="float" office:value="3.09" calcext:value-type="float">
            <text:p>3.09</text:p>
          </table:table-cell>
          <table:table-cell table:style-name="ce15" table:formula="of:=[.$C$1]*[.S60]" office:value-type="float" office:value="185.4" calcext:value-type="float">
            <text:p>185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U60]" office:value-type="float" office:value="180" calcext:value-type="float">
            <text:p>180.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6.8" calcext:value-type="float">
            <text:p>76.80</text:p>
          </table:table-cell>
          <table:table-cell table:formula="of:=[.$C$1]*[.$C$1]*[.E61]" office:value-type="float" office:value="276480" calcext:value-type="float">
            <text:p>276,480.0</text:p>
          </table:table-cell>
          <table:table-cell office:value-type="float" office:value="10.1" calcext:value-type="float">
            <text:p>10.10</text:p>
          </table:table-cell>
          <table:table-cell table:style-name="ce15" table:formula="of:=[.$C$1]*[.G61]" office:value-type="float" office:value="606" calcext:value-type="float">
            <text:p>606.0</text:p>
          </table:table-cell>
          <table:table-cell office:value-type="float" office:value="10.2" calcext:value-type="float">
            <text:p>10.20</text:p>
          </table:table-cell>
          <table:table-cell table:style-name="ce15" table:formula="of:=[.$C$1]*[.I61]" office:value-type="float" office:value="612" calcext:value-type="float">
            <text:p>612.0</text:p>
          </table:table-cell>
          <table:table-cell table:number-columns-repeated="3"/>
          <table:table-cell table:style-name="ce15"/>
          <table:table-cell/>
          <table:table-cell table:style-name="ce15"/>
          <table:table-cell office:value-type="float" office:value="46.08" calcext:value-type="float">
            <text:p>46.08</text:p>
          </table:table-cell>
          <table:table-cell table:formula="of:=[.$C$1]*[.$C$1]*[.Q61]" office:value-type="float" office:value="165888" calcext:value-type="float">
            <text:p>165,888.0</text:p>
          </table:table-cell>
          <table:table-cell office:value-type="float" office:value="6.06" calcext:value-type="float">
            <text:p>6.06</text:p>
          </table:table-cell>
          <table:table-cell table:style-name="ce15" table:formula="of:=[.$C$1]*[.S61]" office:value-type="float" office:value="363.6" calcext:value-type="float">
            <text:p>363.6</text:p>
          </table:table-cell>
          <table:table-cell office:value-type="float" office:value="6.12" calcext:value-type="float">
            <text:p>6.12</text:p>
          </table:table-cell>
          <table:table-cell table:style-name="ce15" table:formula="of:=[.$C$1]*[.U61]" office:value-type="float" office:value="367.2" calcext:value-type="float">
            <text:p>367.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  <table:table-cell table:style-name="ce15"/>
          <table:table-cell office:value-type="float" office:value="492.8" calcext:value-type="float">
            <text:p>492.80</text:p>
          </table:table-cell>
          <table:table-cell table:formula="of:=[.$C$1]*[.K62]" office:value-type="float" office:value="29568" calcext:value-type="float">
            <text:p>29,568.0</text:p>
          </table:table-cell>
          <table:table-cell office:value-type="float" office:value="1.32" calcext:value-type="float">
            <text:p>1.32</text:p>
          </table:table-cell>
          <table:table-cell table:style-name="ce15" table:formula="of:=[.$C$1]*[.M62]" office:value-type="float" office:value="79.2" calcext:value-type="float">
            <text:p>79.2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O62]" office:value-type="float" office:value="84" calcext:value-type="float">
            <text:p>8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/>
          <table:table-cell table:style-name="ce15"/>
          <table:table-cell office:value-type="float" office:value="1047.2" calcext:value-type="float">
            <text:p>1047.20</text:p>
          </table:table-cell>
          <table:table-cell table:formula="of:=[.$C$1]*[.K63]" office:value-type="float" office:value="62832" calcext:value-type="float">
            <text:p>62,832.0</text:p>
          </table:table-cell>
          <table:table-cell office:value-type="float" office:value="2.64" calcext:value-type="float">
            <text:p>2.64</text:p>
          </table:table-cell>
          <table:table-cell table:style-name="ce15" table:formula="of:=[.$C$1]*[.M63]" office:value-type="float" office:value="158.4" calcext:value-type="float">
            <text:p>158.4</text:p>
          </table:table-cell>
          <table:table-cell office:value-type="float" office:value="3" calcext:value-type="float">
            <text:p>3.00</text:p>
          </table:table-cell>
          <table:table-cell table:style-name="ce15" table:formula="of:=[.$C$1]*[.O63]" office:value-type="float" office:value="180" calcext:value-type="float">
            <text:p>18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/>
          <table:table-cell table:style-name="ce15"/>
          <table:table-cell office:value-type="float" office:value="2178" calcext:value-type="float">
            <text:p>2178.00</text:p>
          </table:table-cell>
          <table:table-cell table:formula="of:=[.$C$1]*[.K64]" office:value-type="float" office:value="130680" calcext:value-type="float">
            <text:p>130,680.0</text:p>
          </table:table-cell>
          <table:table-cell office:value-type="float" office:value="5.21" calcext:value-type="float">
            <text:p>5.21</text:p>
          </table:table-cell>
          <table:table-cell table:style-name="ce15" table:formula="of:=[.$C$1]*[.M64]" office:value-type="float" office:value="312.6" calcext:value-type="float">
            <text:p>312.6</text:p>
          </table:table-cell>
          <table:table-cell office:value-type="float" office:value="6.2" calcext:value-type="float">
            <text:p>6.20</text:p>
          </table:table-cell>
          <table:table-cell table:style-name="ce15" table:formula="of:=[.$C$1]*[.O64]" office:value-type="float" office:value="372" calcext:value-type="float">
            <text:p>372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hruster (Asteroid)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.2" calcext:value-type="float">
            <text:p>11.20</text:p>
          </table:table-cell>
          <table:table-cell table:formula="of:=[.$C$1]*[.$C$1]*[.E66]" office:value-type="float" office:value="40320" calcext:value-type="float">
            <text:p>40,320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G66]" office:value-type="float" office:value="90" calcext:value-type="float">
            <text:p>90.0</text:p>
          </table:table-cell>
          <table:table-cell office:value-type="float" office:value="3.4" calcext:value-type="float">
            <text:p>3.40</text:p>
          </table:table-cell>
          <table:table-cell table:style-name="ce15" table:formula="of:=[.$C$1]*[.I66]" office:value-type="float" office:value="204" calcext:value-type="float">
            <text:p>20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Comet)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1.8" calcext:value-type="float">
            <text:p>21.80</text:p>
          </table:table-cell>
          <table:table-cell table:formula="of:=[.$C$1]*[.$C$1]*[.E67]" office:value-type="float" office:value="78480" calcext:value-type="float">
            <text:p>78,48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G67]" office:value-type="float" office:value="168" calcext:value-type="float">
            <text:p>168.0</text:p>
          </table:table-cell>
          <table:table-cell office:value-type="float" office:value="6.5" calcext:value-type="float">
            <text:p>6.50</text:p>
          </table:table-cell>
          <table:table-cell table:style-name="ce15" table:formula="of:=[.$C$1]*[.I67]" office:value-type="float" office:value="390" calcext:value-type="float">
            <text:p>39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Lunar)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.2" calcext:value-type="float">
            <text:p>41.20</text:p>
          </table:table-cell>
          <table:table-cell table:formula="of:=[.$C$1]*[.$C$1]*[.E68]" office:value-type="float" office:value="148320" calcext:value-type="float">
            <text:p>148,32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68]" office:value-type="float" office:value="294" calcext:value-type="float">
            <text:p>294.0</text:p>
          </table:table-cell>
          <table:table-cell office:value-type="float" office:value="11.9" calcext:value-type="float">
            <text:p>11.90</text:p>
          </table:table-cell>
          <table:table-cell table:style-name="ce15" table:formula="of:=[.$C$1]*[.I68]" office:value-type="float" office:value="714" calcext:value-type="float">
            <text:p>71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Planetary)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80" calcext:value-type="float">
            <text:p>80.00</text:p>
          </table:table-cell>
          <table:table-cell table:formula="of:=[.$C$1]*[.$C$1]*[.E69]" office:value-type="float" office:value="288000" calcext:value-type="float">
            <text:p>288,000.0</text:p>
          </table:table-cell>
          <table:table-cell office:value-type="float" office:value="8.9" calcext:value-type="float">
            <text:p>8.90</text:p>
          </table:table-cell>
          <table:table-cell table:style-name="ce15" table:formula="of:=[.$C$1]*[.G69]" office:value-type="float" office:value="534" calcext:value-type="float">
            <text:p>534.0</text:p>
          </table:table-cell>
          <table:table-cell office:value-type="float" office:value="22.7" calcext:value-type="float">
            <text:p>22.70</text:p>
          </table:table-cell>
          <table:table-cell table:style-name="ce15" table:formula="of:=[.$C$1]*[.I69]" office:value-type="float" office:value="1362" calcext:value-type="float">
            <text:p>1,36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uster (Stellar)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53.4" calcext:value-type="float">
            <text:p>153.40</text:p>
          </table:table-cell>
          <table:table-cell table:formula="of:=[.$C$1]*[.$C$1]*[.E70]" office:value-type="float" office:value="552240" calcext:value-type="float">
            <text:p>552,240.0</text:p>
          </table:table-cell>
          <table:table-cell office:value-type="float" office:value="15.8" calcext:value-type="float">
            <text:p>15.80</text:p>
          </table:table-cell>
          <table:table-cell table:style-name="ce15" table:formula="of:=[.$C$1]*[.G70]" office:value-type="float" office:value="948" calcext:value-type="float">
            <text:p>948.0</text:p>
          </table:table-cell>
          <table:table-cell office:value-type="float" office:value="42.6" calcext:value-type="float">
            <text:p>42.60</text:p>
          </table:table-cell>
          <table:table-cell table:style-name="ce15" table:formula="of:=[.$C$1]*[.I70]" office:value-type="float" office:value="2556" calcext:value-type="float">
            <text:p>2,55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280" calcext:value-type="float">
            <text:p>280.00</text:p>
          </table:table-cell>
          <table:table-cell table:formula="of:=[.$C$1]*[.K71]" office:value-type="float" office:value="16800" calcext:value-type="float">
            <text:p>16,80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71]" office:value-type="float" office:value="42" calcext:value-type="float">
            <text:p>42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71]" office:value-type="float" office:value="126" calcext:value-type="float">
            <text:p>12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6"/>
          <table:table-cell office:value-type="float" office:value="568.8" calcext:value-type="float">
            <text:p>568.80</text:p>
          </table:table-cell>
          <table:table-cell table:formula="of:=[.$C$1]*[.K72]" office:value-type="float" office:value="34128" calcext:value-type="float">
            <text:p>34,128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M72]" office:value-type="float" office:value="84" calcext:value-type="float">
            <text:p>84.0</text:p>
          </table:table-cell>
          <table:table-cell office:value-type="float" office:value="4.1" calcext:value-type="float">
            <text:p>4.10</text:p>
          </table:table-cell>
          <table:table-cell table:style-name="ce15" table:formula="of:=[.$C$1]*[.O72]" office:value-type="float" office:value="246" calcext:value-type="float">
            <text:p>24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1056" calcext:value-type="float">
            <text:p>1056.00</text:p>
          </table:table-cell>
          <table:table-cell table:formula="of:=[.$C$1]*[.K73]" office:value-type="float" office:value="63360" calcext:value-type="float">
            <text:p>63,360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M73]" office:value-type="float" office:value="150" calcext:value-type="float">
            <text:p>150.0</text:p>
          </table:table-cell>
          <table:table-cell office:value-type="float" office:value="7.4" calcext:value-type="float">
            <text:p>7.40</text:p>
          </table:table-cell>
          <table:table-cell table:style-name="ce15" table:formula="of:=[.$C$1]*[.O73]" office:value-type="float" office:value="444" calcext:value-type="float">
            <text:p>44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6"/>
          <table:table-cell office:value-type="float" office:value="2069.6" calcext:value-type="float">
            <text:p>2069.60</text:p>
          </table:table-cell>
          <table:table-cell table:formula="of:=[.$C$1]*[.K74]" office:value-type="float" office:value="124176" calcext:value-type="float">
            <text:p>124,176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M74]" office:value-type="float" office:value="276" calcext:value-type="float">
            <text:p>276.0</text:p>
          </table:table-cell>
          <table:table-cell office:value-type="float" office:value="14.2" calcext:value-type="float">
            <text:p>14.20</text:p>
          </table:table-cell>
          <table:table-cell table:style-name="ce15" table:formula="of:=[.$C$1]*[.O74]" office:value-type="float" office:value="852" calcext:value-type="float">
            <text:p>852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6"/>
          <table:table-cell office:value-type="float" office:value="4005" calcext:value-type="float">
            <text:p>4005.00</text:p>
          </table:table-cell>
          <table:table-cell table:formula="of:=[.$C$1]*[.K75]" office:value-type="float" office:value="240300" calcext:value-type="float">
            <text:p>240,300.0</text:p>
          </table:table-cell>
          <table:table-cell office:value-type="float" office:value="8.2" calcext:value-type="float">
            <text:p>8.20</text:p>
          </table:table-cell>
          <table:table-cell table:style-name="ce15" table:formula="of:=[.$C$1]*[.M75]" office:value-type="float" office:value="492" calcext:value-type="float">
            <text:p>492.0</text:p>
          </table:table-cell>
          <table:table-cell office:value-type="float" office:value="26.7" calcext:value-type="float">
            <text:p>26.70</text:p>
          </table:table-cell>
          <table:table-cell table:style-name="ce15" table:formula="of:=[.$C$1]*[.O75]" office:value-type="float" office:value="1602" calcext:value-type="float">
            <text:p>1,602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Ka'het Compact Engine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0</text:p>
          </table:table-cell>
          <table:table-cell table:formula="of:=[.$C$1]*[.$C$1]*[.E77]" office:value-type="float" office:value="40320" calcext:value-type="float">
            <text:p>40,320.0</text:p>
          </table:table-cell>
          <table:table-cell office:value-type="float" office:value="2.18" calcext:value-type="float">
            <text:p>2.18</text:p>
          </table:table-cell>
          <table:table-cell table:style-name="ce15" table:formula="of:=[.$C$1]*[.G77]" office:value-type="float" office:value="130.8" calcext:value-type="float">
            <text:p>130.8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I77]" office:value-type="float" office:value="72" calcext:value-type="float">
            <text:p>72.0</text:p>
          </table:table-cell>
          <table:table-cell office:value-type="float" office:value="234.4" calcext:value-type="float">
            <text:p>234.40</text:p>
          </table:table-cell>
          <table:table-cell table:formula="of:=[.$C$1]*[.K77]" office:value-type="float" office:value="14064" calcext:value-type="float">
            <text:p>14,064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M77]" office:value-type="float" office:value="54" calcext:value-type="float">
            <text:p>54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O77]" office:value-type="float" office:value="18" calcext:value-type="float">
            <text:p>18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Ka'het Sustainer 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.1" calcext:value-type="float">
            <text:p>15.10</text:p>
          </table:table-cell>
          <table:table-cell table:formula="of:=[.$C$1]*[.$C$1]*[.E78]" office:value-type="float" office:value="54360" calcext:value-type="float">
            <text:p>54,360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G78]" office:value-type="float" office:value="149.4" calcext:value-type="float">
            <text:p>149.4</text:p>
          </table:table-cell>
          <table:table-cell office:value-type="float" office:value="1" calcext:value-type="float">
            <text:p>1.00</text:p>
          </table:table-cell>
          <table:table-cell table:style-name="ce15" table:formula="of:=[.$C$1]*[.I78]" office:value-type="float" office:value="60" calcext:value-type="float">
            <text:p>60.0</text:p>
          </table:table-cell>
          <table:table-cell office:value-type="float" office:value="432.1" calcext:value-type="float">
            <text:p>432.10</text:p>
          </table:table-cell>
          <table:table-cell table:formula="of:=[.$C$1]*[.K78]" office:value-type="float" office:value="25926" calcext:value-type="float">
            <text:p>25,926.0</text:p>
          </table:table-cell>
          <table:table-cell office:value-type="float" office:value="2.49" calcext:value-type="float">
            <text:p>2.49</text:p>
          </table:table-cell>
          <table:table-cell table:style-name="ce15" table:formula="of:=[.$C$1]*[.M78]" office:value-type="float" office:value="149.4" calcext:value-type="float">
            <text:p>149.4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O78]" office:value-type="float" office:value="30" calcext:value-type="float">
            <text:p>30.0</text:p>
          </table:table-cell>
          <table:table-cell table:style-name="ce12"/>
          <table:table-cell table:style-name="ce16"/>
          <table:table-cell table:style-name="ce12"/>
          <table:table-cell table:style-name="ce21"/>
          <table:table-cell table:style-name="ce12"/>
          <table:table-cell table:style-name="ce21"/>
          <table:table-cell table:number-columns-repeated="1002"/>
        </table:table-row>
        <table:table-row table:style-name="ro1">
          <table:table-cell office:value-type="string" calcext:value-type="string">
            <text:p>Maeri Engine Nacelles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37.1" calcext:value-type="float">
            <text:p>37.10</text:p>
          </table:table-cell>
          <table:table-cell table:formula="of:=[.$C$1]*[.$C$1]*[.E79]" office:value-type="float" office:value="133560" calcext:value-type="float">
            <text:p>133,560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G79]" office:value-type="float" office:value="300.6" calcext:value-type="float">
            <text:p>300.6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I79]" office:value-type="float" office:value="168" calcext:value-type="float">
            <text:p>168.0</text:p>
          </table:table-cell>
          <table:table-cell office:value-type="float" office:value="931.4" calcext:value-type="float">
            <text:p>931.40</text:p>
          </table:table-cell>
          <table:table-cell table:formula="of:=[.$C$1]*[.K79]" office:value-type="float" office:value="55884" calcext:value-type="float">
            <text:p>55,884.0</text:p>
          </table:table-cell>
          <table:table-cell office:value-type="float" office:value="5.01" calcext:value-type="float">
            <text:p>5.01</text:p>
          </table:table-cell>
          <table:table-cell table:style-name="ce15" table:formula="of:=[.$C$1]*[.M79]" office:value-type="float" office:value="300.6" calcext:value-type="float">
            <text:p>300.6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O79]" office:value-type="float" office:value="78" calcext:value-type="float">
            <text:p>78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is Engine Nacelles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55.4" calcext:value-type="float">
            <text:p>55.40</text:p>
          </table:table-cell>
          <table:table-cell table:formula="of:=[.$C$1]*[.$C$1]*[.E80]" office:value-type="float" office:value="199440" calcext:value-type="float">
            <text:p>199,440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G80]" office:value-type="float" office:value="408.6" calcext:value-type="float">
            <text:p>408.6</text:p>
          </table:table-cell>
          <table:table-cell office:value-type="float" office:value="3.5" calcext:value-type="float">
            <text:p>3.50</text:p>
          </table:table-cell>
          <table:table-cell table:style-name="ce15" table:formula="of:=[.$C$1]*[.I80]" office:value-type="float" office:value="210" calcext:value-type="float">
            <text:p>210.0</text:p>
          </table:table-cell>
          <table:table-cell office:value-type="float" office:value="1379.2" calcext:value-type="float">
            <text:p>1379.20</text:p>
          </table:table-cell>
          <table:table-cell table:formula="of:=[.$C$1]*[.K80]" office:value-type="float" office:value="82752" calcext:value-type="float">
            <text:p>82,752.0</text:p>
          </table:table-cell>
          <table:table-cell office:value-type="float" office:value="6.81" calcext:value-type="float">
            <text:p>6.81</text:p>
          </table:table-cell>
          <table:table-cell table:style-name="ce15" table:formula="of:=[.$C$1]*[.M80]" office:value-type="float" office:value="408.6" calcext:value-type="float">
            <text:p>408.6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O80]" office:value-type="float" office:value="114" calcext:value-type="float">
            <text:p>114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reti Engine Block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93.9" calcext:value-type="float">
            <text:p>93.90</text:p>
          </table:table-cell>
          <table:table-cell table:formula="of:=[.$C$1]*[.$C$1]*[.E81]" office:value-type="float" office:value="338040" calcext:value-type="float">
            <text:p>338,040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G81]" office:value-type="float" office:value="654" calcext:value-type="float">
            <text:p>654.0</text:p>
          </table:table-cell>
          <table:table-cell office:value-type="float" office:value="6.7" calcext:value-type="float">
            <text:p>6.70</text:p>
          </table:table-cell>
          <table:table-cell table:style-name="ce15" table:formula="of:=[.$C$1]*[.I81]" office:value-type="float" office:value="402" calcext:value-type="float">
            <text:p>402.0</text:p>
          </table:table-cell>
          <table:table-cell office:value-type="float" office:value="2333.9" calcext:value-type="float">
            <text:p>2333.90</text:p>
          </table:table-cell>
          <table:table-cell table:formula="of:=[.$C$1]*[.K81]" office:value-type="float" office:value="140034" calcext:value-type="float">
            <text:p>140,034.0</text:p>
          </table:table-cell>
          <table:table-cell office:value-type="float" office:value="10.9" calcext:value-type="float">
            <text:p>10.90</text:p>
          </table:table-cell>
          <table:table-cell table:style-name="ce15" table:formula="of:=[.$C$1]*[.M81]" office:value-type="float" office:value="654" calcext:value-type="float">
            <text:p>654.0</text:p>
          </table:table-cell>
          <table:table-cell office:value-type="float" office:value="3.32" calcext:value-type="float">
            <text:p>3.32</text:p>
          </table:table-cell>
          <table:table-cell table:style-name="ce15" table:formula="of:=[.$C$1]*[.O81]" office:value-type="float" office:value="199.2" calcext:value-type="float">
            <text:p>19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Type 1 Thruster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.6" calcext:value-type="float">
            <text:p>6.60</text:p>
          </table:table-cell>
          <table:table-cell table:formula="of:=[.$C$1]*[.$C$1]*[.E83]" office:value-type="float" office:value="23760" calcext:value-type="float">
            <text:p>23,760.0</text:p>
          </table:table-cell>
          <table:table-cell office:value-type="float" office:value="0.5" calcext:value-type="float">
            <text:p>0.50</text:p>
          </table:table-cell>
          <table:table-cell table:style-name="ce15" table:formula="of:=[.$C$1]*[.G83]" office:value-type="float" office:value="30" calcext:value-type="float">
            <text:p>30.0</text:p>
          </table:table-cell>
          <table:table-cell office:value-type="float" office:value="0.9" calcext:value-type="float">
            <text:p>0.90</text:p>
          </table:table-cell>
          <table:table-cell table:style-name="ce15" table:formula="of:=[.$C$1]*[.I83]" office:value-type="float" office:value="54" calcext:value-type="float">
            <text:p>5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7.6" calcext:value-type="float">
            <text:p>17.60</text:p>
          </table:table-cell>
          <table:table-cell table:formula="of:=[.$C$1]*[.$C$1]*[.E84]" office:value-type="float" office:value="63360" calcext:value-type="float">
            <text:p>63,360.0</text:p>
          </table:table-cell>
          <table:table-cell office:value-type="float" office:value="1.4" calcext:value-type="float">
            <text:p>1.40</text:p>
          </table:table-cell>
          <table:table-cell table:style-name="ce15" table:formula="of:=[.$C$1]*[.G84]" office:value-type="float" office:value="84" calcext:value-type="float">
            <text:p>84.0</text:p>
          </table:table-cell>
          <table:table-cell office:value-type="float" office:value="2.5" calcext:value-type="float">
            <text:p>2.50</text:p>
          </table:table-cell>
          <table:table-cell table:style-name="ce15" table:formula="of:=[.$C$1]*[.I84]" office:value-type="float" office:value="150" calcext:value-type="float">
            <text:p>15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.5" calcext:value-type="float">
            <text:p>31.50</text:p>
          </table:table-cell>
          <table:table-cell table:formula="of:=[.$C$1]*[.$C$1]*[.E85]" office:value-type="float" office:value="113400" calcext:value-type="float">
            <text:p>113,400.0</text:p>
          </table:table-cell>
          <table:table-cell office:value-type="float" office:value="2.3" calcext:value-type="float">
            <text:p>2.30</text:p>
          </table:table-cell>
          <table:table-cell table:style-name="ce15" table:formula="of:=[.$C$1]*[.G85]" office:value-type="float" office:value="138" calcext:value-type="float">
            <text:p>138.0</text:p>
          </table:table-cell>
          <table:table-cell office:value-type="float" office:value="4.4" calcext:value-type="float">
            <text:p>4.40</text:p>
          </table:table-cell>
          <table:table-cell table:style-name="ce15" table:formula="of:=[.$C$1]*[.I85]" office:value-type="float" office:value="264" calcext:value-type="float">
            <text:p>26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5.2" calcext:value-type="float">
            <text:p>55.20</text:p>
          </table:table-cell>
          <table:table-cell table:formula="of:=[.$C$1]*[.$C$1]*[.E86]" office:value-type="float" office:value="198720" calcext:value-type="float">
            <text:p>198,720.0</text:p>
          </table:table-cell>
          <table:table-cell office:value-type="float" office:value="3.7" calcext:value-type="float">
            <text:p>3.70</text:p>
          </table:table-cell>
          <table:table-cell table:style-name="ce15" table:formula="of:=[.$C$1]*[.G86]" office:value-type="float" office:value="222" calcext:value-type="float">
            <text:p>222.0</text:p>
          </table:table-cell>
          <table:table-cell office:value-type="float" office:value="7.6" calcext:value-type="float">
            <text:p>7.60</text:p>
          </table:table-cell>
          <table:table-cell table:style-name="ce15" table:formula="of:=[.$C$1]*[.I86]" office:value-type="float" office:value="456" calcext:value-type="float">
            <text:p>45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172.8" calcext:value-type="float">
            <text:p>172.80</text:p>
          </table:table-cell>
          <table:table-cell table:formula="of:=[.$C$1]*[.K87]" office:value-type="float" office:value="10368" calcext:value-type="float">
            <text:p>10,368.0</text:p>
          </table:table-cell>
          <table:table-cell office:value-type="float" office:value="0.3" calcext:value-type="float">
            <text:p>0.30</text:p>
          </table:table-cell>
          <table:table-cell table:style-name="ce15" table:formula="of:=[.$C$1]*[.M87]" office:value-type="float" office:value="18" calcext:value-type="float">
            <text:p>18.0</text:p>
          </table:table-cell>
          <table:table-cell office:value-type="float" office:value="0.6" calcext:value-type="float">
            <text:p>0.60</text:p>
          </table:table-cell>
          <table:table-cell table:style-name="ce15" table:formula="of:=[.$C$1]*[.O87]" office:value-type="float" office:value="36" calcext:value-type="float">
            <text:p>3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office:value-type="float" office:value="454" calcext:value-type="float">
            <text:p>454.00</text:p>
          </table:table-cell>
          <table:table-cell table:formula="of:=[.$C$1]*[.K88]" office:value-type="float" office:value="27240" calcext:value-type="float">
            <text:p>27,240.0</text:p>
          </table:table-cell>
          <table:table-cell office:value-type="float" office:value="0.7" calcext:value-type="float">
            <text:p>0.70</text:p>
          </table:table-cell>
          <table:table-cell table:style-name="ce15" table:formula="of:=[.$C$1]*[.M88]" office:value-type="float" office:value="42" calcext:value-type="float">
            <text:p>42.0</text:p>
          </table:table-cell>
          <table:table-cell office:value-type="float" office:value="1.5" calcext:value-type="float">
            <text:p>1.50</text:p>
          </table:table-cell>
          <table:table-cell table:style-name="ce15" table:formula="of:=[.$C$1]*[.O88]" office:value-type="float" office:value="90" calcext:value-type="float">
            <text:p>9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/>
          <table:table-cell office:value-type="float" office:value="786" calcext:value-type="float">
            <text:p>786.00</text:p>
          </table:table-cell>
          <table:table-cell table:formula="of:=[.$C$1]*[.K89]" office:value-type="float" office:value="47160" calcext:value-type="float">
            <text:p>47,160.0</text:p>
          </table:table-cell>
          <table:table-cell office:value-type="float" office:value="1.2" calcext:value-type="float">
            <text:p>1.20</text:p>
          </table:table-cell>
          <table:table-cell table:style-name="ce15" table:formula="of:=[.$C$1]*[.M89]" office:value-type="float" office:value="72" calcext:value-type="float">
            <text:p>72.0</text:p>
          </table:table-cell>
          <table:table-cell office:value-type="float" office:value="2.6" calcext:value-type="float">
            <text:p>2.60</text:p>
          </table:table-cell>
          <table:table-cell table:style-name="ce15" table:formula="of:=[.$C$1]*[.O89]" office:value-type="float" office:value="156" calcext:value-type="float">
            <text:p>15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/>
          <table:table-cell office:value-type="float" office:value="1395.9" calcext:value-type="float">
            <text:p>1395.90</text:p>
          </table:table-cell>
          <table:table-cell table:formula="of:=[.$C$1]*[.K90]" office:value-type="float" office:value="83754" calcext:value-type="float">
            <text:p>83,754.0</text:p>
          </table:table-cell>
          <table:table-cell office:value-type="float" office:value="2" calcext:value-type="float">
            <text:p>2.00</text:p>
          </table:table-cell>
          <table:table-cell table:style-name="ce15" table:formula="of:=[.$C$1]*[.M90]" office:value-type="float" office:value="120" calcext:value-type="float">
            <text:p>120.0</text:p>
          </table:table-cell>
          <table:table-cell office:value-type="float" office:value="4.5" calcext:value-type="float">
            <text:p>4.50</text:p>
          </table:table-cell>
          <table:table-cell table:style-name="ce15" table:formula="of:=[.$C$1]*[.O90]" office:value-type="float" office:value="270" calcext:value-type="float">
            <text:p>270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ed. Graviton Thruster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0" calcext:value-type="float">
            <text:p>80.00</text:p>
          </table:table-cell>
          <table:table-cell table:formula="of:=[.$C$1]*[.$C$1]*[.E92]" office:value-type="float" office:value="288000" calcext:value-type="float">
            <text:p>288,000.0</text:p>
          </table:table-cell>
          <table:table-cell office:value-type="float" office:value="20" calcext:value-type="float">
            <text:p>20.00</text:p>
          </table:table-cell>
          <table:table-cell table:style-name="ce15" table:formula="of:=[.$C$1]*[.G92]" office:value-type="float" office:value="1200" calcext:value-type="float">
            <text:p>1,2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I92]" office:value-type="float" office:value="600" calcext:value-type="float">
            <text:p>600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6"/>
          <table:table-cell office:value-type="float" office:value="1600" calcext:value-type="float">
            <text:p>1600.00</text:p>
          </table:table-cell>
          <table:table-cell table:formula="of:=[.$C$1]*[.K93]" office:value-type="float" office:value="96000" calcext:value-type="float">
            <text:p>96,000.0</text:p>
          </table:table-cell>
          <table:table-cell office:value-type="float" office:value="10" calcext:value-type="float">
            <text:p>10.00</text:p>
          </table:table-cell>
          <table:table-cell table:style-name="ce15" table:formula="of:=[.$C$1]*[.M93]" office:value-type="float" office:value="600" calcext:value-type="float">
            <text:p>600.0</text:p>
          </table:table-cell>
          <table:table-cell office:value-type="float" office:value="5" calcext:value-type="float">
            <text:p>5.00</text:p>
          </table:table-cell>
          <table:table-cell table:style-name="ce15" table:formula="of:=[.$C$1]*[.O93]" office:value-type="float" office:value="300" calcext:value-type="float">
            <text:p>300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12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style-name="ce12" office:value-type="string" calcext:value-type="string">
            <text:p>Rth</text:p>
          </table:table-cell>
          <table:table-cell table:style-name="ce16" office:value-type="string" calcext:value-type="string">
            <text:p>Rth/s</text:p>
          </table:table-cell>
          <table:table-cell table:style-name="ce12" office:value-type="string" calcext:value-type="string">
            <text:p>RthE</text:p>
          </table:table-cell>
          <table:table-cell table:style-name="ce21" office:value-type="string" calcext:value-type="string">
            <text:p>RthE/s</text:p>
          </table:table-cell>
          <table:table-cell table:style-name="ce12" office:value-type="string" calcext:value-type="string">
            <text:p>RthH</text:p>
          </table:table-cell>
          <table:table-cell table:style-name="ce21" office:value-type="string" calcext:value-type="string">
            <text:p>RthH/s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Pug Akfar Thruster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8" calcext:value-type="float">
            <text:p>28.00</text:p>
          </table:table-cell>
          <table:table-cell table:formula="of:=[.$C$1]*[.$C$1]*[.E95]" office:value-type="float" office:value="100800" calcext:value-type="float">
            <text:p>100,800.0</text:p>
          </table:table-cell>
          <table:table-cell office:value-type="float" office:value="2.2" calcext:value-type="float">
            <text:p>2.20</text:p>
          </table:table-cell>
          <table:table-cell table:style-name="ce15" table:formula="of:=[.$C$1]*[.G95]" office:value-type="float" office:value="132" calcext:value-type="float">
            <text:p>132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I95]" office:value-type="float" office:value="186" calcext:value-type="float">
            <text:p>18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Cormet Thruster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4" calcext:value-type="float">
            <text:p>44.00</text:p>
          </table:table-cell>
          <table:table-cell table:formula="of:=[.$C$1]*[.$C$1]*[.E96]" office:value-type="float" office:value="158400" calcext:value-type="float">
            <text:p>158,400.0</text:p>
          </table:table-cell>
          <table:table-cell office:value-type="float" office:value="3.3" calcext:value-type="float">
            <text:p>3.30</text:p>
          </table:table-cell>
          <table:table-cell table:style-name="ce15" table:formula="of:=[.$C$1]*[.G96]" office:value-type="float" office:value="198" calcext:value-type="float">
            <text:p>198.0</text:p>
          </table:table-cell>
          <table:table-cell office:value-type="float" office:value="4.6" calcext:value-type="float">
            <text:p>4.60</text:p>
          </table:table-cell>
          <table:table-cell table:style-name="ce15" table:formula="of:=[.$C$1]*[.I96]" office:value-type="float" office:value="276" calcext:value-type="float">
            <text:p>276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Lohmar Thruster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66" calcext:value-type="float">
            <text:p>66.00</text:p>
          </table:table-cell>
          <table:table-cell table:formula="of:=[.$C$1]*[.$C$1]*[.E97]" office:value-type="float" office:value="237600" calcext:value-type="float">
            <text:p>237,600.0</text:p>
          </table:table-cell>
          <table:table-cell office:value-type="float" office:value="4.9" calcext:value-type="float">
            <text:p>4.90</text:p>
          </table:table-cell>
          <table:table-cell table:style-name="ce15" table:formula="of:=[.$C$1]*[.G97]" office:value-type="float" office:value="294" calcext:value-type="float">
            <text:p>294.0</text:p>
          </table:table-cell>
          <table:table-cell office:value-type="float" office:value="6.9" calcext:value-type="float">
            <text:p>6.90</text:p>
          </table:table-cell>
          <table:table-cell table:style-name="ce15" table:formula="of:=[.$C$1]*[.I97]" office:value-type="float" office:value="414" calcext:value-type="float">
            <text:p>414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750" calcext:value-type="float">
            <text:p>750.00</text:p>
          </table:table-cell>
          <table:table-cell table:formula="of:=[.$C$1]*[.K98]" office:value-type="float" office:value="45000" calcext:value-type="float">
            <text:p>45,000.0</text:p>
          </table:table-cell>
          <table:table-cell office:value-type="float" office:value="1.3" calcext:value-type="float">
            <text:p>1.30</text:p>
          </table:table-cell>
          <table:table-cell table:style-name="ce15" table:formula="of:=[.$C$1]*[.M98]" office:value-type="float" office:value="78" calcext:value-type="float">
            <text:p>78.0</text:p>
          </table:table-cell>
          <table:table-cell office:value-type="float" office:value="2.1" calcext:value-type="float">
            <text:p>2.10</text:p>
          </table:table-cell>
          <table:table-cell table:style-name="ce15" table:formula="of:=[.$C$1]*[.O98]" office:value-type="float" office:value="126" calcext:value-type="float">
            <text:p>12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/>
          <table:table-cell office:value-type="float" office:value="1130" calcext:value-type="float">
            <text:p>1130.00</text:p>
          </table:table-cell>
          <table:table-cell table:formula="of:=[.$C$1]*[.K99]" office:value-type="float" office:value="67800" calcext:value-type="float">
            <text:p>67,800.0</text:p>
          </table:table-cell>
          <table:table-cell office:value-type="float" office:value="1.9" calcext:value-type="float">
            <text:p>1.90</text:p>
          </table:table-cell>
          <table:table-cell table:style-name="ce15" table:formula="of:=[.$C$1]*[.M99]" office:value-type="float" office:value="114" calcext:value-type="float">
            <text:p>114.0</text:p>
          </table:table-cell>
          <table:table-cell office:value-type="float" office:value="3.1" calcext:value-type="float">
            <text:p>3.10</text:p>
          </table:table-cell>
          <table:table-cell table:style-name="ce15" table:formula="of:=[.$C$1]*[.O99]" office:value-type="float" office:value="186" calcext:value-type="float">
            <text:p>186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6"/>
          <table:table-cell office:value-type="float" office:value="1700" calcext:value-type="float">
            <text:p>1700.00</text:p>
          </table:table-cell>
          <table:table-cell table:formula="of:=[.$C$1]*[.K100]" office:value-type="float" office:value="102000" calcext:value-type="float">
            <text:p>102,000.0</text:p>
          </table:table-cell>
          <table:table-cell office:value-type="float" office:value="2.8" calcext:value-type="float">
            <text:p>2.80</text:p>
          </table:table-cell>
          <table:table-cell table:style-name="ce15" table:formula="of:=[.$C$1]*[.M100]" office:value-type="float" office:value="168" calcext:value-type="float">
            <text:p>168.0</text:p>
          </table:table-cell>
          <table:table-cell office:value-type="float" office:value="4.7" calcext:value-type="float">
            <text:p>4.70</text:p>
          </table:table-cell>
          <table:table-cell table:style-name="ce15" table:formula="of:=[.$C$1]*[.O100]" office:value-type="float" office:value="282" calcext:value-type="float">
            <text:p>282.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4" office:value-type="string" calcext:value-type="string">
            <text:p>AfT</text:p>
          </table:table-cell>
          <table:table-cell table:style-name="ce7" office:value-type="string" calcext:value-type="string">
            <text:p>AfT/s</text:p>
          </table:table-cell>
          <table:table-cell table:style-name="ce4" office:value-type="string" calcext:value-type="string">
            <text:p>AfE</text:p>
          </table:table-cell>
          <table:table-cell table:style-name="ce1" office:value-type="string" calcext:value-type="string">
            <text:p>AfE/s</text:p>
          </table:table-cell>
          <table:table-cell table:style-name="ce4" office:value-type="string" calcext:value-type="string">
            <text:p>AfH</text:p>
          </table:table-cell>
          <table:table-cell table:style-name="ce5" office:value-type="string" calcext:value-type="string">
            <text:p>AfH/s</text:p>
          </table:table-cell>
          <table:table-cell table:style-name="ce12" office:value-type="string" calcext:value-type="string">
            <text:p>AfF</text:p>
          </table:table-cell>
          <table:table-cell table:style-name="ce5" office:value-type="string" calcext:value-type="string">
            <text:p>AfF/s</text:p>
          </table:table-cell>
          <table:table-cell table:style-name="ce3"/>
          <table:table-cell table:style-name="Default"/>
          <table:table-cell table:number-columns-repeated="8"/>
          <table:table-cell table:style-name="ce1" table:number-columns-repeated="1002"/>
        </table:table-row>
        <table:table-row table:style-name="ro1">
          <table:table-cell office:value-type="string" calcext:value-type="string">
            <text:p>Afterburner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6" table:formula="of:=[.$C$1]*[.$C$1]*[.E102]" office:value-type="float" office:value="90000" calcext:value-type="float">
            <text:p>90,00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formula="of:=[.$C$1]*[.G102]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formula="of:=[.$C$1]*[.I102]" office:value-type="float" office:value="600" calcext:value-type="float">
            <text:p>600</text:p>
          </table:table-cell>
          <table:table-cell office:value-type="float" office:value="0.5" calcext:value-type="float">
            <text:p>0.50</text:p>
          </table:table-cell>
          <table:table-cell table:style-name="Default" table:formula="of:=[.$C$1]*[.K102]" office:value-type="float" office:value="30" calcext:value-type="float">
            <text:p>3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Ionic Afterburner</text:p>
          </table:table-cell>
          <table:table-cell table:number-columns-repeated="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table:formula="of:=[.$C$1]*[.$C$1]*[.E103]" office:value-type="float" office:value="104400" calcext:value-type="float">
            <text:p>104,400</text:p>
          </table:table-cell>
          <table:table-cell table:style-name="ce3" office:value-type="float" office:value="5.1" calcext:value-type="float">
            <text:p>5.1</text:p>
          </table:table-cell>
          <table:table-cell table:style-name="Default" table:formula="of:=[.$C$1]*[.G103]" office:value-type="float" office:value="306" calcext:value-type="float">
            <text:p>30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formula="of:=[.$C$1]*[.I103]" office:value-type="float" office:value="720" calcext:value-type="float">
            <text:p>720</text:p>
          </table:table-cell>
          <table:table-cell office:value-type="float" office:value="0.1" calcext:value-type="float">
            <text:p>0.10</text:p>
          </table:table-cell>
          <table:table-cell table:style-name="Default" table:formula="of:=[.$C$1]*[.K103]" office:value-type="float" office:value="6" calcext:value-type="float">
            <text:p>6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Bellows-Clas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3" calcext:value-type="float">
            <text:p>153.00</text:p>
          </table:table-cell>
          <table:table-cell table:style-name="ce6" table:formula="of:=[.$C$1]*[.$C$1]*[.E104]" office:value-type="float" office:value="550800" calcext:value-type="float">
            <text:p>550,800</text:p>
          </table:table-cell>
          <table:table-cell table:style-name="ce19" office:value-type="float" office:value="6" calcext:value-type="float">
            <text:p>6.0</text:p>
          </table:table-cell>
          <table:table-cell table:style-name="Default" table:formula="of:=[.$C$1]*[.G104]" office:value-type="float" office:value="360" calcext:value-type="float">
            <text:p>360</text:p>
          </table:table-cell>
          <table:table-cell office:value-type="float" office:value="8" calcext:value-type="float">
            <text:p>8.00</text:p>
          </table:table-cell>
          <table:table-cell table:style-name="Default" table:formula="of:=[.$C$1]*[.I104]" office:value-type="float" office:value="480" calcext:value-type="float">
            <text:p>480</text:p>
          </table:table-cell>
          <table:table-cell office:value-type="float" office:value="2" calcext:value-type="float">
            <text:p>2.00</text:p>
          </table:table-cell>
          <table:table-cell table:style-name="Default" table:formula="of:=[.$C$1]*[.K104]" office:value-type="float" office:value="120" calcext:value-type="float">
            <text:p>120</text:p>
          </table:table-cell>
          <table:table-cell table:style-name="ce3"/>
          <table:table-cell table:style-name="Default"/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. Ratios" table:style-name="ta1">
        <table:table-column table:style-name="co11" table:default-cell-style-name="Default"/>
        <table:table-column table:style-name="co12" table:number-columns-repeated="2" table:default-cell-style-name="ce25"/>
        <table:table-column table:style-name="co19" table:default-cell-style-name="ce25"/>
        <table:table-column table:style-name="co20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6" table:default-cell-style-name="ce25"/>
        <table:table-column table:style-name="co10" table:number-columns-repeated="2" table:default-cell-style-name="ce25"/>
        <table:table-column table:style-name="co21" table:default-cell-style-name="ce25"/>
        <table:table-row table:style-name="ro1">
          <table:table-cell office:value-type="string" calcext:value-type="string">
            <text:p>Name/Race</text:p>
          </table:table-cell>
          <table:table-cell table:number-columns-repeated="11"/>
          <table:table-cell office:value-type="string" calcext:value-type="string">
            <text:p>all nums / 60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X1050 Ion Engines</text:p>
          </table:table-cell>
          <table:table-cell table:formula="of:=[$Modded.$E3]/[$Modded.$D3]" office:value-type="float" office:value="0.25" calcext:value-type="float">
            <text:p>0.2500</text:p>
          </table:table-cell>
          <table:table-cell table:formula="of:=[$Modded.$G3]/[$Modded.$D3]" office:value-type="float" office:value="0.0205" calcext:value-type="float">
            <text:p>0.0205</text:p>
          </table:table-cell>
          <table:table-cell table:formula="of:=[$Modded.$I3]/[$Modded.$D3]" office:value-type="float" office:value="0.038" calcext:value-type="float">
            <text:p>0.0380</text:p>
          </table:table-cell>
          <table:table-cell table:formula="of:=[$Modded.$K3]/[$Modded.$D3]" office:value-type="float" office:value="6.875" calcext:value-type="float">
            <text:p>6.8750</text:p>
          </table:table-cell>
          <table:table-cell table:formula="of:=[$Modded.$M3]/[$Modded.$D3]" office:value-type="float" office:value="0.00935" calcext:value-type="float">
            <text:p>0.0094</text:p>
          </table:table-cell>
          <table:table-cell table:formula="of:=[$Modded.$O3]/[$Modded.$D3]" office:value-type="float" office:value="0.0173" calcext:value-type="float">
            <text:p>0.0173</text:p>
          </table:table-cell>
          <table:table-cell table:number-columns-repeated="3"/>
          <table:table-cell table:formula="of:=[$Modded.E3]/[$Modded.G3]" office:value-type="float" office:value="12.1951219512195" calcext:value-type="float">
            <text:p>12.1951</text:p>
          </table:table-cell>
          <table:table-cell table:formula="of:=[$Modded.I3]/[$Modded.E3]" office:value-type="float" office:value="0.152" calcext:value-type="float">
            <text:p>0.1520</text:p>
          </table:table-cell>
          <table:table-cell table:formula="of:=[$Modded.K3]/[$Modded.M3]/60" office:value-type="float" office:value="12.2549019607843" calcext:value-type="float">
            <text:p>12.2549</text:p>
          </table:table-cell>
          <table:table-cell table:formula="of:=[$Modded.O3]/[$Modded.K3]*60" office:value-type="float" office:value="0.150981818181818" calcext:value-type="float">
            <text:p>0.1510</text:p>
          </table:table-cell>
        </table:table-row>
        <table:table-row table:style-name="ro1">
          <table:table-cell office:value-type="string" calcext:value-type="string">
            <text:p>X1700 Ion Thruster</text:p>
          </table:table-cell>
          <table:table-cell table:formula="of:=[$Modded.$E4]/[$Modded.$D4]" office:value-type="float" office:value="0.45" calcext:value-type="float">
            <text:p>0.4500</text:p>
          </table:table-cell>
          <table:table-cell table:formula="of:=[$Modded.$G4]/[$Modded.$D4]" office:value-type="float" office:value="0.03625" calcext:value-type="float">
            <text:p>0.0363</text:p>
          </table:table-cell>
          <table:table-cell table:formula="of:=[$Modded.$I4]/[$Modded.$D4]" office:value-type="float" office:value="0.0675" calcext:value-type="float">
            <text:p>0.0675</text:p>
          </table:table-cell>
          <table:table-cell table:number-columns-repeated="6"/>
          <table:table-cell table:formula="of:=[$Modded.E4]/[$Modded.G4]" office:value-type="float" office:value="12.4137931034483" calcext:value-type="float">
            <text:p>12.4138</text:p>
          </table:table-cell>
          <table:table-cell table:formula="of:=[$Modded.I4]/[$Modded.E4]" office:value-type="float" office:value="0.15" calcext:value-type="float">
            <text:p>0.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700 Ion Thruster</text:p>
          </table:table-cell>
          <table:table-cell table:formula="of:=[$Modded.$E5]/[$Modded.$D5]" office:value-type="float" office:value="0.495185185185185" calcext:value-type="float">
            <text:p>0.4952</text:p>
          </table:table-cell>
          <table:table-cell table:formula="of:=[$Modded.$G5]/[$Modded.$D5]" office:value-type="float" office:value="0.0388888888888889" calcext:value-type="float">
            <text:p>0.0389</text:p>
          </table:table-cell>
          <table:table-cell table:formula="of:=[$Modded.$I5]/[$Modded.$D5]" office:value-type="float" office:value="0.0733333333333333" calcext:value-type="float">
            <text:p>0.0733</text:p>
          </table:table-cell>
          <table:table-cell table:number-columns-repeated="6"/>
          <table:table-cell table:formula="of:=[$Modded.E5]/[$Modded.G5]" office:value-type="float" office:value="12.7333333333333" calcext:value-type="float">
            <text:p>12.7333</text:p>
          </table:table-cell>
          <table:table-cell table:formula="of:=[$Modded.I5]/[$Modded.E5]" office:value-type="float" office:value="0.148092744951384" calcext:value-type="float">
            <text:p>0.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700 Ion Thruster</text:p>
          </table:table-cell>
          <table:table-cell table:formula="of:=[$Modded.$E6]/[$Modded.$D6]" office:value-type="float" office:value="0.534565217391304" calcext:value-type="float">
            <text:p>0.5346</text:p>
          </table:table-cell>
          <table:table-cell table:formula="of:=[$Modded.$G6]/[$Modded.$D6]" office:value-type="float" office:value="0.0417391304347826" calcext:value-type="float">
            <text:p>0.0417</text:p>
          </table:table-cell>
          <table:table-cell table:formula="of:=[$Modded.$I6]/[$Modded.$D6]" office:value-type="float" office:value="0.0782608695652174" calcext:value-type="float">
            <text:p>0.0783</text:p>
          </table:table-cell>
          <table:table-cell table:number-columns-repeated="6"/>
          <table:table-cell table:formula="of:=[$Modded.E6]/[$Modded.G6]" office:value-type="float" office:value="12.8072916666667" calcext:value-type="float">
            <text:p>12.8073</text:p>
          </table:table-cell>
          <table:table-cell table:formula="of:=[$Modded.I6]/[$Modded.E6]" office:value-type="float" office:value="0.146400976006507" calcext:value-type="float">
            <text:p>0.1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700 Ion Thruster</text:p>
          </table:table-cell>
          <table:table-cell table:formula="of:=[$Modded.$E7]/[$Modded.$D7]" office:value-type="float" office:value="0.572025316455696" calcext:value-type="float">
            <text:p>0.5720</text:p>
          </table:table-cell>
          <table:table-cell table:formula="of:=[$Modded.$G7]/[$Modded.$D7]" office:value-type="float" office:value="0.0441772151898734" calcext:value-type="float">
            <text:p>0.0442</text:p>
          </table:table-cell>
          <table:table-cell table:formula="of:=[$Modded.$I7]/[$Modded.$D7]" office:value-type="float" office:value="0.0832911392405063" calcext:value-type="float">
            <text:p>0.0833</text:p>
          </table:table-cell>
          <table:table-cell table:number-columns-repeated="6"/>
          <table:table-cell table:formula="of:=[$Modded.E7]/[$Modded.G7]" office:value-type="float" office:value="12.9484240687679" calcext:value-type="float">
            <text:p>12.9484</text:p>
          </table:table-cell>
          <table:table-cell table:formula="of:=[$Modded.I7]/[$Modded.E7]" office:value-type="float" office:value="0.145607435273291" calcext:value-type="float">
            <text:p>0.1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700 Ion Thruster</text:p>
          </table:table-cell>
          <table:table-cell table:formula="of:=[$Modded.$E8]/[$Modded.$D8]" office:value-type="float" office:value="0.609179104477612" calcext:value-type="float">
            <text:p>0.6092</text:p>
          </table:table-cell>
          <table:table-cell table:formula="of:=[$Modded.$G8]/[$Modded.$D8]" office:value-type="float" office:value="0.0467164179104478" calcext:value-type="float">
            <text:p>0.0467</text:p>
          </table:table-cell>
          <table:table-cell table:formula="of:=[$Modded.$I8]/[$Modded.$D8]" office:value-type="float" office:value="0.0883582089552239" calcext:value-type="float">
            <text:p>0.0884</text:p>
          </table:table-cell>
          <table:table-cell table:number-columns-repeated="6"/>
          <table:table-cell table:formula="of:=[$Modded.E8]/[$Modded.G8]" office:value-type="float" office:value="13.0399361022364" calcext:value-type="float">
            <text:p>13.0399</text:p>
          </table:table-cell>
          <table:table-cell table:formula="of:=[$Modded.I8]/[$Modded.E8]" office:value-type="float" office:value="0.145044713953203" calcext:value-type="float">
            <text:p>0.1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/>
          <table:table-cell table:formula="of:=[$Modded.$K9]/[$Modded.$D9]" office:value-type="float" office:value="16" calcext:value-type="float">
            <text:p>16.0000</text:p>
          </table:table-cell>
          <table:table-cell table:formula="of:=[$Modded.$M9]/[$Modded.$D9]" office:value-type="float" office:value="0.0216666666666667" calcext:value-type="float">
            <text:p>0.0217</text:p>
          </table:table-cell>
          <table:table-cell table:formula="of:=[$Modded.$O9]/[$Modded.$D9]" office:value-type="float" office:value="0.04" calcext:value-type="float">
            <text:p>0.0400</text:p>
          </table:table-cell>
          <table:table-cell table:number-columns-repeated="5"/>
          <table:table-cell table:formula="of:=[$Modded.K9]/[$Modded.M9]/60" office:value-type="float" office:value="12.3076923076923" calcext:value-type="float">
            <text:p>12.3077</text:p>
          </table:table-cell>
          <table:table-cell table:formula="of:=[$Modded.O9]/[$Modded.K9]*60" office:value-type="float" office:value="0.15" calcext:value-type="float">
            <text:p>0.1500</text:p>
          </table:table-cell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/>
          <table:table-cell table:formula="of:=[$Modded.$K10]/[$Modded.$D10]" office:value-type="float" office:value="18.4" calcext:value-type="float">
            <text:p>18.4000</text:p>
          </table:table-cell>
          <table:table-cell table:formula="of:=[$Modded.$M10]/[$Modded.$D10]" office:value-type="float" office:value="0.024" calcext:value-type="float">
            <text:p>0.0240</text:p>
          </table:table-cell>
          <table:table-cell table:formula="of:=[$Modded.$O10]/[$Modded.$D10]" office:value-type="float" office:value="0.0455" calcext:value-type="float">
            <text:p>0.0455</text:p>
          </table:table-cell>
          <table:table-cell table:number-columns-repeated="5"/>
          <table:table-cell table:formula="of:=[$Modded.K10]/[$Modded.M10]/60" office:value-type="float" office:value="12.7777777777778" calcext:value-type="float">
            <text:p>12.7778</text:p>
          </table:table-cell>
          <table:table-cell table:formula="of:=[$Modded.O10]/[$Modded.K10]*60" office:value-type="float" office:value="0.148369565217391" calcext:value-type="float">
            <text:p>0.1484</text:p>
          </table:table-cell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/>
          <table:table-cell table:formula="of:=[$Modded.$K11]/[$Modded.$D11]" office:value-type="float" office:value="20.424" calcext:value-type="float">
            <text:p>20.4240</text:p>
          </table:table-cell>
          <table:table-cell table:formula="of:=[$Modded.$M11]/[$Modded.$D11]" office:value-type="float" office:value="0.0265714285714286" calcext:value-type="float">
            <text:p>0.0266</text:p>
          </table:table-cell>
          <table:table-cell table:formula="of:=[$Modded.$O11]/[$Modded.$D11]" office:value-type="float" office:value="0.05" calcext:value-type="float">
            <text:p>0.0500</text:p>
          </table:table-cell>
          <table:table-cell table:number-columns-repeated="5"/>
          <table:table-cell table:formula="of:=[$Modded.K11]/[$Modded.M11]/60" office:value-type="float" office:value="12.810752688172" calcext:value-type="float">
            <text:p>12.8108</text:p>
          </table:table-cell>
          <table:table-cell table:formula="of:=[$Modded.O11]/[$Modded.K11]*60" office:value-type="float" office:value="0.146886016451234" calcext:value-type="float">
            <text:p>0.1469</text:p>
          </table:table-cell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/>
          <table:table-cell table:formula="of:=[$Modded.$K12]/[$Modded.$D12]" office:value-type="float" office:value="22.2622033898305" calcext:value-type="float">
            <text:p>22.2622</text:p>
          </table:table-cell>
          <table:table-cell table:formula="of:=[$Modded.$M12]/[$Modded.$D12]" office:value-type="float" office:value="0.0286440677966102" calcext:value-type="float">
            <text:p>0.0286</text:p>
          </table:table-cell>
          <table:table-cell table:formula="of:=[$Modded.$O12]/[$Modded.$D12]" office:value-type="float" office:value="0.0540677966101695" calcext:value-type="float">
            <text:p>0.0541</text:p>
          </table:table-cell>
          <table:table-cell table:number-columns-repeated="5"/>
          <table:table-cell table:formula="of:=[$Modded.K12]/[$Modded.M12]/60" office:value-type="float" office:value="12.9533530571992" calcext:value-type="float">
            <text:p>12.9534</text:p>
          </table:table-cell>
          <table:table-cell table:formula="of:=[$Modded.O12]/[$Modded.K12]*60" office:value-type="float" office:value="0.145720876761555" calcext:value-type="float">
            <text:p>0.1457</text:p>
          </table:table-cell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/>
          <table:table-cell table:formula="of:=[$Modded.$K13]/[$Modded.$D13]" office:value-type="float" office:value="24.0431" calcext:value-type="float">
            <text:p>24.0431</text:p>
          </table:table-cell>
          <table:table-cell table:formula="of:=[$Modded.$M13]/[$Modded.$D13]" office:value-type="float" office:value="0.0307" calcext:value-type="float">
            <text:p>0.0307</text:p>
          </table:table-cell>
          <table:table-cell table:formula="of:=[$Modded.$O13]/[$Modded.$D13]" office:value-type="float" office:value="0.0581" calcext:value-type="float">
            <text:p>0.0581</text:p>
          </table:table-cell>
          <table:table-cell table:number-columns-repeated="5"/>
          <table:table-cell table:formula="of:=[$Modded.K13]/[$Modded.M13]/60" office:value-type="float" office:value="13.0527144408252" calcext:value-type="float">
            <text:p>13.0527</text:p>
          </table:table-cell>
          <table:table-cell table:formula="of:=[$Modded.O13]/[$Modded.K13]*60" office:value-type="float" office:value="0.144989622802384" calcext:value-type="float">
            <text:p>0.1450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Chipmunk Plasma Th</text:p>
          </table:table-cell>
          <table:table-cell table:formula="of:=[$Modded.$E15]/[$Modded.$D15]" office:value-type="float" office:value="0.585" calcext:value-type="float">
            <text:p>0.5850</text:p>
          </table:table-cell>
          <table:table-cell table:formula="of:=[$Modded.$G15]/[$Modded.$D15]" office:value-type="float" office:value="0.061" calcext:value-type="float">
            <text:p>0.0610</text:p>
          </table:table-cell>
          <table:table-cell table:formula="of:=[$Modded.$I15]/[$Modded.$D15]" office:value-type="float" office:value="0.119" calcext:value-type="float">
            <text:p>0.1190</text:p>
          </table:table-cell>
          <table:table-cell table:number-columns-repeated="6"/>
          <table:table-cell table:formula="of:=[$Modded.E15]/[$Modded.G15]" office:value-type="float" office:value="9.59016393442623" calcext:value-type="float">
            <text:p>9.5902</text:p>
          </table:table-cell>
          <table:table-cell table:formula="of:=[$Modded.I15]/[$Modded.E15]" office:value-type="float" office:value="0.203418803418803" calcext:value-type="float">
            <text:p>0.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hound Plasma Th</text:p>
          </table:table-cell>
          <table:table-cell table:formula="of:=[$Modded.$E16]/[$Modded.$D16]" office:value-type="float" office:value="0.643529411764706" calcext:value-type="float">
            <text:p>0.6435</text:p>
          </table:table-cell>
          <table:table-cell table:formula="of:=[$Modded.$G16]/[$Modded.$D16]" office:value-type="float" office:value="0.0658823529411765" calcext:value-type="float">
            <text:p>0.0659</text:p>
          </table:table-cell>
          <table:table-cell table:formula="of:=[$Modded.$I16]/[$Modded.$D16]" office:value-type="float" office:value="0.129411764705882" calcext:value-type="float">
            <text:p>0.1294</text:p>
          </table:table-cell>
          <table:table-cell table:number-columns-repeated="6"/>
          <table:table-cell table:formula="of:=[$Modded.E16]/[$Modded.G16]" office:value-type="float" office:value="9.76785714285714" calcext:value-type="float">
            <text:p>9.7679</text:p>
          </table:table-cell>
          <table:table-cell table:formula="of:=[$Modded.I16]/[$Modded.E16]" office:value-type="float" office:value="0.20109689213894" calcext:value-type="float">
            <text:p>0.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la Plasma Th</text:p>
          </table:table-cell>
          <table:table-cell table:formula="of:=[$Modded.$E17]/[$Modded.$D17]" office:value-type="float" office:value="0.695" calcext:value-type="float">
            <text:p>0.6950</text:p>
          </table:table-cell>
          <table:table-cell table:formula="of:=[$Modded.$G17]/[$Modded.$D17]" office:value-type="float" office:value="0.0703448275862069" calcext:value-type="float">
            <text:p>0.0703</text:p>
          </table:table-cell>
          <table:table-cell table:formula="of:=[$Modded.$I17]/[$Modded.$D17]" office:value-type="float" office:value="0.138620689655172" calcext:value-type="float">
            <text:p>0.1386</text:p>
          </table:table-cell>
          <table:table-cell table:number-columns-repeated="6"/>
          <table:table-cell table:formula="of:=[$Modded.E17]/[$Modded.G17]" office:value-type="float" office:value="9.87990196078431" calcext:value-type="float">
            <text:p>9.8799</text:p>
          </table:table-cell>
          <table:table-cell table:formula="of:=[$Modded.I17]/[$Modded.E17]" office:value-type="float" office:value="0.199454229719673" calcext:value-type="float">
            <text:p>0.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a Plasma Th</text:p>
          </table:table-cell>
          <table:table-cell table:formula="of:=[$Modded.$E18]/[$Modded.$D18]" office:value-type="float" office:value="0.743673469387755" calcext:value-type="float">
            <text:p>0.7437</text:p>
          </table:table-cell>
          <table:table-cell table:formula="of:=[$Modded.$G18]/[$Modded.$D18]" office:value-type="float" office:value="0.0746938775510204" calcext:value-type="float">
            <text:p>0.0747</text:p>
          </table:table-cell>
          <table:table-cell table:formula="of:=[$Modded.$I18]/[$Modded.$D18]" office:value-type="float" office:value="0.14765306122449" calcext:value-type="float">
            <text:p>0.1477</text:p>
          </table:table-cell>
          <table:table-cell table:number-columns-repeated="6"/>
          <table:table-cell table:formula="of:=[$Modded.E18]/[$Modded.G18]" office:value-type="float" office:value="9.95628415300546" calcext:value-type="float">
            <text:p>9.9563</text:p>
          </table:table-cell>
          <table:table-cell table:formula="of:=[$Modded.I18]/[$Modded.E18]" office:value-type="float" office:value="0.198545554335895" calcext:value-type="float">
            <text:p>0.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t Plasma Th</text:p>
          </table:table-cell>
          <table:table-cell table:formula="of:=[$Modded.$E19]/[$Modded.$D19]" office:value-type="float" office:value="0.791976047904192" calcext:value-type="float">
            <text:p>0.7920</text:p>
          </table:table-cell>
          <table:table-cell table:formula="of:=[$Modded.$G19]/[$Modded.$D19]" office:value-type="float" office:value="0.0788622754491018" calcext:value-type="float">
            <text:p>0.0789</text:p>
          </table:table-cell>
          <table:table-cell table:formula="of:=[$Modded.$I19]/[$Modded.$D19]" office:value-type="float" office:value="0.156826347305389" calcext:value-type="float">
            <text:p>0.1568</text:p>
          </table:table-cell>
          <table:table-cell table:number-columns-repeated="6"/>
          <table:table-cell table:formula="of:=[$Modded.E19]/[$Modded.G19]" office:value-type="float" office:value="10.0425208807897" calcext:value-type="float">
            <text:p>10.0425</text:p>
          </table:table-cell>
          <table:table-cell table:formula="of:=[$Modded.I19]/[$Modded.E19]" office:value-type="float" office:value="0.198019053379707" calcext:value-type="float">
            <text:p>0.1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/>
          <table:table-cell table:formula="of:=[$Modded.$K20]/[$Modded.$D20]" office:value-type="float" office:value="20.8" calcext:value-type="float">
            <text:p>20.8000</text:p>
          </table:table-cell>
          <table:table-cell table:formula="of:=[$Modded.$M20]/[$Modded.$D20]" office:value-type="float" office:value="0.036" calcext:value-type="float">
            <text:p>0.0360</text:p>
          </table:table-cell>
          <table:table-cell table:formula="of:=[$Modded.$O20]/[$Modded.$D20]" office:value-type="float" office:value="0.0706666666666667" calcext:value-type="float">
            <text:p>0.0707</text:p>
          </table:table-cell>
          <table:table-cell table:number-columns-repeated="5"/>
          <table:table-cell table:formula="of:=[$Modded.K20]/[$Modded.M20]/60" office:value-type="float" office:value="9.62962962962963" calcext:value-type="float">
            <text:p>9.6296</text:p>
          </table:table-cell>
          <table:table-cell table:formula="of:=[$Modded.O20]/[$Modded.K20]*60" office:value-type="float" office:value="0.203846153846154" calcext:value-type="float">
            <text:p>0.2038</text:p>
          </table:table-cell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/>
          <table:table-cell table:formula="of:=[$Modded.$K21]/[$Modded.$D21]" office:value-type="float" office:value="23.92" calcext:value-type="float">
            <text:p>23.9200</text:p>
          </table:table-cell>
          <table:table-cell table:formula="of:=[$Modded.$M21]/[$Modded.$D21]" office:value-type="float" office:value="0.0407692307692308" calcext:value-type="float">
            <text:p>0.0408</text:p>
          </table:table-cell>
          <table:table-cell table:formula="of:=[$Modded.$O21]/[$Modded.$D21]" office:value-type="float" office:value="0.08" calcext:value-type="float">
            <text:p>0.0800</text:p>
          </table:table-cell>
          <table:table-cell table:number-columns-repeated="5"/>
          <table:table-cell table:formula="of:=[$Modded.K21]/[$Modded.M21]/60" office:value-type="float" office:value="9.77861635220126" calcext:value-type="float">
            <text:p>9.7786</text:p>
          </table:table-cell>
          <table:table-cell table:formula="of:=[$Modded.O21]/[$Modded.K21]*60" office:value-type="float" office:value="0.20066889632107" calcext:value-type="float">
            <text:p>0.2007</text:p>
          </table:table-cell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/>
          <table:table-cell table:formula="of:=[$Modded.$K22]/[$Modded.$D22]" office:value-type="float" office:value="26.5511627906977" calcext:value-type="float">
            <text:p>26.5512</text:p>
          </table:table-cell>
          <table:table-cell table:formula="of:=[$Modded.$M22]/[$Modded.$D22]" office:value-type="float" office:value="0.0448837209302326" calcext:value-type="float">
            <text:p>0.0449</text:p>
          </table:table-cell>
          <table:table-cell table:formula="of:=[$Modded.$O22]/[$Modded.$D22]" office:value-type="float" office:value="0.0883720930232558" calcext:value-type="float">
            <text:p>0.0884</text:p>
          </table:table-cell>
          <table:table-cell table:number-columns-repeated="5"/>
          <table:table-cell table:formula="of:=[$Modded.K22]/[$Modded.M22]/60" office:value-type="float" office:value="9.85924006908463" calcext:value-type="float">
            <text:p>9.8592</text:p>
          </table:table-cell>
          <table:table-cell table:formula="of:=[$Modded.O22]/[$Modded.K22]*60" office:value-type="float" office:value="0.199702198475957" calcext:value-type="float">
            <text:p>0.1997</text:p>
          </table:table-cell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/>
          <table:table-cell table:formula="of:=[$Modded.$K23]/[$Modded.$D23]" office:value-type="float" office:value="28.9408108108108" calcext:value-type="float">
            <text:p>28.9408</text:p>
          </table:table-cell>
          <table:table-cell table:formula="of:=[$Modded.$M23]/[$Modded.$D23]" office:value-type="float" office:value="0.0483783783783784" calcext:value-type="float">
            <text:p>0.0484</text:p>
          </table:table-cell>
          <table:table-cell table:formula="of:=[$Modded.$O23]/[$Modded.$D23]" office:value-type="float" office:value="0.0958108108108108" calcext:value-type="float">
            <text:p>0.0958</text:p>
          </table:table-cell>
          <table:table-cell table:number-columns-repeated="5"/>
          <table:table-cell table:formula="of:=[$Modded.K23]/[$Modded.M23]/60" office:value-type="float" office:value="9.97029795158287" calcext:value-type="float">
            <text:p>9.9703</text:p>
          </table:table-cell>
          <table:table-cell table:formula="of:=[$Modded.O23]/[$Modded.K23]*60" office:value-type="float" office:value="0.198634678421008" calcext:value-type="float">
            <text:p>0.1986</text:p>
          </table:table-cell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/>
          <table:table-cell table:formula="of:=[$Modded.$K24]/[$Modded.$D24]" office:value-type="float" office:value="31.25608" calcext:value-type="float">
            <text:p>31.2561</text:p>
          </table:table-cell>
          <table:table-cell table:formula="of:=[$Modded.$M24]/[$Modded.$D24]" office:value-type="float" office:value="0.05192" calcext:value-type="float">
            <text:p>0.0519</text:p>
          </table:table-cell>
          <table:table-cell table:formula="of:=[$Modded.$O24]/[$Modded.$D24]" office:value-type="float" office:value="0.10312" calcext:value-type="float">
            <text:p>0.1031</text:p>
          </table:table-cell>
          <table:table-cell table:number-columns-repeated="5"/>
          <table:table-cell table:formula="of:=[$Modded.K24]/[$Modded.M24]/60" office:value-type="float" office:value="10.0334103749358" calcext:value-type="float">
            <text:p>10.0334</text:p>
          </table:table-cell>
          <table:table-cell table:formula="of:=[$Modded.O24]/[$Modded.K24]*60" office:value-type="float" office:value="0.197951886480966" calcext:value-type="float">
            <text:p>0.1980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formula="of:=[$Modded.$E26]/[$Modded.$D26]" office:value-type="float" office:value="0.760454545454545" calcext:value-type="float">
            <text:p>0.7605</text:p>
          </table:table-cell>
          <table:table-cell table:formula="of:=[$Modded.$G26]/[$Modded.$D26]" office:value-type="float" office:value="0.102727272727273" calcext:value-type="float">
            <text:p>0.1027</text:p>
          </table:table-cell>
          <table:table-cell table:formula="of:=[$Modded.$I26]/[$Modded.$D26]" office:value-type="float" office:value="0.207727272727273" calcext:value-type="float">
            <text:p>0.2077</text:p>
          </table:table-cell>
          <table:table-cell table:number-columns-repeated="6"/>
          <table:table-cell table:formula="of:=[$Modded.E26]/[$Modded.G26]" office:value-type="float" office:value="7.40265486725664" calcext:value-type="float">
            <text:p>7.4027</text:p>
          </table:table-cell>
          <table:table-cell table:formula="of:=[$Modded.I26]/[$Modded.E26]" office:value-type="float" office:value="0.273161984459056" calcext:value-type="float">
            <text:p>0.2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50 Atomic Thruster</text:p>
          </table:table-cell>
          <table:table-cell table:formula="of:=[$Modded.$E27]/[$Modded.$D27]" office:value-type="float" office:value="0.836470588235294" calcext:value-type="float">
            <text:p>0.8365</text:p>
          </table:table-cell>
          <table:table-cell table:formula="of:=[$Modded.$G27]/[$Modded.$D27]" office:value-type="float" office:value="0.111470588235294" calcext:value-type="float">
            <text:p>0.1115</text:p>
          </table:table-cell>
          <table:table-cell table:formula="of:=[$Modded.$I27]/[$Modded.$D27]" office:value-type="float" office:value="0.226764705882353" calcext:value-type="float">
            <text:p>0.2268</text:p>
          </table:table-cell>
          <table:table-cell table:number-columns-repeated="6"/>
          <table:table-cell table:formula="of:=[$Modded.E27]/[$Modded.G27]" office:value-type="float" office:value="7.50395778364116" calcext:value-type="float">
            <text:p>7.5040</text:p>
          </table:table-cell>
          <table:table-cell table:formula="of:=[$Modded.I27]/[$Modded.E27]" office:value-type="float" office:value="0.271097046413502" calcext:value-type="float">
            <text:p>0.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70 Atomic Thruster</text:p>
          </table:table-cell>
          <table:table-cell table:formula="of:=[$Modded.$E28]/[$Modded.$D28]" office:value-type="float" office:value="0.903396226415094" calcext:value-type="float">
            <text:p>0.9034</text:p>
          </table:table-cell>
          <table:table-cell table:formula="of:=[$Modded.$G28]/[$Modded.$D28]" office:value-type="float" office:value="0.119056603773585" calcext:value-type="float">
            <text:p>0.1191</text:p>
          </table:table-cell>
          <table:table-cell table:formula="of:=[$Modded.$I28]/[$Modded.$D28]" office:value-type="float" office:value="0.243396226415094" calcext:value-type="float">
            <text:p>0.2434</text:p>
          </table:table-cell>
          <table:table-cell table:number-columns-repeated="6"/>
          <table:table-cell table:formula="of:=[$Modded.E28]/[$Modded.G28]" office:value-type="float" office:value="7.58795562599049" calcext:value-type="float">
            <text:p>7.5880</text:p>
          </table:table-cell>
          <table:table-cell table:formula="of:=[$Modded.I28]/[$Modded.E28]" office:value-type="float" office:value="0.269423558897243" calcext:value-type="float">
            <text:p>0.2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20 Atomic Thruster</text:p>
          </table:table-cell>
          <table:table-cell table:formula="of:=[$Modded.$E29]/[$Modded.$D29]" office:value-type="float" office:value="0.966707317073171" calcext:value-type="float">
            <text:p>0.9667</text:p>
          </table:table-cell>
          <table:table-cell table:formula="of:=[$Modded.$G29]/[$Modded.$D29]" office:value-type="float" office:value="0.126219512195122" calcext:value-type="float">
            <text:p>0.1262</text:p>
          </table:table-cell>
          <table:table-cell table:formula="of:=[$Modded.$I29]/[$Modded.$D29]" office:value-type="float" office:value="0.259512195121951" calcext:value-type="float">
            <text:p>0.2595</text:p>
          </table:table-cell>
          <table:table-cell table:number-columns-repeated="6"/>
          <table:table-cell table:formula="of:=[$Modded.E29]/[$Modded.G29]" office:value-type="float" office:value="7.65893719806763" calcext:value-type="float">
            <text:p>7.6589</text:p>
          </table:table-cell>
          <table:table-cell table:formula="of:=[$Modded.I29]/[$Modded.E29]" office:value-type="float" office:value="0.268449602623943" calcext:value-type="float">
            <text:p>0.2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0 Atomic Thruster</text:p>
          </table:table-cell>
          <table:table-cell table:formula="of:=[$Modded.$E30]/[$Modded.$D30]" office:value-type="float" office:value="1.02952755905512" calcext:value-type="float">
            <text:p>1.0295</text:p>
          </table:table-cell>
          <table:table-cell table:formula="of:=[$Modded.$G30]/[$Modded.$D30]" office:value-type="float" office:value="0.133307086614173" calcext:value-type="float">
            <text:p>0.1333</text:p>
          </table:table-cell>
          <table:table-cell table:formula="of:=[$Modded.$I30]/[$Modded.$D30]" office:value-type="float" office:value="0.275905511811024" calcext:value-type="float">
            <text:p>0.2759</text:p>
          </table:table-cell>
          <table:table-cell table:number-columns-repeated="6"/>
          <table:table-cell table:formula="of:=[$Modded.E30]/[$Modded.G30]" office:value-type="float" office:value="7.72297696396929" calcext:value-type="float">
            <text:p>7.7230</text:p>
          </table:table-cell>
          <table:table-cell table:formula="of:=[$Modded.I30]/[$Modded.E30]" office:value-type="float" office:value="0.267992351816444" calcext:value-type="float">
            <text:p>0.2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/>
          <table:table-cell table:formula="of:=[$Modded.$K31]/[$Modded.$D31]" office:value-type="float" office:value="27.04" calcext:value-type="float">
            <text:p>27.0400</text:p>
          </table:table-cell>
          <table:table-cell table:formula="of:=[$Modded.$M31]/[$Modded.$D31]" office:value-type="float" office:value="0.060625" calcext:value-type="float">
            <text:p>0.0606</text:p>
          </table:table-cell>
          <table:table-cell table:formula="of:=[$Modded.$O31]/[$Modded.$D31]" office:value-type="float" office:value="0.123125" calcext:value-type="float">
            <text:p>0.1231</text:p>
          </table:table-cell>
          <table:table-cell table:number-columns-repeated="5"/>
          <table:table-cell table:formula="of:=[$Modded.K31]/[$Modded.M31]/60" office:value-type="float" office:value="7.43367697594502" calcext:value-type="float">
            <text:p>7.4337</text:p>
          </table:table-cell>
          <table:table-cell table:formula="of:=[$Modded.O31]/[$Modded.K31]*60" office:value-type="float" office:value="0.273206360946746" calcext:value-type="float">
            <text:p>0.2732</text:p>
          </table:table-cell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/>
          <table:table-cell table:formula="of:=[$Modded.$K32]/[$Modded.$D32]" office:value-type="float" office:value="31.096" calcext:value-type="float">
            <text:p>31.0960</text:p>
          </table:table-cell>
          <table:table-cell table:formula="of:=[$Modded.$M32]/[$Modded.$D32]" office:value-type="float" office:value="0.0692" calcext:value-type="float">
            <text:p>0.0692</text:p>
          </table:table-cell>
          <table:table-cell table:formula="of:=[$Modded.$O32]/[$Modded.$D32]" office:value-type="float" office:value="0.1404" calcext:value-type="float">
            <text:p>0.1404</text:p>
          </table:table-cell>
          <table:table-cell table:number-columns-repeated="5"/>
          <table:table-cell table:formula="of:=[$Modded.K32]/[$Modded.M32]/60" office:value-type="float" office:value="7.48940269749518" calcext:value-type="float">
            <text:p>7.4894</text:p>
          </table:table-cell>
          <table:table-cell table:formula="of:=[$Modded.O32]/[$Modded.K32]*60" office:value-type="float" office:value="0.270903010033445" calcext:value-type="float">
            <text:p>0.2709</text:p>
          </table:table-cell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/>
          <table:table-cell table:formula="of:=[$Modded.$K33]/[$Modded.$D33]" office:value-type="float" office:value="34.5165789473684" calcext:value-type="float">
            <text:p>34.5166</text:p>
          </table:table-cell>
          <table:table-cell table:formula="of:=[$Modded.$M33]/[$Modded.$D33]" office:value-type="float" office:value="0.0757894736842105" calcext:value-type="float">
            <text:p>0.0758</text:p>
          </table:table-cell>
          <table:table-cell table:formula="of:=[$Modded.$O33]/[$Modded.$D33]" office:value-type="float" office:value="0.155" calcext:value-type="float">
            <text:p>0.1550</text:p>
          </table:table-cell>
          <table:table-cell table:number-columns-repeated="5"/>
          <table:table-cell table:formula="of:=[$Modded.K33]/[$Modded.M33]/60" office:value-type="float" office:value="7.59045138888889" calcext:value-type="float">
            <text:p>7.5905</text:p>
          </table:table-cell>
          <table:table-cell table:formula="of:=[$Modded.O33]/[$Modded.K33]*60" office:value-type="float" office:value="0.269435740262117" calcext:value-type="float">
            <text:p>0.2694</text:p>
          </table:table-cell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/>
          <table:table-cell table:formula="of:=[$Modded.$K34]/[$Modded.$D34]" office:value-type="float" office:value="37.623" calcext:value-type="float">
            <text:p>37.6230</text:p>
          </table:table-cell>
          <table:table-cell table:formula="of:=[$Modded.$M34]/[$Modded.$D34]" office:value-type="float" office:value="0.0818333333333333" calcext:value-type="float">
            <text:p>0.0818</text:p>
          </table:table-cell>
          <table:table-cell table:formula="of:=[$Modded.$O34]/[$Modded.$D34]" office:value-type="float" office:value="0.168333333333333" calcext:value-type="float">
            <text:p>0.1683</text:p>
          </table:table-cell>
          <table:table-cell table:number-columns-repeated="5"/>
          <table:table-cell table:formula="of:=[$Modded.K34]/[$Modded.M34]/60" office:value-type="float" office:value="7.66252545824847" calcext:value-type="float">
            <text:p>7.6625</text:p>
          </table:table-cell>
          <table:table-cell table:formula="of:=[$Modded.O34]/[$Modded.K34]*60" office:value-type="float" office:value="0.268452808122691" calcext:value-type="float">
            <text:p>0.2685</text:p>
          </table:table-cell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/>
          <table:table-cell table:formula="of:=[$Modded.$K35]/[$Modded.$D35]" office:value-type="float" office:value="40.6329347826087" calcext:value-type="float">
            <text:p>40.6329</text:p>
          </table:table-cell>
          <table:table-cell table:formula="of:=[$Modded.$M35]/[$Modded.$D35]" office:value-type="float" office:value="0.0877173913043478" calcext:value-type="float">
            <text:p>0.0877</text:p>
          </table:table-cell>
          <table:table-cell table:formula="of:=[$Modded.$O35]/[$Modded.$D35]" office:value-type="float" office:value="0.181521739130435" calcext:value-type="float">
            <text:p>0.1815</text:p>
          </table:table-cell>
          <table:table-cell table:number-columns-repeated="5"/>
          <table:table-cell table:formula="of:=[$Modded.K35]/[$Modded.M35]/60" office:value-type="float" office:value="7.72042544403139" calcext:value-type="float">
            <text:p>7.7204</text:p>
          </table:table-cell>
          <table:table-cell table:formula="of:=[$Modded.O35]/[$Modded.K35]*60" office:value-type="float" office:value="0.268041292269336" calcext:value-type="float">
            <text:p>0.2680</text:p>
          </table:table-cell>
        </table:table-row>
        <table:table-row table:style-name="ro1">
          <table:table-cell office:value-type="string" calcext:value-type="string">
            <text:p>AR120 Reverse Th</text:p>
          </table:table-cell>
          <table:table-cell table:number-columns-repeated="6"/>
          <table:table-cell table:formula="of:=[$Modded.$Q36]/[$Modded.$D36]" office:value-type="float" office:value="0.760454545454545" calcext:value-type="float">
            <text:p>0.7605</text:p>
          </table:table-cell>
          <table:table-cell table:formula="of:=[$Modded.$S36]/[$Modded.$D36]" office:value-type="float" office:value="0.102727272727273" calcext:value-type="float">
            <text:p>0.1027</text:p>
          </table:table-cell>
          <table:table-cell table:formula="of:=[$Modded.$U36]/[$Modded.$D36]" office:value-type="float" office:value="0.207727272727273" calcext:value-type="float">
            <text:p>0.2077</text:p>
          </table:table-cell>
          <table:table-cell table:formula="of:=[$Modded.Q36]/[$Modded.S36]" office:value-type="float" office:value="7.40265486725664" calcext:value-type="float">
            <text:p>7.4027</text:p>
          </table:table-cell>
          <table:table-cell table:formula="of:=[$Modded.U36]/[$Modded.Q36]" office:value-type="float" office:value="0.273161984459056" calcext:value-type="float">
            <text:p>0.27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erag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Fission Drive</text:p>
          </table:table-cell>
          <table:table-cell table:formula="of:=[$Modded.$E38]/[$Modded.$D38]" office:value-type="float" office:value="0.407105263157895" calcext:value-type="float">
            <text:p>0.4071</text:p>
          </table:table-cell>
          <table:table-cell table:formula="of:=[$Modded.$G38]/[$Modded.$D38]" office:value-type="float" office:value="0.0396842105263158" calcext:value-type="float">
            <text:p>0.0397</text:p>
          </table:table-cell>
          <table:table-cell table:formula="of:=[$Modded.$I38]/[$Modded.$D38]" office:value-type="float" office:value="0.0752631578947368" calcext:value-type="float">
            <text:p>0.0753</text:p>
          </table:table-cell>
          <table:table-cell table:formula="of:=[$Modded.$K38]/[$Modded.$D38]" office:value-type="float" office:value="8.41578947368421" calcext:value-type="float">
            <text:p>8.4158</text:p>
          </table:table-cell>
          <table:table-cell table:formula="of:=[$Modded.$M38]/[$Modded.$D38]" office:value-type="float" office:value="0.0153947368421053" calcext:value-type="float">
            <text:p>0.0154</text:p>
          </table:table-cell>
          <table:table-cell table:formula="of:=[$Modded.$O38]/[$Modded.$D38]" office:value-type="float" office:value="0.0359210526315789" calcext:value-type="float">
            <text:p>0.0359</text:p>
          </table:table-cell>
          <table:table-cell table:number-columns-repeated="3"/>
          <table:table-cell table:formula="of:=[$Modded.E38]/[$Modded.G38]" office:value-type="float" office:value="10.2586206896552" calcext:value-type="float">
            <text:p>10.2586</text:p>
          </table:table-cell>
          <table:table-cell table:formula="of:=[$Modded.I38]/[$Modded.E38]" office:value-type="float" office:value="0.184873949579832" calcext:value-type="float">
            <text:p>0.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 Drive</text:p>
          </table:table-cell>
          <table:table-cell table:formula="of:=[$Modded.$E39]/[$Modded.$D39]" office:value-type="float" office:value="0.826086956521739" calcext:value-type="float">
            <text:p>0.8261</text:p>
          </table:table-cell>
          <table:table-cell table:formula="of:=[$Modded.$G39]/[$Modded.$D39]" office:value-type="float" office:value="0.0478260869565217" calcext:value-type="float">
            <text:p>0.0478</text:p>
          </table:table-cell>
          <table:table-cell table:formula="of:=[$Modded.$I39]/[$Modded.$D39]" office:value-type="float" office:value="0.143478260869565" calcext:value-type="float">
            <text:p>0.1435</text:p>
          </table:table-cell>
          <table:table-cell table:formula="of:=[$Modded.$K39]/[$Modded.$D39]" office:value-type="float" office:value="10.8521739130435" calcext:value-type="float">
            <text:p>10.8522</text:p>
          </table:table-cell>
          <table:table-cell table:formula="of:=[$Modded.$M39]/[$Modded.$D39]" office:value-type="float" office:value="0.0197826086956522" calcext:value-type="float">
            <text:p>0.0198</text:p>
          </table:table-cell>
          <table:table-cell table:formula="of:=[$Modded.$O39]/[$Modded.$D39]" office:value-type="float" office:value="0.053695652173913" calcext:value-type="float">
            <text:p>0.0537</text:p>
          </table:table-cell>
          <table:table-cell table:formula="of:=[$Modded.$Q39]/[$Modded.$D39]" office:value-type="float" office:value="0.194782608695652" calcext:value-type="float">
            <text:p>0.1948</text:p>
          </table:table-cell>
          <table:table-cell table:formula="of:=[$Modded.$S39]/[$Modded.$D39]" office:value-type="float" office:value="0.021304347826087" calcext:value-type="float">
            <text:p>0.0213</text:p>
          </table:table-cell>
          <table:table-cell table:formula="of:=[$Modded.$U39]/[$Modded.$D39]" office:value-type="float" office:value="0.0578260869565217" calcext:value-type="float">
            <text:p>0.0578</text:p>
          </table:table-cell>
          <table:table-cell table:formula="of:=[$Modded.E39]/[$Modded.G39]" office:value-type="float" office:value="17.2727272727273" calcext:value-type="float">
            <text:p>17.2727</text:p>
          </table:table-cell>
          <table:table-cell table:formula="of:=[$Modded.I39]/[$Modded.E39]" office:value-type="float" office:value="0.173684210526316" calcext:value-type="float">
            <text:p>0.1737</text:p>
          </table:table-cell>
          <table:table-cell table:formula="of:=[$Modded.K39]/[$Modded.M39]/60" office:value-type="float" office:value="9.14285714285714" calcext:value-type="float">
            <text:p>9.1429</text:p>
          </table:table-cell>
          <table:table-cell table:formula="of:=[$Modded.O39]/[$Modded.K39]*60" office:value-type="float" office:value="0.296875" calcext:value-type="float">
            <text:p>0.2969</text:p>
          </table:table-cell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"Baellie" Atomic Eng</text:p>
          </table:table-cell>
          <table:table-cell table:formula="of:=[$Modded.$E41]/[$Modded.$D41]" office:value-type="float" office:value="0.457272727272727" calcext:value-type="float">
            <text:p>0.4573</text:p>
          </table:table-cell>
          <table:table-cell table:formula="of:=[$Modded.$G41]/[$Modded.$D41]" office:value-type="float" office:value="0.0536363636363636" calcext:value-type="float">
            <text:p>0.0536</text:p>
          </table:table-cell>
          <table:table-cell table:formula="of:=[$Modded.$I41]/[$Modded.$D41]" office:value-type="float" office:value="0.107727272727273" calcext:value-type="float">
            <text:p>0.1077</text:p>
          </table:table-cell>
          <table:table-cell table:formula="of:=[$Modded.$K41]/[$Modded.$D41]" office:value-type="float" office:value="14.7727272727273" calcext:value-type="float">
            <text:p>14.7727</text:p>
          </table:table-cell>
          <table:table-cell table:formula="of:=[$Modded.$M41]/[$Modded.$D41]" office:value-type="float" office:value="0.0290909090909091" calcext:value-type="float">
            <text:p>0.0291</text:p>
          </table:table-cell>
          <table:table-cell table:formula="of:=[$Modded.$O41]/[$Modded.$D41]" office:value-type="float" office:value="0.0581818181818182" calcext:value-type="float">
            <text:p>0.0582</text:p>
          </table:table-cell>
          <table:table-cell table:number-columns-repeated="3"/>
          <table:table-cell table:formula="of:=[$Modded.E41]/[$Modded.G41]" office:value-type="float" office:value="8.52542372881356" calcext:value-type="float">
            <text:p>8.5254</text:p>
          </table:table-cell>
          <table:table-cell table:formula="of:=[$Modded.I41]/[$Modded.E41]" office:value-type="float" office:value="0.23558648111332" calcext:value-type="float">
            <text:p>0.2356</text:p>
          </table:table-cell>
          <table:table-cell table:formula="of:=[$Modded.K41]/[$Modded.M41]/60" office:value-type="float" office:value="8.46354166666667" calcext:value-type="float">
            <text:p>8.4635</text:p>
          </table:table-cell>
          <table:table-cell table:formula="of:=[$Modded.O41]/[$Modded.K41]*60" office:value-type="float" office:value="0.236307692307692" calcext:value-type="float">
            <text:p>0.2363</text:p>
          </table:table-cell>
        </table:table-row>
        <table:table-row table:style-name="ro1">
          <table:table-cell office:value-type="string" calcext:value-type="string">
            <text:p>"Basrem" Atomic Th</text:p>
          </table:table-cell>
          <table:table-cell table:formula="of:=[$Modded.$E42]/[$Modded.$D42]" office:value-type="float" office:value="0.823888888888889" calcext:value-type="float">
            <text:p>0.8239</text:p>
          </table:table-cell>
          <table:table-cell table:formula="of:=[$Modded.$G42]/[$Modded.$D42]" office:value-type="float" office:value="0.0955555555555556" calcext:value-type="float">
            <text:p>0.0956</text:p>
          </table:table-cell>
          <table:table-cell table:formula="of:=[$Modded.$I42]/[$Modded.$D42]" office:value-type="float" office:value="0.192777777777778" calcext:value-type="float">
            <text:p>0.1928</text:p>
          </table:table-cell>
          <table:table-cell table:number-columns-repeated="6"/>
          <table:table-cell table:formula="of:=[$Modded.E42]/[$Modded.G42]" office:value-type="float" office:value="8.62209302325581" calcext:value-type="float">
            <text:p>8.6221</text:p>
          </table:table-cell>
          <table:table-cell table:formula="of:=[$Modded.I42]/[$Modded.E42]" office:value-type="float" office:value="0.233985165205664" calcext:value-type="float">
            <text:p>0.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enga" Atomic Th</text:p>
          </table:table-cell>
          <table:table-cell table:formula="of:=[$Modded.$E43]/[$Modded.$D43]" office:value-type="float" office:value="0.906428571428571" calcext:value-type="float">
            <text:p>0.9064</text:p>
          </table:table-cell>
          <table:table-cell table:formula="of:=[$Modded.$G43]/[$Modded.$D43]" office:value-type="float" office:value="0.103571428571429" calcext:value-type="float">
            <text:p>0.1036</text:p>
          </table:table-cell>
          <table:table-cell table:formula="of:=[$Modded.$I43]/[$Modded.$D43]" office:value-type="float" office:value="0.210357142857143" calcext:value-type="float">
            <text:p>0.2104</text:p>
          </table:table-cell>
          <table:table-cell table:number-columns-repeated="6"/>
          <table:table-cell table:formula="of:=[$Modded.E43]/[$Modded.G43]" office:value-type="float" office:value="8.75172413793104" calcext:value-type="float">
            <text:p>8.7517</text:p>
          </table:table-cell>
          <table:table-cell table:formula="of:=[$Modded.I43]/[$Modded.E43]" office:value-type="float" office:value="0.232072498029945" calcext:value-type="float">
            <text:p>0.2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iroo" Atomic Th</text:p>
          </table:table-cell>
          <table:table-cell table:formula="of:=[$Modded.$E44]/[$Modded.$D44]" office:value-type="float" office:value="0.978863636363636" calcext:value-type="float">
            <text:p>0.9789</text:p>
          </table:table-cell>
          <table:table-cell table:formula="of:=[$Modded.$G44]/[$Modded.$D44]" office:value-type="float" office:value="0.110454545454545" calcext:value-type="float">
            <text:p>0.1105</text:p>
          </table:table-cell>
          <table:table-cell table:formula="of:=[$Modded.$I44]/[$Modded.$D44]" office:value-type="float" office:value="0.225681818181818" calcext:value-type="float">
            <text:p>0.2257</text:p>
          </table:table-cell>
          <table:table-cell table:number-columns-repeated="6"/>
          <table:table-cell table:formula="of:=[$Modded.E44]/[$Modded.G44]" office:value-type="float" office:value="8.86213991769547" calcext:value-type="float">
            <text:p>8.8621</text:p>
          </table:table-cell>
          <table:table-cell table:formula="of:=[$Modded.I44]/[$Modded.E44]" office:value-type="float" office:value="0.230554910610634" calcext:value-type="float">
            <text:p>0.2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ondir" Atomic Th</text:p>
          </table:table-cell>
          <table:table-cell table:formula="of:=[$Modded.$E45]/[$Modded.$D45]" office:value-type="float" office:value="1.04730158730159" calcext:value-type="float">
            <text:p>1.0473</text:p>
          </table:table-cell>
          <table:table-cell table:formula="of:=[$Modded.$G45]/[$Modded.$D45]" office:value-type="float" office:value="0.117142857142857" calcext:value-type="float">
            <text:p>0.1171</text:p>
          </table:table-cell>
          <table:table-cell table:formula="of:=[$Modded.$I45]/[$Modded.$D45]" office:value-type="float" office:value="0.24031746031746" calcext:value-type="float">
            <text:p>0.2403</text:p>
          </table:table-cell>
          <table:table-cell table:number-columns-repeated="6"/>
          <table:table-cell table:formula="of:=[$Modded.E45]/[$Modded.G45]" office:value-type="float" office:value="8.94037940379404" calcext:value-type="float">
            <text:p>8.9404</text:p>
          </table:table-cell>
          <table:table-cell table:formula="of:=[$Modded.I45]/[$Modded.E45]" office:value-type="float" office:value="0.229463473779933" calcext:value-type="float">
            <text:p>0.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ufaer" Atomic Th</text:p>
          </table:table-cell>
          <table:table-cell table:formula="of:=[$Modded.$E46]/[$Modded.$D46]" office:value-type="float" office:value="1.11538461538462" calcext:value-type="float">
            <text:p>1.1154</text:p>
          </table:table-cell>
          <table:table-cell table:formula="of:=[$Modded.$G46]/[$Modded.$D46]" office:value-type="float" office:value="0.123846153846154" calcext:value-type="float">
            <text:p>0.1238</text:p>
          </table:table-cell>
          <table:table-cell table:formula="of:=[$Modded.$I46]/[$Modded.$D46]" office:value-type="float" office:value="0.255384615384615" calcext:value-type="float">
            <text:p>0.2554</text:p>
          </table:table-cell>
          <table:table-cell table:number-columns-repeated="6"/>
          <table:table-cell table:formula="of:=[$Modded.E46]/[$Modded.G46]" office:value-type="float" office:value="9.00621118012422" calcext:value-type="float">
            <text:p>9.0062</text:p>
          </table:table-cell>
          <table:table-cell table:formula="of:=[$Modded.I46]/[$Modded.E46]" office:value-type="float" office:value="0.228965517241379" calcext:value-type="float">
            <text:p>0.2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/>
          <table:table-cell table:formula="of:=[$Modded.$K47]/[$Modded.$D47]" office:value-type="float" office:value="29.2925" calcext:value-type="float">
            <text:p>29.2925</text:p>
          </table:table-cell>
          <table:table-cell table:formula="of:=[$Modded.$M47]/[$Modded.$D47]" office:value-type="float" office:value="0.0566666666666667" calcext:value-type="float">
            <text:p>0.0567</text:p>
          </table:table-cell>
          <table:table-cell table:formula="of:=[$Modded.$O47]/[$Modded.$D47]" office:value-type="float" office:value="0.114166666666667" calcext:value-type="float">
            <text:p>0.1142</text:p>
          </table:table-cell>
          <table:table-cell table:number-columns-repeated="5"/>
          <table:table-cell table:formula="of:=[$Modded.K47]/[$Modded.M47]/60" office:value-type="float" office:value="8.61544117647059" calcext:value-type="float">
            <text:p>8.6154</text:p>
          </table:table-cell>
          <table:table-cell table:formula="of:=[$Modded.O47]/[$Modded.K47]*60" office:value-type="float" office:value="0.233848254672698" calcext:value-type="float">
            <text:p>0.2338</text:p>
          </table:table-cell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/>
          <table:table-cell table:formula="of:=[$Modded.$K48]/[$Modded.$D48]" office:value-type="float" office:value="33.6865" calcext:value-type="float">
            <text:p>33.6865</text:p>
          </table:table-cell>
          <table:table-cell table:formula="of:=[$Modded.$M48]/[$Modded.$D48]" office:value-type="float" office:value="0.064" calcext:value-type="float">
            <text:p>0.0640</text:p>
          </table:table-cell>
          <table:table-cell table:formula="of:=[$Modded.$O48]/[$Modded.$D48]" office:value-type="float" office:value="0.1305" calcext:value-type="float">
            <text:p>0.1305</text:p>
          </table:table-cell>
          <table:table-cell table:number-columns-repeated="5"/>
          <table:table-cell table:formula="of:=[$Modded.K48]/[$Modded.M48]/60" office:value-type="float" office:value="8.77252604166667" calcext:value-type="float">
            <text:p>8.7725</text:p>
          </table:table-cell>
          <table:table-cell table:formula="of:=[$Modded.O48]/[$Modded.K48]*60" office:value-type="float" office:value="0.232437326525463" calcext:value-type="float">
            <text:p>0.2324</text:p>
          </table:table-cell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/>
          <table:table-cell table:formula="of:=[$Modded.$K49]/[$Modded.$D49]" office:value-type="float" office:value="37.391875" calcext:value-type="float">
            <text:p>37.3919</text:p>
          </table:table-cell>
          <table:table-cell table:formula="of:=[$Modded.$M49]/[$Modded.$D49]" office:value-type="float" office:value="0.0703125" calcext:value-type="float">
            <text:p>0.0703</text:p>
          </table:table-cell>
          <table:table-cell table:formula="of:=[$Modded.$O49]/[$Modded.$D49]" office:value-type="float" office:value="0.14375" calcext:value-type="float">
            <text:p>0.1438</text:p>
          </table:table-cell>
          <table:table-cell table:number-columns-repeated="5"/>
          <table:table-cell table:formula="of:=[$Modded.K49]/[$Modded.M49]/60" office:value-type="float" office:value="8.86325925925926" calcext:value-type="float">
            <text:p>8.8633</text:p>
          </table:table-cell>
          <table:table-cell table:formula="of:=[$Modded.O49]/[$Modded.K49]*60" office:value-type="float" office:value="0.230665084326475" calcext:value-type="float">
            <text:p>0.2307</text:p>
          </table:table-cell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/>
          <table:table-cell table:formula="of:=[$Modded.$K50]/[$Modded.$D50]" office:value-type="float" office:value="40.7571428571429" calcext:value-type="float">
            <text:p>40.7571</text:p>
          </table:table-cell>
          <table:table-cell table:formula="of:=[$Modded.$M50]/[$Modded.$D50]" office:value-type="float" office:value="0.0761224489795918" calcext:value-type="float">
            <text:p>0.0761</text:p>
          </table:table-cell>
          <table:table-cell table:formula="of:=[$Modded.$O50]/[$Modded.$D50]" office:value-type="float" office:value="0.155918367346939" calcext:value-type="float">
            <text:p>0.1559</text:p>
          </table:table-cell>
          <table:table-cell table:number-columns-repeated="5"/>
          <table:table-cell table:formula="of:=[$Modded.K50]/[$Modded.M50]/60" office:value-type="float" office:value="8.92359249329759" calcext:value-type="float">
            <text:p>8.9236</text:p>
          </table:table-cell>
          <table:table-cell table:formula="of:=[$Modded.O50]/[$Modded.K50]*60" office:value-type="float" office:value="0.229532822592759" calcext:value-type="float">
            <text:p>0.2295</text:p>
          </table:table-cell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/>
          <table:table-cell table:formula="of:=[$Modded.$K51]/[$Modded.$D51]" office:value-type="float" office:value="44.0177631578947" calcext:value-type="float">
            <text:p>44.0178</text:p>
          </table:table-cell>
          <table:table-cell table:formula="of:=[$Modded.$M51]/[$Modded.$D51]" office:value-type="float" office:value="0.0814473684210526" calcext:value-type="float">
            <text:p>0.0814</text:p>
          </table:table-cell>
          <table:table-cell table:formula="of:=[$Modded.$O51]/[$Modded.$D51]" office:value-type="float" office:value="0.168026315789474" calcext:value-type="float">
            <text:p>0.1680</text:p>
          </table:table-cell>
          <table:table-cell table:number-columns-repeated="5"/>
          <table:table-cell table:formula="of:=[$Modded.K51]/[$Modded.M51]/60" office:value-type="float" office:value="9.00740441572429" calcext:value-type="float">
            <text:p>9.0074</text:p>
          </table:table-cell>
          <table:table-cell table:formula="of:=[$Modded.O51]/[$Modded.K51]*60" office:value-type="float" office:value="0.229034331235895" calcext:value-type="float">
            <text:p>0.2290</text:p>
          </table:table-cell>
        </table:table-row>
        <table:table-row table:style-name="ro1">
          <table:table-cell table:style-name="ce1" office:value-type="string" calcext:value-type="string">
            <text:p>Coalition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Small Thrust Module</text:p>
          </table:table-cell>
          <table:table-cell table:formula="of:=[$Modded.$E53]/[$Modded.$D53]" office:value-type="float" office:value="0.733333333333333" calcext:value-type="float">
            <text:p>0.7333</text:p>
          </table:table-cell>
          <table:table-cell table:formula="of:=[$Modded.$G53]/[$Modded.$D53]" office:value-type="float" office:value="0.0511111111111111" calcext:value-type="float">
            <text:p>0.0511</text:p>
          </table:table-cell>
          <table:table-cell table:formula="of:=[$Modded.$I53]/[$Modded.$D53]" office:value-type="float" office:value="0.333333333333333" calcext:value-type="float">
            <text:p>0.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ge Thrust Module</text:p>
          </table:table-cell>
          <table:table-cell table:formula="of:=[$Modded.$E54]/[$Modded.$D54]" office:value-type="float" office:value="0.81875" calcext:value-type="float">
            <text:p>0.8188</text:p>
          </table:table-cell>
          <table:table-cell table:formula="of:=[$Modded.$G54]/[$Modded.$D54]" office:value-type="float" office:value="0.053125" calcext:value-type="float">
            <text:p>0.0531</text:p>
          </table:table-cell>
          <table:table-cell table:formula="of:=[$Modded.$I54]/[$Modded.$D54]" office:value-type="float" office:value="0.34375" calcext:value-type="float">
            <text:p>0.3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Steering Module</text:p>
          </table:table-cell>
          <table:table-cell table:number-columns-repeated="3"/>
          <table:table-cell table:formula="of:=[$Modded.$K55]/[$Modded.$D55]" office:value-type="float" office:value="25.5428571428571" calcext:value-type="float">
            <text:p>25.5429</text:p>
          </table:table-cell>
          <table:table-cell table:formula="of:=[$Modded.$M55]/[$Modded.$D55]" office:value-type="float" office:value="0.0371428571428571" calcext:value-type="float">
            <text:p>0.0371</text:p>
          </table:table-cell>
          <table:table-cell table:formula="of:=[$Modded.$O55]/[$Modded.$D55]" office:value-type="float" office:value="0.257142857142857" calcext:value-type="float">
            <text:p>0.2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 Steering Module</text:p>
          </table:table-cell>
          <table:table-cell table:number-columns-repeated="3"/>
          <table:table-cell table:formula="of:=[$Modded.$K56]/[$Modded.$D56]" office:value-type="float" office:value="28.476" calcext:value-type="float">
            <text:p>28.4760</text:p>
          </table:table-cell>
          <table:table-cell table:formula="of:=[$Modded.$M56]/[$Modded.$D56]" office:value-type="float" office:value="0.04" calcext:value-type="float">
            <text:p>0.0400</text:p>
          </table:table-cell>
          <table:table-cell table:formula="of:=[$Modded.$O56]/[$Modded.$D56]" office:value-type="float" office:value="0.26" calcext:value-type="float">
            <text:p>0.26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mnan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Anvil-Class Engine</text:p>
          </table:table-cell>
          <table:table-cell table:formula="of:=[$Modded.$E58]/[$Modded.$D58]" office:value-type="float" office:value="0.519230769230769" calcext:value-type="float">
            <text:p>0.5192</text:p>
          </table:table-cell>
          <table:table-cell table:formula="of:=[$Modded.$G58]/[$Modded.$D58]" office:value-type="float" office:value="0.0788461538461538" calcext:value-type="float">
            <text:p>0.0788</text:p>
          </table:table-cell>
          <table:table-cell table:formula="of:=[$Modded.$I58]/[$Modded.$D58]" office:value-type="float" office:value="0.075" calcext:value-type="float">
            <text:p>0.0750</text:p>
          </table:table-cell>
          <table:table-cell table:formula="of:=[$Modded.$K58]/[$Modded.$D58]" office:value-type="float" office:value="14.2153846153846" calcext:value-type="float">
            <text:p>14.2154</text:p>
          </table:table-cell>
          <table:table-cell table:formula="of:=[$Modded.$M58]/[$Modded.$D58]" office:value-type="float" office:value="0.0403846153846154" calcext:value-type="float">
            <text:p>0.0404</text:p>
          </table:table-cell>
          <table:table-cell table:formula="of:=[$Modded.$O58]/[$Modded.$D58]" office:value-type="float" office:value="0.0423076923076923" calcext:value-type="float">
            <text:p>0.0423</text:p>
          </table:table-cell>
          <table:table-cell table:formula="of:=[$Modded.$Q58]/[$Modded.$D58]" office:value-type="float" office:value="0.311538461538462" calcext:value-type="float">
            <text:p>0.3115</text:p>
          </table:table-cell>
          <table:table-cell table:formula="of:=[$Modded.$S58]/[$Modded.$D58]" office:value-type="float" office:value="0.0473076923076923" calcext:value-type="float">
            <text:p>0.0473</text:p>
          </table:table-cell>
          <table:table-cell table:formula="of:=[$Modded.$U58]/[$Modded.$D58]" office:value-type="float" office:value="0.045" calcext:value-type="float">
            <text:p>0.0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cible-Class Thruster</text:p>
          </table:table-cell>
          <table:table-cell table:formula="of:=[$Modded.$E59]/[$Modded.$D59]" office:value-type="float" office:value="0.9" calcext:value-type="float">
            <text:p>0.9000</text:p>
          </table:table-cell>
          <table:table-cell table:formula="of:=[$Modded.$G59]/[$Modded.$D59]" office:value-type="float" office:value="0.1325" calcext:value-type="float">
            <text:p>0.1325</text:p>
          </table:table-cell>
          <table:table-cell table:formula="of:=[$Modded.$I59]/[$Modded.$D59]" office:value-type="float" office:value="0.125" calcext:value-type="float">
            <text:p>0.1250</text:p>
          </table:table-cell>
          <table:table-cell table:number-columns-repeated="3"/>
          <table:table-cell table:formula="of:=[$Modded.$Q59]/[$Modded.$D59]" office:value-type="float" office:value="0.54" calcext:value-type="float">
            <text:p>0.5400</text:p>
          </table:table-cell>
          <table:table-cell table:formula="of:=[$Modded.$S59]/[$Modded.$D59]" office:value-type="float" office:value="0.0795" calcext:value-type="float">
            <text:p>0.0795</text:p>
          </table:table-cell>
          <table:table-cell table:formula="of:=[$Modded.$U59]/[$Modded.$D59]" office:value-type="float" office:value="0.075" calcext:value-type="float">
            <text:p>0.0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ge-Class Thruster</text:p>
          </table:table-cell>
          <table:table-cell table:formula="of:=[$Modded.$E60]/[$Modded.$D60]" office:value-type="float" office:value="0.948717948717949" calcext:value-type="float">
            <text:p>0.9487</text:p>
          </table:table-cell>
          <table:table-cell table:formula="of:=[$Modded.$G60]/[$Modded.$D60]" office:value-type="float" office:value="0.132051282051282" calcext:value-type="float">
            <text:p>0.1321</text:p>
          </table:table-cell>
          <table:table-cell table:formula="of:=[$Modded.$I60]/[$Modded.$D60]" office:value-type="float" office:value="0.128205128205128" calcext:value-type="float">
            <text:p>0.1282</text:p>
          </table:table-cell>
          <table:table-cell table:number-columns-repeated="3"/>
          <table:table-cell table:formula="of:=[$Modded.$Q60]/[$Modded.$D60]" office:value-type="float" office:value="0.708205128205128" calcext:value-type="float">
            <text:p>0.7082</text:p>
          </table:table-cell>
          <table:table-cell table:formula="of:=[$Modded.$S60]/[$Modded.$D60]" office:value-type="float" office:value="0.0792307692307692" calcext:value-type="float">
            <text:p>0.0792</text:p>
          </table:table-cell>
          <table:table-cell table:formula="of:=[$Modded.$U60]/[$Modded.$D60]" office:value-type="float" office:value="0.0769230769230769" calcext:value-type="float">
            <text:p>0.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ter-Class Thruster</text:p>
          </table:table-cell>
          <table:table-cell table:formula="of:=[$Modded.$E61]/[$Modded.$D61]" office:value-type="float" office:value="1.01052631578947" calcext:value-type="float">
            <text:p>1.0105</text:p>
          </table:table-cell>
          <table:table-cell table:formula="of:=[$Modded.$G61]/[$Modded.$D61]" office:value-type="float" office:value="0.132894736842105" calcext:value-type="float">
            <text:p>0.1329</text:p>
          </table:table-cell>
          <table:table-cell table:formula="of:=[$Modded.$I61]/[$Modded.$D61]" office:value-type="float" office:value="0.134210526315789" calcext:value-type="float">
            <text:p>0.1342</text:p>
          </table:table-cell>
          <table:table-cell table:number-columns-repeated="3"/>
          <table:table-cell table:formula="of:=[$Modded.$Q61]/[$Modded.$D61]" office:value-type="float" office:value="0.606315789473684" calcext:value-type="float">
            <text:p>0.6063</text:p>
          </table:table-cell>
          <table:table-cell table:formula="of:=[$Modded.$S61]/[$Modded.$D61]" office:value-type="float" office:value="0.0797368421052632" calcext:value-type="float">
            <text:p>0.0797</text:p>
          </table:table-cell>
          <table:table-cell table:formula="of:=[$Modded.$U61]/[$Modded.$D61]" office:value-type="float" office:value="0.0805263157894737" calcext:value-type="float">
            <text:p>0.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cible-Class Steering</text:p>
          </table:table-cell>
          <table:table-cell table:number-columns-repeated="3"/>
          <table:table-cell table:formula="of:=[$Modded.$K62]/[$Modded.$D62]" office:value-type="float" office:value="35.2" calcext:value-type="float">
            <text:p>35.2000</text:p>
          </table:table-cell>
          <table:table-cell table:formula="of:=[$Modded.$M62]/[$Modded.$D62]" office:value-type="float" office:value="0.0942857142857143" calcext:value-type="float">
            <text:p>0.0943</text:p>
          </table:table-cell>
          <table:table-cell table:formula="of:=[$Modded.$O62]/[$Modded.$D62]" office:value-type="float" office:value="0.1" calcext:value-type="float">
            <text:p>0.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ge-Class Steering</text:p>
          </table:table-cell>
          <table:table-cell table:number-columns-repeated="3"/>
          <table:table-cell table:formula="of:=[$Modded.$K63]/[$Modded.$D63]" office:value-type="float" office:value="37.4" calcext:value-type="float">
            <text:p>37.4000</text:p>
          </table:table-cell>
          <table:table-cell table:formula="of:=[$Modded.$M63]/[$Modded.$D63]" office:value-type="float" office:value="0.0942857142857143" calcext:value-type="float">
            <text:p>0.0943</text:p>
          </table:table-cell>
          <table:table-cell table:formula="of:=[$Modded.$O63]/[$Modded.$D63]" office:value-type="float" office:value="0.107142857142857" calcext:value-type="float">
            <text:p>0.1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elter-Class Steering</text:p>
          </table:table-cell>
          <table:table-cell table:number-columns-repeated="3"/>
          <table:table-cell table:formula="of:=[$Modded.$K64]/[$Modded.$D64]" office:value-type="float" office:value="39.6" calcext:value-type="float">
            <text:p>39.6000</text:p>
          </table:table-cell>
          <table:table-cell table:formula="of:=[$Modded.$M64]/[$Modded.$D64]" office:value-type="float" office:value="0.0947272727272727" calcext:value-type="float">
            <text:p>0.0947</text:p>
          </table:table-cell>
          <table:table-cell table:formula="of:=[$Modded.$O64]/[$Modded.$D64]" office:value-type="float" office:value="0.112727272727273" calcext:value-type="float">
            <text:p>0.11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orath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Thruster (Asteroid)</text:p>
          </table:table-cell>
          <table:table-cell table:formula="of:=[$Modded.$E66]/[$Modded.$D66]" office:value-type="float" office:value="0.8" calcext:value-type="float">
            <text:p>0.8000</text:p>
          </table:table-cell>
          <table:table-cell table:formula="of:=[$Modded.$G66]/[$Modded.$D66]" office:value-type="float" office:value="0.107142857142857" calcext:value-type="float">
            <text:p>0.1071</text:p>
          </table:table-cell>
          <table:table-cell table:formula="of:=[$Modded.$I66]/[$Modded.$D66]" office:value-type="float" office:value="0.242857142857143" calcext:value-type="float">
            <text:p>0.2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Comet)</text:p>
          </table:table-cell>
          <table:table-cell table:formula="of:=[$Modded.$E67]/[$Modded.$D67]" office:value-type="float" office:value="0.908333333333333" calcext:value-type="float">
            <text:p>0.9083</text:p>
          </table:table-cell>
          <table:table-cell table:formula="of:=[$Modded.$G67]/[$Modded.$D67]" office:value-type="float" office:value="0.116666666666667" calcext:value-type="float">
            <text:p>0.1167</text:p>
          </table:table-cell>
          <table:table-cell table:formula="of:=[$Modded.$I67]/[$Modded.$D67]" office:value-type="float" office:value="0.270833333333333" calcext:value-type="float">
            <text:p>0.2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Lunar)</text:p>
          </table:table-cell>
          <table:table-cell table:formula="of:=[$Modded.$E68]/[$Modded.$D68]" office:value-type="float" office:value="1.03" calcext:value-type="float">
            <text:p>1.0300</text:p>
          </table:table-cell>
          <table:table-cell table:formula="of:=[$Modded.$G68]/[$Modded.$D68]" office:value-type="float" office:value="0.1225" calcext:value-type="float">
            <text:p>0.1225</text:p>
          </table:table-cell>
          <table:table-cell table:formula="of:=[$Modded.$I68]/[$Modded.$D68]" office:value-type="float" office:value="0.2975" calcext:value-type="float">
            <text:p>0.2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Planetary)</text:p>
          </table:table-cell>
          <table:table-cell table:formula="of:=[$Modded.$E69]/[$Modded.$D69]" office:value-type="float" office:value="1.15942028985507" calcext:value-type="float">
            <text:p>1.1594</text:p>
          </table:table-cell>
          <table:table-cell table:formula="of:=[$Modded.$G69]/[$Modded.$D69]" office:value-type="float" office:value="0.128985507246377" calcext:value-type="float">
            <text:p>0.1290</text:p>
          </table:table-cell>
          <table:table-cell table:formula="of:=[$Modded.$I69]/[$Modded.$D69]" office:value-type="float" office:value="0.328985507246377" calcext:value-type="float">
            <text:p>0.3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uster (Stellar)</text:p>
          </table:table-cell>
          <table:table-cell table:formula="of:=[$Modded.$E70]/[$Modded.$D70]" office:value-type="float" office:value="1.3" calcext:value-type="float">
            <text:p>1.3000</text:p>
          </table:table-cell>
          <table:table-cell table:formula="of:=[$Modded.$G70]/[$Modded.$D70]" office:value-type="float" office:value="0.133898305084746" calcext:value-type="float">
            <text:p>0.1339</text:p>
          </table:table-cell>
          <table:table-cell table:formula="of:=[$Modded.$I70]/[$Modded.$D70]" office:value-type="float" office:value="0.361016949152542" calcext:value-type="float">
            <text:p>0.3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ering (Asteroid)</text:p>
          </table:table-cell>
          <table:table-cell table:number-columns-repeated="3"/>
          <table:table-cell table:formula="of:=[$Modded.$K71]/[$Modded.$D71]" office:value-type="float" office:value="28" calcext:value-type="float">
            <text:p>28.0000</text:p>
          </table:table-cell>
          <table:table-cell table:formula="of:=[$Modded.$M71]/[$Modded.$D71]" office:value-type="float" office:value="0.07" calcext:value-type="float">
            <text:p>0.0700</text:p>
          </table:table-cell>
          <table:table-cell table:formula="of:=[$Modded.$O71]/[$Modded.$D71]" office:value-type="float" office:value="0.21" calcext:value-type="float">
            <text:p>0.2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Comet)</text:p>
          </table:table-cell>
          <table:table-cell table:number-columns-repeated="3"/>
          <table:table-cell table:formula="of:=[$Modded.$K72]/[$Modded.$D72]" office:value-type="float" office:value="31.6" calcext:value-type="float">
            <text:p>31.6000</text:p>
          </table:table-cell>
          <table:table-cell table:formula="of:=[$Modded.$M72]/[$Modded.$D72]" office:value-type="float" office:value="0.0777777777777778" calcext:value-type="float">
            <text:p>0.0778</text:p>
          </table:table-cell>
          <table:table-cell table:formula="of:=[$Modded.$O72]/[$Modded.$D72]" office:value-type="float" office:value="0.227777777777778" calcext:value-type="float">
            <text:p>0.2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Lunar)</text:p>
          </table:table-cell>
          <table:table-cell table:number-columns-repeated="3"/>
          <table:table-cell table:formula="of:=[$Modded.$K73]/[$Modded.$D73]" office:value-type="float" office:value="35.2" calcext:value-type="float">
            <text:p>35.2000</text:p>
          </table:table-cell>
          <table:table-cell table:formula="of:=[$Modded.$M73]/[$Modded.$D73]" office:value-type="float" office:value="0.0833333333333333" calcext:value-type="float">
            <text:p>0.0833</text:p>
          </table:table-cell>
          <table:table-cell table:formula="of:=[$Modded.$O73]/[$Modded.$D73]" office:value-type="float" office:value="0.246666666666667" calcext:value-type="float">
            <text:p>0.2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Planetary)</text:p>
          </table:table-cell>
          <table:table-cell table:number-columns-repeated="3"/>
          <table:table-cell table:formula="of:=[$Modded.$K74]/[$Modded.$D74]" office:value-type="float" office:value="39.8" calcext:value-type="float">
            <text:p>39.8000</text:p>
          </table:table-cell>
          <table:table-cell table:formula="of:=[$Modded.$M74]/[$Modded.$D74]" office:value-type="float" office:value="0.0884615384615385" calcext:value-type="float">
            <text:p>0.0885</text:p>
          </table:table-cell>
          <table:table-cell table:formula="of:=[$Modded.$O74]/[$Modded.$D74]" office:value-type="float" office:value="0.273076923076923" calcext:value-type="float">
            <text:p>0.2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ring (Stellar)</text:p>
          </table:table-cell>
          <table:table-cell table:number-columns-repeated="3"/>
          <table:table-cell table:formula="of:=[$Modded.$K75]/[$Modded.$D75]" office:value-type="float" office:value="45" calcext:value-type="float">
            <text:p>45.0000</text:p>
          </table:table-cell>
          <table:table-cell table:formula="of:=[$Modded.$M75]/[$Modded.$D75]" office:value-type="float" office:value="0.0921348314606741" calcext:value-type="float">
            <text:p>0.0921</text:p>
          </table:table-cell>
          <table:table-cell table:formula="of:=[$Modded.$O75]/[$Modded.$D75]" office:value-type="float" office:value="0.3" calcext:value-type="float">
            <text:p>0.3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a’Het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Ka'het Compact Engine</text:p>
          </table:table-cell>
          <table:table-cell table:formula="of:=[$Modded.$E77]/[$Modded.$D77]" office:value-type="float" office:value="0.533333333333333" calcext:value-type="float">
            <text:p>0.5333</text:p>
          </table:table-cell>
          <table:table-cell table:formula="of:=[$Modded.$G77]/[$Modded.$D77]" office:value-type="float" office:value="0.103809523809524" calcext:value-type="float">
            <text:p>0.1038</text:p>
          </table:table-cell>
          <table:table-cell table:formula="of:=[$Modded.$I77]/[$Modded.$D77]" office:value-type="float" office:value="0.0571428571428571" calcext:value-type="float">
            <text:p>0.0571</text:p>
          </table:table-cell>
          <table:table-cell table:formula="of:=[$Modded.$K77]/[$Modded.$D77]" office:value-type="float" office:value="11.1619047619048" calcext:value-type="float">
            <text:p>11.1619</text:p>
          </table:table-cell>
          <table:table-cell table:formula="of:=[$Modded.$M77]/[$Modded.$D77]" office:value-type="float" office:value="0.0428571428571429" calcext:value-type="float">
            <text:p>0.0429</text:p>
          </table:table-cell>
          <table:table-cell table:formula="of:=[$Modded.$O77]/[$Modded.$D77]" office:value-type="float" office:value="0.0142857142857143" calcext:value-type="float">
            <text:p>0.0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'het Sustainer N</text:p>
          </table:table-cell>
          <table:table-cell table:formula="of:=[$Modded.$E78]/[$Modded.$D78]" office:value-type="float" office:value="0.559259259259259" calcext:value-type="float">
            <text:p>0.5593</text:p>
          </table:table-cell>
          <table:table-cell table:formula="of:=[$Modded.$G78]/[$Modded.$D78]" office:value-type="float" office:value="0.0922222222222222" calcext:value-type="float">
            <text:p>0.0922</text:p>
          </table:table-cell>
          <table:table-cell table:formula="of:=[$Modded.$I78]/[$Modded.$D78]" office:value-type="float" office:value="0.037037037037037" calcext:value-type="float">
            <text:p>0.0370</text:p>
          </table:table-cell>
          <table:table-cell table:formula="of:=[$Modded.$K78]/[$Modded.$D78]" office:value-type="float" office:value="16.0037037037037" calcext:value-type="float">
            <text:p>16.0037</text:p>
          </table:table-cell>
          <table:table-cell table:formula="of:=[$Modded.$M78]/[$Modded.$D78]" office:value-type="float" office:value="0.0922222222222222" calcext:value-type="float">
            <text:p>0.0922</text:p>
          </table:table-cell>
          <table:table-cell table:formula="of:=[$Modded.$O78]/[$Modded.$D78]" office:value-type="float" office:value="0.0185185185185185" calcext:value-type="float">
            <text:p>0.0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eri Engine Nacelles</text:p>
          </table:table-cell>
          <table:table-cell table:formula="of:=[$Modded.$E79]/[$Modded.$D79]" office:value-type="float" office:value="0.628813559322034" calcext:value-type="float">
            <text:p>0.6288</text:p>
          </table:table-cell>
          <table:table-cell table:formula="of:=[$Modded.$G79]/[$Modded.$D79]" office:value-type="float" office:value="0.0849152542372881" calcext:value-type="float">
            <text:p>0.0849</text:p>
          </table:table-cell>
          <table:table-cell table:formula="of:=[$Modded.$I79]/[$Modded.$D79]" office:value-type="float" office:value="0.0474576271186441" calcext:value-type="float">
            <text:p>0.0475</text:p>
          </table:table-cell>
          <table:table-cell table:formula="of:=[$Modded.$K79]/[$Modded.$D79]" office:value-type="float" office:value="15.7864406779661" calcext:value-type="float">
            <text:p>15.7864</text:p>
          </table:table-cell>
          <table:table-cell table:formula="of:=[$Modded.$M79]/[$Modded.$D79]" office:value-type="float" office:value="0.0849152542372881" calcext:value-type="float">
            <text:p>0.0849</text:p>
          </table:table-cell>
          <table:table-cell table:formula="of:=[$Modded.$O79]/[$Modded.$D79]" office:value-type="float" office:value="0.0220338983050847" calcext:value-type="float">
            <text:p>0.0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is Engine Nacelles</text:p>
          </table:table-cell>
          <table:table-cell table:formula="of:=[$Modded.$E80]/[$Modded.$D80]" office:value-type="float" office:value="0.683950617283951" calcext:value-type="float">
            <text:p>0.6840</text:p>
          </table:table-cell>
          <table:table-cell table:formula="of:=[$Modded.$G80]/[$Modded.$D80]" office:value-type="float" office:value="0.0840740740740741" calcext:value-type="float">
            <text:p>0.0841</text:p>
          </table:table-cell>
          <table:table-cell table:formula="of:=[$Modded.$I80]/[$Modded.$D80]" office:value-type="float" office:value="0.0432098765432099" calcext:value-type="float">
            <text:p>0.0432</text:p>
          </table:table-cell>
          <table:table-cell table:formula="of:=[$Modded.$K80]/[$Modded.$D80]" office:value-type="float" office:value="17.0271604938272" calcext:value-type="float">
            <text:p>17.0272</text:p>
          </table:table-cell>
          <table:table-cell table:formula="of:=[$Modded.$M80]/[$Modded.$D80]" office:value-type="float" office:value="0.0840740740740741" calcext:value-type="float">
            <text:p>0.0841</text:p>
          </table:table-cell>
          <table:table-cell table:formula="of:=[$Modded.$O80]/[$Modded.$D80]" office:value-type="float" office:value="0.0234567901234568" calcext:value-type="float">
            <text:p>0.0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eti Engine Block</text:p>
          </table:table-cell>
          <table:table-cell table:formula="of:=[$Modded.$E81]/[$Modded.$D81]" office:value-type="float" office:value="0.685401459854015" calcext:value-type="float">
            <text:p>0.6854</text:p>
          </table:table-cell>
          <table:table-cell table:formula="of:=[$Modded.$G81]/[$Modded.$D81]" office:value-type="float" office:value="0.0795620437956204" calcext:value-type="float">
            <text:p>0.0796</text:p>
          </table:table-cell>
          <table:table-cell table:formula="of:=[$Modded.$I81]/[$Modded.$D81]" office:value-type="float" office:value="0.0489051094890511" calcext:value-type="float">
            <text:p>0.0489</text:p>
          </table:table-cell>
          <table:table-cell table:formula="of:=[$Modded.$K81]/[$Modded.$D81]" office:value-type="float" office:value="17.0357664233577" calcext:value-type="float">
            <text:p>17.0358</text:p>
          </table:table-cell>
          <table:table-cell table:formula="of:=[$Modded.$M81]/[$Modded.$D81]" office:value-type="float" office:value="0.0795620437956204" calcext:value-type="float">
            <text:p>0.0796</text:p>
          </table:table-cell>
          <table:table-cell table:formula="of:=[$Modded.$O81]/[$Modded.$D81]" office:value-type="float" office:value="0.0242335766423358" calcext:value-type="float">
            <text:p>0.0242</text:p>
          </table:table-cell>
          <table:table-cell table:number-columns-repeated="6"/>
          <table:table-cell table:style-name="ce26"/>
        </table:table-row>
        <table:table-row table:style-name="ro1">
          <table:table-cell table:style-name="ce1" office:value-type="string" calcext:value-type="string">
            <text:p>Wander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Type 1 Thruster</text:p>
          </table:table-cell>
          <table:table-cell table:formula="of:=[$Modded.$E83]/[$Modded.$D83]" office:value-type="float" office:value="0.55" calcext:value-type="float">
            <text:p>0.5500</text:p>
          </table:table-cell>
          <table:table-cell table:formula="of:=[$Modded.$G83]/[$Modded.$D83]" office:value-type="float" office:value="0.0416666666666667" calcext:value-type="float">
            <text:p>0.0417</text:p>
          </table:table-cell>
          <table:table-cell table:formula="of:=[$Modded.$I83]/[$Modded.$D83]" office:value-type="float" office:value="0.075" calcext:value-type="float">
            <text:p>0.0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2</text:p>
          </table:table-cell>
          <table:table-cell table:formula="of:=[$Modded.$E84]/[$Modded.$D84]" office:value-type="float" office:value="0.651851851851852" calcext:value-type="float">
            <text:p>0.6519</text:p>
          </table:table-cell>
          <table:table-cell table:formula="of:=[$Modded.$G84]/[$Modded.$D84]" office:value-type="float" office:value="0.0518518518518519" calcext:value-type="float">
            <text:p>0.0519</text:p>
          </table:table-cell>
          <table:table-cell table:formula="of:=[$Modded.$I84]/[$Modded.$D84]" office:value-type="float" office:value="0.0925925925925926" calcext:value-type="float">
            <text:p>0.09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3</text:p>
          </table:table-cell>
          <table:table-cell table:formula="of:=[$Modded.$E85]/[$Modded.$D85]" office:value-type="float" office:value="0.75" calcext:value-type="float">
            <text:p>0.7500</text:p>
          </table:table-cell>
          <table:table-cell table:formula="of:=[$Modded.$G85]/[$Modded.$D85]" office:value-type="float" office:value="0.0547619047619048" calcext:value-type="float">
            <text:p>0.0548</text:p>
          </table:table-cell>
          <table:table-cell table:formula="of:=[$Modded.$I85]/[$Modded.$D85]" office:value-type="float" office:value="0.104761904761905" calcext:value-type="float">
            <text:p>0.1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4</text:p>
          </table:table-cell>
          <table:table-cell table:formula="of:=[$Modded.$E86]/[$Modded.$D86]" office:value-type="float" office:value="0.849230769230769" calcext:value-type="float">
            <text:p>0.8492</text:p>
          </table:table-cell>
          <table:table-cell table:formula="of:=[$Modded.$G86]/[$Modded.$D86]" office:value-type="float" office:value="0.0569230769230769" calcext:value-type="float">
            <text:p>0.0569</text:p>
          </table:table-cell>
          <table:table-cell table:formula="of:=[$Modded.$I86]/[$Modded.$D86]" office:value-type="float" office:value="0.116923076923077" calcext:value-type="float">
            <text:p>0.1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 1 Steering</text:p>
          </table:table-cell>
          <table:table-cell table:number-columns-repeated="3"/>
          <table:table-cell table:formula="of:=[$Modded.$K87]/[$Modded.$D87]" office:value-type="float" office:value="19.2" calcext:value-type="float">
            <text:p>19.2000</text:p>
          </table:table-cell>
          <table:table-cell table:formula="of:=[$Modded.$M87]/[$Modded.$D87]" office:value-type="float" office:value="0.0333333333333333" calcext:value-type="float">
            <text:p>0.0333</text:p>
          </table:table-cell>
          <table:table-cell table:formula="of:=[$Modded.$O87]/[$Modded.$D87]" office:value-type="float" office:value="0.0666666666666667" calcext:value-type="float">
            <text:p>0.0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2</text:p>
          </table:table-cell>
          <table:table-cell table:number-columns-repeated="3"/>
          <table:table-cell table:formula="of:=[$Modded.$K88]/[$Modded.$D88]" office:value-type="float" office:value="22.7" calcext:value-type="float">
            <text:p>22.7000</text:p>
          </table:table-cell>
          <table:table-cell table:formula="of:=[$Modded.$M88]/[$Modded.$D88]" office:value-type="float" office:value="0.035" calcext:value-type="float">
            <text:p>0.0350</text:p>
          </table:table-cell>
          <table:table-cell table:formula="of:=[$Modded.$O88]/[$Modded.$D88]" office:value-type="float" office:value="0.075" calcext:value-type="float">
            <text:p>0.0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3</text:p>
          </table:table-cell>
          <table:table-cell table:number-columns-repeated="3"/>
          <table:table-cell table:formula="of:=[$Modded.$K89]/[$Modded.$D89]" office:value-type="float" office:value="26.2" calcext:value-type="float">
            <text:p>26.2000</text:p>
          </table:table-cell>
          <table:table-cell table:formula="of:=[$Modded.$M89]/[$Modded.$D89]" office:value-type="float" office:value="0.04" calcext:value-type="float">
            <text:p>0.0400</text:p>
          </table:table-cell>
          <table:table-cell table:formula="of:=[$Modded.$O89]/[$Modded.$D89]" office:value-type="float" office:value="0.0866666666666667" calcext:value-type="float">
            <text:p>0.0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 4</text:p>
          </table:table-cell>
          <table:table-cell table:number-columns-repeated="3"/>
          <table:table-cell table:formula="of:=[$Modded.$K90]/[$Modded.$D90]" office:value-type="float" office:value="29.7" calcext:value-type="float">
            <text:p>29.7000</text:p>
          </table:table-cell>
          <table:table-cell table:formula="of:=[$Modded.$M90]/[$Modded.$D90]" office:value-type="float" office:value="0.0425531914893617" calcext:value-type="float">
            <text:p>0.0426</text:p>
          </table:table-cell>
          <table:table-cell table:formula="of:=[$Modded.$O90]/[$Modded.$D90]" office:value-type="float" office:value="0.0957446808510638" calcext:value-type="float">
            <text:p>0.09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Quar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Med. Graviton Thruster</text:p>
          </table:table-cell>
          <table:table-cell table:formula="of:=[$Modded.$E92]/[$Modded.$D92]" office:value-type="float" office:value="1.14285714285714" calcext:value-type="float">
            <text:p>1.1429</text:p>
          </table:table-cell>
          <table:table-cell table:formula="of:=[$Modded.$G92]/[$Modded.$D92]" office:value-type="float" office:value="0.285714285714286" calcext:value-type="float">
            <text:p>0.2857</text:p>
          </table:table-cell>
          <table:table-cell table:formula="of:=[$Modded.$I92]/[$Modded.$D92]" office:value-type="float" office:value="0.142857142857143" calcext:value-type="float">
            <text:p>0.1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.Graviton Steering</text:p>
          </table:table-cell>
          <table:table-cell table:number-columns-repeated="3"/>
          <table:table-cell table:formula="of:=[$Modded.$K93]/[$Modded.$D93]" office:value-type="float" office:value="32" calcext:value-type="float">
            <text:p>32.0000</text:p>
          </table:table-cell>
          <table:table-cell table:formula="of:=[$Modded.$M93]/[$Modded.$D93]" office:value-type="float" office:value="0.2" calcext:value-type="float">
            <text:p>0.2000</text:p>
          </table:table-cell>
          <table:table-cell table:formula="of:=[$Modded.$O93]/[$Modded.$D93]" office:value-type="float" office:value="0.1" calcext:value-type="float">
            <text:p>0.1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ug</text:p>
          </table:table-cell>
          <table:table-cell table:style-name="ce26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urn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Revers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26" office:value-type="string" calcext:value-type="string">
            <text:p>Thrust/Engery</text:p>
          </table:table-cell>
          <table:table-cell table:style-name="ce26" office:value-type="string" calcext:value-type="string">
            <text:p>Heat/Thrust</text:p>
          </table:table-cell>
          <table:table-cell table:style-name="ce26" office:value-type="string" calcext:value-type="string">
            <text:p>Turn/Energy</text:p>
          </table:table-cell>
          <table:table-cell table:style-name="ce26" office:value-type="string" calcext:value-type="string">
            <text:p>Heat/Turn*60</text:p>
          </table:table-cell>
        </table:table-row>
        <table:table-row table:style-name="ro1">
          <table:table-cell office:value-type="string" calcext:value-type="string">
            <text:p>Pug Akfar Thruster</text:p>
          </table:table-cell>
          <table:table-cell table:formula="of:=[$Modded.$E95]/[$Modded.$D95]" office:value-type="float" office:value="0.651162790697674" calcext:value-type="float">
            <text:p>0.6512</text:p>
          </table:table-cell>
          <table:table-cell table:formula="of:=[$Modded.$G95]/[$Modded.$D95]" office:value-type="float" office:value="0.0511627906976744" calcext:value-type="float">
            <text:p>0.0512</text:p>
          </table:table-cell>
          <table:table-cell table:formula="of:=[$Modded.$I95]/[$Modded.$D95]" office:value-type="float" office:value="0.072093023255814" calcext:value-type="float">
            <text:p>0.07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Cormet Thruster</text:p>
          </table:table-cell>
          <table:table-cell table:formula="of:=[$Modded.$E96]/[$Modded.$D96]" office:value-type="float" office:value="0.733333333333333" calcext:value-type="float">
            <text:p>0.7333</text:p>
          </table:table-cell>
          <table:table-cell table:formula="of:=[$Modded.$G96]/[$Modded.$D96]" office:value-type="float" office:value="0.055" calcext:value-type="float">
            <text:p>0.0550</text:p>
          </table:table-cell>
          <table:table-cell table:formula="of:=[$Modded.$I96]/[$Modded.$D96]" office:value-type="float" office:value="0.0766666666666667" calcext:value-type="float">
            <text:p>0.0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Lohmar Thruster</text:p>
          </table:table-cell>
          <table:table-cell table:formula="of:=[$Modded.$E97]/[$Modded.$D97]" office:value-type="float" office:value="0.785714285714286" calcext:value-type="float">
            <text:p>0.7857</text:p>
          </table:table-cell>
          <table:table-cell table:formula="of:=[$Modded.$G97]/[$Modded.$D97]" office:value-type="float" office:value="0.0583333333333333" calcext:value-type="float">
            <text:p>0.0583</text:p>
          </table:table-cell>
          <table:table-cell table:formula="of:=[$Modded.$I97]/[$Modded.$D97]" office:value-type="float" office:value="0.0821428571428571" calcext:value-type="float">
            <text:p>0.0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g Akfar Steering</text:p>
          </table:table-cell>
          <table:table-cell table:number-columns-repeated="3"/>
          <table:table-cell table:formula="of:=[$Modded.$K98]/[$Modded.$D98]" office:value-type="float" office:value="22.7272727272727" calcext:value-type="float">
            <text:p>22.7273</text:p>
          </table:table-cell>
          <table:table-cell table:formula="of:=[$Modded.$M98]/[$Modded.$D98]" office:value-type="float" office:value="0.0393939393939394" calcext:value-type="float">
            <text:p>0.0394</text:p>
          </table:table-cell>
          <table:table-cell table:formula="of:=[$Modded.$O98]/[$Modded.$D98]" office:value-type="float" office:value="0.0636363636363636" calcext:value-type="float">
            <text:p>0.0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g Cormet Steering</text:p>
          </table:table-cell>
          <table:table-cell table:number-columns-repeated="3"/>
          <table:table-cell table:formula="of:=[$Modded.$K99]/[$Modded.$D99]" office:value-type="float" office:value="24.5652173913043" calcext:value-type="float">
            <text:p>24.5652</text:p>
          </table:table-cell>
          <table:table-cell table:formula="of:=[$Modded.$M99]/[$Modded.$D99]" office:value-type="float" office:value="0.041304347826087" calcext:value-type="float">
            <text:p>0.0413</text:p>
          </table:table-cell>
          <table:table-cell table:formula="of:=[$Modded.$O99]/[$Modded.$D99]" office:value-type="float" office:value="0.0673913043478261" calcext:value-type="float">
            <text:p>0.0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g Lohmar Steering</text:p>
          </table:table-cell>
          <table:table-cell table:number-columns-repeated="3"/>
          <table:table-cell table:formula="of:=[$Modded.$K100]/[$Modded.$D100]" office:value-type="float" office:value="26.5625" calcext:value-type="float">
            <text:p>26.5625</text:p>
          </table:table-cell>
          <table:table-cell table:formula="of:=[$Modded.$M100]/[$Modded.$D100]" office:value-type="float" office:value="0.04375" calcext:value-type="float">
            <text:p>0.0438</text:p>
          </table:table-cell>
          <table:table-cell table:formula="of:=[$Modded.$O100]/[$Modded.$D100]" office:value-type="float" office:value="0.0734375" calcext:value-type="float">
            <text:p>0.07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fterburners</text:p>
          </table:table-cell>
          <table:table-cell table:style-name="ce4" office:value-type="string" calcext:value-type="string">
            <text:p>Thrust/EC</text:p>
          </table:table-cell>
          <table:table-cell table:style-name="ce26" office:value-type="string" calcext:value-type="string">
            <text:p>Energy/EC</text:p>
          </table:table-cell>
          <table:table-cell table:style-name="ce26" office:value-type="string" calcext:value-type="string">
            <text:p>Heat/EC</text:p>
          </table:table-cell>
          <table:table-cell table:style-name="ce7" office:value-type="string" calcext:value-type="string">
            <text:p>Fuel/EC</text:p>
          </table:table-cell>
          <table:table-cell table:style-name="Default"/>
          <table:table-cell table:style-name="ce5"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Afterburner</text:p>
          </table:table-cell>
          <table:table-cell table:formula="of:=[$Modded.$E102]/[$Modded.$D102]" office:value-type="float" office:value="1.66666666666667" calcext:value-type="float">
            <text:p>1.6667</text:p>
          </table:table-cell>
          <table:table-cell table:formula="of:=[$Modded.$G102]/[$Modded.$D102]" office:value-type="float" office:value="0" calcext:value-type="float">
            <text:p>0.0000</text:p>
          </table:table-cell>
          <table:table-cell table:formula="of:=[$Modded.$I102]/[$Modded.$D102]" office:value-type="float" office:value="0.666666666666667" calcext:value-type="float">
            <text:p>0.6667</text:p>
          </table:table-cell>
          <table:table-cell table:formula="of:=[$Modded.$K102]/[$Modded.$D102]" office:value-type="float" office:value="0.0333333333333333" calcext:value-type="float">
            <text:p>0.0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nic Afterburner</text:p>
          </table:table-cell>
          <table:table-cell table:formula="of:=[$Vanilla.$E103]/[$Vanilla.$D103]" office:value-type="float" office:value="1.20833333333333" calcext:value-type="float">
            <text:p>1.2083</text:p>
          </table:table-cell>
          <table:table-cell table:formula="of:=[$Vanilla.$G103]/[$Vanilla.$D103]" office:value-type="float" office:value="0.2125" calcext:value-type="float">
            <text:p>0.2125</text:p>
          </table:table-cell>
          <table:table-cell table:formula="of:=[$Vanilla.$I103]/[$Vanilla.$D103]" office:value-type="float" office:value="0.5" calcext:value-type="float">
            <text:p>0.5000</text:p>
          </table:table-cell>
          <table:table-cell table:formula="of:=[$Modded.$K103]/[$Modded.$D103]" office:value-type="float" office:value="0.00416666666666667" calcext:value-type="float">
            <text:p>0.0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lows-Class</text:p>
          </table:table-cell>
          <table:table-cell table:formula="of:=[$Vanilla.$E104]/[$Vanilla.$D104]" office:value-type="float" office:value="13.9090909090909" calcext:value-type="float">
            <text:p>13.9091</text:p>
          </table:table-cell>
          <table:table-cell table:formula="of:=[$Vanilla.$G104]/[$Vanilla.$D104]" office:value-type="float" office:value="0.545454545454545" calcext:value-type="float">
            <text:p>0.5455</text:p>
          </table:table-cell>
          <table:table-cell table:formula="of:=[$Vanilla.$I104]/[$Vanilla.$D104]" office:value-type="float" office:value="0.727272727272727" calcext:value-type="float">
            <text:p>0.7273</text:p>
          </table:table-cell>
          <table:table-cell table:formula="of:=[$Modded.$K104]/[$Modded.$D104]" office:value-type="float" office:value="0.181818181818182" calcext:value-type="float">
            <text:p>0.1818</text:p>
          </table:table-cell>
          <table:table-cell table:number-columns-repeated="9"/>
        </table:table-row>
        <table:table-row table:style-name="ro1" table:number-rows-repeated="10484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od Math" table:style-name="ta1">
        <table:table-column table:style-name="co22" table:default-cell-style-name="Default"/>
        <table:table-column table:style-name="co23" table:visibility="collapse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column table:style-name="co10" table:default-cell-style-name="ce25"/>
        <table:table-column table:style-name="co10" table:default-cell-style-name="ce46"/>
        <table:table-column table:style-name="co10" table:number-columns-repeated="2" table:default-cell-style-name="Default"/>
        <table:table-column table:style-name="co10" table:default-cell-style-name="ce31"/>
        <table:table-column table:style-name="co10" table:default-cell-style-name="Default"/>
        <table:table-column table:style-name="co10" table:default-cell-style-name="ce25"/>
        <table:table-column table:style-name="co28" table:default-cell-style-name="ce46"/>
        <table:table-column table:style-name="co10" table:default-cell-style-name="Default"/>
        <table:table-column table:style-name="co10" table:default-cell-style-name="ce31"/>
        <table:table-row table:style-name="ro1">
          <table:table-cell/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1 enerygy =</text:p>
          </table:table-cell>
          <table:table-cell table:number-columns-repeated="4"/>
          <table:table-cell table:style-name="ce1" office:value-type="string" calcext:value-type="string">
            <text:p>He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office:value-type="string" calcext:value-type="string">
            <text:p>thrust/EC</text:p>
          </table:table-cell>
          <table:table-cell office:value-type="string" calcext:value-type="string">
            <text:p>% diff</text:p>
          </table:table-cell>
          <table:table-cell office:value-type="string" calcext:value-type="string">
            <text:p>thrust/EC IF</text:p>
          </table:table-cell>
          <table:table-cell office:value-type="string" calcext:value-type="string">
            <text:p>This % diff</text:p>
          </table:table-cell>
          <table:table-cell office:value-type="string" calcext:value-type="string">
            <text:p>change in diff</text:p>
          </table:table-cell>
          <table:table-cell office:value-type="string" calcext:value-type="string">
            <text:p>New Thrust</text:p>
          </table:table-cell>
          <table:table-cell office:value-type="string" calcext:value-type="string">
            <text:p>% from base</text:p>
          </table:table-cell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050 Ion Engines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.00</text:p>
          </table:table-cell>
          <table:table-cell table:style-name="ce15" table:formula="of:=[.$C$1]*[.$C$1]*[.E3]" office:value-type="float" office:value="18000" calcext:value-type="float">
            <text:p>18,000.0</text:p>
          </table:table-cell>
          <table:table-cell table:style-name="ce11" office:value-type="float" office:value="0.4" calcext:value-type="float">
            <text:p>0.40</text:p>
          </table:table-cell>
          <table:table-cell table:style-name="ce20" table:formula="of:=[.$C$1]*[.G3]" office:value-type="float" office:value="24" calcext:value-type="float">
            <text:p>24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3]" office:value-type="float" office:value="36" calcext:value-type="float">
            <text:p>36.0</text:p>
          </table:table-cell>
          <table:table-cell table:style-name="ce25" table:formula="of:=[.E3]/[.D3]" office:value-type="float" office:value="0.25" calcext:value-type="float">
            <text:p>0.2500</text:p>
          </table:table-cell>
          <table:table-cell/>
          <table:table-cell table:style-name="ce25" table:formula="of:=[.K3]" office:value-type="float" office:value="0.25" calcext:value-type="float">
            <text:p>0.2500</text:p>
          </table:table-cell>
          <table:table-cell table:number-columns-repeated="2"/>
          <table:table-cell table:style-name="ce31" table:formula="of:=[.M3]*[.D3]" office:value-type="float" office:value="5" calcext:value-type="float">
            <text:p>5.00</text:p>
          </table:table-cell>
          <table:table-cell table:style-name="ce25" table:formula="of:=[.P3]/4" office:value-type="float" office:value="1.25" calcext:value-type="float">
            <text:p>1.2500</text:p>
          </table:table-cell>
          <table:table-cell table:formula="of:=[.E3]/[.G3]" office:value-type="float" office:value="12.5" calcext:value-type="float">
            <text:p>12.5000</text:p>
          </table:table-cell>
          <table:table-cell office:value-type="float" office:value="12.2" calcext:value-type="float">
            <text:p>12.200</text:p>
          </table:table-cell>
          <table:table-cell table:number-columns-repeated="2"/>
          <table:table-cell table:formula="of:=[.P3]/[.S3]" office:value-type="float" office:value="0.40983606557377" calcext:value-type="float">
            <text:p>0.41</text:p>
          </table:table-cell>
          <table:table-cell table:style-name="ce31" table:formula="of:=[$Vanilla.I3]" office:value-type="float" office:value="0.6" calcext:value-type="float">
            <text:p>0.60</text:p>
          </table:table-cell>
          <table:table-cell table:formula="of:=[.W3]/[.P3]" office:value-type="float" office:value="0.12" calcext:value-type="float">
            <text:p>0.1200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[.P3]*[.Y3]" office:value-type="float" office:value="0.755" calcext:value-type="float">
            <text:p>0.76</text:p>
          </table:table-cell>
        </table:table-row>
        <table:table-row table:style-name="ro1">
          <table:table-cell office:value-type="string" calcext:value-type="string">
            <text:p>X1700 Ion Thruster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29" office:value-type="float" office:value="7.2" calcext:value-type="float">
            <text:p>7.20</text:p>
          </table:table-cell>
          <table:table-cell table:style-name="ce15" table:formula="of:=[.$C$1]*[.$C$1]*[.E4]" office:value-type="float" office:value="25920" calcext:value-type="float">
            <text:p>25,9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4]" office:value-type="float" office:value="36" calcext:value-type="float">
            <text:p>36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I4]" office:value-type="float" office:value="54" calcext:value-type="float">
            <text:p>54.0</text:p>
          </table:table-cell>
          <table:table-cell table:style-name="ce25" table:formula="of:=[.E4]/[.D4]" office:value-type="float" office:value="0.45" calcext:value-type="float">
            <text:p>0.4500</text:p>
          </table:table-cell>
          <table:table-cell table:style-name="ce25" table:formula="of:=[.K4]/[.K3]" office:value-type="float" office:value="1.8" calcext:value-type="float">
            <text:p>1.8000</text:p>
          </table:table-cell>
          <table:table-cell table:style-name="ce25" table:formula="of:=[.K4]" office:value-type="float" office:value="0.45" calcext:value-type="float">
            <text:p>0.4500</text:p>
          </table:table-cell>
          <table:table-cell table:number-columns-repeated="2"/>
          <table:table-cell table:style-name="ce31" table:formula="of:=[.M4]*[.D4]" office:value-type="float" office:value="7.2" calcext:value-type="float">
            <text:p>7.20</text:p>
          </table:table-cell>
          <table:table-cell table:style-name="ce25" table:formula="of:=[.P4]/6" office:value-type="float" office:value="1.2" calcext:value-type="float">
            <text:p>1.2000</text:p>
          </table:table-cell>
          <table:table-cell table:formula="of:=[.E4]/[.G4]" office:value-type="float" office:value="12" calcext:value-type="float">
            <text:p>12.0000</text:p>
          </table:table-cell>
          <table:table-cell table:style-name="ce48" table:formula="of:=[.T2]" office:value-type="float" office:value="12.5" calcext:value-type="float">
            <text:p>12.500</text:p>
          </table:table-cell>
          <table:table-cell table:number-columns-repeated="2"/>
          <table:table-cell table:formula="of:=[.P4]/[.S4]" office:value-type="float" office:value="0.576" calcext:value-type="float">
            <text:p>0.58</text:p>
          </table:table-cell>
          <table:table-cell table:style-name="ce31" table:formula="of:=[$Vanilla.I4]" office:value-type="float" office:value="0.9" calcext:value-type="float">
            <text:p>0.90</text:p>
          </table:table-cell>
          <table:table-cell table:formula="of:=[.W4]/[.P4]" office:value-type="float" office:value="0.125" calcext:value-type="float">
            <text:p>0.1250</text:p>
          </table:table-cell>
          <table:table-cell table:formula="of:=[.Z2]" office:value-type="float" office:value="0.15" calcext:value-type="float">
            <text:p>0.150</text:p>
          </table:table-cell>
          <table:table-cell/>
          <table:table-cell table:formula="of:=[.P4]*[.Y4]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X2700 Ion Thruster</text:p>
          </table:table-cell>
          <table:table-cell table:number-columns-repeated="3" office:value-type="float" office:value="27" calcext:value-type="float">
            <text:p>27</text:p>
          </table:table-cell>
          <table:table-cell table:style-name="ce11" office:value-type="float" office:value="11.5" calcext:value-type="float">
            <text:p>11.50</text:p>
          </table:table-cell>
          <table:table-cell table:style-name="ce15" table:formula="of:=[.$C$1]*[.$C$1]*[.E5]" office:value-type="float" office:value="41400" calcext:value-type="float">
            <text:p>41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]" office:value-type="float" office:value="66" calcext:value-type="float">
            <text:p>66.0</text:p>
          </table:table-cell>
          <table:table-cell table:style-name="ce11" office:value-type="float" office:value="1.7" calcext:value-type="float">
            <text:p>1.70</text:p>
          </table:table-cell>
          <table:table-cell table:style-name="ce20" table:formula="of:=[.$C$1]*[.I5]" office:value-type="float" office:value="102" calcext:value-type="float">
            <text:p>102.0</text:p>
          </table:table-cell>
          <table:table-cell table:style-name="ce25" table:formula="of:=[.E5]/[.D5]" office:value-type="float" office:value="0.425925925925926" calcext:value-type="float">
            <text:p>0.4259</text:p>
          </table:table-cell>
          <table:table-cell table:style-name="ce25" table:formula="of:=[.K5]/[.K4]" office:value-type="float" office:value="0.946502057613169" calcext:value-type="float">
            <text:p>0.9465</text:p>
          </table:table-cell>
          <table:table-cell table:style-name="ce25" table:formula="of:=[.M4]*[.N5]" office:value-type="float" office:value="0.495" calcext:value-type="float">
            <text:p>0.4950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5]*[.D5]" office:value-type="float" office:value="13.365" calcext:value-type="float">
            <text:p>13.37</text:p>
          </table:table-cell>
          <table:table-cell table:style-name="ce25" table:formula="of:=[.P5]/[.E5]" office:value-type="float" office:value="1.16217391304348" calcext:value-type="float">
            <text:p>1.1622</text:p>
          </table:table-cell>
          <table:table-cell table:formula="of:=[.E5]/[.G5]" office:value-type="float" office:value="10.4545454545455" calcext:value-type="float">
            <text:p>10.4545</text:p>
          </table:table-cell>
          <table:table-cell table:formula="of:=[.S4]*[.T5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]/[.S5]" office:value-type="float" office:value="1.05339901477833" calcext:value-type="float">
            <text:p>1.05</text:p>
          </table:table-cell>
          <table:table-cell table:style-name="ce31" table:formula="of:=[$Vanilla.I5]" office:value-type="float" office:value="1.7" calcext:value-type="float">
            <text:p>1.70</text:p>
          </table:table-cell>
          <table:table-cell table:formula="of:=[.W5]/[.P5]" office:value-type="float" office:value="0.127197904975683" calcext:value-type="float">
            <text:p>0.1272</text:p>
          </table:table-cell>
          <table:table-cell table:formula="of:=[.Y4]-[.Z5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5]*[.Y5]" office:value-type="float" office:value="1.97802" calcext:value-type="float">
            <text:p>1.98</text:p>
          </table:table-cell>
        </table:table-row>
        <table:table-row table:style-name="ro1">
          <table:table-cell office:value-type="string" calcext:value-type="string">
            <text:p>X3700 Ion Thruster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5" table:formula="of:=[.$C$1]*[.$C$1]*[.E6]" office:value-type="float" office:value="79560" calcext:value-type="float">
            <text:p>79,56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6]" office:value-type="float" office:value="114" calcext:value-type="float">
            <text:p>114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I6]" office:value-type="float" office:value="192" calcext:value-type="float">
            <text:p>192.0</text:p>
          </table:table-cell>
          <table:table-cell table:style-name="ce25" table:formula="of:=[.E6]/[.D6]" office:value-type="float" office:value="0.480434782608696" calcext:value-type="float">
            <text:p>0.4804</text:p>
          </table:table-cell>
          <table:table-cell table:style-name="ce25" table:formula="of:=[.K6]/[.K5]" office:value-type="float" office:value="1.12797731568998" calcext:value-type="float">
            <text:p>1.1280</text:p>
          </table:table-cell>
          <table:table-cell table:style-name="ce25" table:formula="of:=[.M5]*[.N6]" office:value-type="float" office:value="0.5346" calcext:value-type="float">
            <text:p>0.5346</text:p>
          </table:table-cell>
          <table:table-cell table:formula="of:=[.N5]-[.O6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6]*[.D6]" office:value-type="float" office:value="24.5916" calcext:value-type="float">
            <text:p>24.59</text:p>
          </table:table-cell>
          <table:table-cell table:style-name="ce25" table:formula="of:=[.P6]/[.E6]" office:value-type="float" office:value="1.11274208144796" calcext:value-type="float">
            <text:p>1.1127</text:p>
          </table:table-cell>
          <table:table-cell table:formula="of:=[.E6]/[.G6]" office:value-type="float" office:value="11.6315789473684" calcext:value-type="float">
            <text:p>11.6316</text:p>
          </table:table-cell>
          <table:table-cell table:formula="of:=[.S5]*[.T6]" office:value-type="float" office:value="12.8270625" calcext:value-type="float">
            <text:p>12.827</text:p>
          </table:table-cell>
          <table:table-cell table:formula="of:=[.T5]-[.U6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6]/[.S6]" office:value-type="float" office:value="1.91716536814255" calcext:value-type="float">
            <text:p>1.92</text:p>
          </table:table-cell>
          <table:table-cell table:style-name="ce31" table:formula="of:=[$Vanilla.I6]" office:value-type="float" office:value="3.2" calcext:value-type="float">
            <text:p>3.20</text:p>
          </table:table-cell>
          <table:table-cell table:formula="of:=[.W6]/[.P6]" office:value-type="float" office:value="0.130125733990468" calcext:value-type="float">
            <text:p>0.1301</text:p>
          </table:table-cell>
          <table:table-cell table:formula="of:=[.Y5]-[.Z6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6]*[.Y6]" office:value-type="float" office:value="3.6026694" calcext:value-type="float">
            <text:p>3.60</text:p>
          </table:table-cell>
        </table:table-row>
        <table:table-row table:style-name="ro1">
          <table:table-cell office:value-type="string" calcext:value-type="string">
            <text:p>X4700 Ion Thruster</text:p>
          </table:table-cell>
          <table:table-cell table:number-columns-repeated="3" office:value-type="float" office:value="79" calcext:value-type="float">
            <text:p>79</text:p>
          </table:table-cell>
          <table:table-cell table:style-name="ce11" office:value-type="float" office:value="42.5" calcext:value-type="float">
            <text:p>42.50</text:p>
          </table:table-cell>
          <table:table-cell table:style-name="ce15" table:formula="of:=[.$C$1]*[.$C$1]*[.E7]" office:value-type="float" office:value="153000" calcext:value-type="float">
            <text:p>153,00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7]" office:value-type="float" office:value="210" calcext:value-type="float">
            <text:p>210.0</text:p>
          </table:table-cell>
          <table:table-cell table:style-name="ce11" office:value-type="float" office:value="6.2" calcext:value-type="float">
            <text:p>6.20</text:p>
          </table:table-cell>
          <table:table-cell table:style-name="ce20" table:formula="of:=[.$C$1]*[.I7]" office:value-type="float" office:value="372" calcext:value-type="float">
            <text:p>372.0</text:p>
          </table:table-cell>
          <table:table-cell table:style-name="ce25" table:formula="of:=[.E7]/[.D7]" office:value-type="float" office:value="0.537974683544304" calcext:value-type="float">
            <text:p>0.5380</text:p>
          </table:table-cell>
          <table:table-cell table:style-name="ce25" table:formula="of:=[.K7]/[.K6]" office:value-type="float" office:value="1.11976630963973" calcext:value-type="float">
            <text:p>1.1198</text:p>
          </table:table-cell>
          <table:table-cell table:style-name="ce25" table:formula="of:=[.M6]*[.N7]" office:value-type="float" office:value="0.572022" calcext:value-type="float">
            <text:p>0.5720</text:p>
          </table:table-cell>
          <table:table-cell table:formula="of:=[.N6]-[.O7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7]*[.D7]" office:value-type="float" office:value="45.189738" calcext:value-type="float">
            <text:p>45.19</text:p>
          </table:table-cell>
          <table:table-cell table:style-name="ce25" table:formula="of:=[.P7]/[.E7]" office:value-type="float" office:value="1.06328795294118" calcext:value-type="float">
            <text:p>1.0633</text:p>
          </table:table-cell>
          <table:table-cell table:formula="of:=[.E7]/[.G7]" office:value-type="float" office:value="12.1428571428571" calcext:value-type="float">
            <text:p>12.1429</text:p>
          </table:table-cell>
          <table:table-cell table:formula="of:=[.S6]*[.T7]" office:value-type="float" office:value="12.9425060625" calcext:value-type="float">
            <text:p>12.943</text:p>
          </table:table-cell>
          <table:table-cell table:formula="of:=[.T6]-[.U7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7]/[.S7]" office:value-type="float" office:value="3.49157557135972" calcext:value-type="float">
            <text:p>3.49</text:p>
          </table:table-cell>
          <table:table-cell table:style-name="ce31" table:formula="of:=[$Vanilla.I7]" office:value-type="float" office:value="6.2" calcext:value-type="float">
            <text:p>6.20</text:p>
          </table:table-cell>
          <table:table-cell table:formula="of:=[.W7]/[.P7]" office:value-type="float" office:value="0.137199290688519" calcext:value-type="float">
            <text:p>0.1372</text:p>
          </table:table-cell>
          <table:table-cell table:formula="of:=[.Y6]-[.Z7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7]*[.Y7]" office:value-type="float" office:value="6.575106879" calcext:value-type="float">
            <text:p>6.58</text:p>
          </table:table-cell>
        </table:table-row>
        <table:table-row table:style-name="ro1">
          <table:table-cell office:value-type="string" calcext:value-type="string">
            <text:p>X5700 Ion Thruster</text:p>
          </table:table-cell>
          <table:table-cell table:number-columns-repeated="3" office:value-type="float" office:value="134" calcext:value-type="float">
            <text:p>134</text:p>
          </table:table-cell>
          <table:table-cell table:style-name="ce11" office:value-type="float" office:value="81.5" calcext:value-type="float">
            <text:p>81.50</text:p>
          </table:table-cell>
          <table:table-cell table:style-name="ce15" table:formula="of:=[.$C$1]*[.$C$1]*[.E8]" office:value-type="float" office:value="293400" calcext:value-type="float">
            <text:p>293,40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G8]" office:value-type="float" office:value="378" calcext:value-type="float">
            <text:p>378.0</text:p>
          </table:table-cell>
          <table:table-cell table:style-name="ce11" office:value-type="float" office:value="11.7" calcext:value-type="float">
            <text:p>11.70</text:p>
          </table:table-cell>
          <table:table-cell table:style-name="ce20" table:formula="of:=[.$C$1]*[.I8]" office:value-type="float" office:value="702" calcext:value-type="float">
            <text:p>702.0</text:p>
          </table:table-cell>
          <table:table-cell table:style-name="ce25" table:formula="of:=[.E8]/[.D8]" office:value-type="float" office:value="0.608208955223881" calcext:value-type="float">
            <text:p>0.6082</text:p>
          </table:table-cell>
          <table:table-cell table:style-name="ce25" table:formula="of:=[.K8]/[.K7]" office:value-type="float" office:value="1.1305531167691" calcext:value-type="float">
            <text:p>1.1306</text:p>
          </table:table-cell>
          <table:table-cell table:style-name="ce25" table:formula="of:=[.M7]*[.N8]" office:value-type="float" office:value="0.60920343" calcext:value-type="float">
            <text:p>0.6092</text:p>
          </table:table-cell>
          <table:table-cell table:formula="of:=[.N7]-[.O8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8]*[.D8]" office:value-type="float" office:value="81.63325962" calcext:value-type="float">
            <text:p>81.63</text:p>
          </table:table-cell>
          <table:table-cell table:style-name="ce25" table:formula="of:=[.P8]/[.E8]" office:value-type="float" office:value="1.00163508736196" calcext:value-type="float">
            <text:p>1.0016</text:p>
          </table:table-cell>
          <table:table-cell table:formula="of:=[.E8]/[.G8]" office:value-type="float" office:value="12.9365079365079" calcext:value-type="float">
            <text:p>12.9365</text:p>
          </table:table-cell>
          <table:table-cell table:formula="of:=[.S7]*[.T8]" office:value-type="float" office:value="13.046046111" calcext:value-type="float">
            <text:p>13.046</text:p>
          </table:table-cell>
          <table:table-cell table:formula="of:=[.T7]-[.U8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8]/[.S8]" office:value-type="float" office:value="6.2573180353218" calcext:value-type="float">
            <text:p>6.26</text:p>
          </table:table-cell>
          <table:table-cell table:style-name="ce31" table:formula="of:=[$Vanilla.I8]" office:value-type="float" office:value="11.7" calcext:value-type="float">
            <text:p>11.70</text:p>
          </table:table-cell>
          <table:table-cell table:formula="of:=[.W8]/[.P8]" office:value-type="float" office:value="0.143323935053716" calcext:value-type="float">
            <text:p>0.1433</text:p>
          </table:table-cell>
          <table:table-cell table:formula="of:=[.Y7]-[.Z8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8]*[.Y8]" office:value-type="float" office:value="11.8368226449" calcext:value-type="float">
            <text:p>11.84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style-name="ce1" table:formula="of:=[.M11]/[.M4]" office:value-type="float" office:value="1.3" calcext:value-type="float">
            <text:p>1.3</text:p>
          </table:table-cell>
          <table:table-cell table:number-columns-repeated="6"/>
          <table:table-cell table:style-name="ce25"/>
          <table:table-cell table:number-columns-repeated="16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style-name="ce25"/>
          <table:table-cell table:number-columns-repeated="6"/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Th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29" office:value-type="float" office:value="11.7" calcext:value-type="float">
            <text:p>11.70</text:p>
          </table:table-cell>
          <table:table-cell table:style-name="ce15" table:formula="of:=[.$C$1]*[.$C$1]*[.E11]" office:value-type="float" office:value="42120" calcext:value-type="float">
            <text:p>42,120.0</text:p>
          </table:table-cell>
          <table:table-cell table:style-name="ce11" office:value-type="float" office:value="1" calcext:value-type="float">
            <text:p>1.00</text:p>
          </table:table-cell>
          <table:table-cell table:style-name="ce20" table:formula="of:=[.$C$1]*[.G11]" office:value-type="float" office:value="60" calcext:value-type="float">
            <text:p>6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I11]" office:value-type="float" office:value="108" calcext:value-type="float">
            <text:p>108.0</text:p>
          </table:table-cell>
          <table:table-cell table:style-name="ce25" table:formula="of:=[.E11]/[.D11]" office:value-type="float" office:value="0.585" calcext:value-type="float">
            <text:p>0.5850</text:p>
          </table:table-cell>
          <table:table-cell/>
          <table:table-cell table:style-name="ce25" table:formula="of:=[.K11]" office:value-type="float" office:value="0.585" calcext:value-type="float">
            <text:p>0.5850</text:p>
          </table:table-cell>
          <table:table-cell table:number-columns-repeated="2"/>
          <table:table-cell table:style-name="ce31" table:formula="of:=[.M11]*[.D11]" office:value-type="float" office:value="11.7" calcext:value-type="float">
            <text:p>11.70</text:p>
          </table:table-cell>
          <table:table-cell table:style-name="ce25" table:formula="of:=[.P11]/9.6" office:value-type="float" office:value="1.21875" calcext:value-type="float">
            <text:p>1.2188</text:p>
          </table:table-cell>
          <table:table-cell table:formula="of:=[.E11]/[.G11]" office:value-type="float" office:value="11.7" calcext:value-type="float">
            <text:p>11.7000</text:p>
          </table:table-cell>
          <table:table-cell table:style-name="ce48" table:formula="of:=[.T10]" office:value-type="float" office:value="9.62" calcext:value-type="float">
            <text:p>9.620</text:p>
          </table:table-cell>
          <table:table-cell table:number-columns-repeated="2"/>
          <table:table-cell table:formula="of:=[.P11]/[.S11]" office:value-type="float" office:value="1.21621621621622" calcext:value-type="float">
            <text:p>1.22</text:p>
          </table:table-cell>
          <table:table-cell table:style-name="ce31" table:formula="of:=[$Vanilla.I15]" office:value-type="float" office:value="1.8" calcext:value-type="float">
            <text:p>1.80</text:p>
          </table:table-cell>
          <table:table-cell table:formula="of:=[.W11]/[.P11]" office:value-type="float" office:value="0.153846153846154" calcext:value-type="float">
            <text:p>0.1538</text:p>
          </table:table-cell>
          <table:table-cell table:formula="of:=[.Z10]" office:value-type="float" office:value="0.203" calcext:value-type="float">
            <text:p>0.203</text:p>
          </table:table-cell>
          <table:table-cell/>
          <table:table-cell table:formula="of:=[.P11]*[.Y11]" office:value-type="float" office:value="2.3751" calcext:value-type="float">
            <text:p>2.38</text:p>
          </table:table-cell>
        </table:table-row>
        <table:table-row table:style-name="ro1">
          <table:table-cell office:value-type="string" calcext:value-type="string">
            <text:p>Greyhound Plasma Th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5" table:formula="of:=[.$C$1]*[.$C$1]*[.E12]" office:value-type="float" office:value="66240" calcext:value-type="float">
            <text:p>66,240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2]" office:value-type="float" office:value="108" calcext:value-type="float">
            <text:p>108.0</text:p>
          </table:table-cell>
          <table:table-cell table:style-name="ce11" office:value-type="float" office:value="3.4" calcext:value-type="float">
            <text:p>3.40</text:p>
          </table:table-cell>
          <table:table-cell table:style-name="ce20" table:formula="of:=[.$C$1]*[.I12]" office:value-type="float" office:value="204" calcext:value-type="float">
            <text:p>204.0</text:p>
          </table:table-cell>
          <table:table-cell table:style-name="ce25" table:formula="of:=[.E12]/[.D12]" office:value-type="float" office:value="0.541176470588235" calcext:value-type="float">
            <text:p>0.5412</text:p>
          </table:table-cell>
          <table:table-cell table:style-name="ce25" table:formula="of:=[.K12]/[.K11]" office:value-type="float" office:value="0.925087983911513" calcext:value-type="float">
            <text:p>0.9251</text:p>
          </table:table-cell>
          <table:table-cell table:style-name="ce25" table:formula="of:=[.M11]*[.N12]" office:value-type="float" office:value="0.6435" calcext:value-type="float">
            <text:p>0.643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2]*[.D12]" office:value-type="float" office:value="21.879" calcext:value-type="float">
            <text:p>21.88</text:p>
          </table:table-cell>
          <table:table-cell table:style-name="ce25" table:formula="of:=[.P12]/[.E12]" office:value-type="float" office:value="1.18907608695652" calcext:value-type="float">
            <text:p>1.1891</text:p>
          </table:table-cell>
          <table:table-cell table:formula="of:=[.E12]/[.G12]" office:value-type="float" office:value="10.2222222222222" calcext:value-type="float">
            <text:p>10.2222</text:p>
          </table:table-cell>
          <table:table-cell table:formula="of:=[.S11]*[.T12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2]/[.S12]" office:value-type="float" office:value="2.24071362002396" calcext:value-type="float">
            <text:p>2.24</text:p>
          </table:table-cell>
          <table:table-cell table:style-name="ce31" table:formula="of:=[$Vanilla.I16]" office:value-type="float" office:value="3.4" calcext:value-type="float">
            <text:p>3.40</text:p>
          </table:table-cell>
          <table:table-cell table:formula="of:=[.W12]/[.P12]" office:value-type="float" office:value="0.155400155400155" calcext:value-type="float">
            <text:p>0.1554</text:p>
          </table:table-cell>
          <table:table-cell table:formula="of:=[.Y11]-[.Z12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12]*[.Y12]" office:value-type="float" office:value="4.397679" calcext:value-type="float">
            <text:p>4.40</text:p>
          </table:table-cell>
        </table:table-row>
        <table:table-row table:style-name="ro1">
          <table:table-cell office:value-type="string" calcext:value-type="string">
            <text:p>Impala Plasma Th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11" office:value-type="float" office:value="35.4" calcext:value-type="float">
            <text:p>35.40</text:p>
          </table:table-cell>
          <table:table-cell table:style-name="ce15" table:formula="of:=[.$C$1]*[.$C$1]*[.E13]" office:value-type="float" office:value="127440" calcext:value-type="float">
            <text:p>127,44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13]" office:value-type="float" office:value="192" calcext:value-type="float">
            <text:p>192.0</text:p>
          </table:table-cell>
          <table:table-cell table:style-name="ce11" office:value-type="float" office:value="6.5" calcext:value-type="float">
            <text:p>6.50</text:p>
          </table:table-cell>
          <table:table-cell table:style-name="ce20" table:formula="of:=[.$C$1]*[.I13]" office:value-type="float" office:value="390" calcext:value-type="float">
            <text:p>390.0</text:p>
          </table:table-cell>
          <table:table-cell table:style-name="ce25" table:formula="of:=[.E13]/[.D13]" office:value-type="float" office:value="0.610344827586207" calcext:value-type="float">
            <text:p>0.6103</text:p>
          </table:table-cell>
          <table:table-cell table:style-name="ce25" table:formula="of:=[.K13]/[.K12]" office:value-type="float" office:value="1.12781109445277" calcext:value-type="float">
            <text:p>1.1278</text:p>
          </table:table-cell>
          <table:table-cell table:style-name="ce25" table:formula="of:=[.M12]*[.N13]" office:value-type="float" office:value="0.69498" calcext:value-type="float">
            <text:p>0.6950</text:p>
          </table:table-cell>
          <table:table-cell table:formula="of:=[.N12]-[.O13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13]*[.D13]" office:value-type="float" office:value="40.30884" calcext:value-type="float">
            <text:p>40.31</text:p>
          </table:table-cell>
          <table:table-cell table:style-name="ce25" table:formula="of:=[.P13]/[.E13]" office:value-type="float" office:value="1.13866779661017" calcext:value-type="float">
            <text:p>1.1387</text:p>
          </table:table-cell>
          <table:table-cell table:formula="of:=[.E13]/[.G13]" office:value-type="float" office:value="11.0625" calcext:value-type="float">
            <text:p>11.0625</text:p>
          </table:table-cell>
          <table:table-cell table:formula="of:=[.S12]*[.T13]" office:value-type="float" office:value="9.8717073" calcext:value-type="float">
            <text:p>9.872</text:p>
          </table:table-cell>
          <table:table-cell table:formula="of:=[.T12]-[.U13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13]/[.S13]" office:value-type="float" office:value="4.08326936516848" calcext:value-type="float">
            <text:p>4.08</text:p>
          </table:table-cell>
          <table:table-cell table:style-name="ce31" table:formula="of:=[$Vanilla.I17]" office:value-type="float" office:value="6.5" calcext:value-type="float">
            <text:p>6.50</text:p>
          </table:table-cell>
          <table:table-cell table:formula="of:=[.W13]/[.P13]" office:value-type="float" office:value="0.161254950526981" calcext:value-type="float">
            <text:p>0.1613</text:p>
          </table:table-cell>
          <table:table-cell table:formula="of:=[.Y12]-[.Z13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13]*[.Y13]" office:value-type="float" office:value="8.04161358" calcext:value-type="float">
            <text:p>8.04</text:p>
          </table:table-cell>
        </table:table-row>
        <table:table-row table:style-name="ro1">
          <table:table-cell office:value-type="string" calcext:value-type="string">
            <text:p>Orca Plasma Th</text:p>
          </table:table-cell>
          <table:table-cell table:number-columns-repeated="3" office:value-type="float" office:value="98" calcext:value-type="float">
            <text:p>98</text:p>
          </table:table-cell>
          <table:table-cell table:style-name="ce11" office:value-type="float" office:value="67.9" calcext:value-type="float">
            <text:p>67.90</text:p>
          </table:table-cell>
          <table:table-cell table:style-name="ce15" table:formula="of:=[.$C$1]*[.$C$1]*[.E14]" office:value-type="float" office:value="244440" calcext:value-type="float">
            <text:p>244,440.0</text:p>
          </table:table-cell>
          <table:table-cell table:style-name="ce11" office:value-type="float" office:value="5.8" calcext:value-type="float">
            <text:p>5.80</text:p>
          </table:table-cell>
          <table:table-cell table:style-name="ce20" table:formula="of:=[.$C$1]*[.G14]" office:value-type="float" office:value="348" calcext:value-type="float">
            <text:p>348.0</text:p>
          </table:table-cell>
          <table:table-cell table:style-name="ce11" office:value-type="float" office:value="12.3" calcext:value-type="float">
            <text:p>12.30</text:p>
          </table:table-cell>
          <table:table-cell table:style-name="ce20" table:formula="of:=[.$C$1]*[.I14]" office:value-type="float" office:value="738" calcext:value-type="float">
            <text:p>738.0</text:p>
          </table:table-cell>
          <table:table-cell table:style-name="ce25" table:formula="of:=[.E14]/[.D14]" office:value-type="float" office:value="0.692857142857143" calcext:value-type="float">
            <text:p>0.6929</text:p>
          </table:table-cell>
          <table:table-cell table:style-name="ce25" table:formula="of:=[.K14]/[.K13]" office:value-type="float" office:value="1.13518966908797" calcext:value-type="float">
            <text:p>1.1352</text:p>
          </table:table-cell>
          <table:table-cell table:style-name="ce25" table:formula="of:=[.M13]*[.N14]" office:value-type="float" office:value="0.7436286" calcext:value-type="float">
            <text:p>0.7436</text:p>
          </table:table-cell>
          <table:table-cell table:formula="of:=[.N13]-[.O14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14]*[.D14]" office:value-type="float" office:value="72.8756028" calcext:value-type="float">
            <text:p>72.88</text:p>
          </table:table-cell>
          <table:table-cell table:style-name="ce25" table:formula="of:=[.P14]/[.E14]" office:value-type="float" office:value="1.07327839175258" calcext:value-type="float">
            <text:p>1.0733</text:p>
          </table:table-cell>
          <table:table-cell table:formula="of:=[.E14]/[.G14]" office:value-type="float" office:value="11.7068965517241" calcext:value-type="float">
            <text:p>11.7069</text:p>
          </table:table-cell>
          <table:table-cell table:formula="of:=[.S13]*[.T14]" office:value-type="float" office:value="9.9605526657" calcext:value-type="float">
            <text:p>9.961</text:p>
          </table:table-cell>
          <table:table-cell table:formula="of:=[.T13]-[.U14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14]/[.S14]" office:value-type="float" office:value="7.31642161292448" calcext:value-type="float">
            <text:p>7.32</text:p>
          </table:table-cell>
          <table:table-cell table:style-name="ce31" table:formula="of:=[$Vanilla.I18]" office:value-type="float" office:value="12.3" calcext:value-type="float">
            <text:p>12.30</text:p>
          </table:table-cell>
          <table:table-cell table:formula="of:=[.W14]/[.P14]" office:value-type="float" office:value="0.168780765131455" calcext:value-type="float">
            <text:p>0.1688</text:p>
          </table:table-cell>
          <table:table-cell table:formula="of:=[.Y13]-[.Z14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14]*[.Y14]" office:value-type="float" office:value="14.4658071558" calcext:value-type="float">
            <text:p>14.47</text:p>
          </table:table-cell>
        </table:table-row>
        <table:table-row table:style-name="ro1">
          <table:table-cell office:value-type="string" calcext:value-type="string">
            <text:p>Tyrant Plasma Th</text:p>
          </table:table-cell>
          <table:table-cell table:number-columns-repeated="3" office:value-type="float" office:value="167" calcext:value-type="float">
            <text:p>167</text:p>
          </table:table-cell>
          <table:table-cell table:style-name="ce11" office:value-type="float" office:value="130.5" calcext:value-type="float">
            <text:p>130.50</text:p>
          </table:table-cell>
          <table:table-cell table:style-name="ce15" table:formula="of:=[.$C$1]*[.$C$1]*[.E15]" office:value-type="float" office:value="469800" calcext:value-type="float">
            <text:p>469,800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G15]" office:value-type="float" office:value="630" calcext:value-type="float">
            <text:p>630.0</text:p>
          </table:table-cell>
          <table:table-cell table:style-name="ce11" office:value-type="float" office:value="23.5" calcext:value-type="float">
            <text:p>23.50</text:p>
          </table:table-cell>
          <table:table-cell table:style-name="ce20" table:formula="of:=[.$C$1]*[.I15]" office:value-type="float" office:value="1410" calcext:value-type="float">
            <text:p>1410.0</text:p>
          </table:table-cell>
          <table:table-cell table:style-name="ce25" table:formula="of:=[.E15]/[.D15]" office:value-type="float" office:value="0.781437125748503" calcext:value-type="float">
            <text:p>0.7814</text:p>
          </table:table-cell>
          <table:table-cell table:style-name="ce25" table:formula="of:=[.K15]/[.K14]" office:value-type="float" office:value="1.12784739798753" calcext:value-type="float">
            <text:p>1.1278</text:p>
          </table:table-cell>
          <table:table-cell table:style-name="ce25" table:formula="of:=[.M14]*[.N15]" office:value-type="float" office:value="0.791964459" calcext:value-type="float">
            <text:p>0.7920</text:p>
          </table:table-cell>
          <table:table-cell table:formula="of:=[.N14]-[.O15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15]*[.D15]" office:value-type="float" office:value="132.258064653" calcext:value-type="float">
            <text:p>132.26</text:p>
          </table:table-cell>
          <table:table-cell table:style-name="ce25" table:formula="of:=[.P15]/[.E15]" office:value-type="float" office:value="1.0134717597931" calcext:value-type="float">
            <text:p>1.0135</text:p>
          </table:table-cell>
          <table:table-cell table:formula="of:=[.E15]/[.G15]" office:value-type="float" office:value="12.4285714285714" calcext:value-type="float">
            <text:p>12.4286</text:p>
          </table:table-cell>
          <table:table-cell table:formula="of:=[.S14]*[.T15]" office:value-type="float" office:value="10.0402370870256" calcext:value-type="float">
            <text:p>10.040</text:p>
          </table:table-cell>
          <table:table-cell table:formula="of:=[.T14]-[.U15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15]/[.S15]" office:value-type="float" office:value="13.1728029434593" calcext:value-type="float">
            <text:p>13.17</text:p>
          </table:table-cell>
          <table:table-cell table:style-name="ce31" table:formula="of:=[$Vanilla.I19]" office:value-type="float" office:value="23.5" calcext:value-type="float">
            <text:p>23.50</text:p>
          </table:table-cell>
          <table:table-cell table:formula="of:=[.W15]/[.P15]" office:value-type="float" office:value="0.177682926645388" calcext:value-type="float">
            <text:p>0.1777</text:p>
          </table:table-cell>
          <table:table-cell table:formula="of:=[.Y14]-[.Z15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15]*[.Y15]" office:value-type="float" office:value="26.187096801294" calcext:value-type="float">
            <text:p>26.1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style-name="ce1" table:formula="of:=[.M18]/[.M11]" office:value-type="float" office:value="1.2999222999223" calcext:value-type="float">
            <text:p>1.2999222999223</text:p>
          </table:table-cell>
          <table:table-cell table:number-columns-repeated="18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number-columns-repeated="7"/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0 Atomic Thruster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29" office:value-type="float" office:value="16.73" calcext:value-type="float">
            <text:p>16.73</text:p>
          </table:table-cell>
          <table:table-cell table:style-name="ce15" table:formula="of:=[.$C$1]*[.$C$1]*[.E18]" office:value-type="float" office:value="60228" calcext:value-type="float">
            <text:p>60,228.0</text:p>
          </table:table-cell>
          <table:table-cell table:style-name="ce11" office:value-type="float" office:value="1.8" calcext:value-type="float">
            <text:p>1.80</text:p>
          </table:table-cell>
          <table:table-cell table:style-name="ce20" table:formula="of:=[.$C$1]*[.G18]" office:value-type="float" office:value="108" calcext:value-type="float">
            <text:p>108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I18]" office:value-type="float" office:value="210" calcext:value-type="float">
            <text:p>210.0</text:p>
          </table:table-cell>
          <table:table-cell table:style-name="ce25" table:formula="of:=[.E18]/[.D18]" office:value-type="float" office:value="0.760454545454545" calcext:value-type="float">
            <text:p>0.7605</text:p>
          </table:table-cell>
          <table:table-cell/>
          <table:table-cell table:style-name="ce25" table:formula="of:=[.K18]" office:value-type="float" office:value="0.760454545454545" calcext:value-type="float">
            <text:p>0.7605</text:p>
          </table:table-cell>
          <table:table-cell table:number-columns-repeated="2"/>
          <table:table-cell table:style-name="ce31" table:formula="of:=[.M18]*[.D18]" office:value-type="float" office:value="16.73" calcext:value-type="float">
            <text:p>16.73</text:p>
          </table:table-cell>
          <table:table-cell table:style-name="ce25" table:formula="of:=[.P18]/15.4" office:value-type="float" office:value="1.08636363636364" calcext:value-type="float">
            <text:p>1.0864</text:p>
          </table:table-cell>
          <table:table-cell table:formula="of:=[.E18]/[.G18]" office:value-type="float" office:value="9.29444444444444" calcext:value-type="float">
            <text:p>9.2944</text:p>
          </table:table-cell>
          <table:table-cell table:style-name="ce48" table:formula="of:=[.T17]" office:value-type="float" office:value="7.4" calcext:value-type="float">
            <text:p>7.400</text:p>
          </table:table-cell>
          <table:table-cell table:number-columns-repeated="2"/>
          <table:table-cell table:formula="of:=[.P18]/[.S18]" office:value-type="float" office:value="2.26081081081081" calcext:value-type="float">
            <text:p>2.26</text:p>
          </table:table-cell>
          <table:table-cell table:style-name="ce31" table:formula="of:=[$Vanilla.I26]" office:value-type="float" office:value="3.5" calcext:value-type="float">
            <text:p>3.50</text:p>
          </table:table-cell>
          <table:table-cell table:formula="of:=[.W18]/[.P18]" office:value-type="float" office:value="0.209205020920502" calcext:value-type="float">
            <text:p>0.2092</text:p>
          </table:table-cell>
          <table:table-cell table:formula="of:=[.Z17]" office:value-type="float" office:value="0.273" calcext:value-type="float">
            <text:p>0.273</text:p>
          </table:table-cell>
          <table:table-cell/>
          <table:table-cell table:formula="of:=[.P18]*[.Y18]" office:value-type="float" office:value="4.56729" calcext:value-type="float">
            <text:p>4.57</text:p>
          </table:table-cell>
        </table:table-row>
        <table:table-row table:style-name="ro1">
          <table:table-cell office:value-type="string" calcext:value-type="string">
            <text:p>A250 Atomic Thruster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1" office:value-type="float" office:value="27.3" calcext:value-type="float">
            <text:p>27.30</text:p>
          </table:table-cell>
          <table:table-cell table:style-name="ce15" table:formula="of:=[.$C$1]*[.$C$1]*[.E19]" office:value-type="float" office:value="98280" calcext:value-type="float">
            <text:p>98,280.0</text:p>
          </table:table-cell>
          <table:table-cell table:style-name="ce11" office:value-type="float" office:value="3.1" calcext:value-type="float">
            <text:p>3.10</text:p>
          </table:table-cell>
          <table:table-cell table:style-name="ce20" table:formula="of:=[.$C$1]*[.G19]" office:value-type="float" office:value="186" calcext:value-type="float">
            <text:p>186.0</text:p>
          </table:table-cell>
          <table:table-cell table:style-name="ce11" office:value-type="float" office:value="6.1" calcext:value-type="float">
            <text:p>6.10</text:p>
          </table:table-cell>
          <table:table-cell table:style-name="ce20" table:formula="of:=[.$C$1]*[.I19]" office:value-type="float" office:value="366" calcext:value-type="float">
            <text:p>366.0</text:p>
          </table:table-cell>
          <table:table-cell table:style-name="ce25" table:formula="of:=[.E19]/[.D19]" office:value-type="float" office:value="0.802941176470588" calcext:value-type="float">
            <text:p>0.8029</text:p>
          </table:table-cell>
          <table:table-cell table:style-name="ce25" table:formula="of:=[.K19]/[.K18]" office:value-type="float" office:value="1.05587004676348" calcext:value-type="float">
            <text:p>1.0559</text:p>
          </table:table-cell>
          <table:table-cell table:style-name="ce25" table:formula="of:=[.M18]*[.N19]" office:value-type="float" office:value="0.8365" calcext:value-type="float">
            <text:p>0.8365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19]*[.D19]" office:value-type="float" office:value="28.441" calcext:value-type="float">
            <text:p>28.44</text:p>
          </table:table-cell>
          <table:table-cell table:style-name="ce25" table:formula="of:=[.P19]/[.E19]" office:value-type="float" office:value="1.04179487179487" calcext:value-type="float">
            <text:p>1.0418</text:p>
          </table:table-cell>
          <table:table-cell table:formula="of:=[.E19]/[.G19]" office:value-type="float" office:value="8.80645161290323" calcext:value-type="float">
            <text:p>8.8065</text:p>
          </table:table-cell>
          <table:table-cell table:formula="of:=[.S18]*[.T19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19]/[.S19]" office:value-type="float" office:value="3.78657968313141" calcext:value-type="float">
            <text:p>3.79</text:p>
          </table:table-cell>
          <table:table-cell table:style-name="ce31" table:formula="of:=[$Vanilla.I27]" office:value-type="float" office:value="6.1" calcext:value-type="float">
            <text:p>6.10</text:p>
          </table:table-cell>
          <table:table-cell table:formula="of:=[.W19]/[.P19]" office:value-type="float" office:value="0.214479097078162" calcext:value-type="float">
            <text:p>0.2145</text:p>
          </table:table-cell>
          <table:table-cell table:formula="of:=[.Y18]-[.Z19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19]*[.Y19]" office:value-type="float" office:value="7.707511" calcext:value-type="float">
            <text:p>7.71</text:p>
          </table:table-cell>
        </table:table-row>
        <table:table-row table:style-name="ro1">
          <table:table-cell office:value-type="string" calcext:value-type="string">
            <text:p>A370 Atomic Thruster</text:p>
          </table:table-cell>
          <table:table-cell table:number-columns-repeated="3" office:value-type="float" office:value="53" calcext:value-type="float">
            <text:p>53</text:p>
          </table:table-cell>
          <table:table-cell table:style-name="ce11" office:value-type="float" office:value="47.6" calcext:value-type="float">
            <text:p>47.60</text:p>
          </table:table-cell>
          <table:table-cell table:style-name="ce15" table:formula="of:=[.$C$1]*[.$C$1]*[.E20]" office:value-type="float" office:value="171360" calcext:value-type="float">
            <text:p>171,36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G20]" office:value-type="float" office:value="306" calcext:value-type="float">
            <text:p>306.0</text:p>
          </table:table-cell>
          <table:table-cell table:style-name="ce11" office:value-type="float" office:value="10.3" calcext:value-type="float">
            <text:p>10.30</text:p>
          </table:table-cell>
          <table:table-cell table:style-name="ce20" table:formula="of:=[.$C$1]*[.I20]" office:value-type="float" office:value="618" calcext:value-type="float">
            <text:p>618.0</text:p>
          </table:table-cell>
          <table:table-cell table:style-name="ce25" table:formula="of:=[.E20]/[.D20]" office:value-type="float" office:value="0.89811320754717" calcext:value-type="float">
            <text:p>0.8981</text:p>
          </table:table-cell>
          <table:table-cell table:style-name="ce25" table:formula="of:=[.K20]/[.K19]" office:value-type="float" office:value="1.11852926947267" calcext:value-type="float">
            <text:p>1.1185</text:p>
          </table:table-cell>
          <table:table-cell table:style-name="ce25" table:formula="of:=[.M19]*[.N20]" office:value-type="float" office:value="0.90342" calcext:value-type="float">
            <text:p>0.9034</text:p>
          </table:table-cell>
          <table:table-cell table:formula="of:=[.N19]-[.O2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0]*[.D20]" office:value-type="float" office:value="47.88126" calcext:value-type="float">
            <text:p>47.88</text:p>
          </table:table-cell>
          <table:table-cell table:style-name="ce25" table:formula="of:=[.P20]/[.E20]" office:value-type="float" office:value="1.00590882352941" calcext:value-type="float">
            <text:p>1.0059</text:p>
          </table:table-cell>
          <table:table-cell table:formula="of:=[.E20]/[.G20]" office:value-type="float" office:value="9.33333333333333" calcext:value-type="float">
            <text:p>9.3333</text:p>
          </table:table-cell>
          <table:table-cell table:formula="of:=[.S19]*[.T20]" office:value-type="float" office:value="7.593621" calcext:value-type="float">
            <text:p>7.594</text:p>
          </table:table-cell>
          <table:table-cell table:formula="of:=[.T19]-[.U2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0]/[.S20]" office:value-type="float" office:value="6.30545822605579" calcext:value-type="float">
            <text:p>6.31</text:p>
          </table:table-cell>
          <table:table-cell table:style-name="ce31" table:formula="of:=[$Vanilla.I28]" office:value-type="float" office:value="10.3" calcext:value-type="float">
            <text:p>10.30</text:p>
          </table:table-cell>
          <table:table-cell table:formula="of:=[.W20]/[.P20]" office:value-type="float" office:value="0.215115475240209" calcext:value-type="float">
            <text:p>0.2151</text:p>
          </table:table-cell>
          <table:table-cell table:formula="of:=[.Y19]-[.Z20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20]*[.Y20]" office:value-type="float" office:value="12.90399957" calcext:value-type="float">
            <text:p>12.90</text:p>
          </table:table-cell>
        </table:table-row>
        <table:table-row table:style-name="ro1">
          <table:table-cell office:value-type="string" calcext:value-type="string">
            <text:p>A520 Atomic Thruster</text:p>
          </table:table-cell>
          <table:table-cell table:number-columns-repeated="3" office:value-type="float" office:value="82" calcext:value-type="float">
            <text:p>82</text:p>
          </table:table-cell>
          <table:table-cell table:style-name="ce11" office:value-type="float" office:value="81.9" calcext:value-type="float">
            <text:p>81.90</text:p>
          </table:table-cell>
          <table:table-cell table:style-name="ce15" table:formula="of:=[.$C$1]*[.$C$1]*[.E21]" office:value-type="float" office:value="294840" calcext:value-type="float">
            <text:p>294,840.0</text:p>
          </table:table-cell>
          <table:table-cell table:style-name="ce11" office:value-type="float" office:value="8.3" calcext:value-type="float">
            <text:p>8.30</text:p>
          </table:table-cell>
          <table:table-cell table:style-name="ce20" table:formula="of:=[.$C$1]*[.G21]" office:value-type="float" office:value="498" calcext:value-type="float">
            <text:p>498.0</text:p>
          </table:table-cell>
          <table:table-cell table:style-name="ce11" office:value-type="float" office:value="17.4" calcext:value-type="float">
            <text:p>17.40</text:p>
          </table:table-cell>
          <table:table-cell table:style-name="ce20" table:formula="of:=[.$C$1]*[.I21]" office:value-type="float" office:value="1044" calcext:value-type="float">
            <text:p>1044.0</text:p>
          </table:table-cell>
          <table:table-cell table:style-name="ce25" table:formula="of:=[.E21]/[.D21]" office:value-type="float" office:value="0.998780487804878" calcext:value-type="float">
            <text:p>0.9988</text:p>
          </table:table-cell>
          <table:table-cell table:style-name="ce25" table:formula="of:=[.K21]/[.K20]" office:value-type="float" office:value="1.112087517934" calcext:value-type="float">
            <text:p>1.1121</text:p>
          </table:table-cell>
          <table:table-cell table:style-name="ce25" table:formula="of:=[.M20]*[.N21]" office:value-type="float" office:value="0.9666594" calcext:value-type="float">
            <text:p>0.9667</text:p>
          </table:table-cell>
          <table:table-cell table:formula="of:=[.N20]-[.O2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1]*[.D21]" office:value-type="float" office:value="79.2660708" calcext:value-type="float">
            <text:p>79.27</text:p>
          </table:table-cell>
          <table:table-cell table:style-name="ce25" table:formula="of:=[.P21]/[.E21]" office:value-type="float" office:value="0.967839692307692" calcext:value-type="float">
            <text:p>0.9678</text:p>
          </table:table-cell>
          <table:table-cell table:formula="of:=[.E21]/[.G21]" office:value-type="float" office:value="9.86746987951807" calcext:value-type="float">
            <text:p>9.8675</text:p>
          </table:table-cell>
          <table:table-cell table:formula="of:=[.S20]*[.T21]" office:value-type="float" office:value="7.661963589" calcext:value-type="float">
            <text:p>7.662</text:p>
          </table:table-cell>
          <table:table-cell table:formula="of:=[.T20]-[.U2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1]/[.S21]" office:value-type="float" office:value="10.3453990454613" calcext:value-type="float">
            <text:p>10.35</text:p>
          </table:table-cell>
          <table:table-cell table:style-name="ce31" table:formula="of:=[$Vanilla.I29]" office:value-type="float" office:value="17.4" calcext:value-type="float">
            <text:p>17.40</text:p>
          </table:table-cell>
          <table:table-cell table:formula="of:=[.W21]/[.P21]" office:value-type="float" office:value="0.219513845260512" calcext:value-type="float">
            <text:p>0.2195</text:p>
          </table:table-cell>
          <table:table-cell table:formula="of:=[.Y20]-[.Z21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21]*[.Y21]" office:value-type="float" office:value="21.2829400098" calcext:value-type="float">
            <text:p>21.28</text:p>
          </table:table-cell>
        </table:table-row>
        <table:table-row table:style-name="ro1">
          <table:table-cell office:value-type="string" calcext:value-type="string">
            <text:p>A860 Atomic Thruster</text:p>
          </table:table-cell>
          <table:table-cell table:number-columns-repeated="3" office:value-type="float" office:value="127" calcext:value-type="float">
            <text:p>127</text:p>
          </table:table-cell>
          <table:table-cell table:style-name="ce11" office:value-type="float" office:value="139.7" calcext:value-type="float">
            <text:p>139.70</text:p>
          </table:table-cell>
          <table:table-cell table:style-name="ce15" table:formula="of:=[.$C$1]*[.$C$1]*[.E22]" office:value-type="float" office:value="502920" calcext:value-type="float">
            <text:p>502,920.0</text:p>
          </table:table-cell>
          <table:table-cell table:style-name="ce11" office:value-type="float" office:value="13.3" calcext:value-type="float">
            <text:p>13.30</text:p>
          </table:table-cell>
          <table:table-cell table:style-name="ce20" table:formula="of:=[.$C$1]*[.G22]" office:value-type="float" office:value="798" calcext:value-type="float">
            <text:p>798.0</text:p>
          </table:table-cell>
          <table:table-cell table:style-name="ce11" office:value-type="float" office:value="29.1" calcext:value-type="float">
            <text:p>29.10</text:p>
          </table:table-cell>
          <table:table-cell table:style-name="ce20" table:formula="of:=[.$C$1]*[.I22]" office:value-type="float" office:value="1746" calcext:value-type="float">
            <text:p>1746.0</text:p>
          </table:table-cell>
          <table:table-cell table:style-name="ce25" table:formula="of:=[.E22]/[.D22]" office:value-type="float" office:value="1.1" calcext:value-type="float">
            <text:p>1.1000</text:p>
          </table:table-cell>
          <table:table-cell table:style-name="ce25" table:formula="of:=[.K22]/[.K21]" office:value-type="float" office:value="1.1013431013431" calcext:value-type="float">
            <text:p>1.1013</text:p>
          </table:table-cell>
          <table:table-cell table:style-name="ce25" table:formula="of:=[.M21]*[.N22]" office:value-type="float" office:value="1.029492261" calcext:value-type="float">
            <text:p>1.0295</text:p>
          </table:table-cell>
          <table:table-cell table:formula="of:=[.N21]-[.O2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22]*[.D22]" office:value-type="float" office:value="130.745517147" calcext:value-type="float">
            <text:p>130.75</text:p>
          </table:table-cell>
          <table:table-cell table:style-name="ce25" table:formula="of:=[.P22]/[.E22]" office:value-type="float" office:value="0.935902055454546" calcext:value-type="float">
            <text:p>0.9359</text:p>
          </table:table-cell>
          <table:table-cell table:formula="of:=[.E22]/[.G22]" office:value-type="float" office:value="10.5037593984962" calcext:value-type="float">
            <text:p>10.5038</text:p>
          </table:table-cell>
          <table:table-cell table:formula="of:=[.S21]*[.T22]" office:value-type="float" office:value="7.723259297712" calcext:value-type="float">
            <text:p>7.723</text:p>
          </table:table-cell>
          <table:table-cell table:formula="of:=[.T21]-[.U2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2]/[.S22]" office:value-type="float" office:value="16.9288006665441" calcext:value-type="float">
            <text:p>16.93</text:p>
          </table:table-cell>
          <table:table-cell table:style-name="ce31" table:formula="of:=[$Vanilla.I30]" office:value-type="float" office:value="29.1" calcext:value-type="float">
            <text:p>29.10</text:p>
          </table:table-cell>
          <table:table-cell table:formula="of:=[.W22]/[.P22]" office:value-type="float" office:value="0.22256977244797" calcext:value-type="float">
            <text:p>0.2226</text:p>
          </table:table-cell>
          <table:table-cell table:formula="of:=[.Y21]-[.Z22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22]*[.Y22]" office:value-type="float" office:value="35.039798595396" calcext:value-type="float">
            <text:p>35.04</text:p>
          </table:table-cell>
        </table:table-row>
        <table:table-row table:style-name="ro1">
          <table:table-cell table:number-columns-repeated="22"/>
          <table:table-cell table:style-name="ce31"/>
          <table:table-cell table:number-columns-repeated="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number-columns-repeated="7"/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Ion eff = </text:p>
          </table:table-cell>
          <table:table-cell table:style-name="ce49" office:value-type="float" office:value="12.5" calcext:value-type="float">
            <text:p>12.5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Ion heat = 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X1200 Ion Steering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43" office:value-type="float" office:value="192" calcext:value-type="float">
            <text:p>192.0</text:p>
          </table:table-cell>
          <table:table-cell table:style-name="ce15" table:formula="of:=[.$C$1]*[.E25]" office:value-type="float" office:value="11520" calcext:value-type="float">
            <text:p>11,520.0</text:p>
          </table:table-cell>
          <table:table-cell table:style-name="ce11" office:value-type="float" office:value="0.3" calcext:value-type="float">
            <text:p>0.30</text:p>
          </table:table-cell>
          <table:table-cell table:style-name="ce20" table:formula="of:=[.$C$1]*[.G25]" office:value-type="float" office:value="18" calcext:value-type="float">
            <text:p>18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I25]" office:value-type="float" office:value="36" calcext:value-type="float">
            <text:p>36.0</text:p>
          </table:table-cell>
          <table:table-cell table:style-name="ce25" table:formula="of:=[.E25]/[.D25]" office:value-type="float" office:value="16" calcext:value-type="float">
            <text:p>16.0000</text:p>
          </table:table-cell>
          <table:table-cell/>
          <table:table-cell table:style-name="ce25" table:formula="of:=[.K25]" office:value-type="float" office:value="16" calcext:value-type="float">
            <text:p>16.0000</text:p>
          </table:table-cell>
          <table:table-cell table:number-columns-repeated="2"/>
          <table:table-cell table:style-name="ce31" table:formula="of:=[.M25]*[.D25]" office:value-type="float" office:value="192" calcext:value-type="float">
            <text:p>192.00</text:p>
          </table:table-cell>
          <table:table-cell table:style-name="ce25" table:formula="of:=[.P25]/160" office:value-type="float" office:value="1.2" calcext:value-type="float">
            <text:p>1.2000</text:p>
          </table:table-cell>
          <table:table-cell table:formula="of:=[.E25]/[.G25]" office:value-type="float" office:value="640" calcext:value-type="float">
            <text:p>640.0000</text:p>
          </table:table-cell>
          <table:table-cell table:style-name="ce48" table:formula="of:=[.T24]" office:value-type="float" office:value="12.5" calcext:value-type="float">
            <text:p>12.500</text:p>
          </table:table-cell>
          <table:table-cell table:number-columns-repeated="2"/>
          <table:table-cell table:formula="of:=[.P25]/[.S25]/60" office:value-type="float" office:value="0.256" calcext:value-type="float">
            <text:p>0.26</text:p>
          </table:table-cell>
          <table:table-cell table:style-name="ce31" table:formula="of:=[$Vanilla.O9]" office:value-type="float" office:value="0.6" calcext:value-type="float">
            <text:p>0.60</text:p>
          </table:table-cell>
          <table:table-cell table:formula="of:=[.W25]/[.P25]" office:value-type="float" office:value="0.003125" calcext:value-type="float">
            <text:p>0.0031</text:p>
          </table:table-cell>
          <table:table-cell table:formula="of:=[.Z24]" office:value-type="float" office:value="0.15" calcext:value-type="float">
            <text:p>0.150</text:p>
          </table:table-cell>
          <table:table-cell/>
          <table:table-cell table:formula="of:=[.P25]*[.Y25]/60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X2200 Ion Steering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9" office:value-type="float" office:value="307" calcext:value-type="float">
            <text:p>307.0</text:p>
          </table:table-cell>
          <table:table-cell table:style-name="ce15" table:formula="of:=[.$C$1]*[.E26]" office:value-type="float" office:value="18420" calcext:value-type="float">
            <text:p>18,420.0</text:p>
          </table:table-cell>
          <table:table-cell table:style-name="ce11" office:value-type="float" office:value="0.6" calcext:value-type="float">
            <text:p>0.60</text:p>
          </table:table-cell>
          <table:table-cell table:style-name="ce20" table:formula="of:=[.$C$1]*[.G26]" office:value-type="float" office:value="36" calcext:value-type="float">
            <text:p>36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26]" office:value-type="float" office:value="66" calcext:value-type="float">
            <text:p>66.0</text:p>
          </table:table-cell>
          <table:table-cell table:style-name="ce25" table:formula="of:=[.E26]/[.D26]" office:value-type="float" office:value="15.35" calcext:value-type="float">
            <text:p>15.3500</text:p>
          </table:table-cell>
          <table:table-cell table:style-name="ce25" table:formula="of:=[.K26]/[.K25]" office:value-type="float" office:value="0.959375" calcext:value-type="float">
            <text:p>0.9594</text:p>
          </table:table-cell>
          <table:table-cell table:style-name="ce25" table:formula="of:=[.M25]*[.N26]" office:value-type="float" office:value="18.4" calcext:value-type="float">
            <text:p>18.40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26]*[.D26]" office:value-type="float" office:value="368" calcext:value-type="float">
            <text:p>368.00</text:p>
          </table:table-cell>
          <table:table-cell table:style-name="ce25" table:formula="of:=[.P26]/[.E26]" office:value-type="float" office:value="1.19869706840391" calcext:value-type="float">
            <text:p>1.1987</text:p>
          </table:table-cell>
          <table:table-cell table:formula="of:=[.E26]/[.G26]" office:value-type="float" office:value="511.666666666667" calcext:value-type="float">
            <text:p>511.6667</text:p>
          </table:table-cell>
          <table:table-cell table:formula="of:=[.S25]*[.T26]" office:value-type="float" office:value="12.6875" calcext:value-type="float">
            <text:p>12.688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26]/[.S26]/60" office:value-type="float" office:value="0.483415435139573" calcext:value-type="float">
            <text:p>0.48</text:p>
          </table:table-cell>
          <table:table-cell table:style-name="ce31" table:formula="of:=[$Vanilla.O10]" office:value-type="float" office:value="1.1" calcext:value-type="float">
            <text:p>1.10</text:p>
          </table:table-cell>
          <table:table-cell table:formula="of:=[.W26]/[.P26]" office:value-type="float" office:value="0.00298913043478261" calcext:value-type="float">
            <text:p>0.0030</text:p>
          </table:table-cell>
          <table:table-cell table:formula="of:=[.Y25]-[.Z26]" office:value-type="float" office:value="0.148" calcext:value-type="float">
            <text:p>0.148</text:p>
          </table:table-cell>
          <table:table-cell office:value-type="float" office:value="0.002" calcext:value-type="float">
            <text:p>0.002</text:p>
          </table:table-cell>
          <table:table-cell table:formula="of:=[.P26]*[.Y26]/60" office:value-type="float" office:value="0.907733333333333" calcext:value-type="float">
            <text:p>0.91</text:p>
          </table:table-cell>
        </table:table-row>
        <table:table-row table:style-name="ro1">
          <table:table-cell office:value-type="string" calcext:value-type="string">
            <text:p>X3200 Ion Steering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9" office:value-type="float" office:value="590" calcext:value-type="float">
            <text:p>590.0</text:p>
          </table:table-cell>
          <table:table-cell table:style-name="ce15" table:formula="of:=[.$C$1]*[.E27]" office:value-type="float" office:value="35400" calcext:value-type="float">
            <text:p>35,40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27]" office:value-type="float" office:value="66" calcext:value-type="float">
            <text:p>66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I27]" office:value-type="float" office:value="120" calcext:value-type="float">
            <text:p>120.0</text:p>
          </table:table-cell>
          <table:table-cell table:style-name="ce25" table:formula="of:=[.E27]/[.D27]" office:value-type="float" office:value="16.8571428571429" calcext:value-type="float">
            <text:p>16.8571</text:p>
          </table:table-cell>
          <table:table-cell table:style-name="ce25" table:formula="of:=[.K27]/[.K26]" office:value-type="float" office:value="1.09818520241973" calcext:value-type="float">
            <text:p>1.0982</text:p>
          </table:table-cell>
          <table:table-cell table:style-name="ce25" table:formula="of:=[.M26]*[.N27]" office:value-type="float" office:value="20.424" calcext:value-type="float">
            <text:p>20.4240</text:p>
          </table:table-cell>
          <table:table-cell table:formula="of:=[.N26]-[.O27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27]*[.D27]" office:value-type="float" office:value="714.84" calcext:value-type="float">
            <text:p>714.84</text:p>
          </table:table-cell>
          <table:table-cell table:style-name="ce25" table:formula="of:=[.P27]/[.E27]" office:value-type="float" office:value="1.21159322033898" calcext:value-type="float">
            <text:p>1.2116</text:p>
          </table:table-cell>
          <table:table-cell table:formula="of:=[.E27]/[.G27]" office:value-type="float" office:value="536.363636363636" calcext:value-type="float">
            <text:p>536.3636</text:p>
          </table:table-cell>
          <table:table-cell table:formula="of:=[.S26]*[.T27]" office:value-type="float" office:value="12.8270625" calcext:value-type="float">
            <text:p>12.827</text:p>
          </table:table-cell>
          <table:table-cell table:formula="of:=[.T26]-[.U27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27]/[.S27]/60" office:value-type="float" office:value="0.92881749036461" calcext:value-type="float">
            <text:p>0.93</text:p>
          </table:table-cell>
          <table:table-cell table:style-name="ce31" table:formula="of:=[$Vanilla.O11]" office:value-type="float" office:value="2" calcext:value-type="float">
            <text:p>2.00</text:p>
          </table:table-cell>
          <table:table-cell table:formula="of:=[.W27]/[.P27]" office:value-type="float" office:value="0.00279782888478541" calcext:value-type="float">
            <text:p>0.0028</text:p>
          </table:table-cell>
          <table:table-cell table:formula="of:=[.Y26]-[.Z27]" office:value-type="float" office:value="0.1465" calcext:value-type="float">
            <text:p>0.147</text:p>
          </table:table-cell>
          <table:table-cell office:value-type="float" office:value="0.0015" calcext:value-type="float">
            <text:p>0.0015</text:p>
          </table:table-cell>
          <table:table-cell table:formula="of:=[.P27]*[.Y27]/60" office:value-type="float" office:value="1.745401" calcext:value-type="float">
            <text:p>1.75</text:p>
          </table:table-cell>
        </table:table-row>
        <table:table-row table:style-name="ro1">
          <table:table-cell office:value-type="string" calcext:value-type="string">
            <text:p>X4200 Ion Steering</text:p>
          </table:table-cell>
          <table:table-cell table:number-columns-repeated="3" office:value-type="float" office:value="59" calcext:value-type="float">
            <text:p>59</text:p>
          </table:table-cell>
          <table:table-cell table:style-name="ce19" office:value-type="float" office:value="1132" calcext:value-type="float">
            <text:p>1132.0</text:p>
          </table:table-cell>
          <table:table-cell table:style-name="ce15" table:formula="of:=[.$C$1]*[.E28]" office:value-type="float" office:value="67920" calcext:value-type="float">
            <text:p>67,920.0</text:p>
          </table:table-cell>
          <table:table-cell table:style-name="ce11" office:value-type="float" office:value="1.9" calcext:value-type="float">
            <text:p>1.90</text:p>
          </table:table-cell>
          <table:table-cell table:style-name="ce20" table:formula="of:=[.$C$1]*[.G28]" office:value-type="float" office:value="114" calcext:value-type="float">
            <text:p>114.0</text:p>
          </table:table-cell>
          <table:table-cell table:style-name="ce11" office:value-type="float" office:value="3.9" calcext:value-type="float">
            <text:p>3.90</text:p>
          </table:table-cell>
          <table:table-cell table:style-name="ce20" table:formula="of:=[.$C$1]*[.I28]" office:value-type="float" office:value="234" calcext:value-type="float">
            <text:p>234.0</text:p>
          </table:table-cell>
          <table:table-cell table:style-name="ce25" table:formula="of:=[.E28]/[.D28]" office:value-type="float" office:value="19.1864406779661" calcext:value-type="float">
            <text:p>19.1864</text:p>
          </table:table-cell>
          <table:table-cell table:style-name="ce25" table:formula="of:=[.K28]/[.K27]" office:value-type="float" office:value="1.13817868428612" calcext:value-type="float">
            <text:p>1.1382</text:p>
          </table:table-cell>
          <table:table-cell table:style-name="ce25" table:formula="of:=[.M27]*[.N28]" office:value-type="float" office:value="22.26216" calcext:value-type="float">
            <text:p>22.2622</text:p>
          </table:table-cell>
          <table:table-cell table:formula="of:=[.N27]-[.O28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28]*[.D28]" office:value-type="float" office:value="1313.46744" calcext:value-type="float">
            <text:p>1313.47</text:p>
          </table:table-cell>
          <table:table-cell table:style-name="ce25" table:formula="of:=[.P28]/[.E28]" office:value-type="float" office:value="1.16030692579505" calcext:value-type="float">
            <text:p>1.1603</text:p>
          </table:table-cell>
          <table:table-cell table:formula="of:=[.E28]/[.G28]" office:value-type="float" office:value="595.789473684211" calcext:value-type="float">
            <text:p>595.7895</text:p>
          </table:table-cell>
          <table:table-cell table:formula="of:=[.S27]*[.T28]" office:value-type="float" office:value="12.9425060625" calcext:value-type="float">
            <text:p>12.943</text:p>
          </table:table-cell>
          <table:table-cell table:formula="of:=[.T27]-[.U28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28]/[.S28]/60" office:value-type="float" office:value="1.69141307674779" calcext:value-type="float">
            <text:p>1.69</text:p>
          </table:table-cell>
          <table:table-cell table:style-name="ce31" table:formula="of:=[$Vanilla.O12]" office:value-type="float" office:value="3.9" calcext:value-type="float">
            <text:p>3.90</text:p>
          </table:table-cell>
          <table:table-cell table:formula="of:=[.W28]/[.P28]" office:value-type="float" office:value="0.00296923995314265" calcext:value-type="float">
            <text:p>0.0030</text:p>
          </table:table-cell>
          <table:table-cell table:formula="of:=[.Y27]-[.Z28]" office:value-type="float" office:value="0.1455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table:formula="of:=[.P28]*[.Y28]/60" office:value-type="float" office:value="3.185158542" calcext:value-type="float">
            <text:p>3.19</text:p>
          </table:table-cell>
        </table:table-row>
        <table:table-row table:style-name="ro1">
          <table:table-cell office:value-type="string" calcext:value-type="string">
            <text:p>X5200 Ion Steering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9" office:value-type="float" office:value="2174" calcext:value-type="float">
            <text:p>2174.0</text:p>
          </table:table-cell>
          <table:table-cell table:style-name="ce15" table:formula="of:=[.$C$1]*[.E29]" office:value-type="float" office:value="130440" calcext:value-type="float">
            <text:p>130,440.0</text:p>
          </table:table-cell>
          <table:table-cell table:style-name="ce11" office:value-type="float" office:value="3.5" calcext:value-type="float">
            <text:p>3.50</text:p>
          </table:table-cell>
          <table:table-cell table:style-name="ce20" table:formula="of:=[.$C$1]*[.G29]" office:value-type="float" office:value="210" calcext:value-type="float">
            <text:p>210.0</text:p>
          </table:table-cell>
          <table:table-cell table:style-name="ce11" office:value-type="float" office:value="7.3" calcext:value-type="float">
            <text:p>7.30</text:p>
          </table:table-cell>
          <table:table-cell table:style-name="ce20" table:formula="of:=[.$C$1]*[.I29]" office:value-type="float" office:value="438" calcext:value-type="float">
            <text:p>438.0</text:p>
          </table:table-cell>
          <table:table-cell table:style-name="ce25" table:formula="of:=[.E29]/[.D29]" office:value-type="float" office:value="21.74" calcext:value-type="float">
            <text:p>21.7400</text:p>
          </table:table-cell>
          <table:table-cell table:style-name="ce25" table:formula="of:=[.K29]/[.K28]" office:value-type="float" office:value="1.13309187279152" calcext:value-type="float">
            <text:p>1.1331</text:p>
          </table:table-cell>
          <table:table-cell table:style-name="ce25" table:formula="of:=[.M28]*[.N29]" office:value-type="float" office:value="24.0431328" calcext:value-type="float">
            <text:p>24.0431</text:p>
          </table:table-cell>
          <table:table-cell table:formula="of:=[.N28]-[.O29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29]*[.D29]" office:value-type="float" office:value="2404.31328" calcext:value-type="float">
            <text:p>2404.31</text:p>
          </table:table-cell>
          <table:table-cell table:style-name="ce25" table:formula="of:=[.P29]/[.E29]" office:value-type="float" office:value="1.10593987120515" calcext:value-type="float">
            <text:p>1.1059</text:p>
          </table:table-cell>
          <table:table-cell table:formula="of:=[.E29]/[.G29]" office:value-type="float" office:value="621.142857142857" calcext:value-type="float">
            <text:p>621.1429</text:p>
          </table:table-cell>
          <table:table-cell table:formula="of:=[.S28]*[.T29]" office:value-type="float" office:value="13.046046111" calcext:value-type="float">
            <text:p>13.046</text:p>
          </table:table-cell>
          <table:table-cell table:formula="of:=[.T28]-[.U29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29]/[.S29]/60" office:value-type="float" office:value="3.07157338392455" calcext:value-type="float">
            <text:p>3.07</text:p>
          </table:table-cell>
          <table:table-cell table:style-name="ce31" table:formula="of:=[$Vanilla.O13]" office:value-type="float" office:value="7.3" calcext:value-type="float">
            <text:p>7.30</text:p>
          </table:table-cell>
          <table:table-cell table:formula="of:=[.W29]/[.P29]" office:value-type="float" office:value="0.00303620999007251" calcext:value-type="float">
            <text:p>0.0030</text:p>
          </table:table-cell>
          <table:table-cell table:formula="of:=[.Y28]-[.Z29]" office:value-type="float" office:value="0.145" calcext:value-type="float">
            <text:p>0.145</text:p>
          </table:table-cell>
          <table:table-cell office:value-type="float" office:value="0.0005" calcext:value-type="float">
            <text:p>0.0005</text:p>
          </table:table-cell>
          <table:table-cell table:formula="of:=[.P29]*[.Y29]/60" office:value-type="float" office:value="5.81042376" calcext:value-type="float">
            <text:p>5.81</text:p>
          </table:table-cell>
        </table:table-row>
        <table:table-row table:style-name="ro1">
          <table:table-cell table:style-name="ce1" office:value-type="string" calcext:value-type="string">
            <text:p>Diff Ion to Plasma</text:p>
          </table:table-cell>
          <table:table-cell table:number-columns-repeated="2"/>
          <table:table-cell table:formula="of:=[.M32]/[.M25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number-columns-repeated="7"/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Plasma eff </text:p>
          </table:table-cell>
          <table:table-cell table:style-name="ce1" office:value-type="float" office:value="9.62" calcext:value-type="float">
            <text:p>9.62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Plasma heat </text:p>
          </table:table-cell>
          <table:table-cell table:style-name="ce49" office:value-type="float" office:value="0.203" calcext:value-type="float">
            <text:p>0.20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Chipmunk Plasma St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43" office:value-type="float" office:value="312" calcext:value-type="float">
            <text:p>312.0</text:p>
          </table:table-cell>
          <table:table-cell table:style-name="ce15" table:formula="of:=[.$C$1]*[.E32]" office:value-type="float" office:value="18720" calcext:value-type="float">
            <text:p>18,720.0</text:p>
          </table:table-cell>
          <table:table-cell table:style-name="ce11" office:value-type="float" office:value="0.5" calcext:value-type="float">
            <text:p>0.50</text:p>
          </table:table-cell>
          <table:table-cell table:style-name="ce20" table:formula="of:=[.$C$1]*[.G32]" office:value-type="float" office:value="30" calcext:value-type="float">
            <text:p>3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I32]" office:value-type="float" office:value="66" calcext:value-type="float">
            <text:p>66.0</text:p>
          </table:table-cell>
          <table:table-cell table:style-name="ce25" table:formula="of:=[.E32]/[.D32]" office:value-type="float" office:value="20.8" calcext:value-type="float">
            <text:p>20.8000</text:p>
          </table:table-cell>
          <table:table-cell/>
          <table:table-cell table:style-name="ce25" table:formula="of:=[.K32]" office:value-type="float" office:value="20.8" calcext:value-type="float">
            <text:p>20.8000</text:p>
          </table:table-cell>
          <table:table-cell table:number-columns-repeated="2"/>
          <table:table-cell table:style-name="ce31" table:formula="of:=[.M32]*[.D32]" office:value-type="float" office:value="312" calcext:value-type="float">
            <text:p>312.00</text:p>
          </table:table-cell>
          <table:table-cell table:style-name="ce25" table:formula="of:=[.P32]/256" office:value-type="float" office:value="1.21875" calcext:value-type="float">
            <text:p>1.2188</text:p>
          </table:table-cell>
          <table:table-cell table:formula="of:=[.E32]/[.G32]" office:value-type="float" office:value="624" calcext:value-type="float">
            <text:p>624.0000</text:p>
          </table:table-cell>
          <table:table-cell table:style-name="ce48" table:formula="of:=[.T31]" office:value-type="float" office:value="9.62" calcext:value-type="float">
            <text:p>9.620</text:p>
          </table:table-cell>
          <table:table-cell table:number-columns-repeated="2"/>
          <table:table-cell table:formula="of:=[.P32]/[.S32]/60" office:value-type="float" office:value="0.540540540540541" calcext:value-type="float">
            <text:p>0.54</text:p>
          </table:table-cell>
          <table:table-cell table:style-name="ce31" table:formula="of:=[$Vanilla.O20]" office:value-type="float" office:value="1.1" calcext:value-type="float">
            <text:p>1.10</text:p>
          </table:table-cell>
          <table:table-cell table:formula="of:=[.W32]/[.P32]*60" office:value-type="float" office:value="0.211538461538462" calcext:value-type="float">
            <text:p>0.2115</text:p>
          </table:table-cell>
          <table:table-cell table:formula="of:=[.Z31]" office:value-type="float" office:value="0.203" calcext:value-type="float">
            <text:p>0.203</text:p>
          </table:table-cell>
          <table:table-cell/>
          <table:table-cell table:formula="of:=[.P32]*[.Y32]/60" office:value-type="float" office:value="1.0556" calcext:value-type="float">
            <text:p>1.06</text:p>
          </table:table-cell>
        </table:table-row>
        <table:table-row table:style-name="ro1">
          <table:table-cell office:value-type="string" calcext:value-type="string">
            <text:p>Greyhound Plasma St</text:p>
          </table:table-cell>
          <table:table-cell table:number-columns-repeated="3" office:value-type="float" office:value="26" calcext:value-type="float">
            <text:p>26</text:p>
          </table:table-cell>
          <table:table-cell table:style-name="ce19" office:value-type="float" office:value="492" calcext:value-type="float">
            <text:p>492.0</text:p>
          </table:table-cell>
          <table:table-cell table:style-name="ce15" table:formula="of:=[.$C$1]*[.E33]" office:value-type="float" office:value="29520" calcext:value-type="float">
            <text:p>29,520.0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3]" office:value-type="float" office:value="54" calcext:value-type="float">
            <text:p>54.0</text:p>
          </table:table-cell>
          <table:table-cell table:style-name="ce11" office:value-type="float" office:value="2.1" calcext:value-type="float">
            <text:p>2.10</text:p>
          </table:table-cell>
          <table:table-cell table:style-name="ce20" table:formula="of:=[.$C$1]*[.I33]" office:value-type="float" office:value="126" calcext:value-type="float">
            <text:p>126.0</text:p>
          </table:table-cell>
          <table:table-cell table:style-name="ce25" table:formula="of:=[.E33]/[.D33]" office:value-type="float" office:value="18.9230769230769" calcext:value-type="float">
            <text:p>18.9231</text:p>
          </table:table-cell>
          <table:table-cell table:style-name="ce25" table:formula="of:=[.K33]/[.K32]" office:value-type="float" office:value="0.909763313609467" calcext:value-type="float">
            <text:p>0.9098</text:p>
          </table:table-cell>
          <table:table-cell table:style-name="ce25" table:formula="of:=[.M32]*[.N33]" office:value-type="float" office:value="23.92" calcext:value-type="float">
            <text:p>23.920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33]*[.D33]" office:value-type="float" office:value="621.92" calcext:value-type="float">
            <text:p>621.92</text:p>
          </table:table-cell>
          <table:table-cell table:style-name="ce25" table:formula="of:=[.P33]/[.E33]" office:value-type="float" office:value="1.26406504065041" calcext:value-type="float">
            <text:p>1.2641</text:p>
          </table:table-cell>
          <table:table-cell table:formula="of:=[.E33]/[.G33]" office:value-type="float" office:value="546.666666666667" calcext:value-type="float">
            <text:p>546.6667</text:p>
          </table:table-cell>
          <table:table-cell table:formula="of:=[.S32]*[.T33]" office:value-type="float" office:value="9.7643" calcext:value-type="float">
            <text:p>9.764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33]/[.S33]/60" office:value-type="float" office:value="1.06155416500244" calcext:value-type="float">
            <text:p>1.06</text:p>
          </table:table-cell>
          <table:table-cell table:style-name="ce31" table:formula="of:=[$Vanilla.O21]" office:value-type="float" office:value="2.1" calcext:value-type="float">
            <text:p>2.10</text:p>
          </table:table-cell>
          <table:table-cell table:formula="of:=[.W33]/[.P33]*60" office:value-type="float" office:value="0.202598404939542" calcext:value-type="float">
            <text:p>0.2026</text:p>
          </table:table-cell>
          <table:table-cell table:formula="of:=[.Y32]-[.Z33]" office:value-type="float" office:value="0.201" calcext:value-type="float">
            <text:p>0.201</text:p>
          </table:table-cell>
          <table:table-cell office:value-type="float" office:value="0.002" calcext:value-type="float">
            <text:p>0.002</text:p>
          </table:table-cell>
          <table:table-cell table:formula="of:=[.P33]*[.Y33]/60" office:value-type="float" office:value="2.083432" calcext:value-type="float">
            <text:p>2.08</text:p>
          </table:table-cell>
        </table:table-row>
        <table:table-row table:style-name="ro1">
          <table:table-cell office:value-type="string" calcext:value-type="string">
            <text:p>Impala Plasma St</text:p>
          </table:table-cell>
          <table:table-cell table:number-columns-repeated="3" office:value-type="float" office:value="43" calcext:value-type="float">
            <text:p>43</text:p>
          </table:table-cell>
          <table:table-cell table:style-name="ce19" office:value-type="float" office:value="944" calcext:value-type="float">
            <text:p>944.0</text:p>
          </table:table-cell>
          <table:table-cell table:style-name="ce15" table:formula="of:=[.$C$1]*[.E34]" office:value-type="float" office:value="56640" calcext:value-type="float">
            <text:p>56,640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G34]" office:value-type="float" office:value="96" calcext:value-type="float">
            <text:p>96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I34]" office:value-type="float" office:value="246" calcext:value-type="float">
            <text:p>246.0</text:p>
          </table:table-cell>
          <table:table-cell table:style-name="ce25" table:formula="of:=[.E34]/[.D34]" office:value-type="float" office:value="21.953488372093" calcext:value-type="float">
            <text:p>21.9535</text:p>
          </table:table-cell>
          <table:table-cell table:style-name="ce25" table:formula="of:=[.K34]/[.K33]" office:value-type="float" office:value="1.1601436944602" calcext:value-type="float">
            <text:p>1.1601</text:p>
          </table:table-cell>
          <table:table-cell table:style-name="ce25" table:formula="of:=[.M33]*[.N34]" office:value-type="float" office:value="26.5512" calcext:value-type="float">
            <text:p>26.5512</text:p>
          </table:table-cell>
          <table:table-cell table:formula="of:=[.N33]-[.O34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34]*[.D34]" office:value-type="float" office:value="1141.7016" calcext:value-type="float">
            <text:p>1141.70</text:p>
          </table:table-cell>
          <table:table-cell table:style-name="ce25" table:formula="of:=[.P34]/[.E34]" office:value-type="float" office:value="1.20942966101695" calcext:value-type="float">
            <text:p>1.2094</text:p>
          </table:table-cell>
          <table:table-cell table:formula="of:=[.E34]/[.G34]" office:value-type="float" office:value="590" calcext:value-type="float">
            <text:p>590.0000</text:p>
          </table:table-cell>
          <table:table-cell table:formula="of:=[.S33]*[.T34]" office:value-type="float" office:value="9.8717073" calcext:value-type="float">
            <text:p>9.872</text:p>
          </table:table-cell>
          <table:table-cell table:formula="of:=[.T33]-[.U34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34]/[.S34]/60" office:value-type="float" office:value="1.9275652551003" calcext:value-type="float">
            <text:p>1.93</text:p>
          </table:table-cell>
          <table:table-cell table:style-name="ce31" table:formula="of:=[$Vanilla.O22]" office:value-type="float" office:value="4.1" calcext:value-type="float">
            <text:p>4.10</text:p>
          </table:table-cell>
          <table:table-cell table:formula="of:=[.W34]/[.P34]*60" office:value-type="float" office:value="0.215467859552794" calcext:value-type="float">
            <text:p>0.2155</text:p>
          </table:table-cell>
          <table:table-cell table:formula="of:=[.Y33]-[.Z34]" office:value-type="float" office:value="0.1995" calcext:value-type="float">
            <text:p>0.200</text:p>
          </table:table-cell>
          <table:table-cell office:value-type="float" office:value="0.0015" calcext:value-type="float">
            <text:p>0.0015</text:p>
          </table:table-cell>
          <table:table-cell table:formula="of:=[.P34]*[.Y34]/60" office:value-type="float" office:value="3.79615782" calcext:value-type="float">
            <text:p>3.80</text:p>
          </table:table-cell>
        </table:table-row>
        <table:table-row table:style-name="ro1">
          <table:table-cell office:value-type="string" calcext:value-type="string">
            <text:p>Orca Plasma St</text:p>
          </table:table-cell>
          <table:table-cell table:number-columns-repeated="3" office:value-type="float" office:value="74" calcext:value-type="float">
            <text:p>74</text:p>
          </table:table-cell>
          <table:table-cell table:style-name="ce19" office:value-type="float" office:value="1812" calcext:value-type="float">
            <text:p>1812.0</text:p>
          </table:table-cell>
          <table:table-cell table:style-name="ce15" table:formula="of:=[.$C$1]*[.E35]" office:value-type="float" office:value="108720" calcext:value-type="float">
            <text:p>108,72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G35]" office:value-type="float" office:value="174" calcext:value-type="float">
            <text:p>174.0</text:p>
          </table:table-cell>
          <table:table-cell table:style-name="ce11" office:value-type="float" office:value="7.7" calcext:value-type="float">
            <text:p>7.70</text:p>
          </table:table-cell>
          <table:table-cell table:style-name="ce20" table:formula="of:=[.$C$1]*[.I35]" office:value-type="float" office:value="462" calcext:value-type="float">
            <text:p>462.0</text:p>
          </table:table-cell>
          <table:table-cell table:style-name="ce25" table:formula="of:=[.E35]/[.D35]" office:value-type="float" office:value="24.4864864864865" calcext:value-type="float">
            <text:p>24.4865</text:p>
          </table:table-cell>
          <table:table-cell table:style-name="ce25" table:formula="of:=[.K35]/[.K34]" office:value-type="float" office:value="1.11538021071919" calcext:value-type="float">
            <text:p>1.1154</text:p>
          </table:table-cell>
          <table:table-cell table:style-name="ce25" table:formula="of:=[.M34]*[.N35]" office:value-type="float" office:value="28.940808" calcext:value-type="float">
            <text:p>28.9408</text:p>
          </table:table-cell>
          <table:table-cell table:formula="of:=[.N34]-[.O35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35]*[.D35]" office:value-type="float" office:value="2141.619792" calcext:value-type="float">
            <text:p>2141.62</text:p>
          </table:table-cell>
          <table:table-cell table:style-name="ce25" table:formula="of:=[.P35]/[.E35]" office:value-type="float" office:value="1.18190937748344" calcext:value-type="float">
            <text:p>1.1819</text:p>
          </table:table-cell>
          <table:table-cell table:formula="of:=[.E35]/[.G35]" office:value-type="float" office:value="624.827586206897" calcext:value-type="float">
            <text:p>624.8276</text:p>
          </table:table-cell>
          <table:table-cell table:formula="of:=[.S34]*[.T35]" office:value-type="float" office:value="9.9605526657" calcext:value-type="float">
            <text:p>9.961</text:p>
          </table:table-cell>
          <table:table-cell table:formula="of:=[.T34]-[.U35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35]/[.S35]/60" office:value-type="float" office:value="3.58350228124531" calcext:value-type="float">
            <text:p>3.58</text:p>
          </table:table-cell>
          <table:table-cell table:style-name="ce31" table:formula="of:=[$Vanilla.O23]" office:value-type="float" office:value="7.7" calcext:value-type="float">
            <text:p>7.70</text:p>
          </table:table-cell>
          <table:table-cell table:formula="of:=[.W35]/[.P35]*60" office:value-type="float" office:value="0.21572456592239" calcext:value-type="float">
            <text:p>0.2157</text:p>
          </table:table-cell>
          <table:table-cell table:formula="of:=[.Y34]-[.Z35]" office:value-type="float" office:value="0.1985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table:formula="of:=[.P35]*[.Y35]/60" office:value-type="float" office:value="7.0851921452" calcext:value-type="float">
            <text:p>7.09</text:p>
          </table:table-cell>
        </table:table-row>
        <table:table-row table:style-name="ro1">
          <table:table-cell office:value-type="string" calcext:value-type="string">
            <text:p>Tyrant Plasma St</text:p>
          </table:table-cell>
          <table:table-cell table:number-columns-repeated="3" office:value-type="float" office:value="125" calcext:value-type="float">
            <text:p>125</text:p>
          </table:table-cell>
          <table:table-cell table:style-name="ce19" office:value-type="float" office:value="3479" calcext:value-type="float">
            <text:p>3479.0</text:p>
          </table:table-cell>
          <table:table-cell table:style-name="ce15" table:formula="of:=[.$C$1]*[.E36]" office:value-type="float" office:value="208740" calcext:value-type="float">
            <text:p>208,74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36]" office:value-type="float" office:value="312" calcext:value-type="float">
            <text:p>312.0</text:p>
          </table:table-cell>
          <table:table-cell table:style-name="ce11" office:value-type="float" office:value="14.7" calcext:value-type="float">
            <text:p>14.70</text:p>
          </table:table-cell>
          <table:table-cell table:style-name="ce20" table:formula="of:=[.$C$1]*[.I36]" office:value-type="float" office:value="882" calcext:value-type="float">
            <text:p>882.0</text:p>
          </table:table-cell>
          <table:table-cell table:style-name="ce25" table:formula="of:=[.E36]/[.D36]" office:value-type="float" office:value="27.832" calcext:value-type="float">
            <text:p>27.8320</text:p>
          </table:table-cell>
          <table:table-cell table:style-name="ce25" table:formula="of:=[.K36]/[.K35]" office:value-type="float" office:value="1.13662693156733" calcext:value-type="float">
            <text:p>1.1366</text:p>
          </table:table-cell>
          <table:table-cell table:style-name="ce25" table:formula="of:=[.M35]*[.N36]" office:value-type="float" office:value="31.25607264" calcext:value-type="float">
            <text:p>31.2561</text:p>
          </table:table-cell>
          <table:table-cell table:formula="of:=[.N35]-[.O36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36]*[.D36]" office:value-type="float" office:value="3907.00908" calcext:value-type="float">
            <text:p>3907.01</text:p>
          </table:table-cell>
          <table:table-cell table:style-name="ce25" table:formula="of:=[.P36]/[.E36]" office:value-type="float" office:value="1.12302646737568" calcext:value-type="float">
            <text:p>1.1230</text:p>
          </table:table-cell>
          <table:table-cell table:formula="of:=[.E36]/[.G36]" office:value-type="float" office:value="669.038461538462" calcext:value-type="float">
            <text:p>669.0385</text:p>
          </table:table-cell>
          <table:table-cell table:formula="of:=[.S35]*[.T36]" office:value-type="float" office:value="10.0402370870256" calcext:value-type="float">
            <text:p>10.040</text:p>
          </table:table-cell>
          <table:table-cell table:formula="of:=[.T35]-[.U36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36]/[.S36]/60" office:value-type="float" office:value="6.48558569240826" calcext:value-type="float">
            <text:p>6.49</text:p>
          </table:table-cell>
          <table:table-cell table:style-name="ce31" table:formula="of:=[$Vanilla.O24]" office:value-type="float" office:value="14.7" calcext:value-type="float">
            <text:p>14.70</text:p>
          </table:table-cell>
          <table:table-cell table:formula="of:=[.W36]/[.P36]*60" office:value-type="float" office:value="0.225748131611714" calcext:value-type="float">
            <text:p>0.2257</text:p>
          </table:table-cell>
          <table:table-cell table:formula="of:=[.Y35]-[.Z36]" office:value-type="float" office:value="0.198" calcext:value-type="float">
            <text:p>0.198</text:p>
          </table:table-cell>
          <table:table-cell office:value-type="float" office:value="0.0005" calcext:value-type="float">
            <text:p>0.0005</text:p>
          </table:table-cell>
          <table:table-cell table:formula="of:=[.P36]*[.Y36]/60" office:value-type="float" office:value="12.893129964" calcext:value-type="float">
            <text:p>12.89</text:p>
          </table:table-cell>
        </table:table-row>
        <table:table-row table:style-name="ro1">
          <table:table-cell table:style-name="ce1" office:value-type="string" calcext:value-type="string">
            <text:p>Plasma to Atomic</text:p>
          </table:table-cell>
          <table:table-cell table:number-columns-repeated="2"/>
          <table:table-cell table:formula="of:=[.M39]/[.M32]" office:value-type="float" office:value="1.3" calcext:value-type="float">
            <text:p>1.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number-columns-repeated="7"/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7.4" calcext:value-type="float">
            <text:p>7.4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73" calcext:value-type="float">
            <text:p>0.273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A125 Atomic Steering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43" office:value-type="float" office:value="432.64" calcext:value-type="float">
            <text:p>432.6</text:p>
          </table:table-cell>
          <table:table-cell table:style-name="ce15" table:formula="of:=[.$C$1]*[.E39]" office:value-type="float" office:value="25958.4" calcext:value-type="float">
            <text:p>25,958.4</text:p>
          </table:table-cell>
          <table:table-cell table:style-name="ce11" office:value-type="float" office:value="0.9" calcext:value-type="float">
            <text:p>0.90</text:p>
          </table:table-cell>
          <table:table-cell table:style-name="ce20" table:formula="of:=[.$C$1]*[.G39]" office:value-type="float" office:value="54" calcext:value-type="float">
            <text:p>54.0</text:p>
          </table:table-cell>
          <table:table-cell table:style-name="ce11" office:value-type="float" office:value="2.2" calcext:value-type="float">
            <text:p>2.20</text:p>
          </table:table-cell>
          <table:table-cell table:style-name="ce20" table:formula="of:=[.$C$1]*[.I39]" office:value-type="float" office:value="132" calcext:value-type="float">
            <text:p>132.0</text:p>
          </table:table-cell>
          <table:table-cell table:style-name="ce25" table:formula="of:=[.E39]/[.D39]" office:value-type="float" office:value="27.04" calcext:value-type="float">
            <text:p>27.0400</text:p>
          </table:table-cell>
          <table:table-cell/>
          <table:table-cell table:style-name="ce25" table:formula="of:=[.K39]" office:value-type="float" office:value="27.04" calcext:value-type="float">
            <text:p>27.0400</text:p>
          </table:table-cell>
          <table:table-cell table:number-columns-repeated="2"/>
          <table:table-cell table:style-name="ce31" table:formula="of:=[.M39]*[.D39]" office:value-type="float" office:value="432.64" calcext:value-type="float">
            <text:p>432.64</text:p>
          </table:table-cell>
          <table:table-cell table:style-name="ce25" table:formula="of:=[.P39]/392" office:value-type="float" office:value="1.10367346938776" calcext:value-type="float">
            <text:p>1.1037</text:p>
          </table:table-cell>
          <table:table-cell table:formula="of:=[.E39]/[.G39]" office:value-type="float" office:value="480.711111111111" calcext:value-type="float">
            <text:p>480.7111</text:p>
          </table:table-cell>
          <table:table-cell table:style-name="ce48" table:formula="of:=[.T38]" office:value-type="float" office:value="7.4" calcext:value-type="float">
            <text:p>7.400</text:p>
          </table:table-cell>
          <table:table-cell table:number-columns-repeated="2"/>
          <table:table-cell table:formula="of:=[.P39]/[.S39]/60" office:value-type="float" office:value="0.974414414414414" calcext:value-type="float">
            <text:p>0.97</text:p>
          </table:table-cell>
          <table:table-cell table:style-name="ce31" table:formula="of:=[$Vanilla.I47]" office:value-type="float" office:value="0" calcext:value-type="float">
            <text:p>0.00</text:p>
          </table:table-cell>
          <table:table-cell table:formula="of:=[.W39]/[.P39]" office:value-type="float" office:value="0" calcext:value-type="float">
            <text:p>0.0000</text:p>
          </table:table-cell>
          <table:table-cell table:formula="of:=[.Z38]" office:value-type="float" office:value="0.273" calcext:value-type="float">
            <text:p>0.273</text:p>
          </table:table-cell>
          <table:table-cell/>
          <table:table-cell table:formula="of:=[.P39]*[.Y39]/60" office:value-type="float" office:value="1.968512" calcext:value-type="float">
            <text:p>1.97</text:p>
          </table:table-cell>
        </table:table-row>
        <table:table-row table:style-name="ro1">
          <table:table-cell office:value-type="string" calcext:value-type="string">
            <text:p>A255 Atomic Steering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19" office:value-type="float" office:value="687" calcext:value-type="float">
            <text:p>687.0</text:p>
          </table:table-cell>
          <table:table-cell table:style-name="ce15" table:formula="of:=[.$C$1]*[.E40]" office:value-type="float" office:value="41220" calcext:value-type="float">
            <text:p>41,220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0]" office:value-type="float" office:value="90" calcext:value-type="float">
            <text:p>90.0</text:p>
          </table:table-cell>
          <table:table-cell table:style-name="ce11" office:value-type="float" office:value="3.7" calcext:value-type="float">
            <text:p>3.70</text:p>
          </table:table-cell>
          <table:table-cell table:style-name="ce20" table:formula="of:=[.$C$1]*[.I40]" office:value-type="float" office:value="222" calcext:value-type="float">
            <text:p>222.0</text:p>
          </table:table-cell>
          <table:table-cell table:style-name="ce25" table:formula="of:=[.E40]/[.D40]" office:value-type="float" office:value="27.48" calcext:value-type="float">
            <text:p>27.4800</text:p>
          </table:table-cell>
          <table:table-cell table:style-name="ce25" table:formula="of:=[.K40]/[.K39]" office:value-type="float" office:value="1.01627218934911" calcext:value-type="float">
            <text:p>1.0163</text:p>
          </table:table-cell>
          <table:table-cell table:style-name="ce25" table:formula="of:=[.M39]*[.N40]" office:value-type="float" office:value="31.096" calcext:value-type="float">
            <text:p>31.0960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40]*[.D40]" office:value-type="float" office:value="777.4" calcext:value-type="float">
            <text:p>777.40</text:p>
          </table:table-cell>
          <table:table-cell table:style-name="ce25" table:formula="of:=[.P40]/[.E40]" office:value-type="float" office:value="1.1315866084425" calcext:value-type="float">
            <text:p>1.1316</text:p>
          </table:table-cell>
          <table:table-cell table:formula="of:=[.E40]/[.G40]" office:value-type="float" office:value="458" calcext:value-type="float">
            <text:p>458.0000</text:p>
          </table:table-cell>
          <table:table-cell table:formula="of:=[.S39]*[.T40]" office:value-type="float" office:value="7.511" calcext:value-type="float">
            <text:p>7.511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0]/[.S40]/60" office:value-type="float" office:value="1.72502551812897" calcext:value-type="float">
            <text:p>1.73</text:p>
          </table:table-cell>
          <table:table-cell table:style-name="ce31" table:formula="of:=[$Vanilla.I48]" office:value-type="float" office:value="0" calcext:value-type="float">
            <text:p>0.00</text:p>
          </table:table-cell>
          <table:table-cell table:formula="of:=[.W40]/[.P40]" office:value-type="float" office:value="0" calcext:value-type="float">
            <text:p>0.0000</text:p>
          </table:table-cell>
          <table:table-cell table:formula="of:=[.Y39]-[.Z40]" office:value-type="float" office:value="0.271" calcext:value-type="float">
            <text:p>0.271</text:p>
          </table:table-cell>
          <table:table-cell office:value-type="float" office:value="0.002" calcext:value-type="float">
            <text:p>0.002</text:p>
          </table:table-cell>
          <table:table-cell table:formula="of:=[.P40]*[.Y40]/60" office:value-type="float" office:value="3.51125666666667" calcext:value-type="float">
            <text:p>3.51</text:p>
          </table:table-cell>
        </table:table-row>
        <table:table-row table:style-name="ro1">
          <table:table-cell office:value-type="string" calcext:value-type="string">
            <text:p>A375 Atomic Steering</text:p>
          </table:table-cell>
          <table:table-cell table:number-columns-repeated="3" office:value-type="float" office:value="38" calcext:value-type="float">
            <text:p>38</text:p>
          </table:table-cell>
          <table:table-cell table:style-name="ce19" office:value-type="float" office:value="1192" calcext:value-type="float">
            <text:p>1192.0</text:p>
          </table:table-cell>
          <table:table-cell table:style-name="ce15" table:formula="of:=[.$C$1]*[.E41]" office:value-type="float" office:value="71520" calcext:value-type="float">
            <text:p>71,520.0</text:p>
          </table:table-cell>
          <table:table-cell table:style-name="ce11" office:value-type="float" office:value="2.5" calcext:value-type="float">
            <text:p>2.50</text:p>
          </table:table-cell>
          <table:table-cell table:style-name="ce20" table:formula="of:=[.$C$1]*[.G41]" office:value-type="float" office:value="150" calcext:value-type="float">
            <text:p>150.0</text:p>
          </table:table-cell>
          <table:table-cell table:style-name="ce11" office:value-type="float" office:value="6.3" calcext:value-type="float">
            <text:p>6.30</text:p>
          </table:table-cell>
          <table:table-cell table:style-name="ce20" table:formula="of:=[.$C$1]*[.I41]" office:value-type="float" office:value="378" calcext:value-type="float">
            <text:p>378.0</text:p>
          </table:table-cell>
          <table:table-cell table:style-name="ce25" table:formula="of:=[.E41]/[.D41]" office:value-type="float" office:value="31.3684210526316" calcext:value-type="float">
            <text:p>31.3684</text:p>
          </table:table-cell>
          <table:table-cell table:style-name="ce25" table:formula="of:=[.K41]/[.K40]" office:value-type="float" office:value="1.14150003830537" calcext:value-type="float">
            <text:p>1.1415</text:p>
          </table:table-cell>
          <table:table-cell table:style-name="ce25" table:formula="of:=[.M40]*[.N41]" office:value-type="float" office:value="34.51656" calcext:value-type="float">
            <text:p>34.5166</text:p>
          </table:table-cell>
          <table:table-cell table:formula="of:=[.N40]-[.O41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41]*[.D41]" office:value-type="float" office:value="1311.62928" calcext:value-type="float">
            <text:p>1311.63</text:p>
          </table:table-cell>
          <table:table-cell table:style-name="ce25" table:formula="of:=[.P41]/[.E41]" office:value-type="float" office:value="1.10036013422819" calcext:value-type="float">
            <text:p>1.1004</text:p>
          </table:table-cell>
          <table:table-cell table:formula="of:=[.E41]/[.G41]" office:value-type="float" office:value="476.8" calcext:value-type="float">
            <text:p>476.8000</text:p>
          </table:table-cell>
          <table:table-cell table:formula="of:=[.S40]*[.T41]" office:value-type="float" office:value="7.593621" calcext:value-type="float">
            <text:p>7.594</text:p>
          </table:table-cell>
          <table:table-cell table:formula="of:=[.T40]-[.U41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41]/[.S41]/60" office:value-type="float" office:value="2.87879629494282" calcext:value-type="float">
            <text:p>2.88</text:p>
          </table:table-cell>
          <table:table-cell table:style-name="ce31" table:formula="of:=[$Vanilla.I49]" office:value-type="float" office:value="0" calcext:value-type="float">
            <text:p>0.00</text:p>
          </table:table-cell>
          <table:table-cell table:formula="of:=[.W41]/[.P41]" office:value-type="float" office:value="0" calcext:value-type="float">
            <text:p>0.0000</text:p>
          </table:table-cell>
          <table:table-cell table:formula="of:=[.Y40]-[.Z41]" office:value-type="float" office:value="0.2695" calcext:value-type="float">
            <text:p>0.270</text:p>
          </table:table-cell>
          <table:table-cell office:value-type="float" office:value="0.0015" calcext:value-type="float">
            <text:p>0.0015</text:p>
          </table:table-cell>
          <table:table-cell table:formula="of:=[.P41]*[.Y41]/60" office:value-type="float" office:value="5.891401516" calcext:value-type="float">
            <text:p>5.89</text:p>
          </table:table-cell>
        </table:table-row>
        <table:table-row table:style-name="ro1">
          <table:table-cell office:value-type="string" calcext:value-type="string">
            <text:p>A525 Atomic Steering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9" office:value-type="float" office:value="2050" calcext:value-type="float">
            <text:p>2050.0</text:p>
          </table:table-cell>
          <table:table-cell table:style-name="ce15" table:formula="of:=[.$C$1]*[.E42]" office:value-type="float" office:value="123000" calcext:value-type="float">
            <text:p>123,000.0</text:p>
          </table:table-cell>
          <table:table-cell table:style-name="ce11" office:value-type="float" office:value="4.1" calcext:value-type="float">
            <text:p>4.10</text:p>
          </table:table-cell>
          <table:table-cell table:style-name="ce20" table:formula="of:=[.$C$1]*[.G42]" office:value-type="float" office:value="246" calcext:value-type="float">
            <text:p>246.0</text:p>
          </table:table-cell>
          <table:table-cell table:style-name="ce11" office:value-type="float" office:value="10.5" calcext:value-type="float">
            <text:p>10.50</text:p>
          </table:table-cell>
          <table:table-cell table:style-name="ce20" table:formula="of:=[.$C$1]*[.I42]" office:value-type="float" office:value="630" calcext:value-type="float">
            <text:p>630.0</text:p>
          </table:table-cell>
          <table:table-cell table:style-name="ce25" table:formula="of:=[.E42]/[.D42]" office:value-type="float" office:value="34.1666666666667" calcext:value-type="float">
            <text:p>34.1667</text:p>
          </table:table-cell>
          <table:table-cell table:style-name="ce25" table:formula="of:=[.K42]/[.K41]" office:value-type="float" office:value="1.08920581655481" calcext:value-type="float">
            <text:p>1.0892</text:p>
          </table:table-cell>
          <table:table-cell table:style-name="ce25" table:formula="of:=[.M41]*[.N42]" office:value-type="float" office:value="37.6230504" calcext:value-type="float">
            <text:p>37.6231</text:p>
          </table:table-cell>
          <table:table-cell table:formula="of:=[.N41]-[.O42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42]*[.D42]" office:value-type="float" office:value="2257.383024" calcext:value-type="float">
            <text:p>2257.38</text:p>
          </table:table-cell>
          <table:table-cell table:style-name="ce25" table:formula="of:=[.P42]/[.E42]" office:value-type="float" office:value="1.10116245073171" calcext:value-type="float">
            <text:p>1.1012</text:p>
          </table:table-cell>
          <table:table-cell table:formula="of:=[.E42]/[.G42]" office:value-type="float" office:value="500" calcext:value-type="float">
            <text:p>500.0000</text:p>
          </table:table-cell>
          <table:table-cell table:formula="of:=[.S41]*[.T42]" office:value-type="float" office:value="7.661963589" calcext:value-type="float">
            <text:p>7.662</text:p>
          </table:table-cell>
          <table:table-cell table:formula="of:=[.T41]-[.U42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42]/[.S42]/60" office:value-type="float" office:value="4.91036663943614" calcext:value-type="float">
            <text:p>4.91</text:p>
          </table:table-cell>
          <table:table-cell table:style-name="ce31" table:formula="of:=[$Vanilla.I50]" office:value-type="float" office:value="0" calcext:value-type="float">
            <text:p>0.00</text:p>
          </table:table-cell>
          <table:table-cell table:formula="of:=[.W42]/[.P42]" office:value-type="float" office:value="0" calcext:value-type="float">
            <text:p>0.0000</text:p>
          </table:table-cell>
          <table:table-cell table:formula="of:=[.Y41]-[.Z42]" office:value-type="float" office:value="0.2685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formula="of:=[.P42]*[.Y42]/60" office:value-type="float" office:value="10.1017890324" calcext:value-type="float">
            <text:p>10.10</text:p>
          </table:table-cell>
        </table:table-row>
        <table:table-row table:style-name="ro1">
          <table:table-cell office:value-type="string" calcext:value-type="string">
            <text:p>A865 Atomic Steering</text:p>
          </table:table-cell>
          <table:table-cell table:number-columns-repeated="3" office:value-type="float" office:value="92" calcext:value-type="float">
            <text:p>92</text:p>
          </table:table-cell>
          <table:table-cell table:style-name="ce19" office:value-type="float" office:value="3509" calcext:value-type="float">
            <text:p>3509.0</text:p>
          </table:table-cell>
          <table:table-cell table:style-name="ce15" table:formula="of:=[.$C$1]*[.E43]" office:value-type="float" office:value="210540" calcext:value-type="float">
            <text:p>210,540.0</text:p>
          </table:table-cell>
          <table:table-cell table:style-name="ce11" office:value-type="float" office:value="6.6" calcext:value-type="float">
            <text:p>6.60</text:p>
          </table:table-cell>
          <table:table-cell table:style-name="ce20" table:formula="of:=[.$C$1]*[.G43]" office:value-type="float" office:value="396" calcext:value-type="float">
            <text:p>396.0</text:p>
          </table:table-cell>
          <table:table-cell table:style-name="ce11" office:value-type="float" office:value="17.5" calcext:value-type="float">
            <text:p>17.50</text:p>
          </table:table-cell>
          <table:table-cell table:style-name="ce20" table:formula="of:=[.$C$1]*[.I43]" office:value-type="float" office:value="1050" calcext:value-type="float">
            <text:p>1050.0</text:p>
          </table:table-cell>
          <table:table-cell table:style-name="ce25" table:formula="of:=[.E43]/[.D43]" office:value-type="float" office:value="38.1413043478261" calcext:value-type="float">
            <text:p>38.1413</text:p>
          </table:table-cell>
          <table:table-cell table:style-name="ce25" table:formula="of:=[.K43]/[.K42]" office:value-type="float" office:value="1.11633085896076" calcext:value-type="float">
            <text:p>1.1163</text:p>
          </table:table-cell>
          <table:table-cell table:style-name="ce25" table:formula="of:=[.M42]*[.N43]" office:value-type="float" office:value="40.632894432" calcext:value-type="float">
            <text:p>40.6329</text:p>
          </table:table-cell>
          <table:table-cell table:formula="of:=[.N42]-[.O43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43]*[.D43]" office:value-type="float" office:value="3738.226287744" calcext:value-type="float">
            <text:p>3738.23</text:p>
          </table:table-cell>
          <table:table-cell table:style-name="ce25" table:formula="of:=[.P43]/[.E43]" office:value-type="float" office:value="1.06532524586606" calcext:value-type="float">
            <text:p>1.0653</text:p>
          </table:table-cell>
          <table:table-cell table:formula="of:=[.E43]/[.G43]" office:value-type="float" office:value="531.666666666667" calcext:value-type="float">
            <text:p>531.6667</text:p>
          </table:table-cell>
          <table:table-cell table:formula="of:=[.S42]*[.T43]" office:value-type="float" office:value="7.723259297712" calcext:value-type="float">
            <text:p>7.723</text:p>
          </table:table-cell>
          <table:table-cell table:formula="of:=[.T42]-[.U43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43]/[.S43]/60" office:value-type="float" office:value="8.06703090764509" calcext:value-type="float">
            <text:p>8.07</text:p>
          </table:table-cell>
          <table:table-cell table:style-name="ce31" table:formula="of:=[$Vanilla.I51]" office:value-type="float" office:value="0" calcext:value-type="float">
            <text:p>0.00</text:p>
          </table:table-cell>
          <table:table-cell table:formula="of:=[.W43]/[.P43]" office:value-type="float" office:value="0" calcext:value-type="float">
            <text:p>0.0000</text:p>
          </table:table-cell>
          <table:table-cell table:formula="of:=[.Y42]-[.Z43]" office:value-type="float" office:value="0.268" calcext:value-type="float">
            <text:p>0.268</text:p>
          </table:table-cell>
          <table:table-cell office:value-type="float" office:value="0.0005" calcext:value-type="float">
            <text:p>0.0005</text:p>
          </table:table-cell>
          <table:table-cell table:formula="of:=[.P43]*[.Y43]/60" office:value-type="float" office:value="16.6974107519232" calcext:value-type="float">
            <text:p>16.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48]/[.M18]" office:value-type="float" office:value="1.08341635119878" calcext:value-type="float">
            <text:p>1.08341635119878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12" office:value-type="string" calcext:value-type="string">
            <text:p>Th</text:p>
          </table:table-cell>
          <table:table-cell table:style-name="ce16" office:value-type="string" calcext:value-type="string">
            <text:p>Th/s</text:p>
          </table:table-cell>
          <table:table-cell table:style-name="ce12" office:value-type="string" calcext:value-type="string">
            <text:p>ThE</text:p>
          </table:table-cell>
          <table:table-cell table:style-name="ce21" office:value-type="string" calcext:value-type="string">
            <text:p>ThE/s</text:p>
          </table:table-cell>
          <table:table-cell table:style-name="ce12" office:value-type="string" calcext:value-type="string">
            <text:p>ThH</text:p>
          </table:table-cell>
          <table:table-cell table:style-name="ce21" office:value-type="string" calcext:value-type="string">
            <text:p>ThH/s</text:p>
          </table:table-cell>
          <table:table-cell table:number-columns-repeated="7"/>
          <table:table-cell table:style-name="ce26" office:value-type="string" calcext:value-type="string">
            <text:p>x thrust</text:p>
          </table:table-cell>
          <table:table-cell table:style-name="ce47" office:value-type="string" calcext:value-type="string">
            <text:p>Hai eff = </text:p>
          </table:table-cell>
          <table:table-cell table:style-name="ce49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Hai heat <text:s/>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ellie" Atomic Eng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11" office:value-type="float" office:value="10.06" calcext:value-type="float">
            <text:p>10.06</text:p>
          </table:table-cell>
          <table:table-cell table:style-name="ce15" table:formula="of:=[.$C$1]*[.$C$1]*[.E47]" office:value-type="float" office:value="36216" calcext:value-type="float">
            <text:p>36,216.0</text:p>
          </table:table-cell>
          <table:table-cell table:style-name="ce11" office:value-type="float" office:value="0.92" calcext:value-type="float">
            <text:p>0.92</text:p>
          </table:table-cell>
          <table:table-cell table:style-name="ce20" table:formula="of:=[.$C$1]*[.G47]" office:value-type="float" office:value="55.2" calcext:value-type="float">
            <text:p>55.2</text:p>
          </table:table-cell>
          <table:table-cell table:style-name="ce11" office:value-type="float" office:value="1.83" calcext:value-type="float">
            <text:p>1.83</text:p>
          </table:table-cell>
          <table:table-cell table:style-name="ce20" table:formula="of:=[.$C$1]*[.I47]" office:value-type="float" office:value="109.8" calcext:value-type="float">
            <text:p>109.8</text:p>
          </table:table-cell>
          <table:table-cell table:style-name="ce25" table:formula="of:=[.E47]/[.D47]" office:value-type="float" office:value="0.457272727272727" calcext:value-type="float">
            <text:p>0.4573</text:p>
          </table:table-cell>
          <table:table-cell/>
          <table:table-cell table:style-name="ce25" table:formula="of:=[.K47]" office:value-type="float" office:value="0.457272727272727" calcext:value-type="float">
            <text:p>0.4573</text:p>
          </table:table-cell>
          <table:table-cell table:number-columns-repeated="2"/>
          <table:table-cell table:style-name="ce31" table:formula="of:=[.M47]*[.D47]" office:value-type="float" office:value="10.06" calcext:value-type="float">
            <text:p>10.06</text:p>
          </table:table-cell>
          <table:table-cell table:style-name="ce25" table:formula="of:=[.P47]/7.7" office:value-type="float" office:value="1.30649350649351" calcext:value-type="float">
            <text:p>1.3065</text:p>
          </table:table-cell>
          <table:table-cell table:formula="of:=[.E47]/[.G47]" office:value-type="float" office:value="10.9347826086957" calcext:value-type="float">
            <text:p>10.9348</text:p>
          </table:table-cell>
          <table:table-cell office:value-type="float" office:value="8.52" calcext:value-type="float">
            <text:p>8.520</text:p>
          </table:table-cell>
          <table:table-cell table:number-columns-repeated="2"/>
          <table:table-cell table:formula="of:=[.P47]/[.S47]" office:value-type="float" office:value="1.18075117370892" calcext:value-type="float">
            <text:p>1.18</text:p>
          </table:table-cell>
          <table:table-cell table:style-name="ce31" table:formula="of:=[$Vanilla.I41]" office:value-type="float" office:value="1.83" calcext:value-type="float">
            <text:p>1.83</text:p>
          </table:table-cell>
          <table:table-cell table:formula="of:=[.W47]/[.P47]" office:value-type="float" office:value="0.181908548707753" calcext:value-type="float">
            <text:p>0.1819</text:p>
          </table:table-cell>
          <table:table-cell office:value-type="float" office:value="0.236" calcext:value-type="float">
            <text:p>0.236</text:p>
          </table:table-cell>
          <table:table-cell/>
          <table:table-cell table:formula="of:=[.P47]*[.Y47]" office:value-type="float" office:value="2.37416" calcext:value-type="float">
            <text:p>2.37</text:p>
          </table:table-cell>
        </table:table-row>
        <table:table-row table:style-name="ro1">
          <table:table-cell office:value-type="string" calcext:value-type="string">
            <text:p>"Basrem" Atomic Th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29" office:value-type="float" office:value="14.83" calcext:value-type="float">
            <text:p>14.83</text:p>
          </table:table-cell>
          <table:table-cell table:style-name="ce15" table:formula="of:=[.$C$1]*[.$C$1]*[.E48]" office:value-type="float" office:value="53388" calcext:value-type="float">
            <text:p>53,388.0</text:p>
          </table:table-cell>
          <table:table-cell table:style-name="ce11" office:value-type="float" office:value="1.5" calcext:value-type="float">
            <text:p>1.50</text:p>
          </table:table-cell>
          <table:table-cell table:style-name="ce20" table:formula="of:=[.$C$1]*[.G48]" office:value-type="float" office:value="90" calcext:value-type="float">
            <text:p>90.0</text:p>
          </table:table-cell>
          <table:table-cell table:style-name="ce11" office:value-type="float" office:value="2.9" calcext:value-type="float">
            <text:p>2.90</text:p>
          </table:table-cell>
          <table:table-cell table:style-name="ce20" table:formula="of:=[.$C$1]*[.I48]" office:value-type="float" office:value="174" calcext:value-type="float">
            <text:p>174.0</text:p>
          </table:table-cell>
          <table:table-cell table:style-name="ce25" table:formula="of:=[.E48]/[.D48]" office:value-type="float" office:value="0.823888888888889" calcext:value-type="float">
            <text:p>0.8239</text:p>
          </table:table-cell>
          <table:table-cell table:style-name="ce25" table:formula="of:=[.K48]/[.K47]" office:value-type="float" office:value="1.80174508504528" calcext:value-type="float">
            <text:p>1.8017</text:p>
          </table:table-cell>
          <table:table-cell table:style-name="ce25" table:formula="of:=[.K48]" office:value-type="float" office:value="0.823888888888889" calcext:value-type="float">
            <text:p>0.8239</text:p>
          </table:table-cell>
          <table:table-cell table:number-columns-repeated="2"/>
          <table:table-cell table:style-name="ce31" table:formula="of:=[.M48]*[.D48]" office:value-type="float" office:value="14.83" calcext:value-type="float">
            <text:p>14.83</text:p>
          </table:table-cell>
          <table:table-cell table:style-name="ce25" table:formula="of:=[.P48]/13.2" office:value-type="float" office:value="1.12348484848485" calcext:value-type="float">
            <text:p>1.1235</text:p>
          </table:table-cell>
          <table:table-cell table:formula="of:=[.E48]/[.G48]" office:value-type="float" office:value="9.88666666666667" calcext:value-type="float">
            <text:p>9.8867</text:p>
          </table:table-cell>
          <table:table-cell table:style-name="ce48" table:formula="of:=[.T46]" office:value-type="float" office:value="8.63" calcext:value-type="float">
            <text:p>8.630</text:p>
          </table:table-cell>
          <table:table-cell table:number-columns-repeated="2"/>
          <table:table-cell table:formula="of:=[.P48]/[.S48]" office:value-type="float" office:value="1.71842410196987" calcext:value-type="float">
            <text:p>1.72</text:p>
          </table:table-cell>
          <table:table-cell table:style-name="ce31" table:formula="of:=[$Vanilla.I42]" office:value-type="float" office:value="2.9" calcext:value-type="float">
            <text:p>2.90</text:p>
          </table:table-cell>
          <table:table-cell table:formula="of:=[.W48]/[.P48]" office:value-type="float" office:value="0.195549561699258" calcext:value-type="float">
            <text:p>0.1955</text:p>
          </table:table-cell>
          <table:table-cell table:formula="of:=[.Z46]" office:value-type="float" office:value="0.234" calcext:value-type="float">
            <text:p>0.234</text:p>
          </table:table-cell>
          <table:table-cell/>
          <table:table-cell table:formula="of:=[.P48]*[.Y48]" office:value-type="float" office:value="3.47022" calcext:value-type="float">
            <text:p>3.47</text:p>
          </table:table-cell>
        </table:table-row>
        <table:table-row table:style-name="ro1">
          <table:table-cell office:value-type="string" calcext:value-type="string">
            <text:p>"Benga" Atomic Th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11" office:value-type="float" office:value="23.6" calcext:value-type="float">
            <text:p>23.60</text:p>
          </table:table-cell>
          <table:table-cell table:style-name="ce15" table:formula="of:=[.$C$1]*[.$C$1]*[.E49]" office:value-type="float" office:value="84960" calcext:value-type="float">
            <text:p>84,960.0</text:p>
          </table:table-cell>
          <table:table-cell table:style-name="ce11" office:value-type="float" office:value="2.6" calcext:value-type="float">
            <text:p>2.60</text:p>
          </table:table-cell>
          <table:table-cell table:style-name="ce20" table:formula="of:=[.$C$1]*[.G49]" office:value-type="float" office:value="156" calcext:value-type="float">
            <text:p>156.0</text:p>
          </table:table-cell>
          <table:table-cell table:style-name="ce11" office:value-type="float" office:value="5" calcext:value-type="float">
            <text:p>5.00</text:p>
          </table:table-cell>
          <table:table-cell table:style-name="ce20" table:formula="of:=[.$C$1]*[.I49]" office:value-type="float" office:value="300" calcext:value-type="float">
            <text:p>300.0</text:p>
          </table:table-cell>
          <table:table-cell table:style-name="ce25" table:formula="of:=[.E49]/[.D49]" office:value-type="float" office:value="0.842857142857143" calcext:value-type="float">
            <text:p>0.8429</text:p>
          </table:table-cell>
          <table:table-cell table:style-name="ce25" table:formula="of:=[.K49]/[.K48]" office:value-type="float" office:value="1.0230228301705" calcext:value-type="float">
            <text:p>1.0230</text:p>
          </table:table-cell>
          <table:table-cell table:style-name="ce25" table:formula="of:=[.M48]*[.N49]" office:value-type="float" office:value="0.906277777777778" calcext:value-type="float">
            <text:p>0.9063</text:p>
          </table:table-cell>
          <table:table-cell table:style-name="ce30" office:value-type="float" office:value="1.1" calcext:value-type="float">
            <text:p>1.1</text:p>
          </table:table-cell>
          <table:table-cell/>
          <table:table-cell table:style-name="ce31" table:formula="of:=[.M49]*[.D49]" office:value-type="float" office:value="25.3757777777778" calcext:value-type="float">
            <text:p>25.38</text:p>
          </table:table-cell>
          <table:table-cell table:style-name="ce25" table:formula="of:=[.P49]/[.E49]" office:value-type="float" office:value="1.07524482109228" calcext:value-type="float">
            <text:p>1.0752</text:p>
          </table:table-cell>
          <table:table-cell table:formula="of:=[.E49]/[.G49]" office:value-type="float" office:value="9.07692307692308" calcext:value-type="float">
            <text:p>9.0769</text:p>
          </table:table-cell>
          <table:table-cell table:formula="of:=[.S48]*[.T49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49]/[.S49]" office:value-type="float" office:value="2.89696017190323" calcext:value-type="float">
            <text:p>2.90</text:p>
          </table:table-cell>
          <table:table-cell table:style-name="ce31" table:formula="of:=[$Vanilla.I43]" office:value-type="float" office:value="5" calcext:value-type="float">
            <text:p>5.00</text:p>
          </table:table-cell>
          <table:table-cell table:formula="of:=[.W49]/[.P49]" office:value-type="float" office:value="0.197038295487385" calcext:value-type="float">
            <text:p>0.1970</text:p>
          </table:table-cell>
          <table:table-cell table:formula="of:=[.Y48]-[.Z49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49]*[.Y49]" office:value-type="float" office:value="5.88718044444445" calcext:value-type="float">
            <text:p>5.89</text:p>
          </table:table-cell>
        </table:table-row>
        <table:table-row table:style-name="ro1">
          <table:table-cell office:value-type="string" calcext:value-type="string">
            <text:p>"Biroo" Atomic Th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11" office:value-type="float" office:value="41.5" calcext:value-type="float">
            <text:p>41.50</text:p>
          </table:table-cell>
          <table:table-cell table:style-name="ce15" table:formula="of:=[.$C$1]*[.$C$1]*[.E50]" office:value-type="float" office:value="149400" calcext:value-type="float">
            <text:p>149,400.0</text:p>
          </table:table-cell>
          <table:table-cell table:style-name="ce11" office:value-type="float" office:value="4.2" calcext:value-type="float">
            <text:p>4.20</text:p>
          </table:table-cell>
          <table:table-cell table:style-name="ce20" table:formula="of:=[.$C$1]*[.G50]" office:value-type="float" office:value="252" calcext:value-type="float">
            <text:p>252.0</text:p>
          </table:table-cell>
          <table:table-cell table:style-name="ce11" office:value-type="float" office:value="8.6" calcext:value-type="float">
            <text:p>8.60</text:p>
          </table:table-cell>
          <table:table-cell table:style-name="ce20" table:formula="of:=[.$C$1]*[.I50]" office:value-type="float" office:value="516" calcext:value-type="float">
            <text:p>516.0</text:p>
          </table:table-cell>
          <table:table-cell table:style-name="ce25" table:formula="of:=[.E50]/[.D50]" office:value-type="float" office:value="0.943181818181818" calcext:value-type="float">
            <text:p>0.9432</text:p>
          </table:table-cell>
          <table:table-cell table:style-name="ce25" table:formula="of:=[.K50]/[.K49]" office:value-type="float" office:value="1.11902927580894" calcext:value-type="float">
            <text:p>1.1190</text:p>
          </table:table-cell>
          <table:table-cell table:style-name="ce25" table:formula="of:=[.M49]*[.N50]" office:value-type="float" office:value="0.97878" calcext:value-type="float">
            <text:p>0.9788</text:p>
          </table:table-cell>
          <table:table-cell table:formula="of:=[.N49]-[.O50]"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0]*[.D50]" office:value-type="float" office:value="43.06632" calcext:value-type="float">
            <text:p>43.07</text:p>
          </table:table-cell>
          <table:table-cell table:style-name="ce25" table:formula="of:=[.P50]/[.E50]" office:value-type="float" office:value="1.03774265060241" calcext:value-type="float">
            <text:p>1.0377</text:p>
          </table:table-cell>
          <table:table-cell table:formula="of:=[.E50]/[.G50]" office:value-type="float" office:value="9.88095238095238" calcext:value-type="float">
            <text:p>9.8810</text:p>
          </table:table-cell>
          <table:table-cell table:formula="of:=[.S49]*[.T50]" office:value-type="float" office:value="8.85580395" calcext:value-type="float">
            <text:p>8.856</text:p>
          </table:table-cell>
          <table:table-cell table:formula="of:=[.T49]-[.U50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0]/[.S50]" office:value-type="float" office:value="4.86306158572989" calcext:value-type="float">
            <text:p>4.86</text:p>
          </table:table-cell>
          <table:table-cell table:style-name="ce31" table:formula="of:=[$Vanilla.I44]" office:value-type="float" office:value="8.6" calcext:value-type="float">
            <text:p>8.60</text:p>
          </table:table-cell>
          <table:table-cell table:formula="of:=[.W50]/[.P50]" office:value-type="float" office:value="0.199692009904724" calcext:value-type="float">
            <text:p>0.1997</text:p>
          </table:table-cell>
          <table:table-cell table:formula="of:=[.Y49]-[.Z50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0]*[.Y50]" office:value-type="float" office:value="9.92678676" calcext:value-type="float">
            <text:p>9.93</text:p>
          </table:table-cell>
        </table:table-row>
        <table:table-row table:style-name="ro1">
          <table:table-cell office:value-type="string" calcext:value-type="string">
            <text:p>"Bondir" Atomic Th</text:p>
          </table:table-cell>
          <table:table-cell table:number-columns-repeated="3" office:value-type="float" office:value="63" calcext:value-type="float">
            <text:p>63</text:p>
          </table:table-cell>
          <table:table-cell table:style-name="ce11" office:value-type="float" office:value="66.1" calcext:value-type="float">
            <text:p>66.10</text:p>
          </table:table-cell>
          <table:table-cell table:style-name="ce15" table:formula="of:=[.$C$1]*[.$C$1]*[.E51]" office:value-type="float" office:value="237960" calcext:value-type="float">
            <text:p>237,960.0</text:p>
          </table:table-cell>
          <table:table-cell table:style-name="ce11" office:value-type="float" office:value="6.4" calcext:value-type="float">
            <text:p>6.40</text:p>
          </table:table-cell>
          <table:table-cell table:style-name="ce20" table:formula="of:=[.$C$1]*[.G51]" office:value-type="float" office:value="384" calcext:value-type="float">
            <text:p>384.0</text:p>
          </table:table-cell>
          <table:table-cell table:style-name="ce11" office:value-type="float" office:value="13.4" calcext:value-type="float">
            <text:p>13.40</text:p>
          </table:table-cell>
          <table:table-cell table:style-name="ce20" table:formula="of:=[.$C$1]*[.I51]" office:value-type="float" office:value="804" calcext:value-type="float">
            <text:p>804.0</text:p>
          </table:table-cell>
          <table:table-cell table:style-name="ce25" table:formula="of:=[.E51]/[.D51]" office:value-type="float" office:value="1.04920634920635" calcext:value-type="float">
            <text:p>1.0492</text:p>
          </table:table-cell>
          <table:table-cell table:style-name="ce25" table:formula="of:=[.K51]/[.K50]" office:value-type="float" office:value="1.11241155096577" calcext:value-type="float">
            <text:p>1.1124</text:p>
          </table:table-cell>
          <table:table-cell table:style-name="ce25" table:formula="of:=[.M50]*[.N51]" office:value-type="float" office:value="1.0472946" calcext:value-type="float">
            <text:p>1.0473</text:p>
          </table:table-cell>
          <table:table-cell table:formula="of:=[.N50]-[.O51]"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51]*[.D51]" office:value-type="float" office:value="65.9795598" calcext:value-type="float">
            <text:p>65.98</text:p>
          </table:table-cell>
          <table:table-cell table:style-name="ce25" table:formula="of:=[.P51]/[.E51]" office:value-type="float" office:value="0.998177909228442" calcext:value-type="float">
            <text:p>0.9982</text:p>
          </table:table-cell>
          <table:table-cell table:formula="of:=[.E51]/[.G51]" office:value-type="float" office:value="10.328125" calcext:value-type="float">
            <text:p>10.3281</text:p>
          </table:table-cell>
          <table:table-cell table:formula="of:=[.S50]*[.T51]" office:value-type="float" office:value="8.93550618555" calcext:value-type="float">
            <text:p>8.936</text:p>
          </table:table-cell>
          <table:table-cell table:formula="of:=[.T50]-[.U51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1]/[.S51]" office:value-type="float" office:value="7.38397561703874" calcext:value-type="float">
            <text:p>7.38</text:p>
          </table:table-cell>
          <table:table-cell table:style-name="ce31" table:formula="of:=[$Vanilla.I45]" office:value-type="float" office:value="13.4" calcext:value-type="float">
            <text:p>13.40</text:p>
          </table:table-cell>
          <table:table-cell table:formula="of:=[.W51]/[.P51]" office:value-type="float" office:value="0.203093200994651" calcext:value-type="float">
            <text:p>0.2031</text:p>
          </table:table-cell>
          <table:table-cell table:formula="of:=[.Y50]-[.Z51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1]*[.Y51]" office:value-type="float" office:value="15.1423089741" calcext:value-type="float">
            <text:p>15.14</text:p>
          </table:table-cell>
        </table:table-row>
        <table:table-row table:style-name="ro1">
          <table:table-cell office:value-type="string" calcext:value-type="string">
            <text:p>"Bufaer" Atomic Th</text:p>
          </table:table-cell>
          <table:table-cell table:number-columns-repeated="3" office:value-type="float" office:value="104" calcext:value-type="float">
            <text:p>104</text:p>
          </table:table-cell>
          <table:table-cell table:style-name="ce11" office:value-type="float" office:value="120.1" calcext:value-type="float">
            <text:p>120.10</text:p>
          </table:table-cell>
          <table:table-cell table:style-name="ce15" table:formula="of:=[.$C$1]*[.$C$1]*[.E52]" office:value-type="float" office:value="432360" calcext:value-type="float">
            <text:p>432,360.0</text:p>
          </table:table-cell>
          <table:table-cell table:style-name="ce11" office:value-type="float" office:value="10.9" calcext:value-type="float">
            <text:p>10.90</text:p>
          </table:table-cell>
          <table:table-cell table:style-name="ce20" table:formula="of:=[.$C$1]*[.G52]" office:value-type="float" office:value="654" calcext:value-type="float">
            <text:p>654.0</text:p>
          </table:table-cell>
          <table:table-cell table:style-name="ce11" office:value-type="float" office:value="23.8" calcext:value-type="float">
            <text:p>23.80</text:p>
          </table:table-cell>
          <table:table-cell table:style-name="ce20" table:formula="of:=[.$C$1]*[.I52]" office:value-type="float" office:value="1428" calcext:value-type="float">
            <text:p>1428.0</text:p>
          </table:table-cell>
          <table:table-cell table:style-name="ce25" table:formula="of:=[.E52]/[.D52]" office:value-type="float" office:value="1.15480769230769" calcext:value-type="float">
            <text:p>1.1548</text:p>
          </table:table-cell>
          <table:table-cell table:style-name="ce25" table:formula="of:=[.K52]/[.K51]" office:value-type="float" office:value="1.10064878389387" calcext:value-type="float">
            <text:p>1.1006</text:p>
          </table:table-cell>
          <table:table-cell table:style-name="ce25" table:formula="of:=[.M51]*[.N52]" office:value-type="float" office:value="1.115368749" calcext:value-type="float">
            <text:p>1.1154</text:p>
          </table:table-cell>
          <table:table-cell table:formula="of:=[.N51]-[.O52]" office:value-type="float" office:value="1.065" calcext:value-type="float">
            <text:p>1.065</text:p>
          </table:table-cell>
          <table:table-cell office:value-type="float" office:value="0.005" calcext:value-type="float">
            <text:p>0.005</text:p>
          </table:table-cell>
          <table:table-cell table:style-name="ce31" table:formula="of:=[.M52]*[.D52]" office:value-type="float" office:value="115.998349896" calcext:value-type="float">
            <text:p>116.00</text:p>
          </table:table-cell>
          <table:table-cell table:style-name="ce25" table:formula="of:=[.P52]/[.E52]" office:value-type="float" office:value="0.965848042431307" calcext:value-type="float">
            <text:p>0.9658</text:p>
          </table:table-cell>
          <table:table-cell table:formula="of:=[.E52]/[.G52]" office:value-type="float" office:value="11.0183486238532" calcext:value-type="float">
            <text:p>11.0183</text:p>
          </table:table-cell>
          <table:table-cell table:formula="of:=[.S51]*[.T52]" office:value-type="float" office:value="9.0069902350344" calcext:value-type="float">
            <text:p>9.007</text:p>
          </table:table-cell>
          <table:table-cell table:formula="of:=[.T51]-[.U52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52]/[.S52]" office:value-type="float" office:value="12.8787027485388" calcext:value-type="float">
            <text:p>12.88</text:p>
          </table:table-cell>
          <table:table-cell table:style-name="ce31" table:formula="of:=[$Vanilla.I46]" office:value-type="float" office:value="23.8" calcext:value-type="float">
            <text:p>23.80</text:p>
          </table:table-cell>
          <table:table-cell table:formula="of:=[.W52]/[.P52]" office:value-type="float" office:value="0.205175332419282" calcext:value-type="float">
            <text:p>0.2052</text:p>
          </table:table-cell>
          <table:table-cell table:formula="of:=[.Y51]-[.Z52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52]*[.Y52]" office:value-type="float" office:value="26.563622126184" calcext:value-type="float">
            <text:p>26.56</text:p>
          </table:table-cell>
        </table:table-row>
        <table:table-row table:style-name="ro1">
          <table:table-cell table:number-columns-repeated="10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Human to Hai</text:p>
          </table:table-cell>
          <table:table-cell table:number-columns-repeated="2"/>
          <table:table-cell table:formula="of:=[.M56]/[.M39]" office:value-type="float" office:value="1.0833025147929" calcext:value-type="float">
            <text:p>1.0833025147929</text:p>
          </table:table-cell>
          <table:table-cell table:number-columns-repeated="6"/>
          <table:table-cell table:style-name="ce25" table:number-columns-repeated="3"/>
          <table:table-cell table:number-columns-repeated="2"/>
          <table:table-cell table:style-name="ce31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C</text:p>
          </table:table-cell>
          <table:table-cell table:style-name="ce23" office:value-type="string" calcext:value-type="string">
            <text:p>Tu</text:p>
          </table:table-cell>
          <table:table-cell table:style-name="ce16" office:value-type="string" calcext:value-type="string">
            <text:p>Tu/s</text:p>
          </table:table-cell>
          <table:table-cell table:style-name="ce12" office:value-type="string" calcext:value-type="string">
            <text:p>TuE</text:p>
          </table:table-cell>
          <table:table-cell table:style-name="ce21" office:value-type="string" calcext:value-type="string">
            <text:p>TuE/s</text:p>
          </table:table-cell>
          <table:table-cell table:style-name="ce12" office:value-type="string" calcext:value-type="string">
            <text:p>TuH</text:p>
          </table:table-cell>
          <table:table-cell table:style-name="ce21" office:value-type="string" calcext:value-type="string">
            <text:p>TuH/s</text:p>
          </table:table-cell>
          <table:table-cell table:number-columns-repeated="7"/>
          <table:table-cell table:style-name="ce26" office:value-type="string" calcext:value-type="string">
            <text:p>x turn</text:p>
          </table:table-cell>
          <table:table-cell table:style-name="ce47" office:value-type="string" calcext:value-type="string">
            <text:p>Atomic eff </text:p>
          </table:table-cell>
          <table:table-cell table:style-name="ce1" office:value-type="float" office:value="8.63" calcext:value-type="float">
            <text:p>8.63</text:p>
          </table:table-cell>
          <table:table-cell table:style-name="ce1"/>
          <table:table-cell table:style-name="ce50" office:value-type="string" calcext:value-type="string">
            <text:p>new energy</text:p>
          </table:table-cell>
          <table:table-cell table:style-name="ce1" office:value-type="string" calcext:value-type="string">
            <text:p>Heat</text:p>
          </table:table-cell>
          <table:table-cell table:style-name="ce26"/>
          <table:table-cell table:style-name="ce47" office:value-type="string" calcext:value-type="string">
            <text:p>Atomic heat </text:p>
          </table:table-cell>
          <table:table-cell table:style-name="ce49" office:value-type="float" office:value="0.234" calcext:value-type="float">
            <text:p>0.234</text:p>
          </table:table-cell>
          <table:table-cell table:style-name="ce50" office:value-type="string" calcext:value-type="string">
            <text:p>New Heat</text:p>
          </table:table-cell>
        </table:table-row>
        <table:table-row table:style-name="ro1">
          <table:table-cell office:value-type="string" calcext:value-type="string">
            <text:p>"Basrem" Atomic St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29" office:value-type="float" office:value="351.51" calcext:value-type="float">
            <text:p>351.51</text:p>
          </table:table-cell>
          <table:table-cell table:style-name="ce15" table:formula="of:=[.$C$1]*[.E56]" office:value-type="float" office:value="21090.6" calcext:value-type="float">
            <text:p>21,090.6</text:p>
          </table:table-cell>
          <table:table-cell table:style-name="ce11" office:value-type="float" office:value="0.7" calcext:value-type="float">
            <text:p>0.70</text:p>
          </table:table-cell>
          <table:table-cell table:style-name="ce20" table:formula="of:=[.$C$1]*[.G56]" office:value-type="float" office:value="42" calcext:value-type="float">
            <text:p>42.0</text:p>
          </table:table-cell>
          <table:table-cell table:style-name="ce11" office:value-type="float" office:value="1.6" calcext:value-type="float">
            <text:p>1.60</text:p>
          </table:table-cell>
          <table:table-cell table:style-name="ce20" table:formula="of:=[.$C$1]*[.I56]" office:value-type="float" office:value="96" calcext:value-type="float">
            <text:p>96.0</text:p>
          </table:table-cell>
          <table:table-cell table:style-name="ce25" table:formula="of:=[.E56]/[.D56]" office:value-type="float" office:value="29.2925" calcext:value-type="float">
            <text:p>29.2925</text:p>
          </table:table-cell>
          <table:table-cell/>
          <table:table-cell table:style-name="ce25" table:formula="of:=[.K56]" office:value-type="float" office:value="29.2925" calcext:value-type="float">
            <text:p>29.2925</text:p>
          </table:table-cell>
          <table:table-cell table:number-columns-repeated="2"/>
          <table:table-cell table:style-name="ce31" table:formula="of:=[.M56]*[.D56]" office:value-type="float" office:value="351.51" calcext:value-type="float">
            <text:p>351.51</text:p>
          </table:table-cell>
          <table:table-cell table:style-name="ce25" table:formula="of:=[.P56]/309" office:value-type="float" office:value="1.13757281553398" calcext:value-type="float">
            <text:p>1.1376</text:p>
          </table:table-cell>
          <table:table-cell table:formula="of:=[.E56]/[.G56]" office:value-type="float" office:value="502.157142857143" calcext:value-type="float">
            <text:p>502.1571</text:p>
          </table:table-cell>
          <table:table-cell table:style-name="ce48" table:formula="of:=[.T55]" office:value-type="float" office:value="8.63" calcext:value-type="float">
            <text:p>8.630</text:p>
          </table:table-cell>
          <table:table-cell table:number-columns-repeated="2"/>
          <table:table-cell table:formula="of:=[.P56]/[.S56]/60" office:value-type="float" office:value="0.678852838933951" calcext:value-type="float">
            <text:p>0.68</text:p>
          </table:table-cell>
          <table:table-cell table:style-name="ce31" table:formula="of:=[$Vanilla.O47]" office:value-type="float" office:value="1.6" calcext:value-type="float">
            <text:p>1.60</text:p>
          </table:table-cell>
          <table:table-cell table:formula="of:=[.W56]/[.P56]" office:value-type="float" office:value="0.00455179084521066" calcext:value-type="float">
            <text:p>0.0046</text:p>
          </table:table-cell>
          <table:table-cell table:formula="of:=[.Z55]" office:value-type="float" office:value="0.234" calcext:value-type="float">
            <text:p>0.234</text:p>
          </table:table-cell>
          <table:table-cell/>
          <table:table-cell table:formula="of:=[.P56]*[.Y56]/60" office:value-type="float" office:value="1.370889" calcext:value-type="float">
            <text:p>1.37</text:p>
          </table:table-cell>
        </table:table-row>
        <table:table-row table:style-name="ro1">
          <table:table-cell office:value-type="string" calcext:value-type="string">
            <text:p>"Benga" Atomic St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11" office:value-type="float" office:value="577" calcext:value-type="float">
            <text:p>577.00</text:p>
          </table:table-cell>
          <table:table-cell table:style-name="ce15" table:formula="of:=[.$C$1]*[.E57]" office:value-type="float" office:value="34620" calcext:value-type="float">
            <text:p>34,620.0</text:p>
          </table:table-cell>
          <table:table-cell table:style-name="ce11" office:value-type="float" office:value="1.1" calcext:value-type="float">
            <text:p>1.10</text:p>
          </table:table-cell>
          <table:table-cell table:style-name="ce20" table:formula="of:=[.$C$1]*[.G57]" office:value-type="float" office:value="66" calcext:value-type="float">
            <text:p>66.0</text:p>
          </table:table-cell>
          <table:table-cell table:style-name="ce11" office:value-type="float" office:value="2.8" calcext:value-type="float">
            <text:p>2.80</text:p>
          </table:table-cell>
          <table:table-cell table:style-name="ce20" table:formula="of:=[.$C$1]*[.I57]" office:value-type="float" office:value="168" calcext:value-type="float">
            <text:p>168.0</text:p>
          </table:table-cell>
          <table:table-cell table:style-name="ce25" table:formula="of:=[.E57]/[.D57]" office:value-type="float" office:value="28.85" calcext:value-type="float">
            <text:p>28.8500</text:p>
          </table:table-cell>
          <table:table-cell table:style-name="ce25" table:formula="of:=[.K57]/[.K56]" office:value-type="float" office:value="0.984893744132457" calcext:value-type="float">
            <text:p>0.9849</text:p>
          </table:table-cell>
          <table:table-cell table:style-name="ce25" table:formula="of:=[.M56]*[.N57]" office:value-type="float" office:value="33.686375" calcext:value-type="float">
            <text:p>33.6864</text:p>
          </table:table-cell>
          <table:table-cell table:style-name="ce30" office:value-type="float" office:value="1.15" calcext:value-type="float">
            <text:p>1.15</text:p>
          </table:table-cell>
          <table:table-cell/>
          <table:table-cell table:style-name="ce31" table:formula="of:=[.M57]*[.D57]" office:value-type="float" office:value="673.7275" calcext:value-type="float">
            <text:p>673.73</text:p>
          </table:table-cell>
          <table:table-cell table:style-name="ce25" table:formula="of:=[.P57]/[.E57]" office:value-type="float" office:value="1.16763864818024" calcext:value-type="float">
            <text:p>1.1676</text:p>
          </table:table-cell>
          <table:table-cell table:formula="of:=[.E57]/[.G57]" office:value-type="float" office:value="524.545454545455" calcext:value-type="float">
            <text:p>524.5455</text:p>
          </table:table-cell>
          <table:table-cell table:formula="of:=[.S56]*[.T57]" office:value-type="float" office:value="8.75945" calcext:value-type="float">
            <text:p>8.759</text:p>
          </table:table-cell>
          <table:table-cell table:style-name="ce30" office:value-type="float" office:value="1.015" calcext:value-type="float">
            <text:p>1.015</text:p>
          </table:table-cell>
          <table:table-cell/>
          <table:table-cell table:formula="of:=[.P57]/[.S57]/60" office:value-type="float" office:value="1.28190601769137" calcext:value-type="float">
            <text:p>1.28</text:p>
          </table:table-cell>
          <table:table-cell table:style-name="ce31" table:formula="of:=[$Vanilla.O48]" office:value-type="float" office:value="2.8" calcext:value-type="float">
            <text:p>2.80</text:p>
          </table:table-cell>
          <table:table-cell table:formula="of:=[.W57]/[.P57]" office:value-type="float" office:value="0.00415598294562713" calcext:value-type="float">
            <text:p>0.0042</text:p>
          </table:table-cell>
          <table:table-cell table:formula="of:=[.Y56]-[.Z57]" office:value-type="float" office:value="0.232" calcext:value-type="float">
            <text:p>0.232</text:p>
          </table:table-cell>
          <table:table-cell office:value-type="float" office:value="0.002" calcext:value-type="float">
            <text:p>0.002</text:p>
          </table:table-cell>
          <table:table-cell table:formula="of:=[.P57]*[.Y57]/60" office:value-type="float" office:value="2.60507966666667" calcext:value-type="float">
            <text:p>2.61</text:p>
          </table:table-cell>
        </table:table-row>
        <table:table-row table:style-name="ro1">
          <table:table-cell office:value-type="string" calcext:value-type="string">
            <text:p>"Biroo" Atomic St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11" office:value-type="float" office:value="1054" calcext:value-type="float">
            <text:p>1054.00</text:p>
          </table:table-cell>
          <table:table-cell table:style-name="ce15" table:formula="of:=[.$C$1]*[.E58]" office:value-type="float" office:value="63240" calcext:value-type="float">
            <text:p>63,240.0</text:p>
          </table:table-cell>
          <table:table-cell table:style-name="ce11" office:value-type="float" office:value="2" calcext:value-type="float">
            <text:p>2.00</text:p>
          </table:table-cell>
          <table:table-cell table:style-name="ce20" table:formula="of:=[.$C$1]*[.G58]" office:value-type="float" office:value="120" calcext:value-type="float">
            <text:p>120.0</text:p>
          </table:table-cell>
          <table:table-cell table:style-name="ce11" office:value-type="float" office:value="5.1" calcext:value-type="float">
            <text:p>5.10</text:p>
          </table:table-cell>
          <table:table-cell table:style-name="ce20" table:formula="of:=[.$C$1]*[.I58]" office:value-type="float" office:value="306" calcext:value-type="float">
            <text:p>306.0</text:p>
          </table:table-cell>
          <table:table-cell table:style-name="ce25" table:formula="of:=[.E58]/[.D58]" office:value-type="float" office:value="32.9375" calcext:value-type="float">
            <text:p>32.9375</text:p>
          </table:table-cell>
          <table:table-cell table:style-name="ce25" table:formula="of:=[.K58]/[.K57]" office:value-type="float" office:value="1.14168110918544" calcext:value-type="float">
            <text:p>1.1417</text:p>
          </table:table-cell>
          <table:table-cell table:style-name="ce25" table:formula="of:=[.M57]*[.N58]" office:value-type="float" office:value="37.39187625" calcext:value-type="float">
            <text:p>37.3919</text:p>
          </table:table-cell>
          <table:table-cell table:formula="of:=[.N57]-[.O58]" office:value-type="float" office:value="1.11" calcext:value-type="float">
            <text:p>1.11</text:p>
          </table:table-cell>
          <table:table-cell office:value-type="float" office:value="0.04" calcext:value-type="float">
            <text:p>0.04</text:p>
          </table:table-cell>
          <table:table-cell table:style-name="ce31" table:formula="of:=[.M58]*[.D58]" office:value-type="float" office:value="1196.54004" calcext:value-type="float">
            <text:p>1196.54</text:p>
          </table:table-cell>
          <table:table-cell table:style-name="ce25" table:formula="of:=[.P58]/[.E58]" office:value-type="float" office:value="1.13523722960152" calcext:value-type="float">
            <text:p>1.1352</text:p>
          </table:table-cell>
          <table:table-cell table:formula="of:=[.E58]/[.G58]" office:value-type="float" office:value="527" calcext:value-type="float">
            <text:p>527.0000</text:p>
          </table:table-cell>
          <table:table-cell table:formula="of:=[.S57]*[.T58]" office:value-type="float" office:value="8.85580395" calcext:value-type="float">
            <text:p>8.856</text:p>
          </table:table-cell>
          <table:table-cell table:formula="of:=[.T57]-[.U58]" office:value-type="float" office:value="1.011" calcext:value-type="float">
            <text:p>1.011</text:p>
          </table:table-cell>
          <table:table-cell office:value-type="float" office:value="0.004" calcext:value-type="float">
            <text:p>0.004</text:p>
          </table:table-cell>
          <table:table-cell table:formula="of:=[.P58]/[.S58]/60" office:value-type="float" office:value="2.25189425066258" calcext:value-type="float">
            <text:p>2.25</text:p>
          </table:table-cell>
          <table:table-cell table:style-name="ce31" table:formula="of:=[$Vanilla.O49]" office:value-type="float" office:value="5.1" calcext:value-type="float">
            <text:p>5.10</text:p>
          </table:table-cell>
          <table:table-cell table:formula="of:=[.W58]/[.P58]" office:value-type="float" office:value="0.00426228945919771" calcext:value-type="float">
            <text:p>0.0043</text:p>
          </table:table-cell>
          <table:table-cell table:formula="of:=[.Y57]-[.Z58]" office:value-type="float" office:value="0.2305" calcext:value-type="float">
            <text:p>0.231</text:p>
          </table:table-cell>
          <table:table-cell office:value-type="float" office:value="0.0015" calcext:value-type="float">
            <text:p>0.0015</text:p>
          </table:table-cell>
          <table:table-cell table:formula="of:=[.P58]*[.Y58]/60" office:value-type="float" office:value="4.596707987" calcext:value-type="float">
            <text:p>4.60</text:p>
          </table:table-cell>
        </table:table-row>
        <table:table-row table:style-name="ro1">
          <table:table-cell office:value-type="string" calcext:value-type="string">
            <text:p>"Bondir" Atomic St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11" office:value-type="float" office:value="1758" calcext:value-type="float">
            <text:p>1758.00</text:p>
          </table:table-cell>
          <table:table-cell table:style-name="ce15" table:formula="of:=[.$C$1]*[.E59]" office:value-type="float" office:value="105480" calcext:value-type="float">
            <text:p>105,480.0</text:p>
          </table:table-cell>
          <table:table-cell table:style-name="ce11" office:value-type="float" office:value="3.2" calcext:value-type="float">
            <text:p>3.20</text:p>
          </table:table-cell>
          <table:table-cell table:style-name="ce20" table:formula="of:=[.$C$1]*[.G59]" office:value-type="float" office:value="192" calcext:value-type="float">
            <text:p>192.0</text:p>
          </table:table-cell>
          <table:table-cell table:style-name="ce11" office:value-type="float" office:value="8.2" calcext:value-type="float">
            <text:p>8.20</text:p>
          </table:table-cell>
          <table:table-cell table:style-name="ce20" table:formula="of:=[.$C$1]*[.I59]" office:value-type="float" office:value="492" calcext:value-type="float">
            <text:p>492.0</text:p>
          </table:table-cell>
          <table:table-cell table:style-name="ce25" table:formula="of:=[.E59]/[.D59]" office:value-type="float" office:value="35.8775510204082" calcext:value-type="float">
            <text:p>35.8776</text:p>
          </table:table-cell>
          <table:table-cell table:style-name="ce25" table:formula="of:=[.K59]/[.K58]" office:value-type="float" office:value="1.08926151105604" calcext:value-type="float">
            <text:p>1.0893</text:p>
          </table:table-cell>
          <table:table-cell table:style-name="ce25" table:formula="of:=[.M58]*[.N59]" office:value-type="float" office:value="40.7571451125" calcext:value-type="float">
            <text:p>40.7571</text:p>
          </table:table-cell>
          <table:table-cell table:formula="of:=[.N58]-[.O59]"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table:style-name="ce31" table:formula="of:=[.M59]*[.D59]" office:value-type="float" office:value="1997.1001105125" calcext:value-type="float">
            <text:p>1997.10</text:p>
          </table:table-cell>
          <table:table-cell table:style-name="ce25" table:formula="of:=[.P59]/[.E59]" office:value-type="float" office:value="1.13600688880119" calcext:value-type="float">
            <text:p>1.1360</text:p>
          </table:table-cell>
          <table:table-cell table:formula="of:=[.E59]/[.G59]" office:value-type="float" office:value="549.375" calcext:value-type="float">
            <text:p>549.3750</text:p>
          </table:table-cell>
          <table:table-cell table:formula="of:=[.S58]*[.T59]" office:value-type="float" office:value="8.93550618555" calcext:value-type="float">
            <text:p>8.936</text:p>
          </table:table-cell>
          <table:table-cell table:formula="of:=[.T58]-[.U59]" office:value-type="float" office:value="1.009" calcext:value-type="float">
            <text:p>1.009</text:p>
          </table:table-cell>
          <table:table-cell office:value-type="float" office:value="0.002" calcext:value-type="float">
            <text:p>0.002</text:p>
          </table:table-cell>
          <table:table-cell table:formula="of:=[.P59]/[.S59]/60" office:value-type="float" office:value="3.72502700470418" calcext:value-type="float">
            <text:p>3.73</text:p>
          </table:table-cell>
          <table:table-cell table:style-name="ce31" table:formula="of:=[$Vanilla.O50]" office:value-type="float" office:value="8.2" calcext:value-type="float">
            <text:p>8.20</text:p>
          </table:table-cell>
          <table:table-cell table:formula="of:=[.W59]/[.P59]" office:value-type="float" office:value="0.00410595340555847" calcext:value-type="float">
            <text:p>0.0041</text:p>
          </table:table-cell>
          <table:table-cell table:formula="of:=[.Y58]-[.Z59]" office:value-type="float" office:value="0.2295" calcext:value-type="float">
            <text:p>0.230</text:p>
          </table:table-cell>
          <table:table-cell office:value-type="float" office:value="0.001" calcext:value-type="float">
            <text:p>0.001</text:p>
          </table:table-cell>
          <table:table-cell table:formula="of:=[.P59]*[.Y59]/60" office:value-type="float" office:value="7.63890792271031" calcext:value-type="float">
            <text:p>7.64</text:p>
          </table:table-cell>
        </table:table-row>
        <table:table-row table:style-name="ro1">
          <table:table-cell office:value-type="string" calcext:value-type="string">
            <text:p>"Bufaer" Atomic St</text:p>
          </table:table-cell>
          <table:table-cell table:number-columns-repeated="3" office:value-type="float" office:value="76" calcext:value-type="float">
            <text:p>76</text:p>
          </table:table-cell>
          <table:table-cell table:style-name="ce11" office:value-type="float" office:value="3043" calcext:value-type="float">
            <text:p>3043.00</text:p>
          </table:table-cell>
          <table:table-cell table:style-name="ce15" table:formula="of:=[.$C$1]*[.E60]" office:value-type="float" office:value="182580" calcext:value-type="float">
            <text:p>182,580.0</text:p>
          </table:table-cell>
          <table:table-cell table:style-name="ce11" office:value-type="float" office:value="5.2" calcext:value-type="float">
            <text:p>5.20</text:p>
          </table:table-cell>
          <table:table-cell table:style-name="ce20" table:formula="of:=[.$C$1]*[.G60]" office:value-type="float" office:value="312" calcext:value-type="float">
            <text:p>312.0</text:p>
          </table:table-cell>
          <table:table-cell table:style-name="ce11" office:value-type="float" office:value="13.8" calcext:value-type="float">
            <text:p>13.80</text:p>
          </table:table-cell>
          <table:table-cell table:style-name="ce20" table:formula="of:=[.$C$1]*[.I60]" office:value-type="float" office:value="828" calcext:value-type="float">
            <text:p>828.0</text:p>
          </table:table-cell>
          <table:table-cell table:style-name="ce25" table:formula="of:=[.E60]/[.D60]" office:value-type="float" office:value="40.0394736842105" calcext:value-type="float">
            <text:p>40.0395</text:p>
          </table:table-cell>
          <table:table-cell table:style-name="ce25" table:formula="of:=[.K60]/[.K59]" office:value-type="float" office:value="1.11600353272259" calcext:value-type="float">
            <text:p>1.1160</text:p>
          </table:table-cell>
          <table:table-cell table:style-name="ce25" table:formula="of:=[.M59]*[.N60]" office:value-type="float" office:value="44.0177167215" calcext:value-type="float">
            <text:p>44.0177</text:p>
          </table:table-cell>
          <table:table-cell table:formula="of:=[.N59]-[.O60]"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table:style-name="ce31" table:formula="of:=[.M60]*[.D60]" office:value-type="float" office:value="3345.346470834" calcext:value-type="float">
            <text:p>3345.35</text:p>
          </table:table-cell>
          <table:table-cell table:style-name="ce25" table:formula="of:=[.P60]/[.E60]" office:value-type="float" office:value="1.09935802524942" calcext:value-type="float">
            <text:p>1.0994</text:p>
          </table:table-cell>
          <table:table-cell table:formula="of:=[.E60]/[.G60]" office:value-type="float" office:value="585.192307692308" calcext:value-type="float">
            <text:p>585.1923</text:p>
          </table:table-cell>
          <table:table-cell table:formula="of:=[.S59]*[.T60]" office:value-type="float" office:value="9.0069902350344" calcext:value-type="float">
            <text:p>9.007</text:p>
          </table:table-cell>
          <table:table-cell table:formula="of:=[.T59]-[.U60]" office:value-type="float" office:value="1.008" calcext:value-type="float">
            <text:p>1.008</text:p>
          </table:table-cell>
          <table:table-cell office:value-type="float" office:value="0.001" calcext:value-type="float">
            <text:p>0.001</text:p>
          </table:table-cell>
          <table:table-cell table:formula="of:=[.P60]/[.S60]/60" office:value-type="float" office:value="6.19027811277371" calcext:value-type="float">
            <text:p>6.19</text:p>
          </table:table-cell>
          <table:table-cell table:style-name="ce31" table:formula="of:=[$Vanilla.O51]" office:value-type="float" office:value="13.8" calcext:value-type="float">
            <text:p>13.80</text:p>
          </table:table-cell>
          <table:table-cell table:formula="of:=[.W60]/[.P60]" office:value-type="float" office:value="0.00412513326207424" calcext:value-type="float">
            <text:p>0.0041</text:p>
          </table:table-cell>
          <table:table-cell table:formula="of:=[.Y59]-[.Z60]" office:value-type="float" office:value="0.229" calcext:value-type="float">
            <text:p>0.229</text:p>
          </table:table-cell>
          <table:table-cell office:value-type="float" office:value="0.0005" calcext:value-type="float">
            <text:p>0.0005</text:p>
          </table:table-cell>
          <table:table-cell table:formula="of:=[.P60]*[.Y60]/60" office:value-type="float" office:value="12.7680723636831" calcext:value-type="float">
            <text:p>12.77</text:p>
          </table:table-cell>
        </table:table-row>
        <table:table-row table:style-name="ro1" table:number-rows-repeated="104851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Vanilla Graphs" table:style-name="ta1">
        <table:shapes>
          <draw:frame draw:z-index="0" draw:style-name="gr1" draw:text-style-name="P1" svg:width="25.44cm" svg:height="13.361cm" svg:x="9.014cm" svg:y="0.239cm">
            <draw:object draw:notify-on-update-of-ranges="'Vanilla Graphs'.B3:'Vanilla Graphs'.B7 'Vanilla Graphs'.B9:'Vanilla Graphs'.B13 'Vanilla Graphs'.B15:'Vanilla Graphs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Vanilla Graphs'.B35:'Vanilla Graphs'.B39 'Vanilla Graphs'.B41:'Vanilla Graphs'.B45 'Vanilla Graphs'.B47:'Vanilla Graphs'.B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Vanilla.E4]/[$Vanilla.D4]" office:value-type="float" office:value="0.375" calcext:value-type="float">
            <text:p>0.375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Vanilla.E5]/[$Vanilla.D5]" office:value-type="float" office:value="0.425925925925926" calcext:value-type="float">
            <text:p>0.4259</text:p>
          </table:table-cell>
          <table:table-cell table:formula="of:=[.B4]/[.B3]" office:value-type="float" office:value="1.1358024691358" calcext:value-type="float">
            <text:p>1.1358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Vanilla.E6]/[$Vanilla.D6]" office:value-type="float" office:value="0.480434782608696" calcext:value-type="float">
            <text:p>0.4804</text:p>
          </table:table-cell>
          <table:table-cell table:formula="of:=[.B5]/[.B4]" office:value-type="float" office:value="1.12797731568998" calcext:value-type="float">
            <text:p>1.1280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Vanilla.E7]/[$Vanilla.D7]" office:value-type="float" office:value="0.537974683544304" calcext:value-type="float">
            <text:p>0.5380</text:p>
          </table:table-cell>
          <table:table-cell table:formula="of:=[.B6]/[.B5]" office:value-type="float" office:value="1.11976630963973" calcext:value-type="float">
            <text:p>1.1198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Vanilla.E8]/[$Vanilla.D8]" office:value-type="float" office:value="0.608208955223881" calcext:value-type="float">
            <text:p>0.6082</text:p>
          </table:table-cell>
          <table:table-cell table:formula="of:=[.B7]/[.B6]" office:value-type="float" office:value="1.1305531167691" calcext:value-type="float">
            <text:p>1.1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Vanilla.E15]/[$Vanilla.D15]" office:value-type="float" office:value="0.48" calcext:value-type="float">
            <text:p>0.480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Vanilla.E16]/[$Vanilla.D16]" office:value-type="float" office:value="0.541176470588235" calcext:value-type="float">
            <text:p>0.5412</text:p>
          </table:table-cell>
          <table:table-cell table:formula="of:=[.B10]/[.B9]" office:value-type="float" office:value="1.12745098039216" calcext:value-type="float">
            <text:p>1.1275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Vanilla.E17]/[$Vanilla.D17]" office:value-type="float" office:value="0.610344827586207" calcext:value-type="float">
            <text:p>0.6103</text:p>
          </table:table-cell>
          <table:table-cell table:formula="of:=[.B11]/[.B10]" office:value-type="float" office:value="1.12781109445277" calcext:value-type="float">
            <text:p>1.1278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Vanilla.E18]/[$Vanilla.D18]" office:value-type="float" office:value="0.692857142857143" calcext:value-type="float">
            <text:p>0.6929</text:p>
          </table:table-cell>
          <table:table-cell table:formula="of:=[.B12]/[.B11]" office:value-type="float" office:value="1.13518966908797" calcext:value-type="float">
            <text:p>1.1352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Vanilla.E19]/[$Vanilla.D19]" office:value-type="float" office:value="0.781437125748503" calcext:value-type="float">
            <text:p>0.7814</text:p>
          </table:table-cell>
          <table:table-cell table:formula="of:=[.B13]/[.B12]" office:value-type="float" office:value="1.12784739798753" calcext:value-type="float">
            <text:p>1.12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Vanilla.E26]/[$Vanilla.D26]" office:value-type="float" office:value="0.7" calcext:value-type="float">
            <text:p>0.7000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Vanilla.E27]/[$Vanilla.D27]" office:value-type="float" office:value="0.802941176470588" calcext:value-type="float">
            <text:p>0.8029</text:p>
          </table:table-cell>
          <table:table-cell table:formula="of:=[.B16]/[.B15]" office:value-type="float" office:value="1.14705882352941" calcext:value-type="float">
            <text:p>1.1471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Vanilla.E28]/[$Vanilla.D28]" office:value-type="float" office:value="0.89811320754717" calcext:value-type="float">
            <text:p>0.8981</text:p>
          </table:table-cell>
          <table:table-cell table:formula="of:=[.B17]/[.B16]" office:value-type="float" office:value="1.11852926947267" calcext:value-type="float">
            <text:p>1.1185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Vanilla.E29]/[$Vanilla.D29]" office:value-type="float" office:value="0.998780487804878" calcext:value-type="float">
            <text:p>0.9988</text:p>
          </table:table-cell>
          <table:table-cell table:formula="of:=[.B18]/[.B17]" office:value-type="float" office:value="1.112087517934" calcext:value-type="float">
            <text:p>1.112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Vanilla.E30]/[$Vanilla.D30]" office:value-type="float" office:value="1.1" calcext:value-type="float">
            <text:p>1.1000</text:p>
          </table:table-cell>
          <table:table-cell table:formula="of:=[.B19]/[.B18]" office:value-type="float" office:value="1.1013431013431" calcext:value-type="float">
            <text:p>1.1013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Vanilla.K9]/[$Vanilla.D9]" office:value-type="float" office:value="13.3333333333333" calcext:value-type="float">
            <text:p>13.3333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Vanilla.K10]/[$Vanilla.D10]" office:value-type="float" office:value="15.35" calcext:value-type="float">
            <text:p>15.3500</text:p>
          </table:table-cell>
          <table:table-cell table:formula="of:=[.B36]/[.B35]" office:value-type="float" office:value="1.15125" calcext:value-type="float">
            <text:p>1.1513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Vanilla.K11]/[$Vanilla.D11]" office:value-type="float" office:value="16.8571428571429" calcext:value-type="float">
            <text:p>16.8571</text:p>
          </table:table-cell>
          <table:table-cell table:formula="of:=[.B37]/[.B36]" office:value-type="float" office:value="1.09818520241973" calcext:value-type="float">
            <text:p>1.0982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Vanilla.K12]/[$Vanilla.D12]" office:value-type="float" office:value="19.1864406779661" calcext:value-type="float">
            <text:p>19.1864</text:p>
          </table:table-cell>
          <table:table-cell table:formula="of:=[.B38]/[.B37]" office:value-type="float" office:value="1.13817868428612" calcext:value-type="float">
            <text:p>1.1382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Vanilla.K13]/[$Vanilla.D13]" office:value-type="float" office:value="21.74" calcext:value-type="float">
            <text:p>21.7400</text:p>
          </table:table-cell>
          <table:table-cell table:formula="of:=[.B39]/[.B38]" office:value-type="float" office:value="1.13309187279152" calcext:value-type="float">
            <text:p>1.13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Vanilla.K20]/[$Vanilla.D20]" office:value-type="float" office:value="17.0666666666667" calcext:value-type="float">
            <text:p>17.0667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Vanilla.K21]/[$Vanilla.D21]" office:value-type="float" office:value="18.9230769230769" calcext:value-type="float">
            <text:p>18.9231</text:p>
          </table:table-cell>
          <table:table-cell table:formula="of:=[.B42]/[.B41]" office:value-type="float" office:value="1.10877403846154" calcext:value-type="float">
            <text:p>1.1088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Vanilla.K22]/[$Vanilla.D22]" office:value-type="float" office:value="21.953488372093" calcext:value-type="float">
            <text:p>21.9535</text:p>
          </table:table-cell>
          <table:table-cell table:formula="of:=[.B43]/[.B42]" office:value-type="float" office:value="1.1601436944602" calcext:value-type="float">
            <text:p>1.1601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Vanilla.K23]/[$Vanilla.D23]" office:value-type="float" office:value="24.4864864864865" calcext:value-type="float">
            <text:p>24.4865</text:p>
          </table:table-cell>
          <table:table-cell table:formula="of:=[.B44]/[.B43]" office:value-type="float" office:value="1.11538021071919" calcext:value-type="float">
            <text:p>1.1154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Vanilla.K24]/[$Vanilla.D24]" office:value-type="float" office:value="27.832" calcext:value-type="float">
            <text:p>27.8320</text:p>
          </table:table-cell>
          <table:table-cell table:formula="of:=[.B45]/[.B44]" office:value-type="float" office:value="1.13662693156733" calcext:value-type="float">
            <text:p>1.13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Vanilla.K31]/[$Vanilla.D31]" office:value-type="float" office:value="24.5" calcext:value-type="float">
            <text:p>24.50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Vanilla.K32]/[$Vanilla.D32]" office:value-type="float" office:value="27.48" calcext:value-type="float">
            <text:p>27.4800</text:p>
          </table:table-cell>
          <table:table-cell table:formula="of:=[.B48]/[.B47]" office:value-type="float" office:value="1.12163265306122" calcext:value-type="float">
            <text:p>1.1216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Vanilla.K33]/[$Vanilla.D33]" office:value-type="float" office:value="31.3684210526316" calcext:value-type="float">
            <text:p>31.3684</text:p>
          </table:table-cell>
          <table:table-cell table:formula="of:=[.B49]/[.B48]" office:value-type="float" office:value="1.14150003830537" calcext:value-type="float">
            <text:p>1.1415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Vanilla.K34]/[$Vanilla.D34]" office:value-type="float" office:value="34.1666666666667" calcext:value-type="float">
            <text:p>34.1667</text:p>
          </table:table-cell>
          <table:table-cell table:formula="of:=[.B50]/[.B49]" office:value-type="float" office:value="1.08920581655481" calcext:value-type="float">
            <text:p>1.0892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Vanilla.K35]/[$Vanilla.D35]" office:value-type="float" office:value="38.1413043478261" calcext:value-type="float">
            <text:p>38.1413</text:p>
          </table:table-cell>
          <table:table-cell table:formula="of:=[.B51]/[.B50]" office:value-type="float" office:value="1.11633085896076" calcext:value-type="float">
            <text:p>1.1163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dded Graph" table:style-name="ta1">
        <table:shapes>
          <draw:frame draw:z-index="0" draw:style-name="gr1" draw:text-style-name="P1" svg:width="25.44cm" svg:height="13.361cm" svg:x="9.014cm" svg:y="0.239cm">
            <draw:object draw:notify-on-update-of-ranges="'Modded Graph'.B3:'Modded Graph'.B7 'Modded Graph'.B9:'Modded Graph'.B13 'Modded Graph'.B15:'Modded Graph'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431cm" svg:height="13.361cm" svg:x="8.918cm" svg:y="15.14cm">
            <draw:object draw:notify-on-update-of-ranges="'Modded Graph'.B35:'Modded Graph'.B39 'Modded Graph'.B41:'Modded Graph'.B45 'Modded Graph'.B47:'Modded Graph'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column table:style-name="co10" table:number-columns-repeated="2" table:default-cell-style-name="ce25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hrust/E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4]" office:value-type="string" office:string-value="X1700 Ion Thruster" calcext:value-type="string">
            <text:p>X1700 Ion Thruster</text:p>
          </table:table-cell>
          <table:table-cell table:formula="of:=[$Modded.E4]/[$Modded.D4]" office:value-type="float" office:value="0.45" calcext:value-type="float">
            <text:p>0.4500</text:p>
          </table:table-cell>
          <table:table-cell/>
        </table:table-row>
        <table:table-row table:style-name="ro1">
          <table:table-cell table:formula="of:=[$Vanilla.A5]" office:value-type="string" office:string-value="X2700 Ion Thruster" calcext:value-type="string">
            <text:p>X2700 Ion Thruster</text:p>
          </table:table-cell>
          <table:table-cell table:formula="of:=[$Modded.E5]/[$Modded.D5]" office:value-type="float" office:value="0.495185185185185" calcext:value-type="float">
            <text:p>0.4952</text:p>
          </table:table-cell>
          <table:table-cell table:formula="of:=[.B4]/[.B3]" office:value-type="float" office:value="1.10041152263374" calcext:value-type="float">
            <text:p>1.1004</text:p>
          </table:table-cell>
        </table:table-row>
        <table:table-row table:style-name="ro1">
          <table:table-cell table:formula="of:=[$Vanilla.A6]" office:value-type="string" office:string-value="X3700 Ion Thruster" calcext:value-type="string">
            <text:p>X3700 Ion Thruster</text:p>
          </table:table-cell>
          <table:table-cell table:formula="of:=[$Modded.E6]/[$Modded.D6]" office:value-type="float" office:value="0.534565217391304" calcext:value-type="float">
            <text:p>0.5346</text:p>
          </table:table-cell>
          <table:table-cell table:formula="of:=[.B5]/[.B4]" office:value-type="float" office:value="1.07952586907743" calcext:value-type="float">
            <text:p>1.0795</text:p>
          </table:table-cell>
        </table:table-row>
        <table:table-row table:style-name="ro1">
          <table:table-cell table:formula="of:=[$Vanilla.A7]" office:value-type="string" office:string-value="X4700 Ion Thruster" calcext:value-type="string">
            <text:p>X4700 Ion Thruster</text:p>
          </table:table-cell>
          <table:table-cell table:formula="of:=[$Modded.E7]/[$Modded.D7]" office:value-type="float" office:value="0.572025316455696" calcext:value-type="float">
            <text:p>0.5720</text:p>
          </table:table-cell>
          <table:table-cell table:formula="of:=[.B6]/[.B5]" office:value-type="float" office:value="1.07007582582196" calcext:value-type="float">
            <text:p>1.0701</text:p>
          </table:table-cell>
        </table:table-row>
        <table:table-row table:style-name="ro1">
          <table:table-cell table:formula="of:=[$Vanilla.A8]" office:value-type="string" office:string-value="X5700 Ion Thruster" calcext:value-type="string">
            <text:p>X5700 Ion Thruster</text:p>
          </table:table-cell>
          <table:table-cell table:formula="of:=[$Modded.E8]/[$Modded.D8]" office:value-type="float" office:value="0.609179104477612" calcext:value-type="float">
            <text:p>0.6092</text:p>
          </table:table-cell>
          <table:table-cell table:formula="of:=[.B7]/[.B6]" office:value-type="float" office:value="1.06495130014896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15]" office:value-type="string" office:string-value="Chipmunk Plasma Th" calcext:value-type="string">
            <text:p>Chipmunk Plasma Th</text:p>
          </table:table-cell>
          <table:table-cell table:formula="of:=[$Modded.E15]/[$Modded.D15]" office:value-type="float" office:value="0.585" calcext:value-type="float">
            <text:p>0.5850</text:p>
          </table:table-cell>
          <table:table-cell/>
        </table:table-row>
        <table:table-row table:style-name="ro1">
          <table:table-cell table:formula="of:=[$Vanilla.A16]" office:value-type="string" office:string-value="Greyhound Plasma Th" calcext:value-type="string">
            <text:p>Greyhound Plasma Th</text:p>
          </table:table-cell>
          <table:table-cell table:formula="of:=[$Modded.E16]/[$Modded.D16]" office:value-type="float" office:value="0.643529411764706" calcext:value-type="float">
            <text:p>0.6435</text:p>
          </table:table-cell>
          <table:table-cell table:formula="of:=[.B10]/[.B9]" office:value-type="float" office:value="1.10005027652086" calcext:value-type="float">
            <text:p>1.1001</text:p>
          </table:table-cell>
        </table:table-row>
        <table:table-row table:style-name="ro1">
          <table:table-cell table:formula="of:=[$Vanilla.A17]" office:value-type="string" office:string-value="Impala Plasma Th" calcext:value-type="string">
            <text:p>Impala Plasma Th</text:p>
          </table:table-cell>
          <table:table-cell table:formula="of:=[$Modded.E17]/[$Modded.D17]" office:value-type="float" office:value="0.695" calcext:value-type="float">
            <text:p>0.6950</text:p>
          </table:table-cell>
          <table:table-cell table:formula="of:=[.B11]/[.B10]" office:value-type="float" office:value="1.07998171846435" calcext:value-type="float">
            <text:p>1.0800</text:p>
          </table:table-cell>
        </table:table-row>
        <table:table-row table:style-name="ro1">
          <table:table-cell table:formula="of:=[$Vanilla.A18]" office:value-type="string" office:string-value="Orca Plasma Th" calcext:value-type="string">
            <text:p>Orca Plasma Th</text:p>
          </table:table-cell>
          <table:table-cell table:formula="of:=[$Modded.E18]/[$Modded.D18]" office:value-type="float" office:value="0.743673469387755" calcext:value-type="float">
            <text:p>0.7437</text:p>
          </table:table-cell>
          <table:table-cell table:formula="of:=[.B12]/[.B11]" office:value-type="float" office:value="1.07003376890324" calcext:value-type="float">
            <text:p>1.0700</text:p>
          </table:table-cell>
        </table:table-row>
        <table:table-row table:style-name="ro1">
          <table:table-cell table:formula="of:=[$Vanilla.A19]" office:value-type="string" office:string-value="Tyrant Plasma Th" calcext:value-type="string">
            <text:p>Tyrant Plasma Th</text:p>
          </table:table-cell>
          <table:table-cell table:formula="of:=[$Modded.E19]/[$Modded.D19]" office:value-type="float" office:value="0.791976047904192" calcext:value-type="float">
            <text:p>0.7920</text:p>
          </table:table-cell>
          <table:table-cell table:formula="of:=[.B13]/[.B12]" office:value-type="float" office:value="1.06495132676469" calcext:value-type="float">
            <text:p>1.06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6]" office:value-type="string" office:string-value="A120 Atomic Thruster" calcext:value-type="string">
            <text:p>A120 Atomic Thruster</text:p>
          </table:table-cell>
          <table:table-cell table:formula="of:=[$Modded.E26]/[$Modded.D26]" office:value-type="float" office:value="0.760454545454545" calcext:value-type="float">
            <text:p>0.7605</text:p>
          </table:table-cell>
          <table:table-cell/>
        </table:table-row>
        <table:table-row table:style-name="ro1">
          <table:table-cell table:formula="of:=[$Vanilla.A27]" office:value-type="string" office:string-value="A250 Atomic Thruster" calcext:value-type="string">
            <text:p>A250 Atomic Thruster</text:p>
          </table:table-cell>
          <table:table-cell table:formula="of:=[$Modded.E27]/[$Modded.D27]" office:value-type="float" office:value="0.836470588235294" calcext:value-type="float">
            <text:p>0.8365</text:p>
          </table:table-cell>
          <table:table-cell table:formula="of:=[.B16]/[.B15]" office:value-type="float" office:value="1.09996132344151" calcext:value-type="float">
            <text:p>1.1000</text:p>
          </table:table-cell>
        </table:table-row>
        <table:table-row table:style-name="ro1">
          <table:table-cell table:formula="of:=[$Vanilla.A28]" office:value-type="string" office:string-value="A370 Atomic Thruster" calcext:value-type="string">
            <text:p>A370 Atomic Thruster</text:p>
          </table:table-cell>
          <table:table-cell table:formula="of:=[$Modded.E28]/[$Modded.D28]" office:value-type="float" office:value="0.903396226415094" calcext:value-type="float">
            <text:p>0.9034</text:p>
          </table:table-cell>
          <table:table-cell table:formula="of:=[.B17]/[.B16]" office:value-type="float" office:value="1.08000955337951" calcext:value-type="float">
            <text:p>1.0800</text:p>
          </table:table-cell>
        </table:table-row>
        <table:table-row table:style-name="ro1">
          <table:table-cell table:formula="of:=[$Vanilla.A29]" office:value-type="string" office:string-value="A520 Atomic Thruster" calcext:value-type="string">
            <text:p>A520 Atomic Thruster</text:p>
          </table:table-cell>
          <table:table-cell table:formula="of:=[$Modded.E29]/[$Modded.D29]" office:value-type="float" office:value="0.966707317073171" calcext:value-type="float">
            <text:p>0.9667</text:p>
          </table:table-cell>
          <table:table-cell table:formula="of:=[.B18]/[.B17]" office:value-type="float" office:value="1.07008119893229" calcext:value-type="float">
            <text:p>1.0701</text:p>
          </table:table-cell>
        </table:table-row>
        <table:table-row table:style-name="ro1">
          <table:table-cell table:formula="of:=[$Vanilla.A30]" office:value-type="string" office:string-value="A860 Atomic Thruster" calcext:value-type="string">
            <text:p>A860 Atomic Thruster</text:p>
          </table:table-cell>
          <table:table-cell table:formula="of:=[$Modded.E30]/[$Modded.D30]" office:value-type="float" office:value="1.02952755905512" calcext:value-type="float">
            <text:p>1.0295</text:p>
          </table:table-cell>
          <table:table-cell table:formula="of:=[.B19]/[.B18]" office:value-type="float" office:value="1.06498372451772" calcext:value-type="float">
            <text:p>1.0650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urn/EC</text:p>
          </table:table-cell>
          <table:table-cell/>
        </table:table-row>
        <table:table-row table:style-name="ro1">
          <table:table-cell table:formula="of:=[$Vanilla.A9]" office:value-type="string" office:string-value="X1200 Ion Steering" calcext:value-type="string">
            <text:p>X1200 Ion Steering</text:p>
          </table:table-cell>
          <table:table-cell table:formula="of:=[$Modded.K9]/[$Modded.D9]" office:value-type="float" office:value="16" calcext:value-type="float">
            <text:p>16.0000</text:p>
          </table:table-cell>
          <table:table-cell/>
        </table:table-row>
        <table:table-row table:style-name="ro1">
          <table:table-cell table:formula="of:=[$Vanilla.A10]" office:value-type="string" office:string-value="X2200 Ion Steering" calcext:value-type="string">
            <text:p>X2200 Ion Steering</text:p>
          </table:table-cell>
          <table:table-cell table:formula="of:=[$Modded.K10]/[$Modded.D10]" office:value-type="float" office:value="18.4" calcext:value-type="float">
            <text:p>18.4000</text:p>
          </table:table-cell>
          <table:table-cell table:formula="of:=[.B36]/[.B35]" office:value-type="float" office:value="1.15" calcext:value-type="float">
            <text:p>1.1500</text:p>
          </table:table-cell>
        </table:table-row>
        <table:table-row table:style-name="ro1">
          <table:table-cell table:formula="of:=[$Vanilla.A11]" office:value-type="string" office:string-value="X3200 Ion Steering" calcext:value-type="string">
            <text:p>X3200 Ion Steering</text:p>
          </table:table-cell>
          <table:table-cell table:formula="of:=[$Modded.K11]/[$Modded.D11]" office:value-type="float" office:value="20.424" calcext:value-type="float">
            <text:p>20.4240</text:p>
          </table:table-cell>
          <table:table-cell table:formula="of:=[.B37]/[.B36]" office:value-type="float" office:value="1.11" calcext:value-type="float">
            <text:p>1.1100</text:p>
          </table:table-cell>
        </table:table-row>
        <table:table-row table:style-name="ro1">
          <table:table-cell table:formula="of:=[$Vanilla.A12]" office:value-type="string" office:string-value="X4200 Ion Steering" calcext:value-type="string">
            <text:p>X4200 Ion Steering</text:p>
          </table:table-cell>
          <table:table-cell table:formula="of:=[$Modded.K12]/[$Modded.D12]" office:value-type="float" office:value="22.2622033898305" calcext:value-type="float">
            <text:p>22.2622</text:p>
          </table:table-cell>
          <table:table-cell table:formula="of:=[.B38]/[.B37]" office:value-type="float" office:value="1.09000212445312" calcext:value-type="float">
            <text:p>1.0900</text:p>
          </table:table-cell>
        </table:table-row>
        <table:table-row table:style-name="ro1">
          <table:table-cell table:formula="of:=[$Vanilla.A13]" office:value-type="string" office:string-value="X5200 Ion Steering" calcext:value-type="string">
            <text:p>X5200 Ion Steering</text:p>
          </table:table-cell>
          <table:table-cell table:formula="of:=[$Modded.K13]/[$Modded.D13]" office:value-type="float" office:value="24.0431" calcext:value-type="float">
            <text:p>24.0431</text:p>
          </table:table-cell>
          <table:table-cell table:formula="of:=[.B39]/[.B38]" office:value-type="float" office:value="1.0799964216921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20]" office:value-type="string" office:string-value="Chipmunk Plasma St" calcext:value-type="string">
            <text:p>Chipmunk Plasma St</text:p>
          </table:table-cell>
          <table:table-cell table:formula="of:=[$Modded.K20]/[$Modded.D20]" office:value-type="float" office:value="20.8" calcext:value-type="float">
            <text:p>20.8000</text:p>
          </table:table-cell>
          <table:table-cell/>
        </table:table-row>
        <table:table-row table:style-name="ro1">
          <table:table-cell table:formula="of:=[$Vanilla.A21]" office:value-type="string" office:string-value="Greyhound Plasma St" calcext:value-type="string">
            <text:p>Greyhound Plasma St</text:p>
          </table:table-cell>
          <table:table-cell table:formula="of:=[$Modded.K21]/[$Modded.D21]" office:value-type="float" office:value="23.92" calcext:value-type="float">
            <text:p>23.9200</text:p>
          </table:table-cell>
          <table:table-cell table:formula="of:=[.B42]/[.B41]" office:value-type="float" office:value="1.15" calcext:value-type="float">
            <text:p>1.1500</text:p>
          </table:table-cell>
        </table:table-row>
        <table:table-row table:style-name="ro1">
          <table:table-cell table:formula="of:=[$Vanilla.A22]" office:value-type="string" office:string-value="Impala Plasma St" calcext:value-type="string">
            <text:p>Impala Plasma St</text:p>
          </table:table-cell>
          <table:table-cell table:formula="of:=[$Modded.K22]/[$Modded.D22]" office:value-type="float" office:value="26.5511627906977" calcext:value-type="float">
            <text:p>26.5512</text:p>
          </table:table-cell>
          <table:table-cell table:formula="of:=[.B43]/[.B42]" office:value-type="float" office:value="1.10999844442716" calcext:value-type="float">
            <text:p>1.1100</text:p>
          </table:table-cell>
        </table:table-row>
        <table:table-row table:style-name="ro1">
          <table:table-cell table:formula="of:=[$Vanilla.A23]" office:value-type="string" office:string-value="Orca Plasma St" calcext:value-type="string">
            <text:p>Orca Plasma St</text:p>
          </table:table-cell>
          <table:table-cell table:formula="of:=[$Modded.K23]/[$Modded.D23]" office:value-type="float" office:value="28.9408108108108" calcext:value-type="float">
            <text:p>28.9408</text:p>
          </table:table-cell>
          <table:table-cell table:formula="of:=[.B44]/[.B43]" office:value-type="float" office:value="1.09000163341058" calcext:value-type="float">
            <text:p>1.0900</text:p>
          </table:table-cell>
        </table:table-row>
        <table:table-row table:style-name="ro1">
          <table:table-cell table:formula="of:=[$Vanilla.A24]" office:value-type="string" office:string-value="Tyrant Plasma St" calcext:value-type="string">
            <text:p>Tyrant Plasma St</text:p>
          </table:table-cell>
          <table:table-cell table:formula="of:=[$Modded.K24]/[$Modded.D24]" office:value-type="float" office:value="31.25608" calcext:value-type="float">
            <text:p>31.2561</text:p>
          </table:table-cell>
          <table:table-cell table:formula="of:=[.B45]/[.B44]" office:value-type="float" office:value="1.0800001494196" calcext:value-type="float">
            <text:p>1.0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[$Vanilla.A31]" office:value-type="string" office:string-value="A125 Atomic Steering" calcext:value-type="string">
            <text:p>A125 Atomic Steering</text:p>
          </table:table-cell>
          <table:table-cell table:formula="of:=[$Modded.K31]/[$Modded.D31]" office:value-type="float" office:value="27.04" calcext:value-type="float">
            <text:p>27.0400</text:p>
          </table:table-cell>
          <table:table-cell/>
        </table:table-row>
        <table:table-row table:style-name="ro1">
          <table:table-cell table:formula="of:=[$Vanilla.A32]" office:value-type="string" office:string-value="A255 Atomic Steering" calcext:value-type="string">
            <text:p>A255 Atomic Steering</text:p>
          </table:table-cell>
          <table:table-cell table:formula="of:=[$Modded.K32]/[$Modded.D32]" office:value-type="float" office:value="31.096" calcext:value-type="float">
            <text:p>31.0960</text:p>
          </table:table-cell>
          <table:table-cell table:formula="of:=[.B48]/[.B47]" office:value-type="float" office:value="1.15" calcext:value-type="float">
            <text:p>1.1500</text:p>
          </table:table-cell>
        </table:table-row>
        <table:table-row table:style-name="ro1">
          <table:table-cell table:formula="of:=[$Vanilla.A33]" office:value-type="string" office:string-value="A375 Atomic Steering" calcext:value-type="string">
            <text:p>A375 Atomic Steering</text:p>
          </table:table-cell>
          <table:table-cell table:formula="of:=[$Modded.K33]/[$Modded.D33]" office:value-type="float" office:value="34.5165789473684" calcext:value-type="float">
            <text:p>34.5166</text:p>
          </table:table-cell>
          <table:table-cell table:formula="of:=[.B49]/[.B48]" office:value-type="float" office:value="1.11000060931851" calcext:value-type="float">
            <text:p>1.1100</text:p>
          </table:table-cell>
        </table:table-row>
        <table:table-row table:style-name="ro1">
          <table:table-cell table:formula="of:=[$Vanilla.A34]" office:value-type="string" office:string-value="A525 Atomic Steering" calcext:value-type="string">
            <text:p>A525 Atomic Steering</text:p>
          </table:table-cell>
          <table:table-cell table:formula="of:=[$Modded.K34]/[$Modded.D34]" office:value-type="float" office:value="37.623" calcext:value-type="float">
            <text:p>37.6230</text:p>
          </table:table-cell>
          <table:table-cell table:formula="of:=[.B50]/[.B49]" office:value-type="float" office:value="1.08999794149265" calcext:value-type="float">
            <text:p>1.0900</text:p>
          </table:table-cell>
        </table:table-row>
        <table:table-row table:style-name="ro1">
          <table:table-cell table:formula="of:=[$Vanilla.A35]" office:value-type="string" office:string-value="A865 Atomic Steering" calcext:value-type="string">
            <text:p>A865 Atomic Steering</text:p>
          </table:table-cell>
          <table:table-cell table:formula="of:=[$Modded.K35]/[$Modded.D35]" office:value-type="float" office:value="40.6329347826087" calcext:value-type="float">
            <text:p>40.6329</text:p>
          </table:table-cell>
          <table:table-cell table:formula="of:=[.B51]/[.B50]" office:value-type="float" office:value="1.08000251927302" calcext:value-type="float">
            <text:p>1.0800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ers" table:style-name="ta1">
        <table:table-column table:style-name="co10" table:default-cell-style-name="ce20"/>
        <table:table-column table:style-name="co10" table:default-cell-style-name="ce51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 number:title="User-defined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number:percentage-style style:name="N112">
      <number:number number:decimal-places="0" loext:min-decimal-places="0" number:min-integer-digits="1"/>
      <number:text>%</number:text>
    </number:percentage-style>
    <number:currency-style style:name="N11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1" loext:min-decimal-places="1" number:min-integer-digits="1"/>
      <number:text>%</number:text>
    </number:percentage-style>
    <number:percentage-style style:name="N115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0:17:00.821013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1:15:29.944327089</meta:creation-date>
    <meta:generator>LibreOffice/6.4.7.2$Linux_X86_64 LibreOffice_project/40$Build-2</meta:generator>
    <dc:date>2021-06-11T03:53:23.377325783</dc:date>
    <meta:editing-duration>PT2H57M14S</meta:editing-duration>
    <meta:editing-cycles>32</meta:editing-cycles>
    <meta:document-statistic meta:table-count="8" meta:cell-count="54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59cm" svg:y="0.001cm" chart:style-name="ch2">
          <text:p>Vanilla Thrusters</text:p>
        </chart:title>
        <chart:legend chart:legend-position="end" svg:x="22.986cm" svg:y="5.884cm" style:legend-expansion="high" chart:style-name="ch3"/>
        <chart:plot-area chart:style-name="ch4" table:cell-range-address="'Vanilla Graphs'.B3:'Vanilla Graphs'.B7 'Vanilla Graphs'.B9:'Vanilla Graphs'.B13 'Vanilla Graphs'.B15:'Vanilla Graphs'.B19" chart:data-source-has-labels="row" svg:x="3.144cm" svg:y="0.58cm" svg:width="18.092cm" svg:height="12.075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5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Vanilla Graphs'.B3:'Vanilla Graphs'.B7" loext:label-string="ion" chart:class="chart:line">
            <chart:data-point chart:repeated="5"/>
          </chart:series>
          <chart:series chart:style-name="ch11" chart:values-cell-range-address="'Vanilla Graphs'.B9:'Vanilla Graphs'.B13" loext:label-string="plasma" chart:class="chart:line">
            <chart:data-point chart:repeated="5"/>
          </chart:series>
          <chart:series chart:style-name="ch12" chart:values-cell-range-address="'Vanilla Graphs'.B15:'Vanilla Graphs'.B19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5">
                <text:p>0.375</text:p>
                <draw:g>
                  <svg:desc>'Vanilla Graphs'.B3:'Vanilla Graphs'.B7</svg:desc>
                </draw:g>
              </table:table-cell>
              <table:table-cell office:value-type="float" office:value="0.48">
                <text:p>0.48</text:p>
                <draw:g>
                  <svg:desc>'Vanilla Graphs'.B9:'Vanilla Graphs'.B13</svg:desc>
                </draw:g>
              </table:table-cell>
              <table:table-cell office:value-type="float" office:value="0.7">
                <text:p>0.7</text:p>
                <draw:g>
                  <svg:desc>'Vanilla Graphs'.B15:'Vanilla Graphs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541176470588235">
                <text:p>0.541176470588235</text:p>
              </table:table-cell>
              <table:table-cell office:value-type="float" office:value="0.802941176470588">
                <text:p>0.80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0434782608696">
                <text:p>0.480434782608696</text:p>
              </table:table-cell>
              <table:table-cell office:value-type="float" office:value="0.610344827586207">
                <text:p>0.610344827586207</text:p>
              </table:table-cell>
              <table:table-cell office:value-type="float" office:value="0.89811320754717">
                <text:p>0.89811320754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7974683544304">
                <text:p>0.537974683544304</text:p>
              </table:table-cell>
              <table:table-cell office:value-type="float" office:value="0.692857142857143">
                <text:p>0.692857142857143</text:p>
              </table:table-cell>
              <table:table-cell office:value-type="float" office:value="0.998780487804878">
                <text:p>0.998780487804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8208955223881">
                <text:p>0.608208955223881</text:p>
              </table:table-cell>
              <table:table-cell office:value-type="float" office:value="0.781437125748503">
                <text:p>0.781437125748503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4cm" svg:y="0.059cm" chart:style-name="ch2">
          <text:p>Vanilla Steering</text:p>
        </chart:title>
        <chart:legend chart:legend-position="end" svg:x="22.977cm" svg:y="5.884cm" style:legend-expansion="high" chart:style-name="ch3"/>
        <chart:plot-area chart:style-name="ch4" table:cell-range-address="'Vanilla Graphs'.B35:'Vanilla Graphs'.B39 'Vanilla Graphs'.B41:'Vanilla Graphs'.B45 'Vanilla Graphs'.B47:'Vanilla Graphs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Vanilla Graphs'.B35:'Vanilla Graphs'.B39" loext:label-string="ion" chart:class="chart:line">
            <chart:data-point chart:repeated="5"/>
          </chart:series>
          <chart:series chart:style-name="ch10" chart:values-cell-range-address="'Vanilla Graphs'.B41:'Vanilla Graphs'.B45" loext:label-string="plasma" chart:class="chart:line">
            <chart:data-point chart:repeated="5"/>
          </chart:series>
          <chart:series chart:style-name="ch11" chart:values-cell-range-address="'Vanilla Graphs'.B47:'Vanilla Graphs'.B51" loext:label-string="atomi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333333333333">
                <text:p>13.3333333333333</text:p>
                <draw:g>
                  <svg:desc>'Vanilla Graphs'.B35:'Vanilla Graphs'.B39</svg:desc>
                </draw:g>
              </table:table-cell>
              <table:table-cell office:value-type="float" office:value="17.0666666666667">
                <text:p>17.0666666666667</text:p>
                <draw:g>
                  <svg:desc>'Vanilla Graphs'.B41:'Vanilla Graphs'.B45</svg:desc>
                </draw:g>
              </table:table-cell>
              <table:table-cell office:value-type="float" office:value="24.5">
                <text:p>24.5</text:p>
                <draw:g>
                  <svg:desc>'Vanilla Graphs'.B47:'Vanilla Graphs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5">
                <text:p>15.35</text:p>
              </table:table-cell>
              <table:table-cell office:value-type="float" office:value="18.9230769230769">
                <text:p>18.9230769230769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21.953488372093">
                <text:p>21.953488372093</text:p>
              </table:table-cell>
              <table:table-cell office:value-type="float" office:value="31.3684210526316">
                <text:p>31.3684210526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24.4864864864865">
                <text:p>24.4864864864865</text:p>
              </table:table-cell>
              <table:table-cell office:value-type="float" office:value="34.1666666666667">
                <text:p>34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74">
                <text:p>21.74</text:p>
              </table:table-cell>
              <table:table-cell office:value-type="float" office:value="27.832">
                <text:p>27.832</text:p>
              </table:table-cell>
              <table:table-cell office:value-type="float" office:value="38.1413043478261">
                <text:p>38.1413043478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41cm" svg:height="13.362cm" xlink:href=".." xlink:type="simple" chart:class="chart:line" chart:style-name="ch1">
        <chart:title svg:x="10.961cm" svg:y="0.003cm" chart:style-name="ch2">
          <text:p>Modded Thrusters</text:p>
        </chart:title>
        <chart:legend chart:legend-position="end" svg:x="22.986cm" svg:y="5.884cm" style:legend-expansion="high" chart:style-name="ch3"/>
        <chart:plot-area chart:style-name="ch4" table:cell-range-address="'Modded Graph'.B3:'Modded Graph'.B7 'Modded Graph'.B9:'Modded Graph'.B13 'Modded Graph'.B15:'Modded Graph'.B19" chart:data-source-has-labels="row" svg:x="3.144cm" svg:y="0.58cm" svg:width="18.092cm" svg:height="12.075cm">
          <chartooo:coordinate-region svg:x="4.427cm" svg:y="0.78cm" svg:width="16.715cm" svg:height="11.228cm"/>
          <chart:axis chart:dimension="x" chart:name="primary-x" chart:style-name="ch5"/>
          <chart:axis chart:dimension="y" chart:name="primary-y" chart:style-name="ch6">
            <chart:title svg:x="2.076cm" svg:y="9.135cm" chart:style-name="ch7">
              <text:p>Thrust per Unit of Engine Capacit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Modded Graph'.B3:'Modded Graph'.B7" loext:label-string="ion" chart:class="chart:line">
            <chart:data-point chart:repeated="5"/>
          </chart:series>
          <chart:series chart:style-name="ch11" chart:values-cell-range-address="'Modded Graph'.B9:'Modded Graph'.B13" loext:label-string="plasma" chart:class="chart:line">
            <chart:data-point chart:repeated="5"/>
          </chart:series>
          <chart:series chart:style-name="ch12" chart:values-cell-range-address="'Modded Graph'.B15:'Modded Graph'.B19" loext:label-string="atomi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'Modded Graph'.B3:'Modded Graph'.B7</svg:desc>
                </draw:g>
              </table:table-cell>
              <table:table-cell office:value-type="float" office:value="0.585">
                <text:p>0.585</text:p>
                <draw:g>
                  <svg:desc>'Modded Graph'.B9:'Modded Graph'.B13</svg:desc>
                </draw:g>
              </table:table-cell>
              <table:table-cell office:value-type="float" office:value="0.760454545454545">
                <text:p>0.760454545454545</text:p>
                <draw:g>
                  <svg:desc>'Modded Graph'.B15:'Modded Graph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185185185185">
                <text:p>0.495185185185185</text:p>
              </table:table-cell>
              <table:table-cell office:value-type="float" office:value="0.643529411764706">
                <text:p>0.643529411764706</text:p>
              </table:table-cell>
              <table:table-cell office:value-type="float" office:value="0.836470588235294">
                <text:p>0.836470588235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4565217391304">
                <text:p>0.534565217391304</text:p>
              </table:table-cell>
              <table:table-cell office:value-type="float" office:value="0.695">
                <text:p>0.695</text:p>
              </table:table-cell>
              <table:table-cell office:value-type="float" office:value="0.903396226415094">
                <text:p>0.903396226415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025316455696">
                <text:p>0.572025316455696</text:p>
              </table:table-cell>
              <table:table-cell office:value-type="float" office:value="0.743673469387755">
                <text:p>0.743673469387755</text:p>
              </table:table-cell>
              <table:table-cell office:value-type="float" office:value="0.966707317073171">
                <text:p>0.966707317073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9179104477612">
                <text:p>0.609179104477612</text:p>
              </table:table-cell>
              <table:table-cell office:value-type="float" office:value="0.791976047904192">
                <text:p>0.791976047904192</text:p>
              </table:table-cell>
              <table:table-cell office:value-type="float" office:value="1.02952755905512">
                <text:p>1.02952755905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32cm" svg:height="13.362cm" xlink:href=".." xlink:type="simple" chart:class="chart:line" chart:style-name="ch1">
        <chart:title svg:x="10.896cm" svg:y="0.061cm" chart:style-name="ch2">
          <text:p>Modded Steering</text:p>
        </chart:title>
        <chart:legend chart:legend-position="end" svg:x="22.977cm" svg:y="5.884cm" style:legend-expansion="high" chart:style-name="ch3"/>
        <chart:plot-area chart:style-name="ch4" table:cell-range-address="'Modded Graph'.B35:'Modded Graph'.B39 'Modded Graph'.B41:'Modded Graph'.B45 'Modded Graph'.B47:'Modded Graph'.B51" chart:data-source-has-labels="row" svg:x="1.334cm" svg:y="0.637cm" svg:width="21.134cm" svg:height="12.456cm">
          <chartooo:coordinate-region svg:x="2.802cm" svg:y="0.837cm" svg:width="19.572cm" svg:height="11.609cm"/>
          <chart:axis chart:dimension="x" chart:name="primary-x" chart:style-name="ch5"/>
          <chart:axis chart:dimension="y" chart:name="primary-y" chart:style-name="ch6">
            <chart:title svg:x="0.266cm" svg:y="7.253cm" chart:style-name="ch7">
              <text:p>Turn</text:p>
            </chart:title>
            <chart:grid chart:style-name="ch8" chart:class="major"/>
          </chart:axis>
          <chart:series chart:style-name="ch9" chart:values-cell-range-address="'Modded Graph'.B35:'Modded Graph'.B39" loext:label-string="ion" chart:class="chart:line">
            <chart:data-point chart:repeated="5"/>
          </chart:series>
          <chart:series chart:style-name="ch10" chart:values-cell-range-address="'Modded Graph'.B41:'Modded Graph'.B45" loext:label-string="plasma" chart:class="chart:line">
            <chart:data-point chart:repeated="5"/>
          </chart:series>
          <chart:series chart:style-name="ch11" chart:values-cell-range-address="'Modded Graph'.B47:'Modded Graph'.B51" loext:label-string="atomi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n</text:p>
              </table:table-cell>
              <table:table-cell office:value-type="string">
                <text:p>plasma</text:p>
              </table:table-cell>
              <table:table-cell office:value-type="string">
                <text:p>ato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odded Graph'.B35:'Modded Graph'.B39</svg:desc>
                </draw:g>
              </table:table-cell>
              <table:table-cell office:value-type="float" office:value="20.8">
                <text:p>20.8</text:p>
                <draw:g>
                  <svg:desc>'Modded Graph'.B41:'Modded Graph'.B45</svg:desc>
                </draw:g>
              </table:table-cell>
              <table:table-cell office:value-type="float" office:value="27.04">
                <text:p>27.04</text:p>
                <draw:g>
                  <svg:desc>'Modded Graph'.B47:'Modded Graph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">
                <text:p>18.4</text:p>
              </table:table-cell>
              <table:table-cell office:value-type="float" office:value="23.92">
                <text:p>23.92</text:p>
              </table:table-cell>
              <table:table-cell office:value-type="float" office:value="31.096">
                <text:p>31.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24">
                <text:p>20.424</text:p>
              </table:table-cell>
              <table:table-cell office:value-type="float" office:value="26.5511627906977">
                <text:p>26.5511627906977</text:p>
              </table:table-cell>
              <table:table-cell office:value-type="float" office:value="34.5165789473684">
                <text:p>34.516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2622033898305">
                <text:p>22.2622033898305</text:p>
              </table:table-cell>
              <table:table-cell office:value-type="float" office:value="28.9408108108108">
                <text:p>28.9408108108108</text:p>
              </table:table-cell>
              <table:table-cell office:value-type="float" office:value="37.623">
                <text:p>37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431">
                <text:p>24.0431</text:p>
              </table:table-cell>
              <table:table-cell office:value-type="float" office:value="31.25608">
                <text:p>31.25608</text:p>
              </table:table-cell>
              <table:table-cell office:value-type="float" office:value="40.6329347826087">
                <text:p>40.6329347826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